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2.4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866in" svg:height="6.5331in" svg:x="1.3606in" svg:y="0.0421in">
            <draw:object draw:notify-on-update-of-ranges="Sheet1.E1:Sheet1.E1 Sheet1.E2:Sheet1.E901 Sheet1.G1:Sheet1.G1 Sheet1.G2:Sheet1.G9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cpu_mhz</text:p>
          </table:table-cell>
          <table:table-cell office:value-type="string">
            <text:p>cpu_cache</text:p>
          </table:table-cell>
          <table:table-cell office:value-type="string">
            <text:p>Random Forest</text:p>
          </table:table-cell>
          <table:table-cell office:value-type="string">
            <text:p>size</text:p>
          </table:table-cell>
          <table:table-cell office:value-type="string">
            <text:p>c#time</text:p>
          </table:table-cell>
          <table:table-cell table:style-name="Default" office:value-type="string">
            <text:p>m#datetime</text:p>
          </table:table-cell>
          <table:table-cell office:value-type="string">
            <text:p>m#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83">
            <text:p>1.283</text:p>
          </table:table-cell>
          <table:table-cell office:value-type="float" office:value="352">
            <text:p>352</text:p>
          </table:table-cell>
          <table:table-cell office:value-type="float" office:value="1.01883">
            <text:p>1.01883</text:p>
          </table:table-cell>
          <table:table-cell office:value-type="string">
            <text:p>2013-03-03 00:12:04</text:p>
          </table:table-cell>
          <table:table-cell office:value-type="string">
            <text:p>b214f53e41a41ebdba39c5c592cf17b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6">
            <text:p>0.606</text:p>
          </table:table-cell>
          <table:table-cell office:value-type="float" office:value="570">
            <text:p>570</text:p>
          </table:table-cell>
          <table:table-cell table:style-name="ce1" office:value-type="string">
            <text:p>6.96778e-05</text:p>
          </table:table-cell>
          <table:table-cell office:value-type="string">
            <text:p>2013-03-02 22:46:12</text:p>
          </table:table-cell>
          <table:table-cell office:value-type="string">
            <text:p>b3058c6f8db678a33f36f6d1ef2b84c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7">
            <text:p>0.647</text:p>
          </table:table-cell>
          <table:table-cell office:value-type="float" office:value="705">
            <text:p>705</text:p>
          </table:table-cell>
          <table:table-cell office:value-type="float" office:value="0.146193">
            <text:p>0.146193</text:p>
          </table:table-cell>
          <table:table-cell office:value-type="string">
            <text:p>2013-03-03 12:23:05</text:p>
          </table:table-cell>
          <table:table-cell office:value-type="string">
            <text:p>b214f53e41a41ebdba39c5c5929b35f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">
            <text:p>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1">
            <text:p>0.601</text:p>
          </table:table-cell>
          <table:table-cell office:value-type="float" office:value="1088">
            <text:p>1088</text:p>
          </table:table-cell>
          <table:table-cell table:style-name="ce1" office:value-type="string">
            <text:p>5.86748e-05</text:p>
          </table:table-cell>
          <table:table-cell office:value-type="string">
            <text:p>2013-03-03 00:01:49</text:p>
          </table:table-cell>
          <table:table-cell office:value-type="string">
            <text:p>b3058c6f8db678a33f36f6d1ef1d28d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45">
            <text:p>1.245</text:p>
          </table:table-cell>
          <table:table-cell office:value-type="float" office:value="1236">
            <text:p>1236</text:p>
          </table:table-cell>
          <table:table-cell table:style-name="ce1" office:value-type="string">
            <text:p>-2.59876e-05</text:p>
          </table:table-cell>
          <table:table-cell office:value-type="string">
            <text:p>2013-03-03 03:53:29</text:p>
          </table:table-cell>
          <table:table-cell office:value-type="string">
            <text:p>b214f53e41a41ebdba39c5c592c5af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2">
            <text:p>64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1284">
            <text:p>1284</text:p>
          </table:table-cell>
          <table:table-cell office:value-type="float" office:value="1.04046">
            <text:p>1.04046</text:p>
          </table:table-cell>
          <table:table-cell office:value-type="string">
            <text:p>2013-03-03 03:23:27</text:p>
          </table:table-cell>
          <table:table-cell office:value-type="string">
            <text:p>b214f53e41a41ebdba39c5c592c6ca2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76">
            <text:p>0.576</text:p>
          </table:table-cell>
          <table:table-cell office:value-type="float" office:value="1295">
            <text:p>1295</text:p>
          </table:table-cell>
          <table:table-cell office:value-type="float" office:value="0.000101974">
            <text:p>0.000101974</text:p>
          </table:table-cell>
          <table:table-cell office:value-type="string">
            <text:p>2013-03-02 23:44:31</text:p>
          </table:table-cell>
          <table:table-cell office:value-type="string">
            <text:p>b214f53e41a41ebdba39c5c592a7f2f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">
            <text:p>1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5">
            <text:p>1.25</text:p>
          </table:table-cell>
          <table:table-cell office:value-type="float" office:value="1976">
            <text:p>1976</text:p>
          </table:table-cell>
          <table:table-cell office:value-type="float" office:value="-0.0038692">
            <text:p>-0.0038692</text:p>
          </table:table-cell>
          <table:table-cell office:value-type="string">
            <text:p>2013-03-03 05:25:11</text:p>
          </table:table-cell>
          <table:table-cell office:value-type="string">
            <text:p>b214f53e41a41ebdba39c5c592c1ec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7">
            <text:p>1.247</text:p>
          </table:table-cell>
          <table:table-cell office:value-type="float" office:value="2365">
            <text:p>2365</text:p>
          </table:table-cell>
          <table:table-cell office:value-type="float" office:value="0.149141">
            <text:p>0.149141</text:p>
          </table:table-cell>
          <table:table-cell office:value-type="string">
            <text:p>2013-03-02 21:57:56</text:p>
          </table:table-cell>
          <table:table-cell office:value-type="string">
            <text:p>b214f53e41a41ebdba39c5c592b25c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7">
            <text:p>0.647</text:p>
          </table:table-cell>
          <table:table-cell office:value-type="float" office:value="2486">
            <text:p>2486</text:p>
          </table:table-cell>
          <table:table-cell office:value-type="float" office:value="0.149123">
            <text:p>0.149123</text:p>
          </table:table-cell>
          <table:table-cell office:value-type="string">
            <text:p>2013-03-03 11:36:35</text:p>
          </table:table-cell>
          <table:table-cell office:value-type="string">
            <text:p>b214f53e41a41ebdba39c5c5929dbe3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99">
            <text:p>0.699</text:p>
          </table:table-cell>
          <table:table-cell office:value-type="float" office:value="2583">
            <text:p>2583</text:p>
          </table:table-cell>
          <table:table-cell office:value-type="float" office:value="0.151525">
            <text:p>0.151525</text:p>
          </table:table-cell>
          <table:table-cell office:value-type="string">
            <text:p>2013-03-03 00:20:24</text:p>
          </table:table-cell>
          <table:table-cell office:value-type="string">
            <text:p>b214f53e41a41ebdba39c5c592a466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3">
            <text:p>67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2">
            <text:p>0.682</text:p>
          </table:table-cell>
          <table:table-cell office:value-type="float" office:value="2692">
            <text:p>2692</text:p>
          </table:table-cell>
          <table:table-cell office:value-type="float" office:value="0.159908">
            <text:p>0.159908</text:p>
          </table:table-cell>
          <table:table-cell office:value-type="string">
            <text:p>2013-03-02 22:17:03</text:p>
          </table:table-cell>
          <table:table-cell office:value-type="string">
            <text:p>b3058c6f8db678a33f36f6d1ef3131e1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3">
            <text:p>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">
            <text:p>0.72</text:p>
          </table:table-cell>
          <table:table-cell office:value-type="float" office:value="2973">
            <text:p>2973</text:p>
          </table:table-cell>
          <table:table-cell table:style-name="ce1" office:value-type="string">
            <text:p>7.37095e-05</text:p>
          </table:table-cell>
          <table:table-cell office:value-type="string">
            <text:p>2013-03-02 23:13:15</text:p>
          </table:table-cell>
          <table:table-cell office:value-type="string">
            <text:p>b214f53e41a41ebdba39c5c592aabb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4">
            <text:p>52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3144">
            <text:p>3144</text:p>
          </table:table-cell>
          <table:table-cell office:value-type="float" office:value="1.11011">
            <text:p>1.11011</text:p>
          </table:table-cell>
          <table:table-cell office:value-type="string">
            <text:p>2013-03-03 07:33:28</text:p>
          </table:table-cell>
          <table:table-cell office:value-type="string">
            <text:p>b214f53e41a41ebdba39c5c592bb411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2">
            <text:p>2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72">
            <text:p>0.572</text:p>
          </table:table-cell>
          <table:table-cell office:value-type="float" office:value="3454">
            <text:p>3454</text:p>
          </table:table-cell>
          <table:table-cell office:value-type="float" office:value="-0.00035697">
            <text:p>-0.00035697</text:p>
          </table:table-cell>
          <table:table-cell office:value-type="string">
            <text:p>2013-03-02 21:46:11</text:p>
          </table:table-cell>
          <table:table-cell office:value-type="string">
            <text:p>b214f53e41a41ebdba39c5c592b3d1cb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01">
            <text:p>1.301</text:p>
          </table:table-cell>
          <table:table-cell office:value-type="float" office:value="3465">
            <text:p>3465</text:p>
          </table:table-cell>
          <table:table-cell office:value-type="float" office:value="-0.000747395">
            <text:p>-0.000747395</text:p>
          </table:table-cell>
          <table:table-cell office:value-type="string">
            <text:p>2013-03-03 04:11:52</text:p>
          </table:table-cell>
          <table:table-cell office:value-type="string">
            <text:p>b214f53e41a41ebdba39c5c592c4db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3640">
            <text:p>3640</text:p>
          </table:table-cell>
          <table:table-cell office:value-type="float" office:value="1.13462">
            <text:p>1.13462</text:p>
          </table:table-cell>
          <table:table-cell office:value-type="string">
            <text:p>2013-03-03 04:35:09</text:p>
          </table:table-cell>
          <table:table-cell office:value-type="string">
            <text:p>b214f53e41a41ebdba39c5c592c3e4a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2">
            <text:p>0.602</text:p>
          </table:table-cell>
          <table:table-cell office:value-type="float" office:value="3740">
            <text:p>3740</text:p>
          </table:table-cell>
          <table:table-cell office:value-type="float" office:value="0.000872824">
            <text:p>0.000872824</text:p>
          </table:table-cell>
          <table:table-cell office:value-type="string">
            <text:p>2013-03-02 22:08:36</text:p>
          </table:table-cell>
          <table:table-cell office:value-type="string">
            <text:p>b3058c6f8db678a33f36f6d1ef32a61c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4">
            <text:p>1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1">
            <text:p>0.601</text:p>
          </table:table-cell>
          <table:table-cell office:value-type="float" office:value="3808">
            <text:p>3808</text:p>
          </table:table-cell>
          <table:table-cell office:value-type="float" office:value="0.000418997">
            <text:p>0.000418997</text:p>
          </table:table-cell>
          <table:table-cell office:value-type="string">
            <text:p>2013-03-02 22:15:11</text:p>
          </table:table-cell>
          <table:table-cell office:value-type="string">
            <text:p>b3058c6f8db678a33f36f6d1ef3186f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2">
            <text:p>0.602</text:p>
          </table:table-cell>
          <table:table-cell office:value-type="float" office:value="3864">
            <text:p>3864</text:p>
          </table:table-cell>
          <table:table-cell office:value-type="float" office:value="0.000967312">
            <text:p>0.000967312</text:p>
          </table:table-cell>
          <table:table-cell office:value-type="string">
            <text:p>2013-03-02 22:21:38</text:p>
          </table:table-cell>
          <table:table-cell office:value-type="string">
            <text:p>b3058c6f8db678a33f36f6d1ef30772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7">
            <text:p>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51">
            <text:p>0.751</text:p>
          </table:table-cell>
          <table:table-cell office:value-type="float" office:value="4165">
            <text:p>4165</text:p>
          </table:table-cell>
          <table:table-cell office:value-type="float" office:value="0.000251899">
            <text:p>0.000251899</text:p>
          </table:table-cell>
          <table:table-cell office:value-type="string">
            <text:p>2013-03-03 00:22:32</text:p>
          </table:table-cell>
          <table:table-cell office:value-type="string">
            <text:p>b214f53e41a41ebdba39c5c592a4301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8">
            <text:p>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6">
            <text:p>0.756</text:p>
          </table:table-cell>
          <table:table-cell office:value-type="float" office:value="4208">
            <text:p>4208</text:p>
          </table:table-cell>
          <table:table-cell office:value-type="float" office:value="0.000751495">
            <text:p>0.000751495</text:p>
          </table:table-cell>
          <table:table-cell office:value-type="string">
            <text:p>2013-03-02 21:54:24</text:p>
          </table:table-cell>
          <table:table-cell office:value-type="string">
            <text:p>b3058c6f8db678a33f36f6d1ef35817f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">
            <text:p>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72">
            <text:p>0.572</text:p>
          </table:table-cell>
          <table:table-cell office:value-type="float" office:value="4260">
            <text:p>4260</text:p>
          </table:table-cell>
          <table:table-cell office:value-type="float" office:value="0.000215176">
            <text:p>0.000215176</text:p>
          </table:table-cell>
          <table:table-cell office:value-type="string">
            <text:p>2013-03-03 11:01:14</text:p>
          </table:table-cell>
          <table:table-cell office:value-type="string">
            <text:p>b214f53e41a41ebdba39c5c5929f368c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5">
            <text:p>79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3">
            <text:p>0.683</text:p>
          </table:table-cell>
          <table:table-cell office:value-type="float" office:value="4770">
            <text:p>4770</text:p>
          </table:table-cell>
          <table:table-cell office:value-type="float" office:value="0.169692">
            <text:p>0.169692</text:p>
          </table:table-cell>
          <table:table-cell office:value-type="string">
            <text:p>2013-03-02 23:41:01</text:p>
          </table:table-cell>
          <table:table-cell office:value-type="string">
            <text:p>b3058c6f8db678a33f36f6d1ef216d1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1">
            <text:p>27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36">
            <text:p>1.436</text:p>
          </table:table-cell>
          <table:table-cell office:value-type="float" office:value="4878">
            <text:p>4878</text:p>
          </table:table-cell>
          <table:table-cell office:value-type="float" office:value="0.102435">
            <text:p>0.102435</text:p>
          </table:table-cell>
          <table:table-cell office:value-type="string">
            <text:p>2013-03-03 05:13:29</text:p>
          </table:table-cell>
          <table:table-cell office:value-type="string">
            <text:p>b214f53e41a41ebdba39c5c592c26762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5">
            <text:p>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88">
            <text:p>0.788</text:p>
          </table:table-cell>
          <table:table-cell office:value-type="float" office:value="4905">
            <text:p>4905</text:p>
          </table:table-cell>
          <table:table-cell office:value-type="float" office:value="0.000766397">
            <text:p>0.000766397</text:p>
          </table:table-cell>
          <table:table-cell office:value-type="string">
            <text:p>2013-03-02 23:26:54</text:p>
          </table:table-cell>
          <table:table-cell office:value-type="string">
            <text:p>b3058c6f8db678a33f36f6d1ef2412df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5">
            <text:p>3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1">
            <text:p>0.601</text:p>
          </table:table-cell>
          <table:table-cell office:value-type="float" office:value="5355">
            <text:p>5355</text:p>
          </table:table-cell>
          <table:table-cell office:value-type="float" office:value="0.00132201">
            <text:p>0.00132201</text:p>
          </table:table-cell>
          <table:table-cell office:value-type="string">
            <text:p>2013-03-02 21:53:03</text:p>
          </table:table-cell>
          <table:table-cell office:value-type="string">
            <text:p>b3058c6f8db678a33f36f6d1ef35b16c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1">
            <text:p>1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51">
            <text:p>0.751</text:p>
          </table:table-cell>
          <table:table-cell office:value-type="float" office:value="5533">
            <text:p>5533</text:p>
          </table:table-cell>
          <table:table-cell table:style-name="ce1" office:value-type="string">
            <text:p>3.53358e-05</text:p>
          </table:table-cell>
          <table:table-cell office:value-type="string">
            <text:p>2013-03-02 23:32:56</text:p>
          </table:table-cell>
          <table:table-cell office:value-type="string">
            <text:p>b214f53e41a41ebdba39c5c592a8658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7">
            <text:p>35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8">
            <text:p>0.708</text:p>
          </table:table-cell>
          <table:table-cell office:value-type="float" office:value="5712">
            <text:p>5712</text:p>
          </table:table-cell>
          <table:table-cell office:value-type="float" office:value="0.149735">
            <text:p>0.149735</text:p>
          </table:table-cell>
          <table:table-cell office:value-type="string">
            <text:p>2013-03-02 22:39:49</text:p>
          </table:table-cell>
          <table:table-cell office:value-type="string">
            <text:p>b214f53e41a41ebdba39c5c592ae2bc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7">
            <text:p>0.647</text:p>
          </table:table-cell>
          <table:table-cell office:value-type="float" office:value="6144">
            <text:p>6144</text:p>
          </table:table-cell>
          <table:table-cell office:value-type="float" office:value="0.148287">
            <text:p>0.148287</text:p>
          </table:table-cell>
          <table:table-cell office:value-type="string">
            <text:p>2013-03-02 22:31:53</text:p>
          </table:table-cell>
          <table:table-cell office:value-type="string">
            <text:p>b214f53e41a41ebdba39c5c592aea14f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1">
            <text:p>1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6193">
            <text:p>6193</text:p>
          </table:table-cell>
          <table:table-cell office:value-type="float" office:value="0.00181212">
            <text:p>0.00181212</text:p>
          </table:table-cell>
          <table:table-cell office:value-type="string">
            <text:p>2013-03-02 21:24:56</text:p>
          </table:table-cell>
          <table:table-cell office:value-type="string">
            <text:p>b214f53e41a41ebdba39c5c592d6b0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6">
            <text:p>0.646</text:p>
          </table:table-cell>
          <table:table-cell office:value-type="float" office:value="6240">
            <text:p>6240</text:p>
          </table:table-cell>
          <table:table-cell office:value-type="float" office:value="0.14704">
            <text:p>0.14704</text:p>
          </table:table-cell>
          <table:table-cell office:value-type="string">
            <text:p>2013-03-02 22:27:54</text:p>
          </table:table-cell>
          <table:table-cell office:value-type="string">
            <text:p>b3058c6f8db678a33f36f6d1ef2f515d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1">
            <text:p>0.61</text:p>
          </table:table-cell>
          <table:table-cell office:value-type="float" office:value="6392">
            <text:p>6392</text:p>
          </table:table-cell>
          <table:table-cell office:value-type="float" office:value="0.146397">
            <text:p>0.146397</text:p>
          </table:table-cell>
          <table:table-cell office:value-type="string">
            <text:p>2013-03-02 23:47:04</text:p>
          </table:table-cell>
          <table:table-cell office:value-type="string">
            <text:p>b214f53e41a41ebdba39c5c592a7cb3f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9">
            <text:p>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38">
            <text:p>1.338</text:p>
          </table:table-cell>
          <table:table-cell office:value-type="float" office:value="7272">
            <text:p>7272</text:p>
          </table:table-cell>
          <table:table-cell office:value-type="float" office:value="0.0231931">
            <text:p>0.0231931</text:p>
          </table:table-cell>
          <table:table-cell office:value-type="string">
            <text:p>2013-03-03 05:00:04</text:p>
          </table:table-cell>
          <table:table-cell office:value-type="string">
            <text:p>b214f53e41a41ebdba39c5c592c2c08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7">
            <text:p>18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2">
            <text:p>0.652</text:p>
          </table:table-cell>
          <table:table-cell office:value-type="float" office:value="7667">
            <text:p>7667</text:p>
          </table:table-cell>
          <table:table-cell office:value-type="float" office:value="0.145618">
            <text:p>0.145618</text:p>
          </table:table-cell>
          <table:table-cell office:value-type="string">
            <text:p>2013-03-02 22:36:50</text:p>
          </table:table-cell>
          <table:table-cell office:value-type="string">
            <text:p>b3058c6f8db678a33f36f6d1ef2d84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16">
            <text:p>0.616</text:p>
          </table:table-cell>
          <table:table-cell office:value-type="float" office:value="7802">
            <text:p>7802</text:p>
          </table:table-cell>
          <table:table-cell office:value-type="float" office:value="0.00208428">
            <text:p>0.00208428</text:p>
          </table:table-cell>
          <table:table-cell office:value-type="string">
            <text:p>2013-03-02 21:55:35</text:p>
          </table:table-cell>
          <table:table-cell office:value-type="string">
            <text:p>b214f53e41a41ebdba39c5c592b2dcb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6">
            <text:p>3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1">
            <text:p>0.601</text:p>
          </table:table-cell>
          <table:table-cell office:value-type="float" office:value="8064">
            <text:p>8064</text:p>
          </table:table-cell>
          <table:table-cell office:value-type="float" office:value="0.0016763">
            <text:p>0.0016763</text:p>
          </table:table-cell>
          <table:table-cell office:value-type="string">
            <text:p>2013-03-02 23:01:57</text:p>
          </table:table-cell>
          <table:table-cell office:value-type="string">
            <text:p>b3058c6f8db678a33f36f6d1ef289a0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5">
            <text:p>33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8">
            <text:p>0.708</text:p>
          </table:table-cell>
          <table:table-cell office:value-type="float" office:value="8375">
            <text:p>8375</text:p>
          </table:table-cell>
          <table:table-cell office:value-type="float" office:value="0.148481">
            <text:p>0.148481</text:p>
          </table:table-cell>
          <table:table-cell office:value-type="string">
            <text:p>2013-03-03 12:04:07</text:p>
          </table:table-cell>
          <table:table-cell office:value-type="string">
            <text:p>b214f53e41a41ebdba39c5c5929c8b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7">
            <text:p>2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71">
            <text:p>0.571</text:p>
          </table:table-cell>
          <table:table-cell office:value-type="float" office:value="8424">
            <text:p>8424</text:p>
          </table:table-cell>
          <table:table-cell office:value-type="float" office:value="0.000238214">
            <text:p>0.000238214</text:p>
          </table:table-cell>
          <table:table-cell office:value-type="string">
            <text:p>2013-03-02 23:38:54</text:p>
          </table:table-cell>
          <table:table-cell office:value-type="string">
            <text:p>b214f53e41a41ebdba39c5c592a824ee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1">
            <text:p>1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07">
            <text:p>0.707</text:p>
          </table:table-cell>
          <table:table-cell office:value-type="float" office:value="8503">
            <text:p>8503</text:p>
          </table:table-cell>
          <table:table-cell office:value-type="float" office:value="0.000630903">
            <text:p>0.000630903</text:p>
          </table:table-cell>
          <table:table-cell office:value-type="string">
            <text:p>2013-03-03 00:18:19</text:p>
          </table:table-cell>
          <table:table-cell office:value-type="string">
            <text:p>b3058c6f8db678a33f36f6d1ef19dd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6">
            <text:p>60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9090">
            <text:p>9090</text:p>
          </table:table-cell>
          <table:table-cell office:value-type="float" office:value="0.111814">
            <text:p>0.111814</text:p>
          </table:table-cell>
          <table:table-cell office:value-type="string">
            <text:p>2013-03-03 00:43:39</text:p>
          </table:table-cell>
          <table:table-cell office:value-type="string">
            <text:p>b214f53e41a41ebdba39c5c592cdb1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6">
            <text:p>83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9196">
            <text:p>9196</text:p>
          </table:table-cell>
          <table:table-cell office:value-type="float" office:value="0.16101">
            <text:p>0.16101</text:p>
          </table:table-cell>
          <table:table-cell office:value-type="string">
            <text:p>2013-03-03 00:13:16</text:p>
          </table:table-cell>
          <table:table-cell office:value-type="string">
            <text:p>b214f53e41a41ebdba39c5c592a50aed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5">
            <text:p>1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21">
            <text:p>1.621</text:p>
          </table:table-cell>
          <table:table-cell office:value-type="float" office:value="9435">
            <text:p>9435</text:p>
          </table:table-cell>
          <table:table-cell office:value-type="float" office:value="0.00276992">
            <text:p>0.00276992</text:p>
          </table:table-cell>
          <table:table-cell office:value-type="string">
            <text:p>2013-03-03 05:00:18</text:p>
          </table:table-cell>
          <table:table-cell office:value-type="string">
            <text:p>b214f53e41a41ebdba39c5c592c2bb48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4">
            <text:p>2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71">
            <text:p>0.571</text:p>
          </table:table-cell>
          <table:table-cell office:value-type="float" office:value="9648">
            <text:p>9648</text:p>
          </table:table-cell>
          <table:table-cell office:value-type="float" office:value="0.00106387">
            <text:p>0.00106387</text:p>
          </table:table-cell>
          <table:table-cell office:value-type="string">
            <text:p>2013-03-03 00:32:27</text:p>
          </table:table-cell>
          <table:table-cell office:value-type="string">
            <text:p>b214f53e41a41ebdba39c5c592a32cf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5">
            <text:p>1.25</text:p>
          </table:table-cell>
          <table:table-cell office:value-type="float" office:value="9720">
            <text:p>9720</text:p>
          </table:table-cell>
          <table:table-cell office:value-type="float" office:value="-0.000455692">
            <text:p>-0.000455692</text:p>
          </table:table-cell>
          <table:table-cell office:value-type="string">
            <text:p>2013-03-03 05:24:57</text:p>
          </table:table-cell>
          <table:table-cell office:value-type="string">
            <text:p>b214f53e41a41ebdba39c5c592c1fab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5">
            <text:p>66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">
            <text:p>0.68</text:p>
          </table:table-cell>
          <table:table-cell office:value-type="float" office:value="9975">
            <text:p>9975</text:p>
          </table:table-cell>
          <table:table-cell office:value-type="float" office:value="0.162126">
            <text:p>0.162126</text:p>
          </table:table-cell>
          <table:table-cell office:value-type="string">
            <text:p>2013-03-02 23:42:41</text:p>
          </table:table-cell>
          <table:table-cell office:value-type="string">
            <text:p>b3058c6f8db678a33f36f6d1ef21108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7">
            <text:p>18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2">
            <text:p>0.652</text:p>
          </table:table-cell>
          <table:table-cell office:value-type="float" office:value="10285">
            <text:p>10285</text:p>
          </table:table-cell>
          <table:table-cell office:value-type="float" office:value="0.147509">
            <text:p>0.147509</text:p>
          </table:table-cell>
          <table:table-cell office:value-type="string">
            <text:p>2013-03-02 21:59:05</text:p>
          </table:table-cell>
          <table:table-cell office:value-type="string">
            <text:p>b3058c6f8db678a33f36f6d1ef3458e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01">
            <text:p>1.301</text:p>
          </table:table-cell>
          <table:table-cell office:value-type="float" office:value="10379">
            <text:p>10379</text:p>
          </table:table-cell>
          <table:table-cell office:value-type="float" office:value="0.000765851">
            <text:p>0.000765851</text:p>
          </table:table-cell>
          <table:table-cell office:value-type="string">
            <text:p>2013-03-02 22:20:26</text:p>
          </table:table-cell>
          <table:table-cell office:value-type="string">
            <text:p>b214f53e41a41ebdba39c5c592d47e5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02">
            <text:p>0.602</text:p>
          </table:table-cell>
          <table:table-cell office:value-type="float" office:value="10535">
            <text:p>10535</text:p>
          </table:table-cell>
          <table:table-cell office:value-type="float" office:value="0.0020952">
            <text:p>0.0020952</text:p>
          </table:table-cell>
          <table:table-cell office:value-type="string">
            <text:p>2013-03-02 22:13:44</text:p>
          </table:table-cell>
          <table:table-cell office:value-type="string">
            <text:p>b3058c6f8db678a33f36f6d1ef31c95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5">
            <text:p>19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7">
            <text:p>0.647</text:p>
          </table:table-cell>
          <table:table-cell office:value-type="float" office:value="10725">
            <text:p>10725</text:p>
          </table:table-cell>
          <table:table-cell office:value-type="float" office:value="0.149189">
            <text:p>0.149189</text:p>
          </table:table-cell>
          <table:table-cell office:value-type="string">
            <text:p>2013-03-02 23:21:08</text:p>
          </table:table-cell>
          <table:table-cell office:value-type="string">
            <text:p>b214f53e41a41ebdba39c5c592a9d43a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0">
            <text:p>9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32">
            <text:p>0.632</text:p>
          </table:table-cell>
          <table:table-cell office:value-type="float" office:value="10980">
            <text:p>10980</text:p>
          </table:table-cell>
          <table:table-cell office:value-type="float" office:value="0.00283746">
            <text:p>0.00283746</text:p>
          </table:table-cell>
          <table:table-cell office:value-type="string">
            <text:p>2013-03-02 22:56:04</text:p>
          </table:table-cell>
          <table:table-cell office:value-type="string">
            <text:p>b3058c6f8db678a33f36f6d1ef29f29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9">
            <text:p>4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93">
            <text:p>0.593</text:p>
          </table:table-cell>
          <table:table-cell office:value-type="float" office:value="11074">
            <text:p>11074</text:p>
          </table:table-cell>
          <table:table-cell office:value-type="float" office:value="0.000966336">
            <text:p>0.000966336</text:p>
          </table:table-cell>
          <table:table-cell office:value-type="string">
            <text:p>2013-03-02 21:23:01</text:p>
          </table:table-cell>
          <table:table-cell office:value-type="string">
            <text:p>b214f53e41a41ebdba39c5c592b73e9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78">
            <text:p>47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7">
            <text:p>1.247</text:p>
          </table:table-cell>
          <table:table-cell office:value-type="float" office:value="11472">
            <text:p>11472</text:p>
          </table:table-cell>
          <table:table-cell office:value-type="float" office:value="0.148564">
            <text:p>0.148564</text:p>
          </table:table-cell>
          <table:table-cell office:value-type="string">
            <text:p>2013-03-02 23:07:09</text:p>
          </table:table-cell>
          <table:table-cell office:value-type="string">
            <text:p>b214f53e41a41ebdba39c5c592ab581a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16">
            <text:p>0.616</text:p>
          </table:table-cell>
          <table:table-cell office:value-type="float" office:value="11476">
            <text:p>11476</text:p>
          </table:table-cell>
          <table:table-cell office:value-type="float" office:value="0.00258516">
            <text:p>0.00258516</text:p>
          </table:table-cell>
          <table:table-cell office:value-type="string">
            <text:p>2013-03-03 10:55:44</text:p>
          </table:table-cell>
          <table:table-cell office:value-type="string">
            <text:p>b214f53e41a41ebdba39c5c5929f94c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2">
            <text:p>54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11924">
            <text:p>11924</text:p>
          </table:table-cell>
          <table:table-cell office:value-type="float" office:value="0.1497">
            <text:p>0.1497</text:p>
          </table:table-cell>
          <table:table-cell office:value-type="string">
            <text:p>2013-03-03 00:33:47</text:p>
          </table:table-cell>
          <table:table-cell office:value-type="string">
            <text:p>b214f53e41a41ebdba39c5c592a3252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5">
            <text:p>1.25</text:p>
          </table:table-cell>
          <table:table-cell office:value-type="float" office:value="12760">
            <text:p>12760</text:p>
          </table:table-cell>
          <table:table-cell office:value-type="float" office:value="0.0043637">
            <text:p>0.0043637</text:p>
          </table:table-cell>
          <table:table-cell office:value-type="string">
            <text:p>2013-03-02 23:29:00</text:p>
          </table:table-cell>
          <table:table-cell office:value-type="string">
            <text:p>b214f53e41a41ebdba39c5c592d115fb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7">
            <text:p>1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18">
            <text:p>1.418</text:p>
          </table:table-cell>
          <table:table-cell office:value-type="float" office:value="12920">
            <text:p>12920</text:p>
          </table:table-cell>
          <table:table-cell office:value-type="float" office:value="0.0224981">
            <text:p>0.0224981</text:p>
          </table:table-cell>
          <table:table-cell office:value-type="string">
            <text:p>2013-03-03 03:17:29</text:p>
          </table:table-cell>
          <table:table-cell office:value-type="string">
            <text:p>b214f53e41a41ebdba39c5c592c75a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1">
            <text:p>100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8">
            <text:p>0.688</text:p>
          </table:table-cell>
          <table:table-cell office:value-type="float" office:value="13013">
            <text:p>13013</text:p>
          </table:table-cell>
          <table:table-cell office:value-type="float" office:value="0.184914">
            <text:p>0.184914</text:p>
          </table:table-cell>
          <table:table-cell office:value-type="string">
            <text:p>2013-03-02 22:57:36</text:p>
          </table:table-cell>
          <table:table-cell office:value-type="string">
            <text:p>b3058c6f8db678a33f36f6d1ef29955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7">
            <text:p>1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18">
            <text:p>1.418</text:p>
          </table:table-cell>
          <table:table-cell office:value-type="float" office:value="13464">
            <text:p>13464</text:p>
          </table:table-cell>
          <table:table-cell office:value-type="float" office:value="0.0112972">
            <text:p>0.0112972</text:p>
          </table:table-cell>
          <table:table-cell office:value-type="string">
            <text:p>2013-03-03 07:17:39</text:p>
          </table:table-cell>
          <table:table-cell office:value-type="string">
            <text:p>b214f53e41a41ebdba39c5c592bc764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8">
            <text:p>91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9">
            <text:p>0.779</text:p>
          </table:table-cell>
          <table:table-cell office:value-type="float" office:value="13770">
            <text:p>13770</text:p>
          </table:table-cell>
          <table:table-cell office:value-type="float" office:value="0.159864">
            <text:p>0.159864</text:p>
          </table:table-cell>
          <table:table-cell office:value-type="string">
            <text:p>2013-03-02 21:51:56</text:p>
          </table:table-cell>
          <table:table-cell office:value-type="string">
            <text:p>b214f53e41a41ebdba39c5c592b31d3a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9">
            <text:p>7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5">
            <text:p>1.25</text:p>
          </table:table-cell>
          <table:table-cell office:value-type="float" office:value="14457">
            <text:p>14457</text:p>
          </table:table-cell>
          <table:table-cell office:value-type="float" office:value="0.0146795">
            <text:p>0.0146795</text:p>
          </table:table-cell>
          <table:table-cell office:value-type="string">
            <text:p>2013-03-03 06:12:54</text:p>
          </table:table-cell>
          <table:table-cell office:value-type="string">
            <text:p>b214f53e41a41ebdba39c5c592bfbac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65">
            <text:p>66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14630">
            <text:p>14630</text:p>
          </table:table-cell>
          <table:table-cell office:value-type="float" office:value="1.14627">
            <text:p>1.14627</text:p>
          </table:table-cell>
          <table:table-cell office:value-type="string">
            <text:p>2013-03-03 07:26:12</text:p>
          </table:table-cell>
          <table:table-cell office:value-type="string">
            <text:p>b214f53e41a41ebdba39c5c592bbcb7f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25">
            <text:p>32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4">
            <text:p>1.644</text:p>
          </table:table-cell>
          <table:table-cell office:value-type="float" office:value="14950">
            <text:p>14950</text:p>
          </table:table-cell>
          <table:table-cell office:value-type="float" office:value="-0.0325596">
            <text:p>-0.0325596</text:p>
          </table:table-cell>
          <table:table-cell office:value-type="string">
            <text:p>2013-03-02 21:22:16</text:p>
          </table:table-cell>
          <table:table-cell office:value-type="string">
            <text:p>b214f53e41a41ebdba39c5c592d70a0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6">
            <text:p>2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51">
            <text:p>0.751</text:p>
          </table:table-cell>
          <table:table-cell office:value-type="float" office:value="15600">
            <text:p>15600</text:p>
          </table:table-cell>
          <table:table-cell office:value-type="float" office:value="0.00165206">
            <text:p>0.00165206</text:p>
          </table:table-cell>
          <table:table-cell office:value-type="string">
            <text:p>2013-03-03 00:32:22</text:p>
          </table:table-cell>
          <table:table-cell office:value-type="string">
            <text:p>b214f53e41a41ebdba39c5c592a334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22">
            <text:p>6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16794">
            <text:p>16794</text:p>
          </table:table-cell>
          <table:table-cell office:value-type="float" office:value="1.22692">
            <text:p>1.22692</text:p>
          </table:table-cell>
          <table:table-cell office:value-type="string">
            <text:p>2013-03-03 00:05:05</text:p>
          </table:table-cell>
          <table:table-cell office:value-type="string">
            <text:p>b214f53e41a41ebdba39c5c592cf7c6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5">
            <text:p>5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">
            <text:p>1.3</text:p>
          </table:table-cell>
          <table:table-cell office:value-type="float" office:value="16830">
            <text:p>16830</text:p>
          </table:table-cell>
          <table:table-cell office:value-type="float" office:value="0.0462418">
            <text:p>0.0462418</text:p>
          </table:table-cell>
          <table:table-cell office:value-type="string">
            <text:p>2013-03-03 00:13:48</text:p>
          </table:table-cell>
          <table:table-cell office:value-type="string">
            <text:p>b214f53e41a41ebdba39c5c592cef16b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68">
            <text:p>26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36">
            <text:p>1.436</text:p>
          </table:table-cell>
          <table:table-cell office:value-type="float" office:value="16884">
            <text:p>16884</text:p>
          </table:table-cell>
          <table:table-cell office:value-type="float" office:value="1.13749">
            <text:p>1.13749</text:p>
          </table:table-cell>
          <table:table-cell office:value-type="string">
            <text:p>2013-03-02 22:21:00</text:p>
          </table:table-cell>
          <table:table-cell office:value-type="string">
            <text:p>b214f53e41a41ebdba39c5c592d45aaf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42">
            <text:p>14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24">
            <text:p>0.624</text:p>
          </table:table-cell>
          <table:table-cell office:value-type="float" office:value="16898">
            <text:p>16898</text:p>
          </table:table-cell>
          <table:table-cell office:value-type="float" office:value="0.147486">
            <text:p>0.147486</text:p>
          </table:table-cell>
          <table:table-cell office:value-type="string">
            <text:p>2013-03-02 22:42:10</text:p>
          </table:table-cell>
          <table:table-cell office:value-type="string">
            <text:p>b214f53e41a41ebdba39c5c592ae064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04">
            <text:p>1.404</text:p>
          </table:table-cell>
          <table:table-cell office:value-type="float" office:value="17100">
            <text:p>17100</text:p>
          </table:table-cell>
          <table:table-cell office:value-type="float" office:value="1.07934">
            <text:p>1.07934</text:p>
          </table:table-cell>
          <table:table-cell office:value-type="string">
            <text:p>2013-03-03 00:02:08</text:p>
          </table:table-cell>
          <table:table-cell office:value-type="string">
            <text:p>b214f53e41a41ebdba39c5c592cfafa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0">
            <text:p>27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7">
            <text:p>0.667</text:p>
          </table:table-cell>
          <table:table-cell office:value-type="float" office:value="17280">
            <text:p>17280</text:p>
          </table:table-cell>
          <table:table-cell office:value-type="float" office:value="-0.0137296">
            <text:p>-0.0137296</text:p>
          </table:table-cell>
          <table:table-cell office:value-type="string">
            <text:p>2013-03-03 12:11:04</text:p>
          </table:table-cell>
          <table:table-cell office:value-type="string">
            <text:p>b214f53e41a41ebdba39c5c5929bd44b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8">
            <text:p>10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21">
            <text:p>0.621</text:p>
          </table:table-cell>
          <table:table-cell office:value-type="float" office:value="18144">
            <text:p>18144</text:p>
          </table:table-cell>
          <table:table-cell office:value-type="float" office:value="0.0120324">
            <text:p>0.0120324</text:p>
          </table:table-cell>
          <table:table-cell office:value-type="string">
            <text:p>2013-03-02 23:39:31</text:p>
          </table:table-cell>
          <table:table-cell office:value-type="string">
            <text:p>b3058c6f8db678a33f36f6d1ef21ba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7">
            <text:p>16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6">
            <text:p>0.646</text:p>
          </table:table-cell>
          <table:table-cell office:value-type="float" office:value="18537">
            <text:p>18537</text:p>
          </table:table-cell>
          <table:table-cell office:value-type="float" office:value="0.147255">
            <text:p>0.147255</text:p>
          </table:table-cell>
          <table:table-cell office:value-type="string">
            <text:p>2013-03-02 22:38:33</text:p>
          </table:table-cell>
          <table:table-cell office:value-type="string">
            <text:p>b3058c6f8db678a33f36f6d1ef2d2f0b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1">
            <text:p>27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1">
            <text:p>0.681</text:p>
          </table:table-cell>
          <table:table-cell office:value-type="float" office:value="18699">
            <text:p>18699</text:p>
          </table:table-cell>
          <table:table-cell office:value-type="float" office:value="0.155238">
            <text:p>0.155238</text:p>
          </table:table-cell>
          <table:table-cell office:value-type="string">
            <text:p>2013-03-02 22:41:01</text:p>
          </table:table-cell>
          <table:table-cell office:value-type="string">
            <text:p>b3058c6f8db678a33f36f6d1ef2cb03b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18">
            <text:p>11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88">
            <text:p>0.588</text:p>
          </table:table-cell>
          <table:table-cell office:value-type="float" office:value="18998">
            <text:p>18998</text:p>
          </table:table-cell>
          <table:table-cell office:value-type="float" office:value="0.00790039">
            <text:p>0.00790039</text:p>
          </table:table-cell>
          <table:table-cell office:value-type="string">
            <text:p>2013-03-03 00:21:04</text:p>
          </table:table-cell>
          <table:table-cell office:value-type="string">
            <text:p>b214f53e41a41ebdba39c5c592a43f65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0">
            <text:p>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79">
            <text:p>0.979</text:p>
          </table:table-cell>
          <table:table-cell office:value-type="float" office:value="19240">
            <text:p>19240</text:p>
          </table:table-cell>
          <table:table-cell office:value-type="float" office:value="0.149814">
            <text:p>0.149814</text:p>
          </table:table-cell>
          <table:table-cell office:value-type="string">
            <text:p>2013-03-02 22:09:23</text:p>
          </table:table-cell>
          <table:table-cell office:value-type="string">
            <text:p>b214f53e41a41ebdba39c5c592b132b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12">
            <text:p>51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19456">
            <text:p>19456</text:p>
          </table:table-cell>
          <table:table-cell office:value-type="float" office:value="1.03963">
            <text:p>1.03963</text:p>
          </table:table-cell>
          <table:table-cell office:value-type="string">
            <text:p>2013-03-02 23:48:53</text:p>
          </table:table-cell>
          <table:table-cell office:value-type="string">
            <text:p>b214f53e41a41ebdba39c5c592d044a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6">
            <text:p>2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18">
            <text:p>1.418</text:p>
          </table:table-cell>
          <table:table-cell office:value-type="float" office:value="19500">
            <text:p>19500</text:p>
          </table:table-cell>
          <table:table-cell office:value-type="float" office:value="1.13232">
            <text:p>1.13232</text:p>
          </table:table-cell>
          <table:table-cell office:value-type="string">
            <text:p>2013-03-03 05:54:01</text:p>
          </table:table-cell>
          <table:table-cell office:value-type="string">
            <text:p>b214f53e41a41ebdba39c5c592c0591a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26">
            <text:p>2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14">
            <text:p>0.714</text:p>
          </table:table-cell>
          <table:table-cell office:value-type="float" office:value="19786">
            <text:p>19786</text:p>
          </table:table-cell>
          <table:table-cell office:value-type="float" office:value="0.147784">
            <text:p>0.147784</text:p>
          </table:table-cell>
          <table:table-cell office:value-type="string">
            <text:p>2013-03-03 10:15:26</text:p>
          </table:table-cell>
          <table:table-cell office:value-type="string">
            <text:p>b214f53e41a41ebdba39c5c592a2867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17">
            <text:p>0.617</text:p>
          </table:table-cell>
          <table:table-cell office:value-type="float" office:value="19817">
            <text:p>19817</text:p>
          </table:table-cell>
          <table:table-cell office:value-type="float" office:value="0.148137">
            <text:p>0.148137</text:p>
          </table:table-cell>
          <table:table-cell office:value-type="string">
            <text:p>2013-03-03 11:27:39</text:p>
          </table:table-cell>
          <table:table-cell office:value-type="string">
            <text:p>b214f53e41a41ebdba39c5c5929e1f2e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4">
            <text:p>2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75">
            <text:p>0.675</text:p>
          </table:table-cell>
          <table:table-cell office:value-type="float" office:value="19920">
            <text:p>19920</text:p>
          </table:table-cell>
          <table:table-cell office:value-type="float" office:value="0.147796">
            <text:p>0.147796</text:p>
          </table:table-cell>
          <table:table-cell office:value-type="string">
            <text:p>2013-03-02 22:35:45</text:p>
          </table:table-cell>
          <table:table-cell office:value-type="string">
            <text:p>b3058c6f8db678a33f36f6d1ef2dd8e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2">
            <text:p>13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6">
            <text:p>1.26</text:p>
          </table:table-cell>
          <table:table-cell office:value-type="float" office:value="20196">
            <text:p>20196</text:p>
          </table:table-cell>
          <table:table-cell office:value-type="float" office:value="0.168409">
            <text:p>0.168409</text:p>
          </table:table-cell>
          <table:table-cell office:value-type="string">
            <text:p>2013-03-03 06:52:37</text:p>
          </table:table-cell>
          <table:table-cell office:value-type="string">
            <text:p>b214f53e41a41ebdba39c5c592be1b4b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12">
            <text:p>31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3">
            <text:p>0.703</text:p>
          </table:table-cell>
          <table:table-cell office:value-type="float" office:value="20592">
            <text:p>20592</text:p>
          </table:table-cell>
          <table:table-cell office:value-type="float" office:value="0.14549">
            <text:p>0.14549</text:p>
          </table:table-cell>
          <table:table-cell office:value-type="string">
            <text:p>2013-03-02 23:03:26</text:p>
          </table:table-cell>
          <table:table-cell office:value-type="string">
            <text:p>b214f53e41a41ebdba39c5c592ac25ed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9">
            <text:p>9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588">
            <text:p>0.588</text:p>
          </table:table-cell>
          <table:table-cell office:value-type="float" office:value="20790">
            <text:p>20790</text:p>
          </table:table-cell>
          <table:table-cell office:value-type="float" office:value="0.00643596">
            <text:p>0.00643596</text:p>
          </table:table-cell>
          <table:table-cell office:value-type="string">
            <text:p>2013-03-02 23:18:27</text:p>
          </table:table-cell>
          <table:table-cell office:value-type="string">
            <text:p>b214f53e41a41ebdba39c5c592aa0f8c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57">
            <text:p>25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54">
            <text:p>0.654</text:p>
          </table:table-cell>
          <table:table-cell office:value-type="float" office:value="21331">
            <text:p>21331</text:p>
          </table:table-cell>
          <table:table-cell office:value-type="float" office:value="0.148981">
            <text:p>0.148981</text:p>
          </table:table-cell>
          <table:table-cell office:value-type="string">
            <text:p>2013-03-03 11:03:55</text:p>
          </table:table-cell>
          <table:table-cell office:value-type="string">
            <text:p>b214f53e41a41ebdba39c5c5929ef49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8">
            <text:p>4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45">
            <text:p>1.345</text:p>
          </table:table-cell>
          <table:table-cell office:value-type="float" office:value="21456">
            <text:p>21456</text:p>
          </table:table-cell>
          <table:table-cell office:value-type="float" office:value="1.04379">
            <text:p>1.04379</text:p>
          </table:table-cell>
          <table:table-cell office:value-type="string">
            <text:p>2013-03-02 22:21:14</text:p>
          </table:table-cell>
          <table:table-cell office:value-type="string">
            <text:p>b214f53e41a41ebdba39c5c592d4528e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32">
            <text:p>3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09">
            <text:p>1.509</text:p>
          </table:table-cell>
          <table:table-cell office:value-type="float" office:value="21792">
            <text:p>21792</text:p>
          </table:table-cell>
          <table:table-cell office:value-type="float" office:value="1.02482">
            <text:p>1.02482</text:p>
          </table:table-cell>
          <table:table-cell office:value-type="string">
            <text:p>2013-03-03 03:55:27</text:p>
          </table:table-cell>
          <table:table-cell office:value-type="string">
            <text:p>b214f53e41a41ebdba39c5c592c58e89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7">
            <text:p>2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38">
            <text:p>1.338</text:p>
          </table:table-cell>
          <table:table-cell office:value-type="float" office:value="22005">
            <text:p>22005</text:p>
          </table:table-cell>
          <table:table-cell office:value-type="float" office:value="1.02766">
            <text:p>1.02766</text:p>
          </table:table-cell>
          <table:table-cell office:value-type="string">
            <text:p>2013-03-03 05:43:18</text:p>
          </table:table-cell>
          <table:table-cell office:value-type="string">
            <text:p>b214f53e41a41ebdba39c5c592c0e9aa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5">
            <text:p>24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75">
            <text:p>1.375</text:p>
          </table:table-cell>
          <table:table-cell office:value-type="float" office:value="22050">
            <text:p>22050</text:p>
          </table:table-cell>
          <table:table-cell office:value-type="float" office:value="1.03793">
            <text:p>1.03793</text:p>
          </table:table-cell>
          <table:table-cell office:value-type="string">
            <text:p>2013-03-03 07:08:35</text:p>
          </table:table-cell>
          <table:table-cell office:value-type="string">
            <text:p>b214f53e41a41ebdba39c5c592bd0de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4">
            <text:p>12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21">
            <text:p>0.621</text:p>
          </table:table-cell>
          <table:table-cell office:value-type="float" office:value="22320">
            <text:p>22320</text:p>
          </table:table-cell>
          <table:table-cell office:value-type="float" office:value="0.016433">
            <text:p>0.016433</text:p>
          </table:table-cell>
          <table:table-cell office:value-type="string">
            <text:p>2013-03-02 21:50:10</text:p>
          </table:table-cell>
          <table:table-cell office:value-type="string">
            <text:p>b3058c6f8db678a33f36f6d1ef364dc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52">
            <text:p>45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4">
            <text:p>1.374</text:p>
          </table:table-cell>
          <table:table-cell office:value-type="float" office:value="23052">
            <text:p>23052</text:p>
          </table:table-cell>
          <table:table-cell office:value-type="float" office:value="0.150163">
            <text:p>0.150163</text:p>
          </table:table-cell>
          <table:table-cell office:value-type="string">
            <text:p>2013-03-03 11:19:32</text:p>
          </table:table-cell>
          <table:table-cell office:value-type="string">
            <text:p>b214f53e41a41ebdba39c5c5929e84fd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27">
            <text:p>2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9">
            <text:p>0.649</text:p>
          </table:table-cell>
          <table:table-cell office:value-type="float" office:value="23274">
            <text:p>23274</text:p>
          </table:table-cell>
          <table:table-cell office:value-type="float" office:value="0.147864">
            <text:p>0.147864</text:p>
          </table:table-cell>
          <table:table-cell office:value-type="string">
            <text:p>2013-03-03 11:27:46</text:p>
          </table:table-cell>
          <table:table-cell office:value-type="string">
            <text:p>b214f53e41a41ebdba39c5c5929e12b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31">
            <text:p>93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9">
            <text:p>0.779</text:p>
          </table:table-cell>
          <table:table-cell office:value-type="float" office:value="24206">
            <text:p>24206</text:p>
          </table:table-cell>
          <table:table-cell office:value-type="float" office:value="0.161612">
            <text:p>0.161612</text:p>
          </table:table-cell>
          <table:table-cell office:value-type="string">
            <text:p>2013-03-03 12:37:14</text:p>
          </table:table-cell>
          <table:table-cell office:value-type="string">
            <text:p>b214f53e41a41ebdba39c5c59299f14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85">
            <text:p>8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3">
            <text:p>0.63</text:p>
          </table:table-cell>
          <table:table-cell office:value-type="float" office:value="24480">
            <text:p>24480</text:p>
          </table:table-cell>
          <table:table-cell office:value-type="float" office:value="0.152886">
            <text:p>0.152886</text:p>
          </table:table-cell>
          <table:table-cell office:value-type="string">
            <text:p>2013-03-03 10:43:52</text:p>
          </table:table-cell>
          <table:table-cell office:value-type="string">
            <text:p>b214f53e41a41ebdba39c5c592a080ee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63">
            <text:p>46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4">
            <text:p>2.64</text:p>
          </table:table-cell>
          <table:table-cell office:value-type="float" office:value="25002">
            <text:p>25002</text:p>
          </table:table-cell>
          <table:table-cell office:value-type="float" office:value="1.02924">
            <text:p>1.02924</text:p>
          </table:table-cell>
          <table:table-cell office:value-type="string">
            <text:p>2013-03-03 04:16:20</text:p>
          </table:table-cell>
          <table:table-cell office:value-type="string">
            <text:p>b214f53e41a41ebdba39c5c592c49fc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1">
            <text:p>5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25296">
            <text:p>25296</text:p>
          </table:table-cell>
          <table:table-cell office:value-type="float" office:value="1.15064">
            <text:p>1.15064</text:p>
          </table:table-cell>
          <table:table-cell office:value-type="string">
            <text:p>2013-03-02 23:27:52</text:p>
          </table:table-cell>
          <table:table-cell office:value-type="string">
            <text:p>b214f53e41a41ebdba39c5c592d140d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54">
            <text:p>55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7">
            <text:p>1.247</text:p>
          </table:table-cell>
          <table:table-cell office:value-type="float" office:value="25484">
            <text:p>25484</text:p>
          </table:table-cell>
          <table:table-cell office:value-type="float" office:value="0.152189">
            <text:p>0.152189</text:p>
          </table:table-cell>
          <table:table-cell office:value-type="string">
            <text:p>2013-03-02 23:04:29</text:p>
          </table:table-cell>
          <table:table-cell office:value-type="string">
            <text:p>b214f53e41a41ebdba39c5c592abdde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44">
            <text:p>4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25564">
            <text:p>25564</text:p>
          </table:table-cell>
          <table:table-cell office:value-type="float" office:value="1.03801">
            <text:p>1.03801</text:p>
          </table:table-cell>
          <table:table-cell office:value-type="string">
            <text:p>2013-03-03 02:33:23</text:p>
          </table:table-cell>
          <table:table-cell office:value-type="string">
            <text:p>b214f53e41a41ebdba39c5c592c8fd2c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0">
            <text:p>7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69">
            <text:p>1.369</text:p>
          </table:table-cell>
          <table:table-cell office:value-type="float" office:value="25900">
            <text:p>25900</text:p>
          </table:table-cell>
          <table:table-cell office:value-type="float" office:value="1.12844">
            <text:p>1.12844</text:p>
          </table:table-cell>
          <table:table-cell office:value-type="string">
            <text:p>2013-03-03 02:34:12</text:p>
          </table:table-cell>
          <table:table-cell office:value-type="string">
            <text:p>b214f53e41a41ebdba39c5c592c8df9e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2">
            <text:p>6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34">
            <text:p>0.634</text:p>
          </table:table-cell>
          <table:table-cell office:value-type="float" office:value="26660">
            <text:p>26660</text:p>
          </table:table-cell>
          <table:table-cell office:value-type="float" office:value="0.153811">
            <text:p>0.153811</text:p>
          </table:table-cell>
          <table:table-cell office:value-type="string">
            <text:p>2013-03-03 00:26:40</text:p>
          </table:table-cell>
          <table:table-cell office:value-type="string">
            <text:p>b214f53e41a41ebdba39c5c592a39edc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78">
            <text:p>37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39">
            <text:p>0.739</text:p>
          </table:table-cell>
          <table:table-cell office:value-type="float" office:value="26838">
            <text:p>26838</text:p>
          </table:table-cell>
          <table:table-cell office:value-type="float" office:value="0.153419">
            <text:p>0.153419</text:p>
          </table:table-cell>
          <table:table-cell office:value-type="string">
            <text:p>2013-03-02 22:55:50</text:p>
          </table:table-cell>
          <table:table-cell office:value-type="string">
            <text:p>b3058c6f8db678a33f36f6d1ef2a05a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76">
            <text:p>47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4">
            <text:p>2.64</text:p>
          </table:table-cell>
          <table:table-cell office:value-type="float" office:value="27132">
            <text:p>27132</text:p>
          </table:table-cell>
          <table:table-cell office:value-type="float" office:value="1.13543">
            <text:p>1.13543</text:p>
          </table:table-cell>
          <table:table-cell office:value-type="string">
            <text:p>2013-03-03 06:27:29</text:p>
          </table:table-cell>
          <table:table-cell office:value-type="string">
            <text:p>b214f53e41a41ebdba39c5c592bf12e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30">
            <text:p>13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01">
            <text:p>0.601</text:p>
          </table:table-cell>
          <table:table-cell office:value-type="float" office:value="27950">
            <text:p>27950</text:p>
          </table:table-cell>
          <table:table-cell office:value-type="float" office:value="0.0115119">
            <text:p>0.0115119</text:p>
          </table:table-cell>
          <table:table-cell office:value-type="string">
            <text:p>2013-03-02 23:54:38</text:p>
          </table:table-cell>
          <table:table-cell office:value-type="string">
            <text:p>b214f53e41a41ebdba39c5c592a6c5ff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47">
            <text:p>94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5">
            <text:p>0.685</text:p>
          </table:table-cell>
          <table:table-cell office:value-type="float" office:value="28410">
            <text:p>28410</text:p>
          </table:table-cell>
          <table:table-cell office:value-type="float" office:value="0.179557">
            <text:p>0.179557</text:p>
          </table:table-cell>
          <table:table-cell office:value-type="string">
            <text:p>2013-03-02 22:08:56</text:p>
          </table:table-cell>
          <table:table-cell office:value-type="string">
            <text:p>b3058c6f8db678a33f36f6d1ef32986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5">
            <text:p>14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36">
            <text:p>0.636</text:p>
          </table:table-cell>
          <table:table-cell office:value-type="float" office:value="28420">
            <text:p>28420</text:p>
          </table:table-cell>
          <table:table-cell office:value-type="float" office:value="0.0232395">
            <text:p>0.0232395</text:p>
          </table:table-cell>
          <table:table-cell office:value-type="string">
            <text:p>2013-03-02 21:57:41</text:p>
          </table:table-cell>
          <table:table-cell office:value-type="string">
            <text:p>b3058c6f8db678a33f36f6d1ef34b16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5">
            <text:p>7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6">
            <text:p>0.66</text:p>
          </table:table-cell>
          <table:table-cell office:value-type="float" office:value="28800">
            <text:p>28800</text:p>
          </table:table-cell>
          <table:table-cell office:value-type="float" office:value="0.155283">
            <text:p>0.155283</text:p>
          </table:table-cell>
          <table:table-cell office:value-type="string">
            <text:p>2013-03-02 22:45:07</text:p>
          </table:table-cell>
          <table:table-cell office:value-type="string">
            <text:p>b3058c6f8db678a33f36f6d1ef2bd49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56">
            <text:p>15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53">
            <text:p>1.353</text:p>
          </table:table-cell>
          <table:table-cell office:value-type="float" office:value="29484">
            <text:p>29484</text:p>
          </table:table-cell>
          <table:table-cell office:value-type="float" office:value="0.222799">
            <text:p>0.222799</text:p>
          </table:table-cell>
          <table:table-cell office:value-type="string">
            <text:p>2013-03-03 03:18:12</text:p>
          </table:table-cell>
          <table:table-cell office:value-type="string">
            <text:p>b214f53e41a41ebdba39c5c592c74dd2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30">
            <text:p>3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12">
            <text:p>0.712</text:p>
          </table:table-cell>
          <table:table-cell office:value-type="float" office:value="29670">
            <text:p>29670</text:p>
          </table:table-cell>
          <table:table-cell office:value-type="float" office:value="0.149098">
            <text:p>0.149098</text:p>
          </table:table-cell>
          <table:table-cell office:value-type="string">
            <text:p>2013-03-02 23:21:28</text:p>
          </table:table-cell>
          <table:table-cell office:value-type="string">
            <text:p>b3058c6f8db678a33f36f6d1ef2506d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4">
            <text:p>0.644</text:p>
          </table:table-cell>
          <table:table-cell office:value-type="float" office:value="29733">
            <text:p>29733</text:p>
          </table:table-cell>
          <table:table-cell office:value-type="float" office:value="0.0257942">
            <text:p>0.0257942</text:p>
          </table:table-cell>
          <table:table-cell office:value-type="string">
            <text:p>2013-03-02 22:28:04</text:p>
          </table:table-cell>
          <table:table-cell office:value-type="string">
            <text:p>b3058c6f8db678a33f36f6d1ef2f3c7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18">
            <text:p>41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3">
            <text:p>0.753</text:p>
          </table:table-cell>
          <table:table-cell office:value-type="float" office:value="30932">
            <text:p>30932</text:p>
          </table:table-cell>
          <table:table-cell office:value-type="float" office:value="0.153511">
            <text:p>0.153511</text:p>
          </table:table-cell>
          <table:table-cell office:value-type="string">
            <text:p>2013-03-02 23:04:51</text:p>
          </table:table-cell>
          <table:table-cell office:value-type="string">
            <text:p>b3058c6f8db678a33f36f6d1ef27fedf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42">
            <text:p>14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14">
            <text:p>0.614</text:p>
          </table:table-cell>
          <table:table-cell office:value-type="float" office:value="30956">
            <text:p>30956</text:p>
          </table:table-cell>
          <table:table-cell office:value-type="float" office:value="0.00810768">
            <text:p>0.00810768</text:p>
          </table:table-cell>
          <table:table-cell office:value-type="string">
            <text:p>2013-03-02 21:24:32</text:p>
          </table:table-cell>
          <table:table-cell office:value-type="string">
            <text:p>b214f53e41a41ebdba39c5c592b6f54b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36">
            <text:p>3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9">
            <text:p>0.649</text:p>
          </table:table-cell>
          <table:table-cell office:value-type="float" office:value="30996">
            <text:p>30996</text:p>
          </table:table-cell>
          <table:table-cell office:value-type="float" office:value="0.150512">
            <text:p>0.150512</text:p>
          </table:table-cell>
          <table:table-cell office:value-type="string">
            <text:p>2013-03-03 00:20:57</text:p>
          </table:table-cell>
          <table:table-cell office:value-type="string">
            <text:p>b214f53e41a41ebdba39c5c592a44c2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46">
            <text:p>4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94">
            <text:p>0.694</text:p>
          </table:table-cell>
          <table:table-cell office:value-type="float" office:value="31004">
            <text:p>31004</text:p>
          </table:table-cell>
          <table:table-cell office:value-type="float" office:value="0.150135">
            <text:p>0.150135</text:p>
          </table:table-cell>
          <table:table-cell office:value-type="string">
            <text:p>2013-03-03 12:09:51</text:p>
          </table:table-cell>
          <table:table-cell office:value-type="string">
            <text:p>b214f53e41a41ebdba39c5c5929beb6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18">
            <text:p>81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31084">
            <text:p>31084</text:p>
          </table:table-cell>
          <table:table-cell office:value-type="float" office:value="1.14605">
            <text:p>1.14605</text:p>
          </table:table-cell>
          <table:table-cell office:value-type="string">
            <text:p>2013-03-03 05:45:54</text:p>
          </table:table-cell>
          <table:table-cell office:value-type="string">
            <text:p>b214f53e41a41ebdba39c5c592c09aa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1">
            <text:p>10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36">
            <text:p>0.636</text:p>
          </table:table-cell>
          <table:table-cell office:value-type="float" office:value="31411">
            <text:p>31411</text:p>
          </table:table-cell>
          <table:table-cell office:value-type="float" office:value="0.160536">
            <text:p>0.160536</text:p>
          </table:table-cell>
          <table:table-cell office:value-type="string">
            <text:p>2013-03-03 00:21:29</text:p>
          </table:table-cell>
          <table:table-cell office:value-type="string">
            <text:p>b3058c6f8db678a33f36f6d1ef19358c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77">
            <text:p>47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4">
            <text:p>2.64</text:p>
          </table:table-cell>
          <table:table-cell office:value-type="float" office:value="31482">
            <text:p>31482</text:p>
          </table:table-cell>
          <table:table-cell office:value-type="float" office:value="1.13128">
            <text:p>1.13128</text:p>
          </table:table-cell>
          <table:table-cell office:value-type="string">
            <text:p>2013-03-03 03:56:31</text:p>
          </table:table-cell>
          <table:table-cell office:value-type="string">
            <text:p>b214f53e41a41ebdba39c5c592c57fd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67">
            <text:p>46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7">
            <text:p>0.697</text:p>
          </table:table-cell>
          <table:table-cell office:value-type="float" office:value="31756">
            <text:p>31756</text:p>
          </table:table-cell>
          <table:table-cell office:value-type="float" office:value="0.155667">
            <text:p>0.155667</text:p>
          </table:table-cell>
          <table:table-cell office:value-type="string">
            <text:p>2013-03-02 23:28:44</text:p>
          </table:table-cell>
          <table:table-cell office:value-type="string">
            <text:p>b3058c6f8db678a33f36f6d1ef23d0c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35">
            <text:p>13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6">
            <text:p>1.26</text:p>
          </table:table-cell>
          <table:table-cell office:value-type="float" office:value="32130">
            <text:p>32130</text:p>
          </table:table-cell>
          <table:table-cell office:value-type="float" office:value="0.211009">
            <text:p>0.211009</text:p>
          </table:table-cell>
          <table:table-cell office:value-type="string">
            <text:p>2013-03-03 07:05:39</text:p>
          </table:table-cell>
          <table:table-cell office:value-type="string">
            <text:p>b214f53e41a41ebdba39c5c592bd24e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34">
            <text:p>33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4">
            <text:p>1.644</text:p>
          </table:table-cell>
          <table:table-cell office:value-type="float" office:value="32732">
            <text:p>32732</text:p>
          </table:table-cell>
          <table:table-cell office:value-type="float" office:value="1.04011">
            <text:p>1.04011</text:p>
          </table:table-cell>
          <table:table-cell office:value-type="string">
            <text:p>2013-03-03 02:11:58</text:p>
          </table:table-cell>
          <table:table-cell office:value-type="string">
            <text:p>b214f53e41a41ebdba39c5c592c984c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29">
            <text:p>12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6">
            <text:p>1.26</text:p>
          </table:table-cell>
          <table:table-cell office:value-type="float" office:value="33282">
            <text:p>33282</text:p>
          </table:table-cell>
          <table:table-cell office:value-type="float" office:value="0.221085">
            <text:p>0.221085</text:p>
          </table:table-cell>
          <table:table-cell office:value-type="string">
            <text:p>2013-03-03 01:10:50</text:p>
          </table:table-cell>
          <table:table-cell office:value-type="string">
            <text:p>b214f53e41a41ebdba39c5c592cc295a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1">
            <text:p>18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">
            <text:p>0.65</text:p>
          </table:table-cell>
          <table:table-cell office:value-type="float" office:value="33847">
            <text:p>33847</text:p>
          </table:table-cell>
          <table:table-cell office:value-type="float" office:value="0.0335011">
            <text:p>0.0335011</text:p>
          </table:table-cell>
          <table:table-cell office:value-type="string">
            <text:p>2013-03-02 22:12:05</text:p>
          </table:table-cell>
          <table:table-cell office:value-type="string">
            <text:p>b3058c6f8db678a33f36f6d1ef320fed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37">
            <text:p>33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4">
            <text:p>1.644</text:p>
          </table:table-cell>
          <table:table-cell office:value-type="float" office:value="34374">
            <text:p>34374</text:p>
          </table:table-cell>
          <table:table-cell office:value-type="float" office:value="1.11516">
            <text:p>1.11516</text:p>
          </table:table-cell>
          <table:table-cell office:value-type="string">
            <text:p>2013-03-03 04:06:42</text:p>
          </table:table-cell>
          <table:table-cell office:value-type="string">
            <text:p>b214f53e41a41ebdba39c5c592c511d4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83">
            <text:p>8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6">
            <text:p>0.66</text:p>
          </table:table-cell>
          <table:table-cell office:value-type="float" office:value="34528">
            <text:p>34528</text:p>
          </table:table-cell>
          <table:table-cell office:value-type="float" office:value="0.156842">
            <text:p>0.156842</text:p>
          </table:table-cell>
          <table:table-cell office:value-type="string">
            <text:p>2013-03-02 22:37:20</text:p>
          </table:table-cell>
          <table:table-cell office:value-type="string">
            <text:p>b3058c6f8db678a33f36f6d1ef2d67b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5">
            <text:p>16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28">
            <text:p>1.328</text:p>
          </table:table-cell>
          <table:table-cell office:value-type="float" office:value="34650">
            <text:p>34650</text:p>
          </table:table-cell>
          <table:table-cell office:value-type="float" office:value="0.0266089">
            <text:p>0.0266089</text:p>
          </table:table-cell>
          <table:table-cell office:value-type="string">
            <text:p>2013-03-03 06:22:22</text:p>
          </table:table-cell>
          <table:table-cell office:value-type="string">
            <text:p>b214f53e41a41ebdba39c5c592bf5d3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06">
            <text:p>10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69">
            <text:p>1.369</text:p>
          </table:table-cell>
          <table:table-cell office:value-type="float" office:value="34662">
            <text:p>34662</text:p>
          </table:table-cell>
          <table:table-cell office:value-type="float" office:value="1.13641">
            <text:p>1.13641</text:p>
          </table:table-cell>
          <table:table-cell office:value-type="string">
            <text:p>2013-03-03 07:50:40</text:p>
          </table:table-cell>
          <table:table-cell office:value-type="string">
            <text:p>b214f53e41a41ebdba39c5c592ba62a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19">
            <text:p>91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5">
            <text:p>0.685</text:p>
          </table:table-cell>
          <table:table-cell office:value-type="float" office:value="34922">
            <text:p>34922</text:p>
          </table:table-cell>
          <table:table-cell office:value-type="float" office:value="0.211244">
            <text:p>0.211244</text:p>
          </table:table-cell>
          <table:table-cell office:value-type="string">
            <text:p>2013-03-02 21:47:14</text:p>
          </table:table-cell>
          <table:table-cell office:value-type="string">
            <text:p>b3058c6f8db678a33f36f6d1ef36b16f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65">
            <text:p>26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57">
            <text:p>0.657</text:p>
          </table:table-cell>
          <table:table-cell office:value-type="float" office:value="35245">
            <text:p>35245</text:p>
          </table:table-cell>
          <table:table-cell office:value-type="float" office:value="0.146587">
            <text:p>0.146587</text:p>
          </table:table-cell>
          <table:table-cell office:value-type="string">
            <text:p>2013-03-02 22:07:20</text:p>
          </table:table-cell>
          <table:table-cell office:value-type="string">
            <text:p>b214f53e41a41ebdba39c5c592b18e6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68">
            <text:p>16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28">
            <text:p>1.328</text:p>
          </table:table-cell>
          <table:table-cell office:value-type="float" office:value="35616">
            <text:p>35616</text:p>
          </table:table-cell>
          <table:table-cell office:value-type="float" office:value="0.281836">
            <text:p>0.281836</text:p>
          </table:table-cell>
          <table:table-cell office:value-type="string">
            <text:p>2013-03-03 05:29:23</text:p>
          </table:table-cell>
          <table:table-cell office:value-type="string">
            <text:p>b214f53e41a41ebdba39c5c592c1b01b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96">
            <text:p>9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69">
            <text:p>1.369</text:p>
          </table:table-cell>
          <table:table-cell office:value-type="float" office:value="35712">
            <text:p>35712</text:p>
          </table:table-cell>
          <table:table-cell office:value-type="float" office:value="1.19382">
            <text:p>1.19382</text:p>
          </table:table-cell>
          <table:table-cell office:value-type="string">
            <text:p>2013-03-03 07:30:11</text:p>
          </table:table-cell>
          <table:table-cell office:value-type="string">
            <text:p>b214f53e41a41ebdba39c5c592bb775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59">
            <text:p>45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7">
            <text:p>1.247</text:p>
          </table:table-cell>
          <table:table-cell office:value-type="float" office:value="35802">
            <text:p>35802</text:p>
          </table:table-cell>
          <table:table-cell office:value-type="float" office:value="0.0975614">
            <text:p>0.0975614</text:p>
          </table:table-cell>
          <table:table-cell office:value-type="string">
            <text:p>2013-03-02 21:39:03</text:p>
          </table:table-cell>
          <table:table-cell office:value-type="string">
            <text:p>b214f53e41a41ebdba39c5c592b541cb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19">
            <text:p>91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35841">
            <text:p>35841</text:p>
          </table:table-cell>
          <table:table-cell office:value-type="float" office:value="1.25582">
            <text:p>1.25582</text:p>
          </table:table-cell>
          <table:table-cell office:value-type="string">
            <text:p>2013-03-03 07:46:21</text:p>
          </table:table-cell>
          <table:table-cell office:value-type="string">
            <text:p>b214f53e41a41ebdba39c5c592bac7f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46">
            <text:p>4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2">
            <text:p>0.692</text:p>
          </table:table-cell>
          <table:table-cell office:value-type="float" office:value="36386">
            <text:p>36386</text:p>
          </table:table-cell>
          <table:table-cell office:value-type="float" office:value="0.15153">
            <text:p>0.15153</text:p>
          </table:table-cell>
          <table:table-cell office:value-type="string">
            <text:p>2013-03-03 00:25:40</text:p>
          </table:table-cell>
          <table:table-cell office:value-type="string">
            <text:p>b3058c6f8db678a33f36f6d1ef18635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90">
            <text:p>89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8">
            <text:p>0.778</text:p>
          </table:table-cell>
          <table:table-cell office:value-type="float" office:value="36490">
            <text:p>36490</text:p>
          </table:table-cell>
          <table:table-cell office:value-type="float" office:value="0.163173">
            <text:p>0.163173</text:p>
          </table:table-cell>
          <table:table-cell office:value-type="string">
            <text:p>2013-03-03 00:18:45</text:p>
          </table:table-cell>
          <table:table-cell office:value-type="string">
            <text:p>b214f53e41a41ebdba39c5c592a4a5a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52">
            <text:p>45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4">
            <text:p>1.374</text:p>
          </table:table-cell>
          <table:table-cell office:value-type="float" office:value="36612">
            <text:p>36612</text:p>
          </table:table-cell>
          <table:table-cell office:value-type="float" office:value="0.0972825">
            <text:p>0.0972825</text:p>
          </table:table-cell>
          <table:table-cell office:value-type="string">
            <text:p>2013-03-02 21:45:46</text:p>
          </table:table-cell>
          <table:table-cell office:value-type="string">
            <text:p>b214f53e41a41ebdba39c5c592b3eeae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98">
            <text:p>9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69">
            <text:p>1.369</text:p>
          </table:table-cell>
          <table:table-cell office:value-type="float" office:value="36652">
            <text:p>36652</text:p>
          </table:table-cell>
          <table:table-cell office:value-type="float" office:value="1.1346">
            <text:p>1.1346</text:p>
          </table:table-cell>
          <table:table-cell office:value-type="string">
            <text:p>2013-03-03 06:26:44</text:p>
          </table:table-cell>
          <table:table-cell office:value-type="string">
            <text:p>b214f53e41a41ebdba39c5c592bf214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80">
            <text:p>18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38">
            <text:p>0.638</text:p>
          </table:table-cell>
          <table:table-cell office:value-type="float" office:value="37440">
            <text:p>37440</text:p>
          </table:table-cell>
          <table:table-cell office:value-type="float" office:value="0.0237966">
            <text:p>0.0237966</text:p>
          </table:table-cell>
          <table:table-cell office:value-type="string">
            <text:p>2013-03-03 00:18:05</text:p>
          </table:table-cell>
          <table:table-cell office:value-type="string">
            <text:p>b214f53e41a41ebdba39c5c592a4ca2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87">
            <text:p>8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3">
            <text:p>0.643</text:p>
          </table:table-cell>
          <table:table-cell office:value-type="float" office:value="37758">
            <text:p>37758</text:p>
          </table:table-cell>
          <table:table-cell office:value-type="float" office:value="0.099181">
            <text:p>0.099181</text:p>
          </table:table-cell>
          <table:table-cell office:value-type="string">
            <text:p>2013-03-02 21:21:44</text:p>
          </table:table-cell>
          <table:table-cell office:value-type="string">
            <text:p>b214f53e41a41ebdba39c5c592b780f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78">
            <text:p>47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7">
            <text:p>1.247</text:p>
          </table:table-cell>
          <table:table-cell office:value-type="float" office:value="37762">
            <text:p>37762</text:p>
          </table:table-cell>
          <table:table-cell office:value-type="float" office:value="0.149462">
            <text:p>0.149462</text:p>
          </table:table-cell>
          <table:table-cell office:value-type="string">
            <text:p>2013-03-02 21:55:42</text:p>
          </table:table-cell>
          <table:table-cell office:value-type="string">
            <text:p>b214f53e41a41ebdba39c5c592b2d5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52">
            <text:p>95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8">
            <text:p>0.778</text:p>
          </table:table-cell>
          <table:table-cell office:value-type="float" office:value="38080">
            <text:p>38080</text:p>
          </table:table-cell>
          <table:table-cell office:value-type="float" office:value="0.106082">
            <text:p>0.106082</text:p>
          </table:table-cell>
          <table:table-cell office:value-type="string">
            <text:p>2013-03-02 21:34:11</text:p>
          </table:table-cell>
          <table:table-cell office:value-type="string">
            <text:p>b214f53e41a41ebdba39c5c592b5dce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76">
            <text:p>87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7">
            <text:p>0.777</text:p>
          </table:table-cell>
          <table:table-cell office:value-type="float" office:value="38544">
            <text:p>38544</text:p>
          </table:table-cell>
          <table:table-cell office:value-type="float" office:value="0.15813">
            <text:p>0.15813</text:p>
          </table:table-cell>
          <table:table-cell office:value-type="string">
            <text:p>2013-03-02 23:07:44</text:p>
          </table:table-cell>
          <table:table-cell office:value-type="string">
            <text:p>b214f53e41a41ebdba39c5c592ab31a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94">
            <text:p>69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38864">
            <text:p>38864</text:p>
          </table:table-cell>
          <table:table-cell office:value-type="float" office:value="0.15442">
            <text:p>0.15442</text:p>
          </table:table-cell>
          <table:table-cell office:value-type="string">
            <text:p>2013-03-03 10:45:09</text:p>
          </table:table-cell>
          <table:table-cell office:value-type="string">
            <text:p>b214f53e41a41ebdba39c5c592a0729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2">
            <text:p>16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">
            <text:p>0.6</text:p>
          </table:table-cell>
          <table:table-cell office:value-type="float" office:value="38880">
            <text:p>38880</text:p>
          </table:table-cell>
          <table:table-cell office:value-type="float" office:value="0.0216532">
            <text:p>0.0216532</text:p>
          </table:table-cell>
          <table:table-cell office:value-type="string">
            <text:p>2013-03-02 23:45:10</text:p>
          </table:table-cell>
          <table:table-cell office:value-type="string">
            <text:p>b214f53e41a41ebdba39c5c592a7dc3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18">
            <text:p>11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03">
            <text:p>0.603</text:p>
          </table:table-cell>
          <table:table-cell office:value-type="float" office:value="39530">
            <text:p>39530</text:p>
          </table:table-cell>
          <table:table-cell office:value-type="float" office:value="0.160501">
            <text:p>0.160501</text:p>
          </table:table-cell>
          <table:table-cell office:value-type="string">
            <text:p>2013-03-03 00:20:07</text:p>
          </table:table-cell>
          <table:table-cell office:value-type="string">
            <text:p>b214f53e41a41ebdba39c5c592a4730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">
            <text:p>6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21">
            <text:p>1.621</text:p>
          </table:table-cell>
          <table:table-cell office:value-type="float" office:value="40114">
            <text:p>40114</text:p>
          </table:table-cell>
          <table:table-cell office:value-type="float" office:value="1.10003">
            <text:p>1.10003</text:p>
          </table:table-cell>
          <table:table-cell office:value-type="string">
            <text:p>2013-03-03 04:57:23</text:p>
          </table:table-cell>
          <table:table-cell office:value-type="string">
            <text:p>b214f53e41a41ebdba39c5c592c2d4c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86">
            <text:p>8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45">
            <text:p>1.345</text:p>
          </table:table-cell>
          <table:table-cell office:value-type="float" office:value="40334">
            <text:p>40334</text:p>
          </table:table-cell>
          <table:table-cell office:value-type="float" office:value="1.03395">
            <text:p>1.03395</text:p>
          </table:table-cell>
          <table:table-cell office:value-type="string">
            <text:p>2013-03-03 05:18:25</text:p>
          </table:table-cell>
          <table:table-cell office:value-type="string">
            <text:p>b214f53e41a41ebdba39c5c592c23cf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12">
            <text:p>51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40448">
            <text:p>40448</text:p>
          </table:table-cell>
          <table:table-cell office:value-type="float" office:value="0.160393">
            <text:p>0.160393</text:p>
          </table:table-cell>
          <table:table-cell office:value-type="string">
            <text:p>2013-03-02 22:51:21</text:p>
          </table:table-cell>
          <table:table-cell office:value-type="string">
            <text:p>b3058c6f8db678a33f36f6d1ef2abe3a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02">
            <text:p>0.602</text:p>
          </table:table-cell>
          <table:table-cell office:value-type="float" office:value="40788">
            <text:p>40788</text:p>
          </table:table-cell>
          <table:table-cell office:value-type="float" office:value="0.156456">
            <text:p>0.156456</text:p>
          </table:table-cell>
          <table:table-cell office:value-type="string">
            <text:p>2013-03-02 22:55:02</text:p>
          </table:table-cell>
          <table:table-cell office:value-type="string">
            <text:p>b214f53e41a41ebdba39c5c592ad129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9">
            <text:p>18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93">
            <text:p>1.393</text:p>
          </table:table-cell>
          <table:table-cell office:value-type="float" office:value="40824">
            <text:p>40824</text:p>
          </table:table-cell>
          <table:table-cell office:value-type="float" office:value="0.375314">
            <text:p>0.375314</text:p>
          </table:table-cell>
          <table:table-cell office:value-type="string">
            <text:p>2013-03-03 06:12:40</text:p>
          </table:table-cell>
          <table:table-cell office:value-type="string">
            <text:p>b214f53e41a41ebdba39c5c592bfbf62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80">
            <text:p>8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85">
            <text:p>0.785</text:p>
          </table:table-cell>
          <table:table-cell office:value-type="float" office:value="41040">
            <text:p>41040</text:p>
          </table:table-cell>
          <table:table-cell office:value-type="float" office:value="0.0969836">
            <text:p>0.0969836</text:p>
          </table:table-cell>
          <table:table-cell office:value-type="string">
            <text:p>2013-03-02 21:40:13</text:p>
          </table:table-cell>
          <table:table-cell office:value-type="string">
            <text:p>b214f53e41a41ebdba39c5c592b4dc5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41">
            <text:p>74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6">
            <text:p>2.606</text:p>
          </table:table-cell>
          <table:table-cell office:value-type="float" office:value="41496">
            <text:p>41496</text:p>
          </table:table-cell>
          <table:table-cell office:value-type="float" office:value="1.24043">
            <text:p>1.24043</text:p>
          </table:table-cell>
          <table:table-cell office:value-type="string">
            <text:p>2013-03-03 03:29:32</text:p>
          </table:table-cell>
          <table:table-cell office:value-type="string">
            <text:p>b214f53e41a41ebdba39c5c592c6643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85">
            <text:p>8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86">
            <text:p>0.786</text:p>
          </table:table-cell>
          <table:table-cell office:value-type="float" office:value="42075">
            <text:p>42075</text:p>
          </table:table-cell>
          <table:table-cell office:value-type="float" office:value="0.151763">
            <text:p>0.151763</text:p>
          </table:table-cell>
          <table:table-cell office:value-type="string">
            <text:p>2013-03-03 10:55:32</text:p>
          </table:table-cell>
          <table:table-cell office:value-type="string">
            <text:p>b214f53e41a41ebdba39c5c5929facf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27">
            <text:p>22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3">
            <text:p>1.43</text:p>
          </table:table-cell>
          <table:table-cell office:value-type="float" office:value="42222">
            <text:p>42222</text:p>
          </table:table-cell>
          <table:table-cell office:value-type="float" office:value="1.00902">
            <text:p>1.00902</text:p>
          </table:table-cell>
          <table:table-cell office:value-type="string">
            <text:p>2013-03-03 07:02:26</text:p>
          </table:table-cell>
          <table:table-cell office:value-type="string">
            <text:p>b214f53e41a41ebdba39c5c592bd769a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57">
            <text:p>5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79">
            <text:p>0.679</text:p>
          </table:table-cell>
          <table:table-cell office:value-type="float" office:value="42408">
            <text:p>42408</text:p>
          </table:table-cell>
          <table:table-cell office:value-type="float" office:value="0.153853">
            <text:p>0.153853</text:p>
          </table:table-cell>
          <table:table-cell office:value-type="string">
            <text:p>2013-03-03 00:20:40</text:p>
          </table:table-cell>
          <table:table-cell office:value-type="string">
            <text:p>b3058c6f8db678a33f36f6d1ef19449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16">
            <text:p>21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3">
            <text:p>1.43</text:p>
          </table:table-cell>
          <table:table-cell office:value-type="float" office:value="42552">
            <text:p>42552</text:p>
          </table:table-cell>
          <table:table-cell office:value-type="float" office:value="1.00781">
            <text:p>1.00781</text:p>
          </table:table-cell>
          <table:table-cell office:value-type="string">
            <text:p>2013-03-03 02:10:22</text:p>
          </table:table-cell>
          <table:table-cell office:value-type="string">
            <text:p>b214f53e41a41ebdba39c5c592c99f0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98">
            <text:p>19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28">
            <text:p>0.628</text:p>
          </table:table-cell>
          <table:table-cell office:value-type="float" office:value="42966">
            <text:p>42966</text:p>
          </table:table-cell>
          <table:table-cell office:value-type="float" office:value="0.0192276">
            <text:p>0.0192276</text:p>
          </table:table-cell>
          <table:table-cell office:value-type="string">
            <text:p>2013-03-02 21:29:13</text:p>
          </table:table-cell>
          <table:table-cell office:value-type="string">
            <text:p>b214f53e41a41ebdba39c5c592b657a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8">
            <text:p>79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43092">
            <text:p>43092</text:p>
          </table:table-cell>
          <table:table-cell office:value-type="float" office:value="3.41575">
            <text:p>3.41575</text:p>
          </table:table-cell>
          <table:table-cell office:value-type="string">
            <text:p>2013-03-03 06:45:15</text:p>
          </table:table-cell>
          <table:table-cell office:value-type="string">
            <text:p>b214f53e41a41ebdba39c5c592be636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39">
            <text:p>63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43452">
            <text:p>43452</text:p>
          </table:table-cell>
          <table:table-cell office:value-type="float" office:value="0.152616">
            <text:p>0.152616</text:p>
          </table:table-cell>
          <table:table-cell office:value-type="string">
            <text:p>2013-03-02 23:04:15</text:p>
          </table:table-cell>
          <table:table-cell office:value-type="string">
            <text:p>b214f53e41a41ebdba39c5c592abf16c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83">
            <text:p>8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81">
            <text:p>0.781</text:p>
          </table:table-cell>
          <table:table-cell office:value-type="float" office:value="43575">
            <text:p>43575</text:p>
          </table:table-cell>
          <table:table-cell office:value-type="float" office:value="0.159031">
            <text:p>0.159031</text:p>
          </table:table-cell>
          <table:table-cell office:value-type="string">
            <text:p>2013-03-03 00:17:47</text:p>
          </table:table-cell>
          <table:table-cell office:value-type="string">
            <text:p>b3058c6f8db678a33f36f6d1ef1a0ac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55">
            <text:p>5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1">
            <text:p>0.701</text:p>
          </table:table-cell>
          <table:table-cell office:value-type="float" office:value="43835">
            <text:p>43835</text:p>
          </table:table-cell>
          <table:table-cell office:value-type="float" office:value="0.152006">
            <text:p>0.152006</text:p>
          </table:table-cell>
          <table:table-cell office:value-type="string">
            <text:p>2013-03-03 00:23:19</text:p>
          </table:table-cell>
          <table:table-cell office:value-type="string">
            <text:p>b214f53e41a41ebdba39c5c592a3fc9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77">
            <text:p>7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44044">
            <text:p>44044</text:p>
          </table:table-cell>
          <table:table-cell office:value-type="float" office:value="0.108997">
            <text:p>0.108997</text:p>
          </table:table-cell>
          <table:table-cell office:value-type="string">
            <text:p>2013-03-03 05:30:09</text:p>
          </table:table-cell>
          <table:table-cell office:value-type="string">
            <text:p>b214f53e41a41ebdba39c5c592c1a13b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7">
            <text:p>44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48">
            <text:p>0.748</text:p>
          </table:table-cell>
          <table:table-cell office:value-type="float" office:value="44700">
            <text:p>44700</text:p>
          </table:table-cell>
          <table:table-cell office:value-type="float" office:value="0.157193">
            <text:p>0.157193</text:p>
          </table:table-cell>
          <table:table-cell office:value-type="string">
            <text:p>2013-03-02 22:53:22</text:p>
          </table:table-cell>
          <table:table-cell office:value-type="string">
            <text:p>b3058c6f8db678a33f36f6d1ef2a693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21">
            <text:p>62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44712">
            <text:p>44712</text:p>
          </table:table-cell>
          <table:table-cell office:value-type="float" office:value="1.14305">
            <text:p>1.14305</text:p>
          </table:table-cell>
          <table:table-cell office:value-type="string">
            <text:p>2013-03-03 05:28:00</text:p>
          </table:table-cell>
          <table:table-cell office:value-type="string">
            <text:p>b214f53e41a41ebdba39c5c592c1cbe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8">
            <text:p>67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1">
            <text:p>0.681</text:p>
          </table:table-cell>
          <table:table-cell office:value-type="float" office:value="44748">
            <text:p>44748</text:p>
          </table:table-cell>
          <table:table-cell office:value-type="float" office:value="0.162885">
            <text:p>0.162885</text:p>
          </table:table-cell>
          <table:table-cell office:value-type="string">
            <text:p>2013-03-02 23:04:15</text:p>
          </table:table-cell>
          <table:table-cell office:value-type="string">
            <text:p>b3058c6f8db678a33f36f6d1ef2823f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48">
            <text:p>14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27">
            <text:p>0.627</text:p>
          </table:table-cell>
          <table:table-cell office:value-type="float" office:value="44844">
            <text:p>44844</text:p>
          </table:table-cell>
          <table:table-cell office:value-type="float" office:value="0.0367116">
            <text:p>0.0367116</text:p>
          </table:table-cell>
          <table:table-cell office:value-type="string">
            <text:p>2013-03-02 22:03:03</text:p>
          </table:table-cell>
          <table:table-cell office:value-type="string">
            <text:p>b3058c6f8db678a33f36f6d1ef33b4fc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86">
            <text:p>18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28">
            <text:p>1.328</text:p>
          </table:table-cell>
          <table:table-cell office:value-type="float" office:value="45012">
            <text:p>45012</text:p>
          </table:table-cell>
          <table:table-cell office:value-type="float" office:value="0.0401599">
            <text:p>0.0401599</text:p>
          </table:table-cell>
          <table:table-cell office:value-type="string">
            <text:p>2013-03-02 22:48:48</text:p>
          </table:table-cell>
          <table:table-cell office:value-type="string">
            <text:p>b214f53e41a41ebdba39c5c592d2d93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8">
            <text:p>4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09">
            <text:p>1.009</text:p>
          </table:table-cell>
          <table:table-cell office:value-type="float" office:value="45120">
            <text:p>45120</text:p>
          </table:table-cell>
          <table:table-cell office:value-type="float" office:value="0.149952">
            <text:p>0.149952</text:p>
          </table:table-cell>
          <table:table-cell office:value-type="string">
            <text:p>2013-03-02 22:01:52</text:p>
          </table:table-cell>
          <table:table-cell office:value-type="string">
            <text:p>b214f53e41a41ebdba39c5c592b1e59a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99">
            <text:p>29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54">
            <text:p>0.654</text:p>
          </table:table-cell>
          <table:table-cell office:value-type="float" office:value="47541">
            <text:p>47541</text:p>
          </table:table-cell>
          <table:table-cell office:value-type="float" office:value="0.149416">
            <text:p>0.149416</text:p>
          </table:table-cell>
          <table:table-cell office:value-type="string">
            <text:p>2013-03-03 00:13:09</text:p>
          </table:table-cell>
          <table:table-cell office:value-type="string">
            <text:p>b214f53e41a41ebdba39c5c592a50e7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82">
            <text:p>8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86">
            <text:p>0.786</text:p>
          </table:table-cell>
          <table:table-cell office:value-type="float" office:value="48052">
            <text:p>48052</text:p>
          </table:table-cell>
          <table:table-cell office:value-type="float" office:value="0.0996238">
            <text:p>0.0996238</text:p>
          </table:table-cell>
          <table:table-cell office:value-type="string">
            <text:p>2013-03-02 21:22:42</text:p>
          </table:table-cell>
          <table:table-cell office:value-type="string">
            <text:p>b214f53e41a41ebdba39c5c592b7537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0">
            <text:p>21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31">
            <text:p>0.631</text:p>
          </table:table-cell>
          <table:table-cell office:value-type="float" office:value="48300">
            <text:p>48300</text:p>
          </table:table-cell>
          <table:table-cell office:value-type="float" office:value="0.0555836">
            <text:p>0.0555836</text:p>
          </table:table-cell>
          <table:table-cell office:value-type="string">
            <text:p>2013-03-02 23:13:09</text:p>
          </table:table-cell>
          <table:table-cell office:value-type="string">
            <text:p>b3058c6f8db678a33f36f6d1ef26972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12">
            <text:p>11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6">
            <text:p>0.656</text:p>
          </table:table-cell>
          <table:table-cell office:value-type="float" office:value="48720">
            <text:p>48720</text:p>
          </table:table-cell>
          <table:table-cell office:value-type="float" office:value="0.163339">
            <text:p>0.163339</text:p>
          </table:table-cell>
          <table:table-cell office:value-type="string">
            <text:p>2013-03-02 23:00:09</text:p>
          </table:table-cell>
          <table:table-cell office:value-type="string">
            <text:p>b3058c6f8db678a33f36f6d1ef29016b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42">
            <text:p>24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2">
            <text:p>0.652</text:p>
          </table:table-cell>
          <table:table-cell office:value-type="float" office:value="48884">
            <text:p>48884</text:p>
          </table:table-cell>
          <table:table-cell office:value-type="float" office:value="0.149906">
            <text:p>0.149906</text:p>
          </table:table-cell>
          <table:table-cell office:value-type="string">
            <text:p>2013-03-02 22:30:36</text:p>
          </table:table-cell>
          <table:table-cell office:value-type="string">
            <text:p>b3058c6f8db678a33f36f6d1ef2ec6cb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46">
            <text:p>84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49914">
            <text:p>49914</text:p>
          </table:table-cell>
          <table:table-cell office:value-type="float" office:value="0.162643">
            <text:p>0.162643</text:p>
          </table:table-cell>
          <table:table-cell office:value-type="string">
            <text:p>2013-03-02 23:51:23</text:p>
          </table:table-cell>
          <table:table-cell office:value-type="string">
            <text:p>b214f53e41a41ebdba39c5c592a71da8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77">
            <text:p>7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21">
            <text:p>0.821</text:p>
          </table:table-cell>
          <table:table-cell office:value-type="float" office:value="50666">
            <text:p>50666</text:p>
          </table:table-cell>
          <table:table-cell office:value-type="float" office:value="0.160158">
            <text:p>0.160158</text:p>
          </table:table-cell>
          <table:table-cell office:value-type="string">
            <text:p>2013-03-02 21:57:31</text:p>
          </table:table-cell>
          <table:table-cell office:value-type="string">
            <text:p>b3058c6f8db678a33f36f6d1ef34c0c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46">
            <text:p>54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50778">
            <text:p>50778</text:p>
          </table:table-cell>
          <table:table-cell office:value-type="float" office:value="0.157397">
            <text:p>0.157397</text:p>
          </table:table-cell>
          <table:table-cell office:value-type="string">
            <text:p>2013-03-02 22:45:37</text:p>
          </table:table-cell>
          <table:table-cell office:value-type="string">
            <text:p>b3058c6f8db678a33f36f6d1ef2bb89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0">
            <text:p>7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78">
            <text:p>1.678</text:p>
          </table:table-cell>
          <table:table-cell office:value-type="float" office:value="50890">
            <text:p>50890</text:p>
          </table:table-cell>
          <table:table-cell office:value-type="float" office:value="1.12525">
            <text:p>1.12525</text:p>
          </table:table-cell>
          <table:table-cell office:value-type="string">
            <text:p>2013-03-02 22:45:10</text:p>
          </table:table-cell>
          <table:table-cell office:value-type="string">
            <text:p>b214f53e41a41ebdba39c5c592d3016a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3">
            <text:p>0.643</text:p>
          </table:table-cell>
          <table:table-cell office:value-type="float" office:value="52212">
            <text:p>52212</text:p>
          </table:table-cell>
          <table:table-cell office:value-type="float" office:value="0.0671865">
            <text:p>0.0671865</text:p>
          </table:table-cell>
          <table:table-cell office:value-type="string">
            <text:p>2013-03-02 22:26:57</text:p>
          </table:table-cell>
          <table:table-cell office:value-type="string">
            <text:p>b3058c6f8db678a33f36f6d1ef2f89fc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74">
            <text:p>27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55">
            <text:p>0.655</text:p>
          </table:table-cell>
          <table:table-cell office:value-type="float" office:value="52334">
            <text:p>52334</text:p>
          </table:table-cell>
          <table:table-cell office:value-type="float" office:value="0.150798">
            <text:p>0.150798</text:p>
          </table:table-cell>
          <table:table-cell office:value-type="string">
            <text:p>2013-03-03 00:32:34</text:p>
          </table:table-cell>
          <table:table-cell office:value-type="string">
            <text:p>b214f53e41a41ebdba39c5c592a328ee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54">
            <text:p>5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88">
            <text:p>0.788</text:p>
          </table:table-cell>
          <table:table-cell office:value-type="float" office:value="52434">
            <text:p>52434</text:p>
          </table:table-cell>
          <table:table-cell office:value-type="float" office:value="0.153238">
            <text:p>0.153238</text:p>
          </table:table-cell>
          <table:table-cell office:value-type="string">
            <text:p>2013-03-03 00:07:27</text:p>
          </table:table-cell>
          <table:table-cell office:value-type="string">
            <text:p>b3058c6f8db678a33f36f6d1ef1bec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76">
            <text:p>87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7">
            <text:p>0.777</text:p>
          </table:table-cell>
          <table:table-cell office:value-type="float" office:value="52560">
            <text:p>52560</text:p>
          </table:table-cell>
          <table:table-cell office:value-type="float" office:value="0.16319">
            <text:p>0.16319</text:p>
          </table:table-cell>
          <table:table-cell office:value-type="string">
            <text:p>2013-03-03 00:23:39</text:p>
          </table:table-cell>
          <table:table-cell office:value-type="string">
            <text:p>b214f53e41a41ebdba39c5c592a3dede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56">
            <text:p>5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071">
            <text:p>1.071</text:p>
          </table:table-cell>
          <table:table-cell office:value-type="float" office:value="52864">
            <text:p>52864</text:p>
          </table:table-cell>
          <table:table-cell office:value-type="float" office:value="1.13263">
            <text:p>1.13263</text:p>
          </table:table-cell>
          <table:table-cell office:value-type="string">
            <text:p>2013-03-02 22:42:27</text:p>
          </table:table-cell>
          <table:table-cell office:value-type="string">
            <text:p>b214f53e41a41ebdba39c5c592d33c9c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75">
            <text:p>7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53400">
            <text:p>53400</text:p>
          </table:table-cell>
          <table:table-cell office:value-type="float" office:value="0.15731">
            <text:p>0.15731</text:p>
          </table:table-cell>
          <table:table-cell office:value-type="string">
            <text:p>2013-03-02 23:51:11</text:p>
          </table:table-cell>
          <table:table-cell office:value-type="string">
            <text:p>b3058c6f8db678a33f36f6d1ef1f0d6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57">
            <text:p>15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29">
            <text:p>0.629</text:p>
          </table:table-cell>
          <table:table-cell office:value-type="float" office:value="54165">
            <text:p>54165</text:p>
          </table:table-cell>
          <table:table-cell office:value-type="float" office:value="0.0465171">
            <text:p>0.0465171</text:p>
          </table:table-cell>
          <table:table-cell office:value-type="string">
            <text:p>2013-03-02 21:58:50</text:p>
          </table:table-cell>
          <table:table-cell office:value-type="string">
            <text:p>b3058c6f8db678a33f36f6d1ef345f4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93">
            <text:p>79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54717">
            <text:p>54717</text:p>
          </table:table-cell>
          <table:table-cell office:value-type="float" office:value="1.13141">
            <text:p>1.13141</text:p>
          </table:table-cell>
          <table:table-cell office:value-type="string">
            <text:p>2013-03-03 00:58:12</text:p>
          </table:table-cell>
          <table:table-cell office:value-type="string">
            <text:p>b214f53e41a41ebdba39c5c592cd3a2f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3">
            <text:p>0.643</text:p>
          </table:table-cell>
          <table:table-cell office:value-type="float" office:value="54755">
            <text:p>54755</text:p>
          </table:table-cell>
          <table:table-cell office:value-type="float" office:value="0.0704591">
            <text:p>0.0704591</text:p>
          </table:table-cell>
          <table:table-cell office:value-type="string">
            <text:p>2013-03-02 22:33:45</text:p>
          </table:table-cell>
          <table:table-cell office:value-type="string">
            <text:p>b3058c6f8db678a33f36f6d1ef2e540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3">
            <text:p>20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93">
            <text:p>1.393</text:p>
          </table:table-cell>
          <table:table-cell office:value-type="float" office:value="55216">
            <text:p>55216</text:p>
          </table:table-cell>
          <table:table-cell office:value-type="float" office:value="0.537343">
            <text:p>0.537343</text:p>
          </table:table-cell>
          <table:table-cell office:value-type="string">
            <text:p>2013-03-03 06:26:15</text:p>
          </table:table-cell>
          <table:table-cell office:value-type="string">
            <text:p>b214f53e41a41ebdba39c5c592bf301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00">
            <text:p>10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55400">
            <text:p>55400</text:p>
          </table:table-cell>
          <table:table-cell office:value-type="float" office:value="-0.0229312">
            <text:p>-0.0229312</text:p>
          </table:table-cell>
          <table:table-cell office:value-type="string">
            <text:p>2013-03-03 00:11:44</text:p>
          </table:table-cell>
          <table:table-cell office:value-type="string">
            <text:p>b214f53e41a41ebdba39c5c592cf1e3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86">
            <text:p>8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21">
            <text:p>1.621</text:p>
          </table:table-cell>
          <table:table-cell office:value-type="float" office:value="55728">
            <text:p>55728</text:p>
          </table:table-cell>
          <table:table-cell office:value-type="float" office:value="1.14217">
            <text:p>1.14217</text:p>
          </table:table-cell>
          <table:table-cell office:value-type="string">
            <text:p>2013-03-03 03:55:00</text:p>
          </table:table-cell>
          <table:table-cell office:value-type="string">
            <text:p>b214f53e41a41ebdba39c5c592c5a51a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87">
            <text:p>88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8">
            <text:p>0.778</text:p>
          </table:table-cell>
          <table:table-cell office:value-type="float" office:value="55881">
            <text:p>55881</text:p>
          </table:table-cell>
          <table:table-cell office:value-type="float" office:value="0.16242">
            <text:p>0.16242</text:p>
          </table:table-cell>
          <table:table-cell office:value-type="string">
            <text:p>2013-03-03 10:45:31</text:p>
          </table:table-cell>
          <table:table-cell office:value-type="string">
            <text:p>b214f53e41a41ebdba39c5c592a0629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89">
            <text:p>18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33">
            <text:p>0.633</text:p>
          </table:table-cell>
          <table:table-cell office:value-type="float" office:value="56133">
            <text:p>56133</text:p>
          </table:table-cell>
          <table:table-cell office:value-type="float" office:value="0.0577229">
            <text:p>0.0577229</text:p>
          </table:table-cell>
          <table:table-cell office:value-type="string">
            <text:p>2013-03-02 22:36:13</text:p>
          </table:table-cell>
          <table:table-cell office:value-type="string">
            <text:p>b3058c6f8db678a33f36f6d1ef2db84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80">
            <text:p>48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7">
            <text:p>1.247</text:p>
          </table:table-cell>
          <table:table-cell office:value-type="float" office:value="56160">
            <text:p>56160</text:p>
          </table:table-cell>
          <table:table-cell office:value-type="float" office:value="0.149057">
            <text:p>0.149057</text:p>
          </table:table-cell>
          <table:table-cell office:value-type="string">
            <text:p>2013-03-02 22:09:43</text:p>
          </table:table-cell>
          <table:table-cell office:value-type="string">
            <text:p>b214f53e41a41ebdba39c5c592b112c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6">
            <text:p>80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56420">
            <text:p>56420</text:p>
          </table:table-cell>
          <table:table-cell office:value-type="float" office:value="0.172598">
            <text:p>0.172598</text:p>
          </table:table-cell>
          <table:table-cell office:value-type="string">
            <text:p>2013-03-03 00:10:28</text:p>
          </table:table-cell>
          <table:table-cell office:value-type="string">
            <text:p>b3058c6f8db678a33f36f6d1ef1b63c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88">
            <text:p>18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65">
            <text:p>1.365</text:p>
          </table:table-cell>
          <table:table-cell office:value-type="float" office:value="56776">
            <text:p>56776</text:p>
          </table:table-cell>
          <table:table-cell office:value-type="float" office:value="0.493958">
            <text:p>0.493958</text:p>
          </table:table-cell>
          <table:table-cell office:value-type="string">
            <text:p>2013-03-03 07:27:48</text:p>
          </table:table-cell>
          <table:table-cell office:value-type="string">
            <text:p>b214f53e41a41ebdba39c5c592bbba1e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29">
            <text:p>12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2">
            <text:p>0.62</text:p>
          </table:table-cell>
          <table:table-cell office:value-type="float" office:value="57276">
            <text:p>57276</text:p>
          </table:table-cell>
          <table:table-cell office:value-type="float" office:value="0.0226284">
            <text:p>0.0226284</text:p>
          </table:table-cell>
          <table:table-cell office:value-type="string">
            <text:p>2013-03-03 11:55:02</text:p>
          </table:table-cell>
          <table:table-cell office:value-type="string">
            <text:p>b214f53e41a41ebdba39c5c5929ccc8b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05">
            <text:p>50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57570">
            <text:p>57570</text:p>
          </table:table-cell>
          <table:table-cell office:value-type="float" office:value="0.172555">
            <text:p>0.172555</text:p>
          </table:table-cell>
          <table:table-cell office:value-type="string">
            <text:p>2013-03-02 22:10:02</text:p>
          </table:table-cell>
          <table:table-cell office:value-type="string">
            <text:p>b3058c6f8db678a33f36f6d1ef3265f8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9">
            <text:p>7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57670">
            <text:p>57670</text:p>
          </table:table-cell>
          <table:table-cell office:value-type="float" office:value="0.158999">
            <text:p>0.158999</text:p>
          </table:table-cell>
          <table:table-cell office:value-type="string">
            <text:p>2013-03-02 23:19:49</text:p>
          </table:table-cell>
          <table:table-cell office:value-type="string">
            <text:p>b3058c6f8db678a33f36f6d1ef2550ea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63">
            <text:p>6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8">
            <text:p>0.698</text:p>
          </table:table-cell>
          <table:table-cell office:value-type="float" office:value="58464">
            <text:p>58464</text:p>
          </table:table-cell>
          <table:table-cell office:value-type="float" office:value="0.163636">
            <text:p>0.163636</text:p>
          </table:table-cell>
          <table:table-cell office:value-type="string">
            <text:p>2013-03-03 00:23:32</text:p>
          </table:table-cell>
          <table:table-cell office:value-type="string">
            <text:p>b3058c6f8db678a33f36f6d1ef18bd8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65">
            <text:p>26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12">
            <text:p>1.412</text:p>
          </table:table-cell>
          <table:table-cell office:value-type="float" office:value="58565">
            <text:p>58565</text:p>
          </table:table-cell>
          <table:table-cell office:value-type="float" office:value="1.0194">
            <text:p>1.0194</text:p>
          </table:table-cell>
          <table:table-cell office:value-type="string">
            <text:p>2013-03-02 21:23:16</text:p>
          </table:table-cell>
          <table:table-cell office:value-type="string">
            <text:p>b214f53e41a41ebdba39c5c592d6e68c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88">
            <text:p>38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39">
            <text:p>0.739</text:p>
          </table:table-cell>
          <table:table-cell office:value-type="float" office:value="59364">
            <text:p>59364</text:p>
          </table:table-cell>
          <table:table-cell office:value-type="float" office:value="0.155479">
            <text:p>0.155479</text:p>
          </table:table-cell>
          <table:table-cell office:value-type="string">
            <text:p>2013-03-02 22:06:51</text:p>
          </table:table-cell>
          <table:table-cell office:value-type="string">
            <text:p>b3058c6f8db678a33f36f6d1ef330069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2">
            <text:p>6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28">
            <text:p>1.228</text:p>
          </table:table-cell>
          <table:table-cell office:value-type="float" office:value="59520">
            <text:p>59520</text:p>
          </table:table-cell>
          <table:table-cell office:value-type="float" office:value="1.12784">
            <text:p>1.12784</text:p>
          </table:table-cell>
          <table:table-cell office:value-type="string">
            <text:p>2013-03-03 04:08:36</text:p>
          </table:table-cell>
          <table:table-cell office:value-type="string">
            <text:p>b214f53e41a41ebdba39c5c592c4f9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3">
            <text:p>19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65">
            <text:p>1.365</text:p>
          </table:table-cell>
          <table:table-cell office:value-type="float" office:value="60023">
            <text:p>60023</text:p>
          </table:table-cell>
          <table:table-cell office:value-type="float" office:value="0.791721">
            <text:p>0.791721</text:p>
          </table:table-cell>
          <table:table-cell office:value-type="string">
            <text:p>2013-03-03 06:34:55</text:p>
          </table:table-cell>
          <table:table-cell office:value-type="string">
            <text:p>b214f53e41a41ebdba39c5c592bea24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83">
            <text:p>58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60632">
            <text:p>60632</text:p>
          </table:table-cell>
          <table:table-cell office:value-type="float" office:value="0.154237">
            <text:p>0.154237</text:p>
          </table:table-cell>
          <table:table-cell office:value-type="string">
            <text:p>2013-03-02 23:27:09</text:p>
          </table:table-cell>
          <table:table-cell office:value-type="string">
            <text:p>b214f53e41a41ebdba39c5c592a8d43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99">
            <text:p>39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95">
            <text:p>0.795</text:p>
          </table:table-cell>
          <table:table-cell office:value-type="float" office:value="61047">
            <text:p>61047</text:p>
          </table:table-cell>
          <table:table-cell office:value-type="float" office:value="0.153037">
            <text:p>0.153037</text:p>
          </table:table-cell>
          <table:table-cell office:value-type="string">
            <text:p>2013-03-02 22:16:55</text:p>
          </table:table-cell>
          <table:table-cell office:value-type="string">
            <text:p>b214f53e41a41ebdba39c5c592b0621b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72">
            <text:p>7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15">
            <text:p>1.15</text:p>
          </table:table-cell>
          <table:table-cell office:value-type="float" office:value="62208">
            <text:p>62208</text:p>
          </table:table-cell>
          <table:table-cell office:value-type="float" office:value="1.13798">
            <text:p>1.13798</text:p>
          </table:table-cell>
          <table:table-cell office:value-type="string">
            <text:p>2013-03-03 06:13:23</text:p>
          </table:table-cell>
          <table:table-cell office:value-type="string">
            <text:p>b214f53e41a41ebdba39c5c592bfa0a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9">
            <text:p>62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62271">
            <text:p>62271</text:p>
          </table:table-cell>
          <table:table-cell office:value-type="float" office:value="0.163542">
            <text:p>0.163542</text:p>
          </table:table-cell>
          <table:table-cell office:value-type="string">
            <text:p>2013-03-02 23:13:30</text:p>
          </table:table-cell>
          <table:table-cell office:value-type="string">
            <text:p>b3058c6f8db678a33f36f6d1ef2673fb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04">
            <text:p>50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62496">
            <text:p>62496</text:p>
          </table:table-cell>
          <table:table-cell office:value-type="float" office:value="0.157931">
            <text:p>0.157931</text:p>
          </table:table-cell>
          <table:table-cell office:value-type="string">
            <text:p>2013-03-02 23:23:33</text:p>
          </table:table-cell>
          <table:table-cell office:value-type="string">
            <text:p>b3058c6f8db678a33f36f6d1ef24b6ac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52">
            <text:p>45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6">
            <text:p>1.376</text:p>
          </table:table-cell>
          <table:table-cell office:value-type="float" office:value="63280">
            <text:p>63280</text:p>
          </table:table-cell>
          <table:table-cell office:value-type="float" office:value="0.150951">
            <text:p>0.150951</text:p>
          </table:table-cell>
          <table:table-cell office:value-type="string">
            <text:p>2013-03-03 00:12:50</text:p>
          </table:table-cell>
          <table:table-cell office:value-type="string">
            <text:p>b214f53e41a41ebdba39c5c592a5270e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5">
            <text:p>23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34">
            <text:p>0.634</text:p>
          </table:table-cell>
          <table:table-cell office:value-type="float" office:value="63685">
            <text:p>63685</text:p>
          </table:table-cell>
          <table:table-cell office:value-type="float" office:value="0.0821824">
            <text:p>0.0821824</text:p>
          </table:table-cell>
          <table:table-cell office:value-type="string">
            <text:p>2013-03-03 00:17:11</text:p>
          </table:table-cell>
          <table:table-cell office:value-type="string">
            <text:p>b3058c6f8db678a33f36f6d1ef1a2c9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72">
            <text:p>37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4">
            <text:p>1.644</text:p>
          </table:table-cell>
          <table:table-cell office:value-type="float" office:value="63984">
            <text:p>63984</text:p>
          </table:table-cell>
          <table:table-cell office:value-type="float" office:value="1.12645">
            <text:p>1.12645</text:p>
          </table:table-cell>
          <table:table-cell office:value-type="string">
            <text:p>2013-03-03 02:38:27</text:p>
          </table:table-cell>
          <table:table-cell office:value-type="string">
            <text:p>b214f53e41a41ebdba39c5c592c8898a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66">
            <text:p>46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7">
            <text:p>0.697</text:p>
          </table:table-cell>
          <table:table-cell office:value-type="float" office:value="64774">
            <text:p>64774</text:p>
          </table:table-cell>
          <table:table-cell office:value-type="float" office:value="0.156346">
            <text:p>0.156346</text:p>
          </table:table-cell>
          <table:table-cell office:value-type="string">
            <text:p>2013-03-02 22:15:17</text:p>
          </table:table-cell>
          <table:table-cell office:value-type="string">
            <text:p>b3058c6f8db678a33f36f6d1ef317d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2">
            <text:p>67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65184">
            <text:p>65184</text:p>
          </table:table-cell>
          <table:table-cell office:value-type="float" office:value="1.13909">
            <text:p>1.13909</text:p>
          </table:table-cell>
          <table:table-cell office:value-type="string">
            <text:p>2013-03-03 07:29:13</text:p>
          </table:table-cell>
          <table:table-cell office:value-type="string">
            <text:p>b214f53e41a41ebdba39c5c592bba2d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50">
            <text:p>85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65450">
            <text:p>65450</text:p>
          </table:table-cell>
          <table:table-cell office:value-type="float" office:value="1.23136">
            <text:p>1.23136</text:p>
          </table:table-cell>
          <table:table-cell office:value-type="string">
            <text:p>2013-03-03 07:09:42</text:p>
          </table:table-cell>
          <table:table-cell office:value-type="string">
            <text:p>b214f53e41a41ebdba39c5c592bcf8f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4">
            <text:p>36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4">
            <text:p>1.644</text:p>
          </table:table-cell>
          <table:table-cell office:value-type="float" office:value="65520">
            <text:p>65520</text:p>
          </table:table-cell>
          <table:table-cell office:value-type="float" office:value="1.0387">
            <text:p>1.0387</text:p>
          </table:table-cell>
          <table:table-cell office:value-type="string">
            <text:p>2013-03-03 07:03:50</text:p>
          </table:table-cell>
          <table:table-cell office:value-type="string">
            <text:p>b214f53e41a41ebdba39c5c592bd412b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75">
            <text:p>7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163">
            <text:p>1.163</text:p>
          </table:table-cell>
          <table:table-cell office:value-type="float" office:value="65550">
            <text:p>65550</text:p>
          </table:table-cell>
          <table:table-cell office:value-type="float" office:value="0.150316">
            <text:p>0.150316</text:p>
          </table:table-cell>
          <table:table-cell office:value-type="string">
            <text:p>2013-03-03 10:37:35</text:p>
          </table:table-cell>
          <table:table-cell office:value-type="string">
            <text:p>b214f53e41a41ebdba39c5c592a0fcf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5">
            <text:p>28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5">
            <text:p>0.65</text:p>
          </table:table-cell>
          <table:table-cell office:value-type="float" office:value="65835">
            <text:p>65835</text:p>
          </table:table-cell>
          <table:table-cell office:value-type="float" office:value="0.148338">
            <text:p>0.148338</text:p>
          </table:table-cell>
          <table:table-cell office:value-type="string">
            <text:p>2013-03-03 12:23:35</text:p>
          </table:table-cell>
          <table:table-cell office:value-type="string">
            <text:p>b214f53e41a41ebdba39c5c5929b121a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83">
            <text:p>18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52">
            <text:p>1.352</text:p>
          </table:table-cell>
          <table:table-cell office:value-type="float" office:value="66063">
            <text:p>66063</text:p>
          </table:table-cell>
          <table:table-cell office:value-type="float" office:value="0.577336">
            <text:p>0.577336</text:p>
          </table:table-cell>
          <table:table-cell office:value-type="string">
            <text:p>2013-03-03 07:50:02</text:p>
          </table:table-cell>
          <table:table-cell office:value-type="string">
            <text:p>b214f53e41a41ebdba39c5c592ba6dc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4">
            <text:p>24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4">
            <text:p>0.644</text:p>
          </table:table-cell>
          <table:table-cell office:value-type="float" office:value="66124">
            <text:p>66124</text:p>
          </table:table-cell>
          <table:table-cell office:value-type="float" office:value="0.0917587">
            <text:p>0.0917587</text:p>
          </table:table-cell>
          <table:table-cell office:value-type="string">
            <text:p>2013-03-02 23:55:57</text:p>
          </table:table-cell>
          <table:table-cell office:value-type="string">
            <text:p>b3058c6f8db678a33f36f6d1ef1e21c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89">
            <text:p>8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04">
            <text:p>0.704</text:p>
          </table:table-cell>
          <table:table-cell office:value-type="float" office:value="67017">
            <text:p>67017</text:p>
          </table:table-cell>
          <table:table-cell office:value-type="float" office:value="0.16154">
            <text:p>0.16154</text:p>
          </table:table-cell>
          <table:table-cell office:value-type="string">
            <text:p>2013-03-02 23:07:21</text:p>
          </table:table-cell>
          <table:table-cell office:value-type="string">
            <text:p>b3058c6f8db678a33f36f6d1ef27a4c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37">
            <text:p>13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862">
            <text:p>1.862</text:p>
          </table:table-cell>
          <table:table-cell office:value-type="float" office:value="67130">
            <text:p>67130</text:p>
          </table:table-cell>
          <table:table-cell office:value-type="float" office:value="0.427791">
            <text:p>0.427791</text:p>
          </table:table-cell>
          <table:table-cell office:value-type="string">
            <text:p>2013-03-03 01:01:21</text:p>
          </table:table-cell>
          <table:table-cell office:value-type="string">
            <text:p>b214f53e41a41ebdba39c5c592ccfabd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9">
            <text:p>67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1">
            <text:p>0.681</text:p>
          </table:table-cell>
          <table:table-cell office:value-type="float" office:value="67221">
            <text:p>67221</text:p>
          </table:table-cell>
          <table:table-cell office:value-type="float" office:value="0.166827">
            <text:p>0.166827</text:p>
          </table:table-cell>
          <table:table-cell office:value-type="string">
            <text:p>2013-03-02 23:08:25</text:p>
          </table:table-cell>
          <table:table-cell office:value-type="string">
            <text:p>b3058c6f8db678a33f36f6d1ef2777c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82">
            <text:p>8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5">
            <text:p>0.685</text:p>
          </table:table-cell>
          <table:table-cell office:value-type="float" office:value="67814">
            <text:p>67814</text:p>
          </table:table-cell>
          <table:table-cell office:value-type="float" office:value="0.161309">
            <text:p>0.161309</text:p>
          </table:table-cell>
          <table:table-cell office:value-type="string">
            <text:p>2013-03-03 00:20:11</text:p>
          </table:table-cell>
          <table:table-cell office:value-type="string">
            <text:p>b3058c6f8db678a33f36f6d1ef19615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9">
            <text:p>25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5">
            <text:p>0.65</text:p>
          </table:table-cell>
          <table:table-cell office:value-type="float" office:value="68376">
            <text:p>68376</text:p>
          </table:table-cell>
          <table:table-cell office:value-type="float" office:value="0.0715597">
            <text:p>0.0715597</text:p>
          </table:table-cell>
          <table:table-cell office:value-type="string">
            <text:p>2013-03-03 11:33:33</text:p>
          </table:table-cell>
          <table:table-cell office:value-type="string">
            <text:p>b214f53e41a41ebdba39c5c5929de7fd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65">
            <text:p>16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34">
            <text:p>1.334</text:p>
          </table:table-cell>
          <table:table-cell office:value-type="float" office:value="68970">
            <text:p>68970</text:p>
          </table:table-cell>
          <table:table-cell office:value-type="float" office:value="0.542189">
            <text:p>0.542189</text:p>
          </table:table-cell>
          <table:table-cell office:value-type="string">
            <text:p>2013-03-03 07:20:08</text:p>
          </table:table-cell>
          <table:table-cell office:value-type="string">
            <text:p>b214f53e41a41ebdba39c5c592bc37b2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79">
            <text:p>7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172">
            <text:p>1.172</text:p>
          </table:table-cell>
          <table:table-cell office:value-type="float" office:value="69125">
            <text:p>69125</text:p>
          </table:table-cell>
          <table:table-cell office:value-type="float" office:value="0.149746">
            <text:p>0.149746</text:p>
          </table:table-cell>
          <table:table-cell office:value-type="string">
            <text:p>2013-03-02 22:57:46</text:p>
          </table:table-cell>
          <table:table-cell office:value-type="string">
            <text:p>b214f53e41a41ebdba39c5c592accffa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61">
            <text:p>36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9">
            <text:p>0.709</text:p>
          </table:table-cell>
          <table:table-cell office:value-type="float" office:value="69312">
            <text:p>69312</text:p>
          </table:table-cell>
          <table:table-cell office:value-type="float" office:value="0.150968">
            <text:p>0.150968</text:p>
          </table:table-cell>
          <table:table-cell office:value-type="string">
            <text:p>2013-03-02 23:00:38</text:p>
          </table:table-cell>
          <table:table-cell office:value-type="string">
            <text:p>b214f53e41a41ebdba39c5c592ac5cf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8">
            <text:p>68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69488">
            <text:p>69488</text:p>
          </table:table-cell>
          <table:table-cell office:value-type="float" office:value="0.1558">
            <text:p>0.1558</text:p>
          </table:table-cell>
          <table:table-cell office:value-type="string">
            <text:p>2013-03-03 00:34:01</text:p>
          </table:table-cell>
          <table:table-cell office:value-type="string">
            <text:p>b214f53e41a41ebdba39c5c592a31bfc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3">
            <text:p>31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02">
            <text:p>0.702</text:p>
          </table:table-cell>
          <table:table-cell office:value-type="float" office:value="69799">
            <text:p>69799</text:p>
          </table:table-cell>
          <table:table-cell office:value-type="float" office:value="0.154122">
            <text:p>0.154122</text:p>
          </table:table-cell>
          <table:table-cell office:value-type="string">
            <text:p>2013-03-02 22:58:34</text:p>
          </table:table-cell>
          <table:table-cell office:value-type="string">
            <text:p>b3058c6f8db678a33f36f6d1ef2972dd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43">
            <text:p>54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71676">
            <text:p>71676</text:p>
          </table:table-cell>
          <table:table-cell office:value-type="float" office:value="0.152743">
            <text:p>0.152743</text:p>
          </table:table-cell>
          <table:table-cell office:value-type="string">
            <text:p>2013-03-03 00:35:53</text:p>
          </table:table-cell>
          <table:table-cell office:value-type="string">
            <text:p>b214f53e41a41ebdba39c5c592a2faca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96">
            <text:p>39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93">
            <text:p>0.793</text:p>
          </table:table-cell>
          <table:table-cell office:value-type="float" office:value="72072">
            <text:p>72072</text:p>
          </table:table-cell>
          <table:table-cell office:value-type="float" office:value="0.0979756">
            <text:p>0.0979756</text:p>
          </table:table-cell>
          <table:table-cell office:value-type="string">
            <text:p>2013-03-02 21:21:49</text:p>
          </table:table-cell>
          <table:table-cell office:value-type="string">
            <text:p>b214f53e41a41ebdba39c5c592b773a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05">
            <text:p>10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16">
            <text:p>1.516</text:p>
          </table:table-cell>
          <table:table-cell office:value-type="float" office:value="72135">
            <text:p>72135</text:p>
          </table:table-cell>
          <table:table-cell office:value-type="float" office:value="1.13756">
            <text:p>1.13756</text:p>
          </table:table-cell>
          <table:table-cell office:value-type="string">
            <text:p>2013-03-03 04:37:40</text:p>
          </table:table-cell>
          <table:table-cell office:value-type="string">
            <text:p>b214f53e41a41ebdba39c5c592c3aff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52">
            <text:p>35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1">
            <text:p>0.691</text:p>
          </table:table-cell>
          <table:table-cell office:value-type="float" office:value="72160">
            <text:p>72160</text:p>
          </table:table-cell>
          <table:table-cell office:value-type="float" office:value="0.156293">
            <text:p>0.156293</text:p>
          </table:table-cell>
          <table:table-cell office:value-type="string">
            <text:p>2013-03-02 22:58:50</text:p>
          </table:table-cell>
          <table:table-cell office:value-type="string">
            <text:p>b3058c6f8db678a33f36f6d1ef29578d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2">
            <text:p>24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22">
            <text:p>1.322</text:p>
          </table:table-cell>
          <table:table-cell office:value-type="float" office:value="72358">
            <text:p>72358</text:p>
          </table:table-cell>
          <table:table-cell office:value-type="float" office:value="0.900885">
            <text:p>0.900885</text:p>
          </table:table-cell>
          <table:table-cell office:value-type="string">
            <text:p>2013-03-03 04:35:21</text:p>
          </table:table-cell>
          <table:table-cell office:value-type="string">
            <text:p>b214f53e41a41ebdba39c5c592c3db9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94">
            <text:p>89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72414">
            <text:p>72414</text:p>
          </table:table-cell>
          <table:table-cell office:value-type="float" office:value="0.176993">
            <text:p>0.176993</text:p>
          </table:table-cell>
          <table:table-cell office:value-type="string">
            <text:p>2013-03-02 22:06:11</text:p>
          </table:table-cell>
          <table:table-cell office:value-type="string">
            <text:p>b3058c6f8db678a33f36f6d1ef3343ad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05">
            <text:p>20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33">
            <text:p>0.633</text:p>
          </table:table-cell>
          <table:table-cell office:value-type="float" office:value="72980">
            <text:p>72980</text:p>
          </table:table-cell>
          <table:table-cell office:value-type="float" office:value="0.0610404">
            <text:p>0.0610404</text:p>
          </table:table-cell>
          <table:table-cell office:value-type="string">
            <text:p>2013-03-03 11:27:50</text:p>
          </table:table-cell>
          <table:table-cell office:value-type="string">
            <text:p>b214f53e41a41ebdba39c5c5929e0b2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51">
            <text:p>15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71">
            <text:p>0.771</text:p>
          </table:table-cell>
          <table:table-cell office:value-type="float" office:value="73386">
            <text:p>73386</text:p>
          </table:table-cell>
          <table:table-cell office:value-type="float" office:value="0.0602858">
            <text:p>0.0602858</text:p>
          </table:table-cell>
          <table:table-cell office:value-type="string">
            <text:p>2013-03-03 00:18:51</text:p>
          </table:table-cell>
          <table:table-cell office:value-type="string">
            <text:p>b3058c6f8db678a33f36f6d1ef19b2c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43">
            <text:p>24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22">
            <text:p>1.322</text:p>
          </table:table-cell>
          <table:table-cell office:value-type="float" office:value="73872">
            <text:p>73872</text:p>
          </table:table-cell>
          <table:table-cell office:value-type="float" office:value="0.905451">
            <text:p>0.905451</text:p>
          </table:table-cell>
          <table:table-cell office:value-type="string">
            <text:p>2013-03-03 01:39:53</text:p>
          </table:table-cell>
          <table:table-cell office:value-type="string">
            <text:p>b214f53e41a41ebdba39c5c592cace2a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89">
            <text:p>8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42">
            <text:p>1.442</text:p>
          </table:table-cell>
          <table:table-cell office:value-type="float" office:value="74226">
            <text:p>74226</text:p>
          </table:table-cell>
          <table:table-cell office:value-type="float" office:value="1.12799">
            <text:p>1.12799</text:p>
          </table:table-cell>
          <table:table-cell office:value-type="string">
            <text:p>2013-03-02 22:20:47</text:p>
          </table:table-cell>
          <table:table-cell office:value-type="string">
            <text:p>b214f53e41a41ebdba39c5c592d467c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06">
            <text:p>30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5">
            <text:p>0.665</text:p>
          </table:table-cell>
          <table:table-cell office:value-type="float" office:value="74358">
            <text:p>74358</text:p>
          </table:table-cell>
          <table:table-cell office:value-type="float" office:value="0.151184">
            <text:p>0.151184</text:p>
          </table:table-cell>
          <table:table-cell office:value-type="string">
            <text:p>2013-03-03 12:37:43</text:p>
          </table:table-cell>
          <table:table-cell office:value-type="string">
            <text:p>b214f53e41a41ebdba39c5c59299c5e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89">
            <text:p>68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75101">
            <text:p>75101</text:p>
          </table:table-cell>
          <table:table-cell office:value-type="float" office:value="0.156887">
            <text:p>0.156887</text:p>
          </table:table-cell>
          <table:table-cell office:value-type="string">
            <text:p>2013-03-02 22:19:50</text:p>
          </table:table-cell>
          <table:table-cell office:value-type="string">
            <text:p>b214f53e41a41ebdba39c5c592b00fcd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44">
            <text:p>14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74">
            <text:p>0.774</text:p>
          </table:table-cell>
          <table:table-cell office:value-type="float" office:value="75600">
            <text:p>75600</text:p>
          </table:table-cell>
          <table:table-cell office:value-type="float" office:value="0.0603614">
            <text:p>0.0603614</text:p>
          </table:table-cell>
          <table:table-cell office:value-type="string">
            <text:p>2013-03-03 00:24:06</text:p>
          </table:table-cell>
          <table:table-cell office:value-type="string">
            <text:p>b3058c6f8db678a33f36f6d1ef18aa9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14">
            <text:p>51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76586">
            <text:p>76586</text:p>
          </table:table-cell>
          <table:table-cell office:value-type="float" office:value="0.15987">
            <text:p>0.15987</text:p>
          </table:table-cell>
          <table:table-cell office:value-type="string">
            <text:p>2013-03-03 00:26:09</text:p>
          </table:table-cell>
          <table:table-cell office:value-type="string">
            <text:p>b3058c6f8db678a33f36f6d1ef18430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35">
            <text:p>13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77085">
            <text:p>77085</text:p>
          </table:table-cell>
          <table:table-cell office:value-type="float" office:value="0.4953">
            <text:p>0.4953</text:p>
          </table:table-cell>
          <table:table-cell office:value-type="string">
            <text:p>2013-03-03 01:53:02</text:p>
          </table:table-cell>
          <table:table-cell office:value-type="string">
            <text:p>b214f53e41a41ebdba39c5c592ca605c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83">
            <text:p>8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09">
            <text:p>1.009</text:p>
          </table:table-cell>
          <table:table-cell office:value-type="float" office:value="77190">
            <text:p>77190</text:p>
          </table:table-cell>
          <table:table-cell office:value-type="float" office:value="0.156905">
            <text:p>0.156905</text:p>
          </table:table-cell>
          <table:table-cell office:value-type="string">
            <text:p>2013-03-03 00:22:39</text:p>
          </table:table-cell>
          <table:table-cell office:value-type="string">
            <text:p>b214f53e41a41ebdba39c5c592a4245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25">
            <text:p>22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17">
            <text:p>1.417</text:p>
          </table:table-cell>
          <table:table-cell office:value-type="float" office:value="77625">
            <text:p>77625</text:p>
          </table:table-cell>
          <table:table-cell office:value-type="float" office:value="0.810989">
            <text:p>0.810989</text:p>
          </table:table-cell>
          <table:table-cell office:value-type="string">
            <text:p>2013-03-03 08:04:36</text:p>
          </table:table-cell>
          <table:table-cell office:value-type="string">
            <text:p>b214f53e41a41ebdba39c5c592b913c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27">
            <text:p>2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2">
            <text:p>0.642</text:p>
          </table:table-cell>
          <table:table-cell office:value-type="float" office:value="77634">
            <text:p>77634</text:p>
          </table:table-cell>
          <table:table-cell office:value-type="float" office:value="0.0976901">
            <text:p>0.0976901</text:p>
          </table:table-cell>
          <table:table-cell office:value-type="string">
            <text:p>2013-03-03 00:12:37</text:p>
          </table:table-cell>
          <table:table-cell office:value-type="string">
            <text:p>b3058c6f8db678a33f36f6d1ef1ade15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23">
            <text:p>12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77">
            <text:p>0.677</text:p>
          </table:table-cell>
          <table:table-cell office:value-type="float" office:value="77859">
            <text:p>77859</text:p>
          </table:table-cell>
          <table:table-cell office:value-type="float" office:value="0.168898">
            <text:p>0.168898</text:p>
          </table:table-cell>
          <table:table-cell office:value-type="string">
            <text:p>2013-03-03 00:03:31</text:p>
          </table:table-cell>
          <table:table-cell office:value-type="string">
            <text:p>b3058c6f8db678a33f36f6d1ef1cd37e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99">
            <text:p>9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1">
            <text:p>0.701</text:p>
          </table:table-cell>
          <table:table-cell office:value-type="float" office:value="79101">
            <text:p>79101</text:p>
          </table:table-cell>
          <table:table-cell office:value-type="float" office:value="0.15476">
            <text:p>0.15476</text:p>
          </table:table-cell>
          <table:table-cell office:value-type="string">
            <text:p>2013-03-03 12:27:36</text:p>
          </table:table-cell>
          <table:table-cell office:value-type="string">
            <text:p>b214f53e41a41ebdba39c5c5929a97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60">
            <text:p>86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1">
            <text:p>1.251</text:p>
          </table:table-cell>
          <table:table-cell office:value-type="float" office:value="79120">
            <text:p>79120</text:p>
          </table:table-cell>
          <table:table-cell office:value-type="float" office:value="0.162233">
            <text:p>0.162233</text:p>
          </table:table-cell>
          <table:table-cell office:value-type="string">
            <text:p>2013-03-03 00:08:55</text:p>
          </table:table-cell>
          <table:table-cell office:value-type="string">
            <text:p>b214f53e41a41ebdba39c5c592a5954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50">
            <text:p>25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1">
            <text:p>0.651</text:p>
          </table:table-cell>
          <table:table-cell office:value-type="float" office:value="79750">
            <text:p>79750</text:p>
          </table:table-cell>
          <table:table-cell office:value-type="float" office:value="0.113593">
            <text:p>0.113593</text:p>
          </table:table-cell>
          <table:table-cell office:value-type="string">
            <text:p>2013-03-02 22:37:13</text:p>
          </table:table-cell>
          <table:table-cell office:value-type="string">
            <text:p>b3058c6f8db678a33f36f6d1ef2d6fe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23">
            <text:p>72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2">
            <text:p>0.682</text:p>
          </table:table-cell>
          <table:table-cell office:value-type="float" office:value="80253">
            <text:p>80253</text:p>
          </table:table-cell>
          <table:table-cell office:value-type="float" office:value="0.168247">
            <text:p>0.168247</text:p>
          </table:table-cell>
          <table:table-cell office:value-type="string">
            <text:p>2013-03-03 00:19:07</text:p>
          </table:table-cell>
          <table:table-cell office:value-type="string">
            <text:p>b3058c6f8db678a33f36f6d1ef19a1af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09">
            <text:p>10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89">
            <text:p>0.689</text:p>
          </table:table-cell>
          <table:table-cell office:value-type="float" office:value="80769">
            <text:p>80769</text:p>
          </table:table-cell>
          <table:table-cell office:value-type="float" office:value="0.153509">
            <text:p>0.153509</text:p>
          </table:table-cell>
          <table:table-cell office:value-type="string">
            <text:p>2013-03-02 21:56:32</text:p>
          </table:table-cell>
          <table:table-cell office:value-type="string">
            <text:p>b214f53e41a41ebdba39c5c592b29ac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31">
            <text:p>33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2">
            <text:p>1.62</text:p>
          </table:table-cell>
          <table:table-cell office:value-type="float" office:value="81095">
            <text:p>81095</text:p>
          </table:table-cell>
          <table:table-cell office:value-type="float" office:value="1.01534">
            <text:p>1.01534</text:p>
          </table:table-cell>
          <table:table-cell office:value-type="string">
            <text:p>2013-03-03 08:04:23</text:p>
          </table:table-cell>
          <table:table-cell office:value-type="string">
            <text:p>b214f53e41a41ebdba39c5c592b91d8e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32">
            <text:p>23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35">
            <text:p>0.635</text:p>
          </table:table-cell>
          <table:table-cell office:value-type="float" office:value="82592">
            <text:p>82592</text:p>
          </table:table-cell>
          <table:table-cell office:value-type="float" office:value="0.0724459">
            <text:p>0.0724459</text:p>
          </table:table-cell>
          <table:table-cell office:value-type="string">
            <text:p>2013-03-03 11:43:34</text:p>
          </table:table-cell>
          <table:table-cell office:value-type="string">
            <text:p>b214f53e41a41ebdba39c5c5929d5f7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98">
            <text:p>39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3">
            <text:p>0.753</text:p>
          </table:table-cell>
          <table:table-cell office:value-type="float" office:value="82784">
            <text:p>82784</text:p>
          </table:table-cell>
          <table:table-cell office:value-type="float" office:value="0.154981">
            <text:p>0.154981</text:p>
          </table:table-cell>
          <table:table-cell office:value-type="string">
            <text:p>2013-03-02 22:14:32</text:p>
          </table:table-cell>
          <table:table-cell office:value-type="string">
            <text:p>b3058c6f8db678a33f36f6d1ef31bc4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22">
            <text:p>7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6">
            <text:p>2.606</text:p>
          </table:table-cell>
          <table:table-cell office:value-type="float" office:value="83030">
            <text:p>83030</text:p>
          </table:table-cell>
          <table:table-cell office:value-type="float" office:value="1.29206">
            <text:p>1.29206</text:p>
          </table:table-cell>
          <table:table-cell office:value-type="string">
            <text:p>2013-03-03 04:33:02</text:p>
          </table:table-cell>
          <table:table-cell office:value-type="string">
            <text:p>b214f53e41a41ebdba39c5c592c40193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49">
            <text:p>14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84036">
            <text:p>84036</text:p>
          </table:table-cell>
          <table:table-cell office:value-type="float" office:value="1.0734">
            <text:p>1.0734</text:p>
          </table:table-cell>
          <table:table-cell office:value-type="string">
            <text:p>2013-03-03 06:45:39</text:p>
          </table:table-cell>
          <table:table-cell office:value-type="string">
            <text:p>b214f53e41a41ebdba39c5c592be629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55">
            <text:p>95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84040">
            <text:p>84040</text:p>
          </table:table-cell>
          <table:table-cell office:value-type="float" office:value="1.24281">
            <text:p>1.24281</text:p>
          </table:table-cell>
          <table:table-cell office:value-type="string">
            <text:p>2013-03-03 07:49:14</text:p>
          </table:table-cell>
          <table:table-cell office:value-type="string">
            <text:p>b214f53e41a41ebdba39c5c592ba802a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27">
            <text:p>4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3">
            <text:p>0.753</text:p>
          </table:table-cell>
          <table:table-cell office:value-type="float" office:value="84119">
            <text:p>84119</text:p>
          </table:table-cell>
          <table:table-cell office:value-type="float" office:value="0.158591">
            <text:p>0.158591</text:p>
          </table:table-cell>
          <table:table-cell office:value-type="string">
            <text:p>2013-03-02 23:30:36</text:p>
          </table:table-cell>
          <table:table-cell office:value-type="string">
            <text:p>b3058c6f8db678a33f36f6d1ef234dad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45">
            <text:p>14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75">
            <text:p>0.775</text:p>
          </table:table-cell>
          <table:table-cell office:value-type="float" office:value="84970">
            <text:p>84970</text:p>
          </table:table-cell>
          <table:table-cell office:value-type="float" office:value="0.0670135">
            <text:p>0.0670135</text:p>
          </table:table-cell>
          <table:table-cell office:value-type="string">
            <text:p>2013-03-02 22:31:39</text:p>
          </table:table-cell>
          <table:table-cell office:value-type="string">
            <text:p>b3058c6f8db678a33f36f6d1ef2ea34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99">
            <text:p>49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85329">
            <text:p>85329</text:p>
          </table:table-cell>
          <table:table-cell office:value-type="float" office:value="0.160521">
            <text:p>0.160521</text:p>
          </table:table-cell>
          <table:table-cell office:value-type="string">
            <text:p>2013-03-02 22:10:13</text:p>
          </table:table-cell>
          <table:table-cell office:value-type="string">
            <text:p>b3058c6f8db678a33f36f6d1ef325b9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19">
            <text:p>41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3">
            <text:p>0.753</text:p>
          </table:table-cell>
          <table:table-cell office:value-type="float" office:value="85476">
            <text:p>85476</text:p>
          </table:table-cell>
          <table:table-cell office:value-type="float" office:value="0.158506">
            <text:p>0.158506</text:p>
          </table:table-cell>
          <table:table-cell office:value-type="string">
            <text:p>2013-03-02 22:50:27</text:p>
          </table:table-cell>
          <table:table-cell office:value-type="string">
            <text:p>b3058c6f8db678a33f36f6d1ef2af60d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5">
            <text:p>1.645</text:p>
          </table:table-cell>
          <table:table-cell office:value-type="float" office:value="86400">
            <text:p>86400</text:p>
          </table:table-cell>
          <table:table-cell office:value-type="float" office:value="1.04438">
            <text:p>1.04438</text:p>
          </table:table-cell>
          <table:table-cell office:value-type="string">
            <text:p>2013-03-03 00:50:40</text:p>
          </table:table-cell>
          <table:table-cell office:value-type="string">
            <text:p>b214f53e41a41ebdba39c5c592cd7ea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29">
            <text:p>12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8">
            <text:p>0.688</text:p>
          </table:table-cell>
          <table:table-cell office:value-type="float" office:value="86559">
            <text:p>86559</text:p>
          </table:table-cell>
          <table:table-cell office:value-type="float" office:value="0.0613166">
            <text:p>0.0613166</text:p>
          </table:table-cell>
          <table:table-cell office:value-type="string">
            <text:p>2013-03-02 22:59:26</text:p>
          </table:table-cell>
          <table:table-cell office:value-type="string">
            <text:p>b3058c6f8db678a33f36f6d1ef293d2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51">
            <text:p>65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86583">
            <text:p>86583</text:p>
          </table:table-cell>
          <table:table-cell office:value-type="float" office:value="0.100771">
            <text:p>0.100771</text:p>
          </table:table-cell>
          <table:table-cell office:value-type="string">
            <text:p>2013-03-02 21:35:41</text:p>
          </table:table-cell>
          <table:table-cell office:value-type="string">
            <text:p>b214f53e41a41ebdba39c5c592b5bae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49">
            <text:p>44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24">
            <text:p>1.224</text:p>
          </table:table-cell>
          <table:table-cell office:value-type="float" office:value="87106">
            <text:p>87106</text:p>
          </table:table-cell>
          <table:table-cell office:value-type="float" office:value="0.153644">
            <text:p>0.153644</text:p>
          </table:table-cell>
          <table:table-cell office:value-type="string">
            <text:p>2013-03-02 21:56:17</text:p>
          </table:table-cell>
          <table:table-cell office:value-type="string">
            <text:p>b214f53e41a41ebdba39c5c592b2b0d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14">
            <text:p>11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8">
            <text:p>0.728</text:p>
          </table:table-cell>
          <table:table-cell office:value-type="float" office:value="87438">
            <text:p>87438</text:p>
          </table:table-cell>
          <table:table-cell office:value-type="float" office:value="0.161615">
            <text:p>0.161615</text:p>
          </table:table-cell>
          <table:table-cell office:value-type="string">
            <text:p>2013-03-03 00:34:32</text:p>
          </table:table-cell>
          <table:table-cell office:value-type="string">
            <text:p>b214f53e41a41ebdba39c5c592a313fb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92">
            <text:p>9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14">
            <text:p>1.014</text:p>
          </table:table-cell>
          <table:table-cell office:value-type="float" office:value="87768">
            <text:p>87768</text:p>
          </table:table-cell>
          <table:table-cell office:value-type="float" office:value="0.0995698">
            <text:p>0.0995698</text:p>
          </table:table-cell>
          <table:table-cell office:value-type="string">
            <text:p>2013-03-02 21:37:28</text:p>
          </table:table-cell>
          <table:table-cell office:value-type="string">
            <text:p>b214f53e41a41ebdba39c5c592b57dd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85">
            <text:p>78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3">
            <text:p>0.683</text:p>
          </table:table-cell>
          <table:table-cell office:value-type="float" office:value="87920">
            <text:p>87920</text:p>
          </table:table-cell>
          <table:table-cell office:value-type="float" office:value="0.17337">
            <text:p>0.17337</text:p>
          </table:table-cell>
          <table:table-cell office:value-type="string">
            <text:p>2013-03-02 22:41:28</text:p>
          </table:table-cell>
          <table:table-cell office:value-type="string">
            <text:p>b3058c6f8db678a33f36f6d1ef2c8b5f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24">
            <text:p>32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78">
            <text:p>0.678</text:p>
          </table:table-cell>
          <table:table-cell office:value-type="float" office:value="88128">
            <text:p>88128</text:p>
          </table:table-cell>
          <table:table-cell office:value-type="float" office:value="0.153835">
            <text:p>0.153835</text:p>
          </table:table-cell>
          <table:table-cell office:value-type="string">
            <text:p>2013-03-02 22:16:42</text:p>
          </table:table-cell>
          <table:table-cell office:value-type="string">
            <text:p>b3058c6f8db678a33f36f6d1ef314803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92">
            <text:p>9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28">
            <text:p>1.228</text:p>
          </table:table-cell>
          <table:table-cell office:value-type="float" office:value="88688">
            <text:p>88688</text:p>
          </table:table-cell>
          <table:table-cell office:value-type="float" office:value="1.11878">
            <text:p>1.11878</text:p>
          </table:table-cell>
          <table:table-cell office:value-type="string">
            <text:p>2013-03-02 23:04:26</text:p>
          </table:table-cell>
          <table:table-cell office:value-type="string">
            <text:p>b214f53e41a41ebdba39c5c592d1e69c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2">
            <text:p>20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24">
            <text:p>0.624</text:p>
          </table:table-cell>
          <table:table-cell office:value-type="float" office:value="88880">
            <text:p>88880</text:p>
          </table:table-cell>
          <table:table-cell office:value-type="float" office:value="1.54447">
            <text:p>1.54447</text:p>
          </table:table-cell>
          <table:table-cell office:value-type="string">
            <text:p>2013-03-03 11:50:49</text:p>
          </table:table-cell>
          <table:table-cell office:value-type="string">
            <text:p>b214f53e41a41ebdba39c5c5929d23a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38">
            <text:p>23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68">
            <text:p>1.368</text:p>
          </table:table-cell>
          <table:table-cell office:value-type="float" office:value="89012">
            <text:p>89012</text:p>
          </table:table-cell>
          <table:table-cell office:value-type="float" office:value="1.02406">
            <text:p>1.02406</text:p>
          </table:table-cell>
          <table:table-cell office:value-type="string">
            <text:p>2013-03-02 22:41:29</text:p>
          </table:table-cell>
          <table:table-cell office:value-type="string">
            <text:p>b214f53e41a41ebdba39c5c592d3582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7">
            <text:p>29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52">
            <text:p>0.652</text:p>
          </table:table-cell>
          <table:table-cell office:value-type="float" office:value="89100">
            <text:p>89100</text:p>
          </table:table-cell>
          <table:table-cell office:value-type="float" office:value="0.133459">
            <text:p>0.133459</text:p>
          </table:table-cell>
          <table:table-cell office:value-type="string">
            <text:p>2013-03-02 21:55:49</text:p>
          </table:table-cell>
          <table:table-cell office:value-type="string">
            <text:p>b214f53e41a41ebdba39c5c592b2cc1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83">
            <text:p>38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4">
            <text:p>0.74</text:p>
          </table:table-cell>
          <table:table-cell office:value-type="float" office:value="89239">
            <text:p>89239</text:p>
          </table:table-cell>
          <table:table-cell office:value-type="float" office:value="0.154757">
            <text:p>0.154757</text:p>
          </table:table-cell>
          <table:table-cell office:value-type="string">
            <text:p>2013-03-02 23:31:26</text:p>
          </table:table-cell>
          <table:table-cell office:value-type="string">
            <text:p>b3058c6f8db678a33f36f6d1ef2320ac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29">
            <text:p>42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9">
            <text:p>2.69</text:p>
          </table:table-cell>
          <table:table-cell office:value-type="float" office:value="90090">
            <text:p>90090</text:p>
          </table:table-cell>
          <table:table-cell office:value-type="float" office:value="1.13587">
            <text:p>1.13587</text:p>
          </table:table-cell>
          <table:table-cell office:value-type="string">
            <text:p>2013-03-03 03:26:00</text:p>
          </table:table-cell>
          <table:table-cell office:value-type="string">
            <text:p>b214f53e41a41ebdba39c5c592c68ed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28">
            <text:p>12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16">
            <text:p>1.516</text:p>
          </table:table-cell>
          <table:table-cell office:value-type="float" office:value="90240">
            <text:p>90240</text:p>
          </table:table-cell>
          <table:table-cell office:value-type="float" office:value="0.614404">
            <text:p>0.614404</text:p>
          </table:table-cell>
          <table:table-cell office:value-type="string">
            <text:p>2013-03-02 22:44:16</text:p>
          </table:table-cell>
          <table:table-cell office:value-type="string">
            <text:p>b214f53e41a41ebdba39c5c592d3206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17">
            <text:p>11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8">
            <text:p>0.728</text:p>
          </table:table-cell>
          <table:table-cell office:value-type="float" office:value="90324">
            <text:p>90324</text:p>
          </table:table-cell>
          <table:table-cell office:value-type="float" office:value="0.159048">
            <text:p>0.159048</text:p>
          </table:table-cell>
          <table:table-cell office:value-type="string">
            <text:p>2013-03-02 23:23:41</text:p>
          </table:table-cell>
          <table:table-cell office:value-type="string">
            <text:p>b214f53e41a41ebdba39c5c592a94fea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11">
            <text:p>51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90447">
            <text:p>90447</text:p>
          </table:table-cell>
          <table:table-cell office:value-type="float" office:value="0.152294">
            <text:p>0.152294</text:p>
          </table:table-cell>
          <table:table-cell office:value-type="string">
            <text:p>2013-03-02 22:52:12</text:p>
          </table:table-cell>
          <table:table-cell office:value-type="string">
            <text:p>b214f53e41a41ebdba39c5c592ad7a3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20">
            <text:p>7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90720">
            <text:p>90720</text:p>
          </table:table-cell>
          <table:table-cell office:value-type="float" office:value="0.15367">
            <text:p>0.15367</text:p>
          </table:table-cell>
          <table:table-cell office:value-type="string">
            <text:p>2013-03-02 23:03:19</text:p>
          </table:table-cell>
          <table:table-cell office:value-type="string">
            <text:p>b214f53e41a41ebdba39c5c592ac2d0d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98">
            <text:p>99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7">
            <text:p>0.687</text:p>
          </table:table-cell>
          <table:table-cell office:value-type="float" office:value="90818">
            <text:p>90818</text:p>
          </table:table-cell>
          <table:table-cell office:value-type="float" office:value="0.18576">
            <text:p>0.18576</text:p>
          </table:table-cell>
          <table:table-cell office:value-type="string">
            <text:p>2013-03-03 00:17:07</text:p>
          </table:table-cell>
          <table:table-cell office:value-type="string">
            <text:p>b3058c6f8db678a33f36f6d1ef1a326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31">
            <text:p>13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91045">
            <text:p>91045</text:p>
          </table:table-cell>
          <table:table-cell office:value-type="float" office:value="0.0656527">
            <text:p>0.0656527</text:p>
          </table:table-cell>
          <table:table-cell office:value-type="string">
            <text:p>2013-03-02 22:44:01</text:p>
          </table:table-cell>
          <table:table-cell office:value-type="string">
            <text:p>b3058c6f8db678a33f36f6d1ef2c11e5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90">
            <text:p>9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575">
            <text:p>1.575</text:p>
          </table:table-cell>
          <table:table-cell office:value-type="float" office:value="91620">
            <text:p>91620</text:p>
          </table:table-cell>
          <table:table-cell office:value-type="float" office:value="0.15514">
            <text:p>0.15514</text:p>
          </table:table-cell>
          <table:table-cell office:value-type="string">
            <text:p>2013-03-03 12:45:40</text:p>
          </table:table-cell>
          <table:table-cell office:value-type="string">
            <text:p>b214f53e41a41ebdba39c5c592995f4c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02">
            <text:p>20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94">
            <text:p>1.394</text:p>
          </table:table-cell>
          <table:table-cell office:value-type="float" office:value="92718">
            <text:p>92718</text:p>
          </table:table-cell>
          <table:table-cell office:value-type="float" office:value="0.746393">
            <text:p>0.746393</text:p>
          </table:table-cell>
          <table:table-cell office:value-type="string">
            <text:p>2013-03-03 05:41:56</text:p>
          </table:table-cell>
          <table:table-cell office:value-type="string">
            <text:p>b214f53e41a41ebdba39c5c592c0f52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23">
            <text:p>22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2">
            <text:p>0.642</text:p>
          </table:table-cell>
          <table:table-cell office:value-type="float" office:value="92768">
            <text:p>92768</text:p>
          </table:table-cell>
          <table:table-cell office:value-type="float" office:value="0.113143">
            <text:p>0.113143</text:p>
          </table:table-cell>
          <table:table-cell office:value-type="string">
            <text:p>2013-03-02 23:52:17</text:p>
          </table:table-cell>
          <table:table-cell office:value-type="string">
            <text:p>b3058c6f8db678a33f36f6d1ef1ed6e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01">
            <text:p>70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6">
            <text:p>2.606</text:p>
          </table:table-cell>
          <table:table-cell office:value-type="float" office:value="93233">
            <text:p>93233</text:p>
          </table:table-cell>
          <table:table-cell office:value-type="float" office:value="1.14287">
            <text:p>1.14287</text:p>
          </table:table-cell>
          <table:table-cell office:value-type="string">
            <text:p>2013-03-03 03:57:15</text:p>
          </table:table-cell>
          <table:table-cell office:value-type="string">
            <text:p>b214f53e41a41ebdba39c5c592c5626c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97">
            <text:p>9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228">
            <text:p>1.228</text:p>
          </table:table-cell>
          <table:table-cell office:value-type="float" office:value="93411">
            <text:p>93411</text:p>
          </table:table-cell>
          <table:table-cell office:value-type="float" office:value="1.14235">
            <text:p>1.14235</text:p>
          </table:table-cell>
          <table:table-cell office:value-type="string">
            <text:p>2013-03-03 07:03:09</text:p>
          </table:table-cell>
          <table:table-cell office:value-type="string">
            <text:p>b214f53e41a41ebdba39c5c592bd5c2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23">
            <text:p>12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22">
            <text:p>1.522</text:p>
          </table:table-cell>
          <table:table-cell office:value-type="float" office:value="94095">
            <text:p>94095</text:p>
          </table:table-cell>
          <table:table-cell office:value-type="float" office:value="1.24989">
            <text:p>1.24989</text:p>
          </table:table-cell>
          <table:table-cell office:value-type="string">
            <text:p>2013-03-03 01:19:54</text:p>
          </table:table-cell>
          <table:table-cell office:value-type="string">
            <text:p>b214f53e41a41ebdba39c5c592cbb29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07">
            <text:p>100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7">
            <text:p>0.687</text:p>
          </table:table-cell>
          <table:table-cell office:value-type="float" office:value="94658">
            <text:p>94658</text:p>
          </table:table-cell>
          <table:table-cell office:value-type="float" office:value="0.189442">
            <text:p>0.189442</text:p>
          </table:table-cell>
          <table:table-cell office:value-type="string">
            <text:p>2013-03-02 21:51:33</text:p>
          </table:table-cell>
          <table:table-cell office:value-type="string">
            <text:p>b3058c6f8db678a33f36f6d1ef3620ac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40">
            <text:p>24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1">
            <text:p>0.651</text:p>
          </table:table-cell>
          <table:table-cell office:value-type="float" office:value="94800">
            <text:p>94800</text:p>
          </table:table-cell>
          <table:table-cell office:value-type="float" office:value="0.127995">
            <text:p>0.127995</text:p>
          </table:table-cell>
          <table:table-cell office:value-type="string">
            <text:p>2013-03-02 23:02:34</text:p>
          </table:table-cell>
          <table:table-cell office:value-type="string">
            <text:p>b3058c6f8db678a33f36f6d1ef287a5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47">
            <text:p>34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95425">
            <text:p>95425</text:p>
          </table:table-cell>
          <table:table-cell office:value-type="float" office:value="0.157329">
            <text:p>0.157329</text:p>
          </table:table-cell>
          <table:table-cell office:value-type="string">
            <text:p>2013-03-02 22:07:53</text:p>
          </table:table-cell>
          <table:table-cell office:value-type="string">
            <text:p>b3058c6f8db678a33f36f6d1ef32bbf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02">
            <text:p>80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95438">
            <text:p>95438</text:p>
          </table:table-cell>
          <table:table-cell office:value-type="float" office:value="0.176206">
            <text:p>0.176206</text:p>
          </table:table-cell>
          <table:table-cell office:value-type="string">
            <text:p>2013-03-02 23:53:09</text:p>
          </table:table-cell>
          <table:table-cell office:value-type="string">
            <text:p>b3058c6f8db678a33f36f6d1ef1ebb0a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50">
            <text:p>15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21">
            <text:p>1.621</text:p>
          </table:table-cell>
          <table:table-cell office:value-type="float" office:value="95850">
            <text:p>95850</text:p>
          </table:table-cell>
          <table:table-cell office:value-type="float" office:value="0.668313">
            <text:p>0.668313</text:p>
          </table:table-cell>
          <table:table-cell office:value-type="string">
            <text:p>2013-03-03 01:39:26</text:p>
          </table:table-cell>
          <table:table-cell office:value-type="string">
            <text:p>b214f53e41a41ebdba39c5c592cadc1f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26">
            <text:p>32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8">
            <text:p>0.688</text:p>
          </table:table-cell>
          <table:table-cell office:value-type="float" office:value="97148">
            <text:p>97148</text:p>
          </table:table-cell>
          <table:table-cell office:value-type="float" office:value="0.156454">
            <text:p>0.156454</text:p>
          </table:table-cell>
          <table:table-cell office:value-type="string">
            <text:p>2013-03-02 21:59:43</text:p>
          </table:table-cell>
          <table:table-cell office:value-type="string">
            <text:p>b3058c6f8db678a33f36f6d1ef343c1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95">
            <text:p>39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066">
            <text:p>2.066</text:p>
          </table:table-cell>
          <table:table-cell office:value-type="float" office:value="97960">
            <text:p>97960</text:p>
          </table:table-cell>
          <table:table-cell office:value-type="float" office:value="1.13127">
            <text:p>1.13127</text:p>
          </table:table-cell>
          <table:table-cell office:value-type="string">
            <text:p>2013-03-03 03:26:29</text:p>
          </table:table-cell>
          <table:table-cell office:value-type="string">
            <text:p>b214f53e41a41ebdba39c5c592c673e7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18">
            <text:p>0.718</text:p>
          </table:table-cell>
          <table:table-cell office:value-type="float" office:value="98304">
            <text:p>98304</text:p>
          </table:table-cell>
          <table:table-cell office:value-type="float" office:value="0.0806971">
            <text:p>0.0806971</text:p>
          </table:table-cell>
          <table:table-cell office:value-type="string">
            <text:p>2013-03-02 23:04:40</text:p>
          </table:table-cell>
          <table:table-cell office:value-type="string">
            <text:p>b3058c6f8db678a33f36f6d1ef28070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57">
            <text:p>15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21">
            <text:p>1.621</text:p>
          </table:table-cell>
          <table:table-cell office:value-type="float" office:value="98439">
            <text:p>98439</text:p>
          </table:table-cell>
          <table:table-cell office:value-type="float" office:value="0.723243">
            <text:p>0.723243</text:p>
          </table:table-cell>
          <table:table-cell office:value-type="string">
            <text:p>2013-03-03 02:16:50</text:p>
          </table:table-cell>
          <table:table-cell office:value-type="string">
            <text:p>b214f53e41a41ebdba39c5c592c92b1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79">
            <text:p>27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2">
            <text:p>0.662</text:p>
          </table:table-cell>
          <table:table-cell office:value-type="float" office:value="98487">
            <text:p>98487</text:p>
          </table:table-cell>
          <table:table-cell office:value-type="float" office:value="0.121937">
            <text:p>0.121937</text:p>
          </table:table-cell>
          <table:table-cell office:value-type="string">
            <text:p>2013-03-03 10:33:32</text:p>
          </table:table-cell>
          <table:table-cell office:value-type="string">
            <text:p>b214f53e41a41ebdba39c5c592a142e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97">
            <text:p>99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95">
            <text:p>0.895</text:p>
          </table:table-cell>
          <table:table-cell office:value-type="float" office:value="100697">
            <text:p>100697</text:p>
          </table:table-cell>
          <table:table-cell office:value-type="float" office:value="0.160019">
            <text:p>0.160019</text:p>
          </table:table-cell>
          <table:table-cell office:value-type="string">
            <text:p>2013-03-02 23:11:16</text:p>
          </table:table-cell>
          <table:table-cell office:value-type="string">
            <text:p>b214f53e41a41ebdba39c5c592ab0d8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01">
            <text:p>1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2">
            <text:p>1.62</text:p>
          </table:table-cell>
          <table:table-cell office:value-type="float" office:value="101303">
            <text:p>101303</text:p>
          </table:table-cell>
          <table:table-cell office:value-type="float" office:value="0.154465">
            <text:p>0.154465</text:p>
          </table:table-cell>
          <table:table-cell office:value-type="string">
            <text:p>2013-03-02 22:36:16</text:p>
          </table:table-cell>
          <table:table-cell office:value-type="string">
            <text:p>b214f53e41a41ebdba39c5c592ae7726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46">
            <text:p>14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85">
            <text:p>1.485</text:p>
          </table:table-cell>
          <table:table-cell office:value-type="float" office:value="101324">
            <text:p>101324</text:p>
          </table:table-cell>
          <table:table-cell office:value-type="float" office:value="0.693857">
            <text:p>0.693857</text:p>
          </table:table-cell>
          <table:table-cell office:value-type="string">
            <text:p>2013-03-03 03:16:34</text:p>
          </table:table-cell>
          <table:table-cell office:value-type="string">
            <text:p>b214f53e41a41ebdba39c5c592c770d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39">
            <text:p>93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9">
            <text:p>0.779</text:p>
          </table:table-cell>
          <table:table-cell office:value-type="float" office:value="101412">
            <text:p>101412</text:p>
          </table:table-cell>
          <table:table-cell office:value-type="float" office:value="0.166301">
            <text:p>0.166301</text:p>
          </table:table-cell>
          <table:table-cell office:value-type="string">
            <text:p>2013-03-03 00:05:06</text:p>
          </table:table-cell>
          <table:table-cell office:value-type="string">
            <text:p>b214f53e41a41ebdba39c5c592a5d7f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04">
            <text:p>60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102076">
            <text:p>102076</text:p>
          </table:table-cell>
          <table:table-cell office:value-type="float" office:value="1.10688">
            <text:p>1.10688</text:p>
          </table:table-cell>
          <table:table-cell office:value-type="string">
            <text:p>2013-03-03 00:23:04</text:p>
          </table:table-cell>
          <table:table-cell office:value-type="string">
            <text:p>b214f53e41a41ebdba39c5c592ce8d9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27">
            <text:p>4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4">
            <text:p>0.754</text:p>
          </table:table-cell>
          <table:table-cell office:value-type="float" office:value="103761">
            <text:p>103761</text:p>
          </table:table-cell>
          <table:table-cell office:value-type="float" office:value="0.158486">
            <text:p>0.158486</text:p>
          </table:table-cell>
          <table:table-cell office:value-type="string">
            <text:p>2013-03-03 00:18:33</text:p>
          </table:table-cell>
          <table:table-cell office:value-type="string">
            <text:p>b3058c6f8db678a33f36f6d1ef19d1b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27">
            <text:p>62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104082">
            <text:p>104082</text:p>
          </table:table-cell>
          <table:table-cell office:value-type="float" office:value="0.15569">
            <text:p>0.15569</text:p>
          </table:table-cell>
          <table:table-cell office:value-type="string">
            <text:p>2013-03-03 10:33:25</text:p>
          </table:table-cell>
          <table:table-cell office:value-type="string">
            <text:p>b214f53e41a41ebdba39c5c592a14ed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59">
            <text:p>65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104122">
            <text:p>104122</text:p>
          </table:table-cell>
          <table:table-cell office:value-type="float" office:value="0.169444">
            <text:p>0.169444</text:p>
          </table:table-cell>
          <table:table-cell office:value-type="string">
            <text:p>2013-03-02 22:09:03</text:p>
          </table:table-cell>
          <table:table-cell office:value-type="string">
            <text:p>b3058c6f8db678a33f36f6d1ef3288aa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80">
            <text:p>68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2">
            <text:p>0.682</text:p>
          </table:table-cell>
          <table:table-cell office:value-type="float" office:value="104720">
            <text:p>104720</text:p>
          </table:table-cell>
          <table:table-cell office:value-type="float" office:value="0.168727">
            <text:p>0.168727</text:p>
          </table:table-cell>
          <table:table-cell office:value-type="string">
            <text:p>2013-03-03 00:10:46</text:p>
          </table:table-cell>
          <table:table-cell office:value-type="string">
            <text:p>b3058c6f8db678a33f36f6d1ef1b58c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18">
            <text:p>11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57">
            <text:p>0.657</text:p>
          </table:table-cell>
          <table:table-cell office:value-type="float" office:value="104902">
            <text:p>104902</text:p>
          </table:table-cell>
          <table:table-cell office:value-type="float" office:value="0.179524">
            <text:p>0.179524</text:p>
          </table:table-cell>
          <table:table-cell office:value-type="string">
            <text:p>2013-03-02 22:48:46</text:p>
          </table:table-cell>
          <table:table-cell office:value-type="string">
            <text:p>b3058c6f8db678a33f36f6d1ef2b39a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06">
            <text:p>80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06392">
            <text:p>106392</text:p>
          </table:table-cell>
          <table:table-cell office:value-type="float" office:value="1.13137">
            <text:p>1.13137</text:p>
          </table:table-cell>
          <table:table-cell office:value-type="string">
            <text:p>2013-03-03 07:17:10</text:p>
          </table:table-cell>
          <table:table-cell office:value-type="string">
            <text:p>b214f53e41a41ebdba39c5c592bc8c8d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46">
            <text:p>24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6">
            <text:p>0.646</text:p>
          </table:table-cell>
          <table:table-cell office:value-type="float" office:value="106518">
            <text:p>106518</text:p>
          </table:table-cell>
          <table:table-cell office:value-type="float" office:value="0.105815">
            <text:p>0.105815</text:p>
          </table:table-cell>
          <table:table-cell office:value-type="string">
            <text:p>2013-03-02 22:50:16</text:p>
          </table:table-cell>
          <table:table-cell office:value-type="string">
            <text:p>b214f53e41a41ebdba39c5c592ada2ca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17">
            <text:p>21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6">
            <text:p>0.776</text:p>
          </table:table-cell>
          <table:table-cell office:value-type="float" office:value="107632">
            <text:p>107632</text:p>
          </table:table-cell>
          <table:table-cell office:value-type="float" office:value="0.0895114">
            <text:p>0.0895114</text:p>
          </table:table-cell>
          <table:table-cell office:value-type="string">
            <text:p>2013-03-02 23:15:46</text:p>
          </table:table-cell>
          <table:table-cell office:value-type="string">
            <text:p>b214f53e41a41ebdba39c5c592aa325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508">
            <text:p>50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8">
            <text:p>1.248</text:p>
          </table:table-cell>
          <table:table-cell office:value-type="float" office:value="108204">
            <text:p>108204</text:p>
          </table:table-cell>
          <table:table-cell office:value-type="float" office:value="0.154561">
            <text:p>0.154561</text:p>
          </table:table-cell>
          <table:table-cell office:value-type="string">
            <text:p>2013-03-02 21:56:25</text:p>
          </table:table-cell>
          <table:table-cell office:value-type="string">
            <text:p>b214f53e41a41ebdba39c5c592b2a7d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22">
            <text:p>1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07">
            <text:p>1.07</text:p>
          </table:table-cell>
          <table:table-cell office:value-type="float" office:value="108214">
            <text:p>108214</text:p>
          </table:table-cell>
          <table:table-cell office:value-type="float" office:value="1.25437">
            <text:p>1.25437</text:p>
          </table:table-cell>
          <table:table-cell office:value-type="string">
            <text:p>2013-03-03 04:08:50</text:p>
          </table:table-cell>
          <table:table-cell office:value-type="string">
            <text:p>b214f53e41a41ebdba39c5c592c4f598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52">
            <text:p>15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109592">
            <text:p>109592</text:p>
          </table:table-cell>
          <table:table-cell office:value-type="float" office:value="0.0907417">
            <text:p>0.0907417</text:p>
          </table:table-cell>
          <table:table-cell office:value-type="string">
            <text:p>2013-03-02 22:17:31</text:p>
          </table:table-cell>
          <table:table-cell office:value-type="string">
            <text:p>b3058c6f8db678a33f36f6d1ef31176c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83">
            <text:p>88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9">
            <text:p>0.779</text:p>
          </table:table-cell>
          <table:table-cell office:value-type="float" office:value="110375">
            <text:p>110375</text:p>
          </table:table-cell>
          <table:table-cell office:value-type="float" office:value="0.161957">
            <text:p>0.161957</text:p>
          </table:table-cell>
          <table:table-cell office:value-type="string">
            <text:p>2013-03-03 12:33:14</text:p>
          </table:table-cell>
          <table:table-cell office:value-type="string">
            <text:p>b214f53e41a41ebdba39c5c5929a388a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86">
            <text:p>28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4">
            <text:p>0.664</text:p>
          </table:table-cell>
          <table:table-cell office:value-type="float" office:value="110968">
            <text:p>110968</text:p>
          </table:table-cell>
          <table:table-cell office:value-type="float" office:value="0.156916">
            <text:p>0.156916</text:p>
          </table:table-cell>
          <table:table-cell office:value-type="string">
            <text:p>2013-03-03 10:43:40</text:p>
          </table:table-cell>
          <table:table-cell office:value-type="string">
            <text:p>b214f53e41a41ebdba39c5c592a0950f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62">
            <text:p>26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9">
            <text:p>0.669</text:p>
          </table:table-cell>
          <table:table-cell office:value-type="float" office:value="111088">
            <text:p>111088</text:p>
          </table:table-cell>
          <table:table-cell office:value-type="float" office:value="0.117675">
            <text:p>0.117675</text:p>
          </table:table-cell>
          <table:table-cell office:value-type="string">
            <text:p>2013-03-02 22:09:36</text:p>
          </table:table-cell>
          <table:table-cell office:value-type="string">
            <text:p>b214f53e41a41ebdba39c5c592b11c8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40">
            <text:p>14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1">
            <text:p>0.701</text:p>
          </table:table-cell>
          <table:table-cell office:value-type="float" office:value="112560">
            <text:p>112560</text:p>
          </table:table-cell>
          <table:table-cell office:value-type="float" office:value="0.0475344">
            <text:p>0.0475344</text:p>
          </table:table-cell>
          <table:table-cell office:value-type="string">
            <text:p>2013-03-03 12:07:24</text:p>
          </table:table-cell>
          <table:table-cell office:value-type="string">
            <text:p>b214f53e41a41ebdba39c5c5929c4ae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01">
            <text:p>2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8">
            <text:p>0.778</text:p>
          </table:table-cell>
          <table:table-cell office:value-type="float" office:value="112962">
            <text:p>112962</text:p>
          </table:table-cell>
          <table:table-cell office:value-type="float" office:value="0.0832698">
            <text:p>0.0832698</text:p>
          </table:table-cell>
          <table:table-cell office:value-type="string">
            <text:p>2013-03-03 10:45:43</text:p>
          </table:table-cell>
          <table:table-cell office:value-type="string">
            <text:p>b214f53e41a41ebdba39c5c592a04ec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01">
            <text:p>20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114369">
            <text:p>114369</text:p>
          </table:table-cell>
          <table:table-cell office:value-type="float" office:value="1.0326">
            <text:p>1.0326</text:p>
          </table:table-cell>
          <table:table-cell office:value-type="string">
            <text:p>2013-03-03 07:05:18</text:p>
          </table:table-cell>
          <table:table-cell office:value-type="string">
            <text:p>b214f53e41a41ebdba39c5c592bd2557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55">
            <text:p>15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71">
            <text:p>0.671</text:p>
          </table:table-cell>
          <table:table-cell office:value-type="float" office:value="114545">
            <text:p>114545</text:p>
          </table:table-cell>
          <table:table-cell office:value-type="float" office:value="0.0960784">
            <text:p>0.0960784</text:p>
          </table:table-cell>
          <table:table-cell office:value-type="string">
            <text:p>2013-03-02 22:51:51</text:p>
          </table:table-cell>
          <table:table-cell office:value-type="string">
            <text:p>b3058c6f8db678a33f36f6d1ef2aac1d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60">
            <text:p>86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15240">
            <text:p>115240</text:p>
          </table:table-cell>
          <table:table-cell office:value-type="float" office:value="1.15834">
            <text:p>1.15834</text:p>
          </table:table-cell>
          <table:table-cell office:value-type="string">
            <text:p>2013-03-03 05:54:28</text:p>
          </table:table-cell>
          <table:table-cell office:value-type="string">
            <text:p>b214f53e41a41ebdba39c5c592c03fed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31">
            <text:p>73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6">
            <text:p>2.606</text:p>
          </table:table-cell>
          <table:table-cell office:value-type="float" office:value="115498">
            <text:p>115498</text:p>
          </table:table-cell>
          <table:table-cell office:value-type="float" office:value="1.29859">
            <text:p>1.29859</text:p>
          </table:table-cell>
          <table:table-cell office:value-type="string">
            <text:p>2013-03-03 08:03:40</text:p>
          </table:table-cell>
          <table:table-cell office:value-type="string">
            <text:p>b214f53e41a41ebdba39c5c592b945b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18">
            <text:p>91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9">
            <text:p>0.779</text:p>
          </table:table-cell>
          <table:table-cell office:value-type="float" office:value="115668">
            <text:p>115668</text:p>
          </table:table-cell>
          <table:table-cell office:value-type="float" office:value="0.163358">
            <text:p>0.163358</text:p>
          </table:table-cell>
          <table:table-cell office:value-type="string">
            <text:p>2013-03-03 12:23:13</text:p>
          </table:table-cell>
          <table:table-cell office:value-type="string">
            <text:p>b214f53e41a41ebdba39c5c5929b2c3c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66">
            <text:p>86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116044">
            <text:p>116044</text:p>
          </table:table-cell>
          <table:table-cell office:value-type="float" office:value="0.180873">
            <text:p>0.180873</text:p>
          </table:table-cell>
          <table:table-cell office:value-type="string">
            <text:p>2013-03-02 23:44:14</text:p>
          </table:table-cell>
          <table:table-cell office:value-type="string">
            <text:p>b3058c6f8db678a33f36f6d1ef20cd25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17">
            <text:p>11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12">
            <text:p>0.712</text:p>
          </table:table-cell>
          <table:table-cell office:value-type="float" office:value="116415">
            <text:p>116415</text:p>
          </table:table-cell>
          <table:table-cell office:value-type="float" office:value="0.169752">
            <text:p>0.169752</text:p>
          </table:table-cell>
          <table:table-cell office:value-type="string">
            <text:p>2013-03-02 23:11:53</text:p>
          </table:table-cell>
          <table:table-cell office:value-type="string">
            <text:p>b3058c6f8db678a33f36f6d1ef26db6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69">
            <text:p>26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9">
            <text:p>0.669</text:p>
          </table:table-cell>
          <table:table-cell office:value-type="float" office:value="117015">
            <text:p>117015</text:p>
          </table:table-cell>
          <table:table-cell office:value-type="float" office:value="0.134003">
            <text:p>0.134003</text:p>
          </table:table-cell>
          <table:table-cell office:value-type="string">
            <text:p>2013-03-02 23:21:19</text:p>
          </table:table-cell>
          <table:table-cell office:value-type="string">
            <text:p>b214f53e41a41ebdba39c5c592a9b5ce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63">
            <text:p>36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">
            <text:p>0.7</text:p>
          </table:table-cell>
          <table:table-cell office:value-type="float" office:value="117975">
            <text:p>117975</text:p>
          </table:table-cell>
          <table:table-cell office:value-type="float" office:value="0.159966">
            <text:p>0.159966</text:p>
          </table:table-cell>
          <table:table-cell office:value-type="string">
            <text:p>2013-03-02 22:38:27</text:p>
          </table:table-cell>
          <table:table-cell office:value-type="string">
            <text:p>b3058c6f8db678a33f36f6d1ef2d3b5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77">
            <text:p>17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9">
            <text:p>0.819</text:p>
          </table:table-cell>
          <table:table-cell office:value-type="float" office:value="118059">
            <text:p>118059</text:p>
          </table:table-cell>
          <table:table-cell office:value-type="float" office:value="0.112314">
            <text:p>0.112314</text:p>
          </table:table-cell>
          <table:table-cell office:value-type="string">
            <text:p>2013-03-02 22:37:31</text:p>
          </table:table-cell>
          <table:table-cell office:value-type="string">
            <text:p>b3058c6f8db678a33f36f6d1ef2d5ee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38">
            <text:p>13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4">
            <text:p>0.664</text:p>
          </table:table-cell>
          <table:table-cell office:value-type="float" office:value="118128">
            <text:p>118128</text:p>
          </table:table-cell>
          <table:table-cell office:value-type="float" office:value="0.0515681">
            <text:p>0.0515681</text:p>
          </table:table-cell>
          <table:table-cell office:value-type="string">
            <text:p>2013-03-03 00:20:09</text:p>
          </table:table-cell>
          <table:table-cell office:value-type="string">
            <text:p>b214f53e41a41ebdba39c5c592a468ba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61">
            <text:p>96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6">
            <text:p>0.686</text:p>
          </table:table-cell>
          <table:table-cell office:value-type="float" office:value="118203">
            <text:p>118203</text:p>
          </table:table-cell>
          <table:table-cell office:value-type="float" office:value="0.188596">
            <text:p>0.188596</text:p>
          </table:table-cell>
          <table:table-cell office:value-type="string">
            <text:p>2013-03-03 00:13:22</text:p>
          </table:table-cell>
          <table:table-cell office:value-type="string">
            <text:p>b3058c6f8db678a33f36f6d1ef1aa69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93">
            <text:p>89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18769">
            <text:p>118769</text:p>
          </table:table-cell>
          <table:table-cell office:value-type="float" office:value="1.23714">
            <text:p>1.23714</text:p>
          </table:table-cell>
          <table:table-cell office:value-type="string">
            <text:p>2013-03-03 06:27:44</text:p>
          </table:table-cell>
          <table:table-cell office:value-type="string">
            <text:p>b214f53e41a41ebdba39c5c592bf0f5e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61">
            <text:p>66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118980">
            <text:p>118980</text:p>
          </table:table-cell>
          <table:table-cell office:value-type="float" office:value="1.14442">
            <text:p>1.14442</text:p>
          </table:table-cell>
          <table:table-cell office:value-type="string">
            <text:p>2013-03-03 00:34:26</text:p>
          </table:table-cell>
          <table:table-cell office:value-type="string">
            <text:p>b214f53e41a41ebdba39c5c592cdff9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84">
            <text:p>38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41">
            <text:p>0.741</text:p>
          </table:table-cell>
          <table:table-cell office:value-type="float" office:value="119040">
            <text:p>119040</text:p>
          </table:table-cell>
          <table:table-cell office:value-type="float" office:value="0.158202">
            <text:p>0.158202</text:p>
          </table:table-cell>
          <table:table-cell office:value-type="string">
            <text:p>2013-03-02 23:44:06</text:p>
          </table:table-cell>
          <table:table-cell office:value-type="string">
            <text:p>b3058c6f8db678a33f36f6d1ef20d49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539">
            <text:p>53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2">
            <text:p>0.692</text:p>
          </table:table-cell>
          <table:table-cell office:value-type="float" office:value="120736">
            <text:p>120736</text:p>
          </table:table-cell>
          <table:table-cell office:value-type="float" office:value="0.16503">
            <text:p>0.16503</text:p>
          </table:table-cell>
          <table:table-cell office:value-type="string">
            <text:p>2013-03-02 22:25:40</text:p>
          </table:table-cell>
          <table:table-cell office:value-type="string">
            <text:p>b3058c6f8db678a33f36f6d1ef2fbf4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70">
            <text:p>47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16">
            <text:p>2.616</text:p>
          </table:table-cell>
          <table:table-cell office:value-type="float" office:value="121260">
            <text:p>121260</text:p>
          </table:table-cell>
          <table:table-cell office:value-type="float" office:value="1.13898">
            <text:p>1.13898</text:p>
          </table:table-cell>
          <table:table-cell office:value-type="string">
            <text:p>2013-03-03 00:05:19</text:p>
          </table:table-cell>
          <table:table-cell office:value-type="string">
            <text:p>b214f53e41a41ebdba39c5c592cf6e8d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55">
            <text:p>85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121410">
            <text:p>121410</text:p>
          </table:table-cell>
          <table:table-cell office:value-type="float" office:value="0.255159">
            <text:p>0.255159</text:p>
          </table:table-cell>
          <table:table-cell office:value-type="string">
            <text:p>2013-03-02 21:47:27</text:p>
          </table:table-cell>
          <table:table-cell office:value-type="string">
            <text:p>b3058c6f8db678a33f36f6d1ef36ab83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51">
            <text:p>15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01">
            <text:p>0.701</text:p>
          </table:table-cell>
          <table:table-cell office:value-type="float" office:value="122159">
            <text:p>122159</text:p>
          </table:table-cell>
          <table:table-cell office:value-type="float" office:value="0.100955">
            <text:p>0.100955</text:p>
          </table:table-cell>
          <table:table-cell office:value-type="string">
            <text:p>2013-03-02 23:08:10</text:p>
          </table:table-cell>
          <table:table-cell office:value-type="string">
            <text:p>b3058c6f8db678a33f36f6d1ef277bc8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65">
            <text:p>16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91">
            <text:p>1.491</text:p>
          </table:table-cell>
          <table:table-cell office:value-type="float" office:value="126060">
            <text:p>126060</text:p>
          </table:table-cell>
          <table:table-cell office:value-type="float" office:value="0.920355">
            <text:p>0.920355</text:p>
          </table:table-cell>
          <table:table-cell office:value-type="string">
            <text:p>2013-03-03 07:47:42</text:p>
          </table:table-cell>
          <table:table-cell office:value-type="string">
            <text:p>b214f53e41a41ebdba39c5c592baa4f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55">
            <text:p>45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">
            <text:p>0.75</text:p>
          </table:table-cell>
          <table:table-cell office:value-type="float" office:value="126490">
            <text:p>126490</text:p>
          </table:table-cell>
          <table:table-cell office:value-type="float" office:value="0.161878">
            <text:p>0.161878</text:p>
          </table:table-cell>
          <table:table-cell office:value-type="string">
            <text:p>2013-03-02 22:40:32</text:p>
          </table:table-cell>
          <table:table-cell office:value-type="string">
            <text:p>b3058c6f8db678a33f36f6d1ef2cb85b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52">
            <text:p>45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">
            <text:p>0.75</text:p>
          </table:table-cell>
          <table:table-cell office:value-type="float" office:value="126560">
            <text:p>126560</text:p>
          </table:table-cell>
          <table:table-cell office:value-type="float" office:value="0.162381">
            <text:p>0.162381</text:p>
          </table:table-cell>
          <table:table-cell office:value-type="string">
            <text:p>2013-03-02 21:58:44</text:p>
          </table:table-cell>
          <table:table-cell office:value-type="string">
            <text:p>b3058c6f8db678a33f36f6d1ef346979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40">
            <text:p>14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27">
            <text:p>1.027</text:p>
          </table:table-cell>
          <table:table-cell office:value-type="float" office:value="127820">
            <text:p>127820</text:p>
          </table:table-cell>
          <table:table-cell office:value-type="float" office:value="0.0539201">
            <text:p>0.0539201</text:p>
          </table:table-cell>
          <table:table-cell office:value-type="string">
            <text:p>2013-03-02 23:07:28</text:p>
          </table:table-cell>
          <table:table-cell office:value-type="string">
            <text:p>b214f53e41a41ebdba39c5c592ab48ce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93">
            <text:p>39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2">
            <text:p>0.752</text:p>
          </table:table-cell>
          <table:table-cell office:value-type="float" office:value="128118">
            <text:p>128118</text:p>
          </table:table-cell>
          <table:table-cell office:value-type="float" office:value="0.170006">
            <text:p>0.170006</text:p>
          </table:table-cell>
          <table:table-cell office:value-type="string">
            <text:p>2013-03-02 23:50:54</text:p>
          </table:table-cell>
          <table:table-cell office:value-type="string">
            <text:p>b3058c6f8db678a33f36f6d1ef1f1a6f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67">
            <text:p>16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8">
            <text:p>0.728</text:p>
          </table:table-cell>
          <table:table-cell office:value-type="float" office:value="128256">
            <text:p>128256</text:p>
          </table:table-cell>
          <table:table-cell office:value-type="float" office:value="0.0756105">
            <text:p>0.0756105</text:p>
          </table:table-cell>
          <table:table-cell office:value-type="string">
            <text:p>2013-03-03 10:15:47</text:p>
          </table:table-cell>
          <table:table-cell office:value-type="string">
            <text:p>b214f53e41a41ebdba39c5c592a26eba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44">
            <text:p>34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8">
            <text:p>1.78</text:p>
          </table:table-cell>
          <table:table-cell office:value-type="float" office:value="128312">
            <text:p>128312</text:p>
          </table:table-cell>
          <table:table-cell office:value-type="float" office:value="2.90165">
            <text:p>2.90165</text:p>
          </table:table-cell>
          <table:table-cell office:value-type="string">
            <text:p>2013-03-03 03:17:51</text:p>
          </table:table-cell>
          <table:table-cell office:value-type="string">
            <text:p>b214f53e41a41ebdba39c5c592c7532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69">
            <text:p>46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8">
            <text:p>2.658</text:p>
          </table:table-cell>
          <table:table-cell office:value-type="float" office:value="128975">
            <text:p>128975</text:p>
          </table:table-cell>
          <table:table-cell office:value-type="float" office:value="1.13569">
            <text:p>1.13569</text:p>
          </table:table-cell>
          <table:table-cell office:value-type="string">
            <text:p>2013-03-03 07:21:12</text:p>
          </table:table-cell>
          <table:table-cell office:value-type="string">
            <text:p>b214f53e41a41ebdba39c5c592bc0935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52">
            <text:p>15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46">
            <text:p>0.646</text:p>
          </table:table-cell>
          <table:table-cell office:value-type="float" office:value="129656">
            <text:p>129656</text:p>
          </table:table-cell>
          <table:table-cell office:value-type="float" office:value="0.106596">
            <text:p>0.106596</text:p>
          </table:table-cell>
          <table:table-cell office:value-type="string">
            <text:p>2013-03-03 00:12:24</text:p>
          </table:table-cell>
          <table:table-cell office:value-type="string">
            <text:p>b3058c6f8db678a33f36f6d1ef1aebdc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87">
            <text:p>28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84">
            <text:p>0.784</text:p>
          </table:table-cell>
          <table:table-cell office:value-type="float" office:value="130872">
            <text:p>130872</text:p>
          </table:table-cell>
          <table:table-cell office:value-type="float" office:value="0.22274">
            <text:p>0.22274</text:p>
          </table:table-cell>
          <table:table-cell office:value-type="string">
            <text:p>2013-03-03 00:13:09</text:p>
          </table:table-cell>
          <table:table-cell office:value-type="string">
            <text:p>b3058c6f8db678a33f36f6d1ef1ab4d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43">
            <text:p>44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">
            <text:p>0.75</text:p>
          </table:table-cell>
          <table:table-cell office:value-type="float" office:value="131571">
            <text:p>131571</text:p>
          </table:table-cell>
          <table:table-cell office:value-type="float" office:value="0.163457">
            <text:p>0.163457</text:p>
          </table:table-cell>
          <table:table-cell office:value-type="string">
            <text:p>2013-03-02 22:23:23</text:p>
          </table:table-cell>
          <table:table-cell office:value-type="string">
            <text:p>b3058c6f8db678a33f36f6d1ef30356a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27">
            <text:p>4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55">
            <text:p>0.755</text:p>
          </table:table-cell>
          <table:table-cell office:value-type="float" office:value="132370">
            <text:p>132370</text:p>
          </table:table-cell>
          <table:table-cell office:value-type="float" office:value="0.159379">
            <text:p>0.159379</text:p>
          </table:table-cell>
          <table:table-cell office:value-type="string">
            <text:p>2013-03-02 23:32:29</text:p>
          </table:table-cell>
          <table:table-cell office:value-type="string">
            <text:p>b3058c6f8db678a33f36f6d1ef22fd7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86">
            <text:p>38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39">
            <text:p>0.739</text:p>
          </table:table-cell>
          <table:table-cell office:value-type="float" office:value="132398">
            <text:p>132398</text:p>
          </table:table-cell>
          <table:table-cell office:value-type="float" office:value="0.159254">
            <text:p>0.159254</text:p>
          </table:table-cell>
          <table:table-cell office:value-type="string">
            <text:p>2013-03-02 22:58:28</text:p>
          </table:table-cell>
          <table:table-cell office:value-type="string">
            <text:p>b3058c6f8db678a33f36f6d1ef29770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07">
            <text:p>30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17">
            <text:p>0.717</text:p>
          </table:table-cell>
          <table:table-cell office:value-type="float" office:value="132624">
            <text:p>132624</text:p>
          </table:table-cell>
          <table:table-cell office:value-type="float" office:value="0.276989">
            <text:p>0.276989</text:p>
          </table:table-cell>
          <table:table-cell office:value-type="string">
            <text:p>2013-03-03 11:35:45</text:p>
          </table:table-cell>
          <table:table-cell office:value-type="string">
            <text:p>b214f53e41a41ebdba39c5c5929dd43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97">
            <text:p>49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8">
            <text:p>2.608</text:p>
          </table:table-cell>
          <table:table-cell office:value-type="float" office:value="132699">
            <text:p>132699</text:p>
          </table:table-cell>
          <table:table-cell office:value-type="float" office:value="1.05609">
            <text:p>1.05609</text:p>
          </table:table-cell>
          <table:table-cell office:value-type="string">
            <text:p>2013-03-03 02:37:31</text:p>
          </table:table-cell>
          <table:table-cell office:value-type="string">
            <text:p>b214f53e41a41ebdba39c5c592c8b09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22">
            <text:p>3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8">
            <text:p>1.78</text:p>
          </table:table-cell>
          <table:table-cell office:value-type="float" office:value="133308">
            <text:p>133308</text:p>
          </table:table-cell>
          <table:table-cell office:value-type="float" office:value="2.74397">
            <text:p>2.74397</text:p>
          </table:table-cell>
          <table:table-cell office:value-type="string">
            <text:p>2013-03-02 22:35:33</text:p>
          </table:table-cell>
          <table:table-cell office:value-type="string">
            <text:p>b214f53e41a41ebdba39c5c592d3a0ff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37">
            <text:p>33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6">
            <text:p>0.726</text:p>
          </table:table-cell>
          <table:table-cell office:value-type="float" office:value="133789">
            <text:p>133789</text:p>
          </table:table-cell>
          <table:table-cell office:value-type="float" office:value="0.464861">
            <text:p>0.464861</text:p>
          </table:table-cell>
          <table:table-cell office:value-type="string">
            <text:p>2013-03-02 22:05:07</text:p>
          </table:table-cell>
          <table:table-cell office:value-type="string">
            <text:p>b214f53e41a41ebdba39c5c592b1b71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34">
            <text:p>23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133848">
            <text:p>133848</text:p>
          </table:table-cell>
          <table:table-cell office:value-type="float" office:value="1.60039">
            <text:p>1.60039</text:p>
          </table:table-cell>
          <table:table-cell office:value-type="string">
            <text:p>2013-03-03 03:22:51</text:p>
          </table:table-cell>
          <table:table-cell office:value-type="string">
            <text:p>b214f53e41a41ebdba39c5c592c6dbf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89">
            <text:p>38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">
            <text:p>0.7</text:p>
          </table:table-cell>
          <table:table-cell office:value-type="float" office:value="134205">
            <text:p>134205</text:p>
          </table:table-cell>
          <table:table-cell office:value-type="float" office:value="0.154512">
            <text:p>0.154512</text:p>
          </table:table-cell>
          <table:table-cell office:value-type="string">
            <text:p>2013-03-02 23:06:34</text:p>
          </table:table-cell>
          <table:table-cell office:value-type="string">
            <text:p>b214f53e41a41ebdba39c5c592ab610c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62">
            <text:p>26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81">
            <text:p>1.581</text:p>
          </table:table-cell>
          <table:table-cell office:value-type="float" office:value="134406">
            <text:p>134406</text:p>
          </table:table-cell>
          <table:table-cell office:value-type="float" office:value="1.75562">
            <text:p>1.75562</text:p>
          </table:table-cell>
          <table:table-cell office:value-type="string">
            <text:p>2013-03-03 07:33:00</text:p>
          </table:table-cell>
          <table:table-cell office:value-type="string">
            <text:p>b214f53e41a41ebdba39c5c592bb51c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21">
            <text:p>52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8">
            <text:p>1.248</text:p>
          </table:table-cell>
          <table:table-cell office:value-type="float" office:value="134418">
            <text:p>134418</text:p>
          </table:table-cell>
          <table:table-cell office:value-type="float" office:value="0.155084">
            <text:p>0.155084</text:p>
          </table:table-cell>
          <table:table-cell office:value-type="string">
            <text:p>2013-03-03 00:06:49</text:p>
          </table:table-cell>
          <table:table-cell office:value-type="string">
            <text:p>b214f53e41a41ebdba39c5c592a5c64b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22">
            <text:p>22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5">
            <text:p>0.775</text:p>
          </table:table-cell>
          <table:table-cell office:value-type="float" office:value="134976">
            <text:p>134976</text:p>
          </table:table-cell>
          <table:table-cell office:value-type="float" office:value="0.115244">
            <text:p>0.115244</text:p>
          </table:table-cell>
          <table:table-cell office:value-type="string">
            <text:p>2013-03-02 23:03:07</text:p>
          </table:table-cell>
          <table:table-cell office:value-type="string">
            <text:p>b214f53e41a41ebdba39c5c592ac36eb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34">
            <text:p>53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2">
            <text:p>0.692</text:p>
          </table:table-cell>
          <table:table-cell office:value-type="float" office:value="135102">
            <text:p>135102</text:p>
          </table:table-cell>
          <table:table-cell office:value-type="float" office:value="0.165342">
            <text:p>0.165342</text:p>
          </table:table-cell>
          <table:table-cell office:value-type="string">
            <text:p>2013-03-02 23:57:25</text:p>
          </table:table-cell>
          <table:table-cell office:value-type="string">
            <text:p>b3058c6f8db678a33f36f6d1ef1dd43e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21">
            <text:p>32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39">
            <text:p>0.739</text:p>
          </table:table-cell>
          <table:table-cell office:value-type="float" office:value="135462">
            <text:p>135462</text:p>
          </table:table-cell>
          <table:table-cell office:value-type="float" office:value="0.276467">
            <text:p>0.276467</text:p>
          </table:table-cell>
          <table:table-cell office:value-type="string">
            <text:p>2013-03-03 00:18:11</text:p>
          </table:table-cell>
          <table:table-cell office:value-type="string">
            <text:p>b3058c6f8db678a33f36f6d1ef19eac1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70">
            <text:p>17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514">
            <text:p>1.514</text:p>
          </table:table-cell>
          <table:table-cell office:value-type="float" office:value="136850">
            <text:p>136850</text:p>
          </table:table-cell>
          <table:table-cell office:value-type="float" office:value="1.03168">
            <text:p>1.03168</text:p>
          </table:table-cell>
          <table:table-cell office:value-type="string">
            <text:p>2013-03-03 00:59:28</text:p>
          </table:table-cell>
          <table:table-cell office:value-type="string">
            <text:p>b214f53e41a41ebdba39c5c592cd249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49">
            <text:p>34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8">
            <text:p>1.78</text:p>
          </table:table-cell>
          <table:table-cell office:value-type="float" office:value="138204">
            <text:p>138204</text:p>
          </table:table-cell>
          <table:table-cell office:value-type="float" office:value="2.92109">
            <text:p>2.92109</text:p>
          </table:table-cell>
          <table:table-cell office:value-type="string">
            <text:p>2013-03-02 22:55:48</text:p>
          </table:table-cell>
          <table:table-cell office:value-type="string">
            <text:p>b214f53e41a41ebdba39c5c592d24ee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26">
            <text:p>52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8">
            <text:p>2.608</text:p>
          </table:table-cell>
          <table:table-cell office:value-type="float" office:value="138338">
            <text:p>138338</text:p>
          </table:table-cell>
          <table:table-cell office:value-type="float" office:value="1.20407">
            <text:p>1.20407</text:p>
          </table:table-cell>
          <table:table-cell office:value-type="string">
            <text:p>2013-03-03 05:44:02</text:p>
          </table:table-cell>
          <table:table-cell office:value-type="string">
            <text:p>b214f53e41a41ebdba39c5c592c0cbc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69">
            <text:p>66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3">
            <text:p>2.633</text:p>
          </table:table-cell>
          <table:table-cell office:value-type="float" office:value="138483">
            <text:p>138483</text:p>
          </table:table-cell>
          <table:table-cell office:value-type="float" office:value="1.08122">
            <text:p>1.08122</text:p>
          </table:table-cell>
          <table:table-cell office:value-type="string">
            <text:p>2013-03-03 04:38:24</text:p>
          </table:table-cell>
          <table:table-cell office:value-type="string">
            <text:p>b214f53e41a41ebdba39c5c592c3923c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79">
            <text:p>17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8">
            <text:p>0.728</text:p>
          </table:table-cell>
          <table:table-cell office:value-type="float" office:value="138546">
            <text:p>138546</text:p>
          </table:table-cell>
          <table:table-cell office:value-type="float" office:value="0.052256">
            <text:p>0.052256</text:p>
          </table:table-cell>
          <table:table-cell office:value-type="string">
            <text:p>2013-03-02 21:33:02</text:p>
          </table:table-cell>
          <table:table-cell office:value-type="string">
            <text:p>b214f53e41a41ebdba39c5c592b5f8de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87">
            <text:p>48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8">
            <text:p>2.658</text:p>
          </table:table-cell>
          <table:table-cell office:value-type="float" office:value="139282">
            <text:p>139282</text:p>
          </table:table-cell>
          <table:table-cell office:value-type="float" office:value="1.13371">
            <text:p>1.13371</text:p>
          </table:table-cell>
          <table:table-cell office:value-type="string">
            <text:p>2013-03-02 23:41:32</text:p>
          </table:table-cell>
          <table:table-cell office:value-type="string">
            <text:p>b214f53e41a41ebdba39c5c592d0851f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75">
            <text:p>77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139500">
            <text:p>139500</text:p>
          </table:table-cell>
          <table:table-cell office:value-type="float" office:value="0.176191">
            <text:p>0.176191</text:p>
          </table:table-cell>
          <table:table-cell office:value-type="string">
            <text:p>2013-03-03 00:21:44</text:p>
          </table:table-cell>
          <table:table-cell office:value-type="string">
            <text:p>b3058c6f8db678a33f36f6d1ef19216a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27">
            <text:p>8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4">
            <text:p>0.684</text:p>
          </table:table-cell>
          <table:table-cell office:value-type="float" office:value="139763">
            <text:p>139763</text:p>
          </table:table-cell>
          <table:table-cell office:value-type="float" office:value="0.179533">
            <text:p>0.179533</text:p>
          </table:table-cell>
          <table:table-cell office:value-type="string">
            <text:p>2013-03-02 22:31:25</text:p>
          </table:table-cell>
          <table:table-cell office:value-type="string">
            <text:p>b3058c6f8db678a33f36f6d1ef2eacbc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56">
            <text:p>35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6">
            <text:p>0.726</text:p>
          </table:table-cell>
          <table:table-cell office:value-type="float" office:value="139908">
            <text:p>139908</text:p>
          </table:table-cell>
          <table:table-cell office:value-type="float" office:value="0.642178">
            <text:p>0.642178</text:p>
          </table:table-cell>
          <table:table-cell office:value-type="string">
            <text:p>2013-03-03 12:59:12</text:p>
          </table:table-cell>
          <table:table-cell office:value-type="string">
            <text:p>b214f53e41a41ebdba39c5c59298d9ec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3">
            <text:p>58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2">
            <text:p>0.692</text:p>
          </table:table-cell>
          <table:table-cell office:value-type="float" office:value="139920">
            <text:p>139920</text:p>
          </table:table-cell>
          <table:table-cell office:value-type="float" office:value="0.167164">
            <text:p>0.167164</text:p>
          </table:table-cell>
          <table:table-cell office:value-type="string">
            <text:p>2013-03-02 22:35:39</text:p>
          </table:table-cell>
          <table:table-cell office:value-type="string">
            <text:p>b3058c6f8db678a33f36f6d1ef2de7e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02">
            <text:p>80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140350">
            <text:p>140350</text:p>
          </table:table-cell>
          <table:table-cell office:value-type="float" office:value="0.16041">
            <text:p>0.16041</text:p>
          </table:table-cell>
          <table:table-cell office:value-type="string">
            <text:p>2013-03-02 22:53:55</text:p>
          </table:table-cell>
          <table:table-cell office:value-type="string">
            <text:p>b214f53e41a41ebdba39c5c592ad3e5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54">
            <text:p>65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8">
            <text:p>2.608</text:p>
          </table:table-cell>
          <table:table-cell office:value-type="float" office:value="140610">
            <text:p>140610</text:p>
          </table:table-cell>
          <table:table-cell office:value-type="float" office:value="1.23987">
            <text:p>1.23987</text:p>
          </table:table-cell>
          <table:table-cell office:value-type="string">
            <text:p>2013-03-02 22:12:16</text:p>
          </table:table-cell>
          <table:table-cell office:value-type="string">
            <text:p>b214f53e41a41ebdba39c5c592d4f3ef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93">
            <text:p>19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9">
            <text:p>0.689</text:p>
          </table:table-cell>
          <table:table-cell office:value-type="float" office:value="141276">
            <text:p>141276</text:p>
          </table:table-cell>
          <table:table-cell office:value-type="float" office:value="0.144886">
            <text:p>0.144886</text:p>
          </table:table-cell>
          <table:table-cell office:value-type="string">
            <text:p>2013-03-02 23:45:05</text:p>
          </table:table-cell>
          <table:table-cell office:value-type="string">
            <text:p>b3058c6f8db678a33f36f6d1ef209ff9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01">
            <text:p>2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97">
            <text:p>0.697</text:p>
          </table:table-cell>
          <table:table-cell office:value-type="float" office:value="142107">
            <text:p>142107</text:p>
          </table:table-cell>
          <table:table-cell office:value-type="float" office:value="0.104281">
            <text:p>0.104281</text:p>
          </table:table-cell>
          <table:table-cell office:value-type="string">
            <text:p>2013-03-03 12:33:23</text:p>
          </table:table-cell>
          <table:table-cell office:value-type="string">
            <text:p>b214f53e41a41ebdba39c5c5929a1f87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81">
            <text:p>18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491">
            <text:p>1.491</text:p>
          </table:table-cell>
          <table:table-cell office:value-type="float" office:value="142447">
            <text:p>142447</text:p>
          </table:table-cell>
          <table:table-cell office:value-type="float" office:value="0.119248">
            <text:p>0.119248</text:p>
          </table:table-cell>
          <table:table-cell office:value-type="string">
            <text:p>2013-03-02 21:45:28</text:p>
          </table:table-cell>
          <table:table-cell office:value-type="string">
            <text:p>b214f53e41a41ebdba39c5c592d5d54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42">
            <text:p>24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13">
            <text:p>0.813</text:p>
          </table:table-cell>
          <table:table-cell office:value-type="float" office:value="143022">
            <text:p>143022</text:p>
          </table:table-cell>
          <table:table-cell office:value-type="float" office:value="0.140627">
            <text:p>0.140627</text:p>
          </table:table-cell>
          <table:table-cell office:value-type="string">
            <text:p>2013-03-02 22:17:31</text:p>
          </table:table-cell>
          <table:table-cell office:value-type="string">
            <text:p>b214f53e41a41ebdba39c5c592b0392b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44">
            <text:p>14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08">
            <text:p>1.308</text:p>
          </table:table-cell>
          <table:table-cell office:value-type="float" office:value="143280">
            <text:p>143280</text:p>
          </table:table-cell>
          <table:table-cell office:value-type="float" office:value="0.913212">
            <text:p>0.913212</text:p>
          </table:table-cell>
          <table:table-cell office:value-type="string">
            <text:p>2013-03-03 07:18:06</text:p>
          </table:table-cell>
          <table:table-cell office:value-type="string">
            <text:p>b214f53e41a41ebdba39c5c592bc5d3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58">
            <text:p>95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43700">
            <text:p>143700</text:p>
          </table:table-cell>
          <table:table-cell office:value-type="float" office:value="0.13399">
            <text:p>0.13399</text:p>
          </table:table-cell>
          <table:table-cell office:value-type="string">
            <text:p>2013-03-02 22:49:19</text:p>
          </table:table-cell>
          <table:table-cell office:value-type="string">
            <text:p>b214f53e41a41ebdba39c5c592d2c9b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8">
            <text:p>28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2">
            <text:p>1.642</text:p>
          </table:table-cell>
          <table:table-cell office:value-type="float" office:value="144000">
            <text:p>144000</text:p>
          </table:table-cell>
          <table:table-cell office:value-type="float" office:value="1.66923">
            <text:p>1.66923</text:p>
          </table:table-cell>
          <table:table-cell office:value-type="string">
            <text:p>2013-03-03 05:53:47</text:p>
          </table:table-cell>
          <table:table-cell office:value-type="string">
            <text:p>b214f53e41a41ebdba39c5c592c05b78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77">
            <text:p>27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36">
            <text:p>0.836</text:p>
          </table:table-cell>
          <table:table-cell office:value-type="float" office:value="144317">
            <text:p>144317</text:p>
          </table:table-cell>
          <table:table-cell office:value-type="float" office:value="0.172979">
            <text:p>0.172979</text:p>
          </table:table-cell>
          <table:table-cell office:value-type="string">
            <text:p>2013-03-03 12:19:34</text:p>
          </table:table-cell>
          <table:table-cell office:value-type="string">
            <text:p>b214f53e41a41ebdba39c5c5929b7da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44">
            <text:p>44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37">
            <text:p>2.837</text:p>
          </table:table-cell>
          <table:table-cell office:value-type="float" office:value="145188">
            <text:p>145188</text:p>
          </table:table-cell>
          <table:table-cell office:value-type="float" office:value="1.11003">
            <text:p>1.11003</text:p>
          </table:table-cell>
          <table:table-cell office:value-type="string">
            <text:p>2013-03-03 07:06:21</text:p>
          </table:table-cell>
          <table:table-cell office:value-type="string">
            <text:p>b214f53e41a41ebdba39c5c592bd11fd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27">
            <text:p>92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9">
            <text:p>0.779</text:p>
          </table:table-cell>
          <table:table-cell office:value-type="float" office:value="145539">
            <text:p>145539</text:p>
          </table:table-cell>
          <table:table-cell office:value-type="float" office:value="0.163265">
            <text:p>0.163265</text:p>
          </table:table-cell>
          <table:table-cell office:value-type="string">
            <text:p>2013-03-02 22:31:47</text:p>
          </table:table-cell>
          <table:table-cell office:value-type="string">
            <text:p>b214f53e41a41ebdba39c5c592aeabcb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79">
            <text:p>67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8">
            <text:p>1.248</text:p>
          </table:table-cell>
          <table:table-cell office:value-type="float" office:value="145985">
            <text:p>145985</text:p>
          </table:table-cell>
          <table:table-cell office:value-type="float" office:value="4.99703">
            <text:p>4.99703</text:p>
          </table:table-cell>
          <table:table-cell office:value-type="string">
            <text:p>2013-03-03 12:10:40</text:p>
          </table:table-cell>
          <table:table-cell office:value-type="string">
            <text:p>b214f53e41a41ebdba39c5c5929bdbfe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20">
            <text:p>2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13">
            <text:p>0.713</text:p>
          </table:table-cell>
          <table:table-cell office:value-type="float" office:value="146520">
            <text:p>146520</text:p>
          </table:table-cell>
          <table:table-cell office:value-type="float" office:value="0.118915">
            <text:p>0.118915</text:p>
          </table:table-cell>
          <table:table-cell office:value-type="string">
            <text:p>2013-03-02 23:30:56</text:p>
          </table:table-cell>
          <table:table-cell office:value-type="string">
            <text:p>b214f53e41a41ebdba39c5c592a89032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65">
            <text:p>16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198">
            <text:p>1.198</text:p>
          </table:table-cell>
          <table:table-cell office:value-type="float" office:value="146520">
            <text:p>146520</text:p>
          </table:table-cell>
          <table:table-cell office:value-type="float" office:value="1.1181">
            <text:p>1.1181</text:p>
          </table:table-cell>
          <table:table-cell office:value-type="string">
            <text:p>2013-03-03 06:09:21</text:p>
          </table:table-cell>
          <table:table-cell office:value-type="string">
            <text:p>b214f53e41a41ebdba39c5c592bfe7ed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201">
            <text:p>2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97">
            <text:p>0.697</text:p>
          </table:table-cell>
          <table:table-cell office:value-type="float" office:value="147132">
            <text:p>147132</text:p>
          </table:table-cell>
          <table:table-cell office:value-type="float" office:value="0.0666773">
            <text:p>0.0666773</text:p>
          </table:table-cell>
          <table:table-cell office:value-type="string">
            <text:p>2013-03-02 21:35:25</text:p>
          </table:table-cell>
          <table:table-cell office:value-type="string">
            <text:p>b214f53e41a41ebdba39c5c592b5c75b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44">
            <text:p>14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575">
            <text:p>1.575</text:p>
          </table:table-cell>
          <table:table-cell office:value-type="float" office:value="147168">
            <text:p>147168</text:p>
          </table:table-cell>
          <table:table-cell office:value-type="float" office:value="0.0700581">
            <text:p>0.0700581</text:p>
          </table:table-cell>
          <table:table-cell office:value-type="string">
            <text:p>2013-03-02 22:20:51</text:p>
          </table:table-cell>
          <table:table-cell office:value-type="string">
            <text:p>b214f53e41a41ebdba39c5c592afd82f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147264">
            <text:p>147264</text:p>
          </table:table-cell>
          <table:table-cell office:value-type="float" office:value="0.138946">
            <text:p>0.138946</text:p>
          </table:table-cell>
          <table:table-cell office:value-type="string">
            <text:p>2013-03-02 22:13:54</text:p>
          </table:table-cell>
          <table:table-cell office:value-type="string">
            <text:p>b3058c6f8db678a33f36f6d1ef31c95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6">
            <text:p>75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148176">
            <text:p>148176</text:p>
          </table:table-cell>
          <table:table-cell office:value-type="float" office:value="0.103757">
            <text:p>0.103757</text:p>
          </table:table-cell>
          <table:table-cell office:value-type="string">
            <text:p>2013-03-02 21:39:40</text:p>
          </table:table-cell>
          <table:table-cell office:value-type="string">
            <text:p>b214f53e41a41ebdba39c5c592b51dd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96">
            <text:p>19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14">
            <text:p>0.714</text:p>
          </table:table-cell>
          <table:table-cell office:value-type="float" office:value="148960">
            <text:p>148960</text:p>
          </table:table-cell>
          <table:table-cell office:value-type="float" office:value="0.100668">
            <text:p>0.100668</text:p>
          </table:table-cell>
          <table:table-cell office:value-type="string">
            <text:p>2013-03-02 21:59:15</text:p>
          </table:table-cell>
          <table:table-cell office:value-type="string">
            <text:p>b214f53e41a41ebdba39c5c592b245c9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24">
            <text:p>22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41">
            <text:p>0.841</text:p>
          </table:table-cell>
          <table:table-cell office:value-type="float" office:value="149184">
            <text:p>149184</text:p>
          </table:table-cell>
          <table:table-cell office:value-type="float" office:value="0.186158">
            <text:p>0.186158</text:p>
          </table:table-cell>
          <table:table-cell office:value-type="string">
            <text:p>2013-03-02 21:52:47</text:p>
          </table:table-cell>
          <table:table-cell office:value-type="string">
            <text:p>b3058c6f8db678a33f36f6d1ef35d139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51">
            <text:p>15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12">
            <text:p>0.712</text:p>
          </table:table-cell>
          <table:table-cell office:value-type="float" office:value="149339">
            <text:p>149339</text:p>
          </table:table-cell>
          <table:table-cell office:value-type="float" office:value="0.121475">
            <text:p>0.121475</text:p>
          </table:table-cell>
          <table:table-cell office:value-type="string">
            <text:p>2013-03-02 21:50:15</text:p>
          </table:table-cell>
          <table:table-cell office:value-type="string">
            <text:p>b3058c6f8db678a33f36f6d1ef364c89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79">
            <text:p>17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594">
            <text:p>0.594</text:p>
          </table:table-cell>
          <table:table-cell office:value-type="float" office:value="150002">
            <text:p>150002</text:p>
          </table:table-cell>
          <table:table-cell office:value-type="float" office:value="0.143012">
            <text:p>0.143012</text:p>
          </table:table-cell>
          <table:table-cell office:value-type="string">
            <text:p>2013-03-02 23:35:48</text:p>
          </table:table-cell>
          <table:table-cell office:value-type="string">
            <text:p>b3058c6f8db678a33f36f6d1ef2269f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08">
            <text:p>80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50288">
            <text:p>150288</text:p>
          </table:table-cell>
          <table:table-cell office:value-type="float" office:value="1.1502">
            <text:p>1.1502</text:p>
          </table:table-cell>
          <table:table-cell office:value-type="string">
            <text:p>2013-03-03 04:16:06</text:p>
          </table:table-cell>
          <table:table-cell office:value-type="string">
            <text:p>b214f53e41a41ebdba39c5c592c4a87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97">
            <text:p>39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226">
            <text:p>2.226</text:p>
          </table:table-cell>
          <table:table-cell office:value-type="float" office:value="152448">
            <text:p>152448</text:p>
          </table:table-cell>
          <table:table-cell office:value-type="float" office:value="0.510383">
            <text:p>0.510383</text:p>
          </table:table-cell>
          <table:table-cell office:value-type="string">
            <text:p>2013-03-02 21:24:15</text:p>
          </table:table-cell>
          <table:table-cell office:value-type="string">
            <text:p>b214f53e41a41ebdba39c5c592d6d4b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16">
            <text:p>31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8">
            <text:p>0.88</text:p>
          </table:table-cell>
          <table:table-cell office:value-type="float" office:value="154524">
            <text:p>154524</text:p>
          </table:table-cell>
          <table:table-cell office:value-type="float" office:value="0.304818">
            <text:p>0.304818</text:p>
          </table:table-cell>
          <table:table-cell office:value-type="string">
            <text:p>2013-03-03 00:04:40</text:p>
          </table:table-cell>
          <table:table-cell office:value-type="string">
            <text:p>b3058c6f8db678a33f36f6d1ef1c746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87">
            <text:p>28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42">
            <text:p>1.642</text:p>
          </table:table-cell>
          <table:table-cell office:value-type="float" office:value="155267">
            <text:p>155267</text:p>
          </table:table-cell>
          <table:table-cell office:value-type="float" office:value="2.45031">
            <text:p>2.45031</text:p>
          </table:table-cell>
          <table:table-cell office:value-type="string">
            <text:p>2013-03-03 07:01:39</text:p>
          </table:table-cell>
          <table:table-cell office:value-type="string">
            <text:p>b214f53e41a41ebdba39c5c592bd8eb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39">
            <text:p>33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86">
            <text:p>0.986</text:p>
          </table:table-cell>
          <table:table-cell office:value-type="float" office:value="156279">
            <text:p>156279</text:p>
          </table:table-cell>
          <table:table-cell office:value-type="float" office:value="0.38444">
            <text:p>0.38444</text:p>
          </table:table-cell>
          <table:table-cell office:value-type="string">
            <text:p>2013-03-02 21:37:42</text:p>
          </table:table-cell>
          <table:table-cell office:value-type="string">
            <text:p>b214f53e41a41ebdba39c5c592b573d7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79">
            <text:p>37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8">
            <text:p>1.78</text:p>
          </table:table-cell>
          <table:table-cell office:value-type="float" office:value="157664">
            <text:p>157664</text:p>
          </table:table-cell>
          <table:table-cell office:value-type="float" office:value="4.11069">
            <text:p>4.11069</text:p>
          </table:table-cell>
          <table:table-cell office:value-type="string">
            <text:p>2013-03-02 23:04:11</text:p>
          </table:table-cell>
          <table:table-cell office:value-type="string">
            <text:p>b214f53e41a41ebdba39c5c592d1ee82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64">
            <text:p>36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67">
            <text:p>0.767</text:p>
          </table:table-cell>
          <table:table-cell office:value-type="float" office:value="159432">
            <text:p>159432</text:p>
          </table:table-cell>
          <table:table-cell office:value-type="float" office:value="0.665781">
            <text:p>0.665781</text:p>
          </table:table-cell>
          <table:table-cell office:value-type="string">
            <text:p>2013-03-03 10:45:01</text:p>
          </table:table-cell>
          <table:table-cell office:value-type="string">
            <text:p>b214f53e41a41ebdba39c5c592a07d3e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21">
            <text:p>42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212">
            <text:p>2.212</text:p>
          </table:table-cell>
          <table:table-cell office:value-type="float" office:value="159559">
            <text:p>159559</text:p>
          </table:table-cell>
          <table:table-cell office:value-type="float" office:value="1.02859">
            <text:p>1.02859</text:p>
          </table:table-cell>
          <table:table-cell office:value-type="string">
            <text:p>2013-03-02 22:19:29</text:p>
          </table:table-cell>
          <table:table-cell office:value-type="string">
            <text:p>b214f53e41a41ebdba39c5c592d48e07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83">
            <text:p>38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49">
            <text:p>0.749</text:p>
          </table:table-cell>
          <table:table-cell office:value-type="float" office:value="160094">
            <text:p>160094</text:p>
          </table:table-cell>
          <table:table-cell office:value-type="float" office:value="0.484773">
            <text:p>0.484773</text:p>
          </table:table-cell>
          <table:table-cell office:value-type="string">
            <text:p>2013-03-02 23:34:09</text:p>
          </table:table-cell>
          <table:table-cell office:value-type="string">
            <text:p>b3058c6f8db678a33f36f6d1ef22c84a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38">
            <text:p>33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86">
            <text:p>0.986</text:p>
          </table:table-cell>
          <table:table-cell office:value-type="float" office:value="160212">
            <text:p>160212</text:p>
          </table:table-cell>
          <table:table-cell office:value-type="float" office:value="0.560994">
            <text:p>0.560994</text:p>
          </table:table-cell>
          <table:table-cell office:value-type="string">
            <text:p>2013-03-02 23:28:10</text:p>
          </table:table-cell>
          <table:table-cell office:value-type="string">
            <text:p>b214f53e41a41ebdba39c5c592a8a844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59">
            <text:p>15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2">
            <text:p>1.62</text:p>
          </table:table-cell>
          <table:table-cell office:value-type="float" office:value="160431">
            <text:p>160431</text:p>
          </table:table-cell>
          <table:table-cell office:value-type="float" office:value="0.084723">
            <text:p>0.084723</text:p>
          </table:table-cell>
          <table:table-cell office:value-type="string">
            <text:p>2013-03-02 22:53:24</text:p>
          </table:table-cell>
          <table:table-cell office:value-type="string">
            <text:p>b214f53e41a41ebdba39c5c592ad5cf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06">
            <text:p>20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8">
            <text:p>0.728</text:p>
          </table:table-cell>
          <table:table-cell office:value-type="float" office:value="161298">
            <text:p>161298</text:p>
          </table:table-cell>
          <table:table-cell office:value-type="float" office:value="0.125475">
            <text:p>0.125475</text:p>
          </table:table-cell>
          <table:table-cell office:value-type="string">
            <text:p>2013-03-02 23:16:41</text:p>
          </table:table-cell>
          <table:table-cell office:value-type="string">
            <text:p>b214f53e41a41ebdba39c5c592aa20b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17">
            <text:p>91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5">
            <text:p>0.685</text:p>
          </table:table-cell>
          <table:table-cell office:value-type="float" office:value="161392">
            <text:p>161392</text:p>
          </table:table-cell>
          <table:table-cell office:value-type="float" office:value="0.189239">
            <text:p>0.189239</text:p>
          </table:table-cell>
          <table:table-cell office:value-type="string">
            <text:p>2013-03-02 22:50:21</text:p>
          </table:table-cell>
          <table:table-cell office:value-type="string">
            <text:p>b3058c6f8db678a33f36f6d1ef2af72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48">
            <text:p>34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829">
            <text:p>1.829</text:p>
          </table:table-cell>
          <table:table-cell office:value-type="float" office:value="163560">
            <text:p>163560</text:p>
          </table:table-cell>
          <table:table-cell office:value-type="float" office:value="3.37668">
            <text:p>3.37668</text:p>
          </table:table-cell>
          <table:table-cell office:value-type="string">
            <text:p>2013-03-03 04:23:30</text:p>
          </table:table-cell>
          <table:table-cell office:value-type="string">
            <text:p>b214f53e41a41ebdba39c5c592c43ea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46">
            <text:p>34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829">
            <text:p>1.829</text:p>
          </table:table-cell>
          <table:table-cell office:value-type="float" office:value="163658">
            <text:p>163658</text:p>
          </table:table-cell>
          <table:table-cell office:value-type="float" office:value="3.36862">
            <text:p>3.36862</text:p>
          </table:table-cell>
          <table:table-cell office:value-type="string">
            <text:p>2013-03-03 06:03:03</text:p>
          </table:table-cell>
          <table:table-cell office:value-type="string">
            <text:p>b214f53e41a41ebdba39c5c592c00b5c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204">
            <text:p>20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635">
            <text:p>1.635</text:p>
          </table:table-cell>
          <table:table-cell office:value-type="float" office:value="163812">
            <text:p>163812</text:p>
          </table:table-cell>
          <table:table-cell office:value-type="float" office:value="0.155807">
            <text:p>0.155807</text:p>
          </table:table-cell>
          <table:table-cell office:value-type="string">
            <text:p>2013-03-02 22:28:53</text:p>
          </table:table-cell>
          <table:table-cell office:value-type="string">
            <text:p>b214f53e41a41ebdba39c5c592d41ba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546">
            <text:p>54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2">
            <text:p>0.692</text:p>
          </table:table-cell>
          <table:table-cell office:value-type="float" office:value="164346">
            <text:p>164346</text:p>
          </table:table-cell>
          <table:table-cell office:value-type="float" office:value="0.168594">
            <text:p>0.168594</text:p>
          </table:table-cell>
          <table:table-cell office:value-type="string">
            <text:p>2013-03-02 22:17:10</text:p>
          </table:table-cell>
          <table:table-cell office:value-type="string">
            <text:p>b3058c6f8db678a33f36f6d1ef31270d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20">
            <text:p>3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01">
            <text:p>0.901</text:p>
          </table:table-cell>
          <table:table-cell office:value-type="float" office:value="164480">
            <text:p>164480</text:p>
          </table:table-cell>
          <table:table-cell office:value-type="float" office:value="0.28457">
            <text:p>0.28457</text:p>
          </table:table-cell>
          <table:table-cell office:value-type="string">
            <text:p>2013-03-02 21:23:37</text:p>
          </table:table-cell>
          <table:table-cell office:value-type="string">
            <text:p>b214f53e41a41ebdba39c5c592b7219a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84">
            <text:p>18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33">
            <text:p>1.033</text:p>
          </table:table-cell>
          <table:table-cell office:value-type="float" office:value="164680">
            <text:p>164680</text:p>
          </table:table-cell>
          <table:table-cell office:value-type="float" office:value="0.0628551">
            <text:p>0.0628551</text:p>
          </table:table-cell>
          <table:table-cell office:value-type="string">
            <text:p>2013-03-02 21:42:59</text:p>
          </table:table-cell>
          <table:table-cell office:value-type="string">
            <text:p>b214f53e41a41ebdba39c5c592b46b0f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41">
            <text:p>24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4">
            <text:p>0.704</text:p>
          </table:table-cell>
          <table:table-cell office:value-type="float" office:value="165326">
            <text:p>165326</text:p>
          </table:table-cell>
          <table:table-cell office:value-type="float" office:value="0.160242">
            <text:p>0.160242</text:p>
          </table:table-cell>
          <table:table-cell office:value-type="string">
            <text:p>2013-03-03 12:57:29</text:p>
          </table:table-cell>
          <table:table-cell office:value-type="string">
            <text:p>b214f53e41a41ebdba39c5c59299017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31">
            <text:p>73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3">
            <text:p>0.683</text:p>
          </table:table-cell>
          <table:table-cell office:value-type="float" office:value="166668">
            <text:p>166668</text:p>
          </table:table-cell>
          <table:table-cell office:value-type="float" office:value="0.178068">
            <text:p>0.178068</text:p>
          </table:table-cell>
          <table:table-cell office:value-type="string">
            <text:p>2013-03-02 22:51:14</text:p>
          </table:table-cell>
          <table:table-cell office:value-type="string">
            <text:p>b3058c6f8db678a33f36f6d1ef2acda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94">
            <text:p>19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49">
            <text:p>0.649</text:p>
          </table:table-cell>
          <table:table-cell office:value-type="float" office:value="167422">
            <text:p>167422</text:p>
          </table:table-cell>
          <table:table-cell office:value-type="float" office:value="0.114647">
            <text:p>0.114647</text:p>
          </table:table-cell>
          <table:table-cell office:value-type="string">
            <text:p>2013-03-03 00:11:03</text:p>
          </table:table-cell>
          <table:table-cell office:value-type="string">
            <text:p>b214f53e41a41ebdba39c5c592a55a3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76">
            <text:p>57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6">
            <text:p>1.246</text:p>
          </table:table-cell>
          <table:table-cell office:value-type="float" office:value="168192">
            <text:p>168192</text:p>
          </table:table-cell>
          <table:table-cell office:value-type="float" office:value="0.162266">
            <text:p>0.162266</text:p>
          </table:table-cell>
          <table:table-cell office:value-type="string">
            <text:p>2013-03-03 00:24:36</text:p>
          </table:table-cell>
          <table:table-cell office:value-type="string">
            <text:p>b214f53e41a41ebdba39c5c592a3b63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83">
            <text:p>48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8">
            <text:p>2.658</text:p>
          </table:table-cell>
          <table:table-cell office:value-type="float" office:value="168567">
            <text:p>168567</text:p>
          </table:table-cell>
          <table:table-cell office:value-type="float" office:value="1.04106">
            <text:p>1.04106</text:p>
          </table:table-cell>
          <table:table-cell office:value-type="string">
            <text:p>2013-03-03 00:17:39</text:p>
          </table:table-cell>
          <table:table-cell office:value-type="string">
            <text:p>b214f53e41a41ebdba39c5c592cecbfc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20">
            <text:p>4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14">
            <text:p>0.814</text:p>
          </table:table-cell>
          <table:table-cell office:value-type="float" office:value="169260">
            <text:p>169260</text:p>
          </table:table-cell>
          <table:table-cell office:value-type="float" office:value="0.15659">
            <text:p>0.15659</text:p>
          </table:table-cell>
          <table:table-cell office:value-type="string">
            <text:p>2013-03-03 10:53:31</text:p>
          </table:table-cell>
          <table:table-cell office:value-type="string">
            <text:p>b214f53e41a41ebdba39c5c5929fe93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68">
            <text:p>26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913">
            <text:p>1.913</text:p>
          </table:table-cell>
          <table:table-cell office:value-type="float" office:value="169644">
            <text:p>169644</text:p>
          </table:table-cell>
          <table:table-cell office:value-type="float" office:value="1.41854">
            <text:p>1.41854</text:p>
          </table:table-cell>
          <table:table-cell office:value-type="string">
            <text:p>2013-03-03 04:28:41</text:p>
          </table:table-cell>
          <table:table-cell office:value-type="string">
            <text:p>b214f53e41a41ebdba39c5c592c421ea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06">
            <text:p>60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69680">
            <text:p>169680</text:p>
          </table:table-cell>
          <table:table-cell office:value-type="float" office:value="0.121725">
            <text:p>0.121725</text:p>
          </table:table-cell>
          <table:table-cell office:value-type="string">
            <text:p>2013-03-03 02:16:14</text:p>
          </table:table-cell>
          <table:table-cell office:value-type="string">
            <text:p>b214f53e41a41ebdba39c5c592c9337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14">
            <text:p>71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582">
            <text:p>2.582</text:p>
          </table:table-cell>
          <table:table-cell office:value-type="float" office:value="169932">
            <text:p>169932</text:p>
          </table:table-cell>
          <table:table-cell office:value-type="float" office:value="1.12391">
            <text:p>1.12391</text:p>
          </table:table-cell>
          <table:table-cell office:value-type="string">
            <text:p>2013-03-03 01:29:18</text:p>
          </table:table-cell>
          <table:table-cell office:value-type="string">
            <text:p>b214f53e41a41ebdba39c5c592cb54ca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04">
            <text:p>20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12">
            <text:p>0.712</text:p>
          </table:table-cell>
          <table:table-cell office:value-type="float" office:value="170544">
            <text:p>170544</text:p>
          </table:table-cell>
          <table:table-cell office:value-type="float" office:value="0.184782">
            <text:p>0.184782</text:p>
          </table:table-cell>
          <table:table-cell office:value-type="string">
            <text:p>2013-03-02 22:14:44</text:p>
          </table:table-cell>
          <table:table-cell office:value-type="string">
            <text:p>b3058c6f8db678a33f36f6d1ef31b4a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413">
            <text:p>41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65">
            <text:p>0.765</text:p>
          </table:table-cell>
          <table:table-cell office:value-type="float" office:value="170982">
            <text:p>170982</text:p>
          </table:table-cell>
          <table:table-cell office:value-type="float" office:value="0.564705">
            <text:p>0.564705</text:p>
          </table:table-cell>
          <table:table-cell office:value-type="string">
            <text:p>2013-03-02 22:31:18</text:p>
          </table:table-cell>
          <table:table-cell office:value-type="string">
            <text:p>b3058c6f8db678a33f36f6d1ef2eb32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65">
            <text:p>26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79">
            <text:p>0.779</text:p>
          </table:table-cell>
          <table:table-cell office:value-type="float" office:value="171720">
            <text:p>171720</text:p>
          </table:table-cell>
          <table:table-cell office:value-type="float" office:value="0.280913">
            <text:p>0.280913</text:p>
          </table:table-cell>
          <table:table-cell office:value-type="string">
            <text:p>2013-03-03 00:14:01</text:p>
          </table:table-cell>
          <table:table-cell office:value-type="string">
            <text:p>b3058c6f8db678a33f36f6d1ef1a957c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74">
            <text:p>67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8">
            <text:p>2.608</text:p>
          </table:table-cell>
          <table:table-cell office:value-type="float" office:value="171870">
            <text:p>171870</text:p>
          </table:table-cell>
          <table:table-cell office:value-type="float" office:value="1.20804">
            <text:p>1.20804</text:p>
          </table:table-cell>
          <table:table-cell office:value-type="string">
            <text:p>2013-03-02 23:32:16</text:p>
          </table:table-cell>
          <table:table-cell office:value-type="string">
            <text:p>b214f53e41a41ebdba39c5c592d0f67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15">
            <text:p>61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9">
            <text:p>1.249</text:p>
          </table:table-cell>
          <table:table-cell office:value-type="float" office:value="172200">
            <text:p>172200</text:p>
          </table:table-cell>
          <table:table-cell office:value-type="float" office:value="0.162179">
            <text:p>0.162179</text:p>
          </table:table-cell>
          <table:table-cell office:value-type="string">
            <text:p>2013-03-02 23:50:49</text:p>
          </table:table-cell>
          <table:table-cell office:value-type="string">
            <text:p>b214f53e41a41ebdba39c5c592a73e0f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94">
            <text:p>29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018">
            <text:p>2.018</text:p>
          </table:table-cell>
          <table:table-cell office:value-type="float" office:value="176106">
            <text:p>176106</text:p>
          </table:table-cell>
          <table:table-cell office:value-type="float" office:value="2.90455">
            <text:p>2.90455</text:p>
          </table:table-cell>
          <table:table-cell office:value-type="string">
            <text:p>2013-03-02 22:11:13</text:p>
          </table:table-cell>
          <table:table-cell office:value-type="string">
            <text:p>b214f53e41a41ebdba39c5c592d511d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55">
            <text:p>25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4">
            <text:p>0.704</text:p>
          </table:table-cell>
          <table:table-cell office:value-type="float" office:value="176715">
            <text:p>176715</text:p>
          </table:table-cell>
          <table:table-cell office:value-type="float" office:value="0.127951">
            <text:p>0.127951</text:p>
          </table:table-cell>
          <table:table-cell office:value-type="string">
            <text:p>2013-03-02 21:46:07</text:p>
          </table:table-cell>
          <table:table-cell office:value-type="string">
            <text:p>b214f53e41a41ebdba39c5c592b3d40e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78">
            <text:p>47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8">
            <text:p>0.698</text:p>
          </table:table-cell>
          <table:table-cell office:value-type="float" office:value="176860">
            <text:p>176860</text:p>
          </table:table-cell>
          <table:table-cell office:value-type="float" office:value="0.164799">
            <text:p>0.164799</text:p>
          </table:table-cell>
          <table:table-cell office:value-type="string">
            <text:p>2013-03-02 23:23:53</text:p>
          </table:table-cell>
          <table:table-cell office:value-type="string">
            <text:p>b3058c6f8db678a33f36f6d1ef24a88b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22">
            <text:p>9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77024">
            <text:p>177024</text:p>
          </table:table-cell>
          <table:table-cell office:value-type="float" office:value="1.38944">
            <text:p>1.38944</text:p>
          </table:table-cell>
          <table:table-cell office:value-type="string">
            <text:p>2013-03-03 05:37:02</text:p>
          </table:table-cell>
          <table:table-cell office:value-type="string">
            <text:p>b214f53e41a41ebdba39c5c592c135d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54">
            <text:p>35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9">
            <text:p>0.89</text:p>
          </table:table-cell>
          <table:table-cell office:value-type="float" office:value="177354">
            <text:p>177354</text:p>
          </table:table-cell>
          <table:table-cell office:value-type="float" office:value="0.813204">
            <text:p>0.813204</text:p>
          </table:table-cell>
          <table:table-cell office:value-type="string">
            <text:p>2013-03-02 22:45:30</text:p>
          </table:table-cell>
          <table:table-cell office:value-type="string">
            <text:p>b214f53e41a41ebdba39c5c592ade51f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36">
            <text:p>63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">
            <text:p>1.25</text:p>
          </table:table-cell>
          <table:table-cell office:value-type="float" office:value="178080">
            <text:p>178080</text:p>
          </table:table-cell>
          <table:table-cell office:value-type="float" office:value="0.163306">
            <text:p>0.163306</text:p>
          </table:table-cell>
          <table:table-cell office:value-type="string">
            <text:p>2013-03-03 00:18:52</text:p>
          </table:table-cell>
          <table:table-cell office:value-type="string">
            <text:p>b214f53e41a41ebdba39c5c592a49cfe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2">
            <text:p>74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3">
            <text:p>0.683</text:p>
          </table:table-cell>
          <table:table-cell office:value-type="float" office:value="178822">
            <text:p>178822</text:p>
          </table:table-cell>
          <table:table-cell office:value-type="float" office:value="0.175461">
            <text:p>0.175461</text:p>
          </table:table-cell>
          <table:table-cell office:value-type="string">
            <text:p>2013-03-03 00:08:35</text:p>
          </table:table-cell>
          <table:table-cell office:value-type="string">
            <text:p>b3058c6f8db678a33f36f6d1ef1bb2dc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53">
            <text:p>75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558">
            <text:p>2.558</text:p>
          </table:table-cell>
          <table:table-cell office:value-type="float" office:value="179214">
            <text:p>179214</text:p>
          </table:table-cell>
          <table:table-cell office:value-type="float" office:value="1.14494">
            <text:p>1.14494</text:p>
          </table:table-cell>
          <table:table-cell office:value-type="string">
            <text:p>2013-03-03 07:19:37</text:p>
          </table:table-cell>
          <table:table-cell office:value-type="string">
            <text:p>b214f53e41a41ebdba39c5c592bc3a4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92">
            <text:p>49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28">
            <text:p>1.328</text:p>
          </table:table-cell>
          <table:table-cell office:value-type="float" office:value="180564">
            <text:p>180564</text:p>
          </table:table-cell>
          <table:table-cell office:value-type="float" office:value="0.157644">
            <text:p>0.157644</text:p>
          </table:table-cell>
          <table:table-cell office:value-type="string">
            <text:p>2013-03-02 22:45:50</text:p>
          </table:table-cell>
          <table:table-cell office:value-type="string">
            <text:p>b214f53e41a41ebdba39c5c592adcfbf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326">
            <text:p>32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018">
            <text:p>2.018</text:p>
          </table:table-cell>
          <table:table-cell office:value-type="float" office:value="180604">
            <text:p>180604</text:p>
          </table:table-cell>
          <table:table-cell office:value-type="float" office:value="3.35377">
            <text:p>3.35377</text:p>
          </table:table-cell>
          <table:table-cell office:value-type="string">
            <text:p>2013-03-03 01:30:23</text:p>
          </table:table-cell>
          <table:table-cell office:value-type="string">
            <text:p>b214f53e41a41ebdba39c5c592cb36d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83">
            <text:p>88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81015">
            <text:p>181015</text:p>
          </table:table-cell>
          <table:table-cell office:value-type="float" office:value="1.21988">
            <text:p>1.21988</text:p>
          </table:table-cell>
          <table:table-cell office:value-type="string">
            <text:p>2013-03-03 04:41:06</text:p>
          </table:table-cell>
          <table:table-cell office:value-type="string">
            <text:p>b214f53e41a41ebdba39c5c592c352ab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12">
            <text:p>21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64">
            <text:p>0.664</text:p>
          </table:table-cell>
          <table:table-cell office:value-type="float" office:value="181048">
            <text:p>181048</text:p>
          </table:table-cell>
          <table:table-cell office:value-type="float" office:value="0.13694">
            <text:p>0.13694</text:p>
          </table:table-cell>
          <table:table-cell office:value-type="string">
            <text:p>2013-03-02 22:30:27</text:p>
          </table:table-cell>
          <table:table-cell office:value-type="string">
            <text:p>b214f53e41a41ebdba39c5c592aedbfe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99">
            <text:p>79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8">
            <text:p>1.248</text:p>
          </table:table-cell>
          <table:table-cell office:value-type="float" office:value="182172">
            <text:p>182172</text:p>
          </table:table-cell>
          <table:table-cell office:value-type="float" office:value="0.15973">
            <text:p>0.15973</text:p>
          </table:table-cell>
          <table:table-cell office:value-type="string">
            <text:p>2013-03-02 22:07:51</text:p>
          </table:table-cell>
          <table:table-cell office:value-type="string">
            <text:p>b214f53e41a41ebdba39c5c592b162bd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82">
            <text:p>78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3">
            <text:p>0.683</text:p>
          </table:table-cell>
          <table:table-cell office:value-type="float" office:value="182988">
            <text:p>182988</text:p>
          </table:table-cell>
          <table:table-cell office:value-type="float" office:value="0.179132">
            <text:p>0.179132</text:p>
          </table:table-cell>
          <table:table-cell office:value-type="string">
            <text:p>2013-03-02 21:58:33</text:p>
          </table:table-cell>
          <table:table-cell office:value-type="string">
            <text:p>b3058c6f8db678a33f36f6d1ef346ac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16">
            <text:p>51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183696">
            <text:p>183696</text:p>
          </table:table-cell>
          <table:table-cell office:value-type="float" office:value="0.167407">
            <text:p>0.167407</text:p>
          </table:table-cell>
          <table:table-cell office:value-type="string">
            <text:p>2013-03-03 00:08:09</text:p>
          </table:table-cell>
          <table:table-cell office:value-type="string">
            <text:p>b3058c6f8db678a33f36f6d1ef1bce9c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74">
            <text:p>37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19">
            <text:p>0.919</text:p>
          </table:table-cell>
          <table:table-cell office:value-type="float" office:value="184382">
            <text:p>184382</text:p>
          </table:table-cell>
          <table:table-cell office:value-type="float" office:value="1.10817">
            <text:p>1.10817</text:p>
          </table:table-cell>
          <table:table-cell office:value-type="string">
            <text:p>2013-03-02 22:39:04</text:p>
          </table:table-cell>
          <table:table-cell office:value-type="string">
            <text:p>b214f53e41a41ebdba39c5c592ae5d8d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501">
            <text:p>50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184869">
            <text:p>184869</text:p>
          </table:table-cell>
          <table:table-cell office:value-type="float" office:value="0.168626">
            <text:p>0.168626</text:p>
          </table:table-cell>
          <table:table-cell office:value-type="string">
            <text:p>2013-03-02 22:05:59</text:p>
          </table:table-cell>
          <table:table-cell office:value-type="string">
            <text:p>b3058c6f8db678a33f36f6d1ef33493a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28">
            <text:p>22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07">
            <text:p>0.707</text:p>
          </table:table-cell>
          <table:table-cell office:value-type="float" office:value="186276">
            <text:p>186276</text:p>
          </table:table-cell>
          <table:table-cell office:value-type="float" office:value="0.103265">
            <text:p>0.103265</text:p>
          </table:table-cell>
          <table:table-cell office:value-type="string">
            <text:p>2013-03-02 21:23:57</text:p>
          </table:table-cell>
          <table:table-cell office:value-type="string">
            <text:p>b214f53e41a41ebdba39c5c592b710e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517">
            <text:p>51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28">
            <text:p>1.328</text:p>
          </table:table-cell>
          <table:table-cell office:value-type="float" office:value="186637">
            <text:p>186637</text:p>
          </table:table-cell>
          <table:table-cell office:value-type="float" office:value="0.159347">
            <text:p>0.159347</text:p>
          </table:table-cell>
          <table:table-cell office:value-type="string">
            <text:p>2013-03-02 21:47:12</text:p>
          </table:table-cell>
          <table:table-cell office:value-type="string">
            <text:p>b214f53e41a41ebdba39c5c592b3bb68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63">
            <text:p>26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98">
            <text:p>0.798</text:p>
          </table:table-cell>
          <table:table-cell office:value-type="float" office:value="186993">
            <text:p>186993</text:p>
          </table:table-cell>
          <table:table-cell office:value-type="float" office:value="0.284136">
            <text:p>0.284136</text:p>
          </table:table-cell>
          <table:table-cell office:value-type="string">
            <text:p>2013-03-02 23:35:26</text:p>
          </table:table-cell>
          <table:table-cell office:value-type="string">
            <text:p>b3058c6f8db678a33f36f6d1ef227dec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60">
            <text:p>36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88">
            <text:p>0.888</text:p>
          </table:table-cell>
          <table:table-cell office:value-type="float" office:value="189000">
            <text:p>189000</text:p>
          </table:table-cell>
          <table:table-cell office:value-type="float" office:value="0.466262">
            <text:p>0.466262</text:p>
          </table:table-cell>
          <table:table-cell office:value-type="string">
            <text:p>2013-03-03 00:16:09</text:p>
          </table:table-cell>
          <table:table-cell office:value-type="string">
            <text:p>b3058c6f8db678a33f36f6d1ef1a54ba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589">
            <text:p>58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2">
            <text:p>0.692</text:p>
          </table:table-cell>
          <table:table-cell office:value-type="float" office:value="189069">
            <text:p>189069</text:p>
          </table:table-cell>
          <table:table-cell office:value-type="float" office:value="0.171214">
            <text:p>0.171214</text:p>
          </table:table-cell>
          <table:table-cell office:value-type="string">
            <text:p>2013-03-02 22:28:55</text:p>
          </table:table-cell>
          <table:table-cell office:value-type="string">
            <text:p>b3058c6f8db678a33f36f6d1ef2f1a84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76">
            <text:p>27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953">
            <text:p>1.953</text:p>
          </table:table-cell>
          <table:table-cell office:value-type="float" office:value="189336">
            <text:p>189336</text:p>
          </table:table-cell>
          <table:table-cell office:value-type="float" office:value="2.77941">
            <text:p>2.77941</text:p>
          </table:table-cell>
          <table:table-cell office:value-type="string">
            <text:p>2013-03-03 07:27:18</text:p>
          </table:table-cell>
          <table:table-cell office:value-type="string">
            <text:p>b214f53e41a41ebdba39c5c592bbc29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94">
            <text:p>19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33">
            <text:p>1.33</text:p>
          </table:table-cell>
          <table:table-cell office:value-type="float" office:value="189732">
            <text:p>189732</text:p>
          </table:table-cell>
          <table:table-cell office:value-type="float" office:value="1.73208">
            <text:p>1.73208</text:p>
          </table:table-cell>
          <table:table-cell office:value-type="string">
            <text:p>2013-03-03 02:55:48</text:p>
          </table:table-cell>
          <table:table-cell office:value-type="string">
            <text:p>b214f53e41a41ebdba39c5c592c7ff9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11">
            <text:p>31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22">
            <text:p>0.922</text:p>
          </table:table-cell>
          <table:table-cell office:value-type="float" office:value="190643">
            <text:p>190643</text:p>
          </table:table-cell>
          <table:table-cell office:value-type="float" office:value="0.398462">
            <text:p>0.398462</text:p>
          </table:table-cell>
          <table:table-cell office:value-type="string">
            <text:p>2013-03-03 11:37:24</text:p>
          </table:table-cell>
          <table:table-cell office:value-type="string">
            <text:p>b214f53e41a41ebdba39c5c5929db67b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26">
            <text:p>82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27">
            <text:p>2.627</text:p>
          </table:table-cell>
          <table:table-cell office:value-type="float" office:value="190806">
            <text:p>190806</text:p>
          </table:table-cell>
          <table:table-cell office:value-type="float" office:value="1.26337">
            <text:p>1.26337</text:p>
          </table:table-cell>
          <table:table-cell office:value-type="string">
            <text:p>2013-03-03 07:51:58</text:p>
          </table:table-cell>
          <table:table-cell office:value-type="string">
            <text:p>b214f53e41a41ebdba39c5c592ba2b0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880">
            <text:p>88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6">
            <text:p>0.776</text:p>
          </table:table-cell>
          <table:table-cell office:value-type="float" office:value="190960">
            <text:p>190960</text:p>
          </table:table-cell>
          <table:table-cell office:value-type="float" office:value="0.106728">
            <text:p>0.106728</text:p>
          </table:table-cell>
          <table:table-cell office:value-type="string">
            <text:p>2013-03-02 21:36:25</text:p>
          </table:table-cell>
          <table:table-cell office:value-type="string">
            <text:p>b214f53e41a41ebdba39c5c592b59d6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25">
            <text:p>32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22">
            <text:p>0.922</text:p>
          </table:table-cell>
          <table:table-cell office:value-type="float" office:value="193050">
            <text:p>193050</text:p>
          </table:table-cell>
          <table:table-cell office:value-type="float" office:value="0.544016">
            <text:p>0.544016</text:p>
          </table:table-cell>
          <table:table-cell office:value-type="string">
            <text:p>2013-03-03 11:11:01</text:p>
          </table:table-cell>
          <table:table-cell office:value-type="string">
            <text:p>b214f53e41a41ebdba39c5c5929ec9e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57">
            <text:p>35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25">
            <text:p>0.925</text:p>
          </table:table-cell>
          <table:table-cell office:value-type="float" office:value="193137">
            <text:p>193137</text:p>
          </table:table-cell>
          <table:table-cell office:value-type="float" office:value="0.908137">
            <text:p>0.908137</text:p>
          </table:table-cell>
          <table:table-cell office:value-type="string">
            <text:p>2013-03-03 12:34:58</text:p>
          </table:table-cell>
          <table:table-cell office:value-type="string">
            <text:p>b214f53e41a41ebdba39c5c5929a0e2e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60">
            <text:p>36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86">
            <text:p>1.786</text:p>
          </table:table-cell>
          <table:table-cell office:value-type="float" office:value="193680">
            <text:p>193680</text:p>
          </table:table-cell>
          <table:table-cell office:value-type="float" office:value="4.10275">
            <text:p>4.10275</text:p>
          </table:table-cell>
          <table:table-cell office:value-type="string">
            <text:p>2013-03-03 05:00:44</text:p>
          </table:table-cell>
          <table:table-cell office:value-type="string">
            <text:p>b214f53e41a41ebdba39c5c592c2b04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568">
            <text:p>56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193688">
            <text:p>193688</text:p>
          </table:table-cell>
          <table:table-cell office:value-type="float" office:value="0.172571">
            <text:p>0.172571</text:p>
          </table:table-cell>
          <table:table-cell office:value-type="string">
            <text:p>2013-03-02 22:13:34</text:p>
          </table:table-cell>
          <table:table-cell office:value-type="string">
            <text:p>b3058c6f8db678a33f36f6d1ef31d93e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43">
            <text:p>34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74">
            <text:p>0.974</text:p>
          </table:table-cell>
          <table:table-cell office:value-type="float" office:value="194481">
            <text:p>194481</text:p>
          </table:table-cell>
          <table:table-cell office:value-type="float" office:value="0.73467">
            <text:p>0.73467</text:p>
          </table:table-cell>
          <table:table-cell office:value-type="string">
            <text:p>2013-03-02 23:50:00</text:p>
          </table:table-cell>
          <table:table-cell office:value-type="string">
            <text:p>b214f53e41a41ebdba39c5c592a775aa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59">
            <text:p>25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87">
            <text:p>0.787</text:p>
          </table:table-cell>
          <table:table-cell office:value-type="float" office:value="194768">
            <text:p>194768</text:p>
          </table:table-cell>
          <table:table-cell office:value-type="float" office:value="0.28997">
            <text:p>0.28997</text:p>
          </table:table-cell>
          <table:table-cell office:value-type="string">
            <text:p>2013-03-02 22:09:13</text:p>
          </table:table-cell>
          <table:table-cell office:value-type="string">
            <text:p>b3058c6f8db678a33f36f6d1ef3281ee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251">
            <text:p>25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36">
            <text:p>0.736</text:p>
          </table:table-cell>
          <table:table-cell office:value-type="float" office:value="195278">
            <text:p>195278</text:p>
          </table:table-cell>
          <table:table-cell office:value-type="float" office:value="0.273003">
            <text:p>0.273003</text:p>
          </table:table-cell>
          <table:table-cell office:value-type="string">
            <text:p>2013-03-02 23:13:58</text:p>
          </table:table-cell>
          <table:table-cell office:value-type="string">
            <text:p>b3058c6f8db678a33f36f6d1ef265bf6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254">
            <text:p>25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36">
            <text:p>0.736</text:p>
          </table:table-cell>
          <table:table-cell office:value-type="float" office:value="196596">
            <text:p>196596</text:p>
          </table:table-cell>
          <table:table-cell office:value-type="float" office:value="0.283775">
            <text:p>0.283775</text:p>
          </table:table-cell>
          <table:table-cell office:value-type="string">
            <text:p>2013-03-02 22:43:58</text:p>
          </table:table-cell>
          <table:table-cell office:value-type="string">
            <text:p>b3058c6f8db678a33f36f6d1ef2c1ef7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07">
            <text:p>20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29">
            <text:p>1.029</text:p>
          </table:table-cell>
          <table:table-cell office:value-type="float" office:value="197685">
            <text:p>197685</text:p>
          </table:table-cell>
          <table:table-cell office:value-type="float" office:value="0.153811">
            <text:p>0.153811</text:p>
          </table:table-cell>
          <table:table-cell office:value-type="string">
            <text:p>2013-03-03 12:09:59</text:p>
          </table:table-cell>
          <table:table-cell office:value-type="string">
            <text:p>b214f53e41a41ebdba39c5c5929be78d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53">
            <text:p>45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08">
            <text:p>0.808</text:p>
          </table:table-cell>
          <table:table-cell office:value-type="float" office:value="198414">
            <text:p>198414</text:p>
          </table:table-cell>
          <table:table-cell office:value-type="float" office:value="0.166697">
            <text:p>0.166697</text:p>
          </table:table-cell>
          <table:table-cell office:value-type="string">
            <text:p>2013-03-02 23:50:02</text:p>
          </table:table-cell>
          <table:table-cell office:value-type="string">
            <text:p>b3058c6f8db678a33f36f6d1ef1f69bb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242">
            <text:p>24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14">
            <text:p>0.714</text:p>
          </table:table-cell>
          <table:table-cell office:value-type="float" office:value="199892">
            <text:p>199892</text:p>
          </table:table-cell>
          <table:table-cell office:value-type="float" office:value="0.199287">
            <text:p>0.199287</text:p>
          </table:table-cell>
          <table:table-cell office:value-type="string">
            <text:p>2013-03-02 23:59:37</text:p>
          </table:table-cell>
          <table:table-cell office:value-type="string">
            <text:p>b214f53e41a41ebdba39c5c592a648f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62">
            <text:p>66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199924">
            <text:p>199924</text:p>
          </table:table-cell>
          <table:table-cell office:value-type="float" office:value="1.15315">
            <text:p>1.15315</text:p>
          </table:table-cell>
          <table:table-cell office:value-type="string">
            <text:p>2013-03-03 07:51:44</text:p>
          </table:table-cell>
          <table:table-cell office:value-type="string">
            <text:p>b214f53e41a41ebdba39c5c592ba38fb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95">
            <text:p>79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27">
            <text:p>2.627</text:p>
          </table:table-cell>
          <table:table-cell office:value-type="float" office:value="200340">
            <text:p>200340</text:p>
          </table:table-cell>
          <table:table-cell office:value-type="float" office:value="0.122472">
            <text:p>0.122472</text:p>
          </table:table-cell>
          <table:table-cell office:value-type="string">
            <text:p>2013-03-02 23:53:48</text:p>
          </table:table-cell>
          <table:table-cell office:value-type="string">
            <text:p>b214f53e41a41ebdba39c5c592d02992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97">
            <text:p>19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01">
            <text:p>1.601</text:p>
          </table:table-cell>
          <table:table-cell office:value-type="float" office:value="200743">
            <text:p>200743</text:p>
          </table:table-cell>
          <table:table-cell office:value-type="float" office:value="0.152066">
            <text:p>0.152066</text:p>
          </table:table-cell>
          <table:table-cell office:value-type="string">
            <text:p>2013-03-03 10:57:39</text:p>
          </table:table-cell>
          <table:table-cell office:value-type="string">
            <text:p>b214f53e41a41ebdba39c5c5929f7da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33">
            <text:p>63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201294">
            <text:p>201294</text:p>
          </table:table-cell>
          <table:table-cell office:value-type="float" office:value="0.174307">
            <text:p>0.174307</text:p>
          </table:table-cell>
          <table:table-cell office:value-type="string">
            <text:p>2013-03-02 23:29:54</text:p>
          </table:table-cell>
          <table:table-cell office:value-type="string">
            <text:p>b3058c6f8db678a33f36f6d1ef2388ab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668">
            <text:p>66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5">
            <text:p>0.685</text:p>
          </table:table-cell>
          <table:table-cell office:value-type="float" office:value="202404">
            <text:p>202404</text:p>
          </table:table-cell>
          <table:table-cell office:value-type="float" office:value="0.187486">
            <text:p>0.187486</text:p>
          </table:table-cell>
          <table:table-cell office:value-type="string">
            <text:p>2013-03-02 22:06:20</text:p>
          </table:table-cell>
          <table:table-cell office:value-type="string">
            <text:p>b3058c6f8db678a33f36f6d1ef33344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03">
            <text:p>60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2">
            <text:p>1.252</text:p>
          </table:table-cell>
          <table:table-cell office:value-type="float" office:value="203211">
            <text:p>203211</text:p>
          </table:table-cell>
          <table:table-cell office:value-type="float" office:value="0.161268">
            <text:p>0.161268</text:p>
          </table:table-cell>
          <table:table-cell office:value-type="string">
            <text:p>2013-03-02 23:47:35</text:p>
          </table:table-cell>
          <table:table-cell office:value-type="string">
            <text:p>b214f53e41a41ebdba39c5c592a7bc0c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71">
            <text:p>77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8">
            <text:p>1.248</text:p>
          </table:table-cell>
          <table:table-cell office:value-type="float" office:value="203544">
            <text:p>203544</text:p>
          </table:table-cell>
          <table:table-cell office:value-type="float" office:value="0.165024">
            <text:p>0.165024</text:p>
          </table:table-cell>
          <table:table-cell office:value-type="string">
            <text:p>2013-03-03 10:29:31</text:p>
          </table:table-cell>
          <table:table-cell office:value-type="string">
            <text:p>b214f53e41a41ebdba39c5c592a18ca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516">
            <text:p>51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203820">
            <text:p>203820</text:p>
          </table:table-cell>
          <table:table-cell office:value-type="float" office:value="0.170781">
            <text:p>0.170781</text:p>
          </table:table-cell>
          <table:table-cell office:value-type="string">
            <text:p>2013-03-03 00:05:59</text:p>
          </table:table-cell>
          <table:table-cell office:value-type="string">
            <text:p>b3058c6f8db678a33f36f6d1ef1c3cf9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290">
            <text:p>29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7">
            <text:p>0.817</text:p>
          </table:table-cell>
          <table:table-cell office:value-type="float" office:value="204160">
            <text:p>204160</text:p>
          </table:table-cell>
          <table:table-cell office:value-type="float" office:value="0.355511">
            <text:p>0.355511</text:p>
          </table:table-cell>
          <table:table-cell office:value-type="string">
            <text:p>2013-03-02 23:16:13</text:p>
          </table:table-cell>
          <table:table-cell office:value-type="string">
            <text:p>b3058c6f8db678a33f36f6d1ef260a7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27">
            <text:p>4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05">
            <text:p>0.905</text:p>
          </table:table-cell>
          <table:table-cell office:value-type="float" office:value="204960">
            <text:p>204960</text:p>
          </table:table-cell>
          <table:table-cell office:value-type="float" office:value="0.727855">
            <text:p>0.727855</text:p>
          </table:table-cell>
          <table:table-cell office:value-type="string">
            <text:p>2013-03-02 22:01:48</text:p>
          </table:table-cell>
          <table:table-cell office:value-type="string">
            <text:p>b3058c6f8db678a33f36f6d1ef33f533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378">
            <text:p>37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86">
            <text:p>1.786</text:p>
          </table:table-cell>
          <table:table-cell office:value-type="float" office:value="205632">
            <text:p>205632</text:p>
          </table:table-cell>
          <table:table-cell office:value-type="float" office:value="0.330378">
            <text:p>0.330378</text:p>
          </table:table-cell>
          <table:table-cell office:value-type="string">
            <text:p>2013-03-03 04:04:07</text:p>
          </table:table-cell>
          <table:table-cell office:value-type="string">
            <text:p>b214f53e41a41ebdba39c5c592c5140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45">
            <text:p>34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46">
            <text:p>0.946</text:p>
          </table:table-cell>
          <table:table-cell office:value-type="float" office:value="206310">
            <text:p>206310</text:p>
          </table:table-cell>
          <table:table-cell office:value-type="float" office:value="0.473769">
            <text:p>0.473769</text:p>
          </table:table-cell>
          <table:table-cell office:value-type="string">
            <text:p>2013-03-02 23:36:18</text:p>
          </table:table-cell>
          <table:table-cell office:value-type="string">
            <text:p>b3058c6f8db678a33f36f6d1ef22601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66">
            <text:p>46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378">
            <text:p>3.378</text:p>
          </table:table-cell>
          <table:table-cell office:value-type="float" office:value="206438">
            <text:p>206438</text:p>
          </table:table-cell>
          <table:table-cell office:value-type="float" office:value="1.10207">
            <text:p>1.10207</text:p>
          </table:table-cell>
          <table:table-cell office:value-type="string">
            <text:p>2013-03-02 21:37:47</text:p>
          </table:table-cell>
          <table:table-cell office:value-type="string">
            <text:p>b214f53e41a41ebdba39c5c592d629ac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54">
            <text:p>25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41">
            <text:p>1.741</text:p>
          </table:table-cell>
          <table:table-cell office:value-type="float" office:value="206756">
            <text:p>206756</text:p>
          </table:table-cell>
          <table:table-cell office:value-type="float" office:value="5.36177">
            <text:p>5.36177</text:p>
          </table:table-cell>
          <table:table-cell office:value-type="string">
            <text:p>2013-03-03 06:34:03</text:p>
          </table:table-cell>
          <table:table-cell office:value-type="string">
            <text:p>b214f53e41a41ebdba39c5c592beba6e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33">
            <text:p>33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018">
            <text:p>2.018</text:p>
          </table:table-cell>
          <table:table-cell office:value-type="float" office:value="207126">
            <text:p>207126</text:p>
          </table:table-cell>
          <table:table-cell office:value-type="float" office:value="4.15265">
            <text:p>4.15265</text:p>
          </table:table-cell>
          <table:table-cell office:value-type="string">
            <text:p>2013-03-03 00:33:50</text:p>
          </table:table-cell>
          <table:table-cell office:value-type="string">
            <text:p>b214f53e41a41ebdba39c5c592ce074b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581">
            <text:p>58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207998">
            <text:p>207998</text:p>
          </table:table-cell>
          <table:table-cell office:value-type="float" office:value="1.14439">
            <text:p>1.14439</text:p>
          </table:table-cell>
          <table:table-cell office:value-type="string">
            <text:p>2013-03-02 22:04:26</text:p>
          </table:table-cell>
          <table:table-cell office:value-type="string">
            <text:p>b214f53e41a41ebdba39c5c592d54f99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296">
            <text:p>29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7">
            <text:p>0.817</text:p>
          </table:table-cell>
          <table:table-cell office:value-type="float" office:value="208976">
            <text:p>208976</text:p>
          </table:table-cell>
          <table:table-cell office:value-type="float" office:value="0.377104">
            <text:p>0.377104</text:p>
          </table:table-cell>
          <table:table-cell office:value-type="string">
            <text:p>2013-03-02 21:52:08</text:p>
          </table:table-cell>
          <table:table-cell office:value-type="string">
            <text:p>b3058c6f8db678a33f36f6d1ef36076c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78">
            <text:p>97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27">
            <text:p>2.627</text:p>
          </table:table-cell>
          <table:table-cell office:value-type="float" office:value="209292">
            <text:p>209292</text:p>
          </table:table-cell>
          <table:table-cell office:value-type="float" office:value="0.144908">
            <text:p>0.144908</text:p>
          </table:table-cell>
          <table:table-cell office:value-type="string">
            <text:p>2013-03-03 01:21:28</text:p>
          </table:table-cell>
          <table:table-cell office:value-type="string">
            <text:p>b214f53e41a41ebdba39c5c592cb9a0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54">
            <text:p>35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59">
            <text:p>0.959</text:p>
          </table:table-cell>
          <table:table-cell office:value-type="float" office:value="210630">
            <text:p>210630</text:p>
          </table:table-cell>
          <table:table-cell office:value-type="float" office:value="0.722849">
            <text:p>0.722849</text:p>
          </table:table-cell>
          <table:table-cell office:value-type="string">
            <text:p>2013-03-02 21:25:29</text:p>
          </table:table-cell>
          <table:table-cell office:value-type="string">
            <text:p>b214f53e41a41ebdba39c5c592b6cbe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69">
            <text:p>26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23">
            <text:p>0.723</text:p>
          </table:table-cell>
          <table:table-cell office:value-type="float" office:value="211972">
            <text:p>211972</text:p>
          </table:table-cell>
          <table:table-cell office:value-type="float" office:value="0.238367">
            <text:p>0.238367</text:p>
          </table:table-cell>
          <table:table-cell office:value-type="string">
            <text:p>2013-03-02 21:46:43</text:p>
          </table:table-cell>
          <table:table-cell office:value-type="string">
            <text:p>b214f53e41a41ebdba39c5c592b3c3e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349">
            <text:p>34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46">
            <text:p>0.946</text:p>
          </table:table-cell>
          <table:table-cell office:value-type="float" office:value="212541">
            <text:p>212541</text:p>
          </table:table-cell>
          <table:table-cell office:value-type="float" office:value="0.501764">
            <text:p>0.501764</text:p>
          </table:table-cell>
          <table:table-cell office:value-type="string">
            <text:p>2013-03-02 23:43:22</text:p>
          </table:table-cell>
          <table:table-cell office:value-type="string">
            <text:p>b3058c6f8db678a33f36f6d1ef20f6ce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86">
            <text:p>38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233">
            <text:p>2.233</text:p>
          </table:table-cell>
          <table:table-cell office:value-type="float" office:value="212686">
            <text:p>212686</text:p>
          </table:table-cell>
          <table:table-cell office:value-type="float" office:value="3.20239">
            <text:p>3.20239</text:p>
          </table:table-cell>
          <table:table-cell office:value-type="string">
            <text:p>2013-03-03 02:33:09</text:p>
          </table:table-cell>
          <table:table-cell office:value-type="string">
            <text:p>b214f53e41a41ebdba39c5c592c9061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252">
            <text:p>25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618">
            <text:p>0.618</text:p>
          </table:table-cell>
          <table:table-cell office:value-type="float" office:value="212688">
            <text:p>212688</text:p>
          </table:table-cell>
          <table:table-cell office:value-type="float" office:value="0.21201">
            <text:p>0.21201</text:p>
          </table:table-cell>
          <table:table-cell office:value-type="string">
            <text:p>2013-03-02 23:37:07</text:p>
          </table:table-cell>
          <table:table-cell office:value-type="string">
            <text:p>b214f53e41a41ebdba39c5c592a8386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51">
            <text:p>25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79">
            <text:p>1.779</text:p>
          </table:table-cell>
          <table:table-cell office:value-type="float" office:value="215107">
            <text:p>215107</text:p>
          </table:table-cell>
          <table:table-cell office:value-type="float" office:value="2.75683">
            <text:p>2.75683</text:p>
          </table:table-cell>
          <table:table-cell office:value-type="string">
            <text:p>2013-03-03 05:34:42</text:p>
          </table:table-cell>
          <table:table-cell office:value-type="string">
            <text:p>b214f53e41a41ebdba39c5c592c17cfc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53">
            <text:p>25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779">
            <text:p>1.779</text:p>
          </table:table-cell>
          <table:table-cell office:value-type="float" office:value="215809">
            <text:p>215809</text:p>
          </table:table-cell>
          <table:table-cell office:value-type="float" office:value="2.88461">
            <text:p>2.88461</text:p>
          </table:table-cell>
          <table:table-cell office:value-type="string">
            <text:p>2013-03-03 00:34:12</text:p>
          </table:table-cell>
          <table:table-cell office:value-type="string">
            <text:p>b214f53e41a41ebdba39c5c592ce016f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00">
            <text:p>100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5">
            <text:p>0.685</text:p>
          </table:table-cell>
          <table:table-cell office:value-type="float" office:value="216000">
            <text:p>216000</text:p>
          </table:table-cell>
          <table:table-cell office:value-type="float" office:value="0.195686">
            <text:p>0.195686</text:p>
          </table:table-cell>
          <table:table-cell office:value-type="string">
            <text:p>2013-03-02 23:28:57</text:p>
          </table:table-cell>
          <table:table-cell office:value-type="string">
            <text:p>b3058c6f8db678a33f36f6d1ef23c0ea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72">
            <text:p>77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7">
            <text:p>0.687</text:p>
          </table:table-cell>
          <table:table-cell office:value-type="float" office:value="216160">
            <text:p>216160</text:p>
          </table:table-cell>
          <table:table-cell office:value-type="float" office:value="0.181835">
            <text:p>0.181835</text:p>
          </table:table-cell>
          <table:table-cell office:value-type="string">
            <text:p>2013-03-03 00:07:21</text:p>
          </table:table-cell>
          <table:table-cell office:value-type="string">
            <text:p>b3058c6f8db678a33f36f6d1ef1bee3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86">
            <text:p>48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26">
            <text:p>1.326</text:p>
          </table:table-cell>
          <table:table-cell office:value-type="float" office:value="216270">
            <text:p>216270</text:p>
          </table:table-cell>
          <table:table-cell office:value-type="float" office:value="0.105455">
            <text:p>0.105455</text:p>
          </table:table-cell>
          <table:table-cell office:value-type="string">
            <text:p>2013-03-02 21:43:51</text:p>
          </table:table-cell>
          <table:table-cell office:value-type="string">
            <text:p>b214f53e41a41ebdba39c5c592b4311a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626">
            <text:p>62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216596">
            <text:p>216596</text:p>
          </table:table-cell>
          <table:table-cell office:value-type="float" office:value="1.128">
            <text:p>1.128</text:p>
          </table:table-cell>
          <table:table-cell office:value-type="string">
            <text:p>2013-03-02 22:17:50</text:p>
          </table:table-cell>
          <table:table-cell office:value-type="string">
            <text:p>b214f53e41a41ebdba39c5c592d497dc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29">
            <text:p>72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4">
            <text:p>2.64</text:p>
          </table:table-cell>
          <table:table-cell office:value-type="float" office:value="217242">
            <text:p>217242</text:p>
          </table:table-cell>
          <table:table-cell office:value-type="float" office:value="1.24759">
            <text:p>1.24759</text:p>
          </table:table-cell>
          <table:table-cell office:value-type="string">
            <text:p>2013-03-03 04:18:05</text:p>
          </table:table-cell>
          <table:table-cell office:value-type="string">
            <text:p>b214f53e41a41ebdba39c5c592c478cd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69">
            <text:p>76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7">
            <text:p>0.687</text:p>
          </table:table-cell>
          <table:table-cell office:value-type="float" office:value="218396">
            <text:p>218396</text:p>
          </table:table-cell>
          <table:table-cell office:value-type="float" office:value="0.181957">
            <text:p>0.181957</text:p>
          </table:table-cell>
          <table:table-cell office:value-type="string">
            <text:p>2013-03-02 21:51:18</text:p>
          </table:table-cell>
          <table:table-cell office:value-type="string">
            <text:p>b3058c6f8db678a33f36f6d1ef36385a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48">
            <text:p>74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772">
            <text:p>1.772</text:p>
          </table:table-cell>
          <table:table-cell office:value-type="float" office:value="219164">
            <text:p>219164</text:p>
          </table:table-cell>
          <table:table-cell office:value-type="float" office:value="0.166436">
            <text:p>0.166436</text:p>
          </table:table-cell>
          <table:table-cell office:value-type="string">
            <text:p>2013-03-03 11:35:53</text:p>
          </table:table-cell>
          <table:table-cell office:value-type="string">
            <text:p>b214f53e41a41ebdba39c5c5929dcc2d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679">
            <text:p>67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51">
            <text:p>2.651</text:p>
          </table:table-cell>
          <table:table-cell office:value-type="float" office:value="219317">
            <text:p>219317</text:p>
          </table:table-cell>
          <table:table-cell office:value-type="float" office:value="0.118497">
            <text:p>0.118497</text:p>
          </table:table-cell>
          <table:table-cell office:value-type="string">
            <text:p>2013-03-03 01:46:28</text:p>
          </table:table-cell>
          <table:table-cell office:value-type="string">
            <text:p>b214f53e41a41ebdba39c5c592ca7899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97">
            <text:p>29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149">
            <text:p>2.149</text:p>
          </table:table-cell>
          <table:table-cell office:value-type="float" office:value="219780">
            <text:p>219780</text:p>
          </table:table-cell>
          <table:table-cell office:value-type="float" office:value="3.61527">
            <text:p>3.61527</text:p>
          </table:table-cell>
          <table:table-cell office:value-type="string">
            <text:p>2013-03-03 07:09:14</text:p>
          </table:table-cell>
          <table:table-cell office:value-type="string">
            <text:p>b214f53e41a41ebdba39c5c592bd01b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20">
            <text:p>22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18">
            <text:p>0.718</text:p>
          </table:table-cell>
          <table:table-cell office:value-type="float" office:value="220000">
            <text:p>220000</text:p>
          </table:table-cell>
          <table:table-cell office:value-type="float" office:value="0.259728">
            <text:p>0.259728</text:p>
          </table:table-cell>
          <table:table-cell office:value-type="string">
            <text:p>2013-03-03 00:02:43</text:p>
          </table:table-cell>
          <table:table-cell office:value-type="string">
            <text:p>b3058c6f8db678a33f36f6d1ef1cf7a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418">
            <text:p>41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233">
            <text:p>2.233</text:p>
          </table:table-cell>
          <table:table-cell office:value-type="float" office:value="220286">
            <text:p>220286</text:p>
          </table:table-cell>
          <table:table-cell office:value-type="float" office:value="6.81941">
            <text:p>6.81941</text:p>
          </table:table-cell>
          <table:table-cell office:value-type="string">
            <text:p>2013-03-03 01:05:19</text:p>
          </table:table-cell>
          <table:table-cell office:value-type="string">
            <text:p>b214f53e41a41ebdba39c5c592ccc90e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99">
            <text:p>29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19">
            <text:p>0.719</text:p>
          </table:table-cell>
          <table:table-cell office:value-type="float" office:value="220363">
            <text:p>220363</text:p>
          </table:table-cell>
          <table:table-cell office:value-type="float" office:value="0.343117">
            <text:p>0.343117</text:p>
          </table:table-cell>
          <table:table-cell office:value-type="string">
            <text:p>2013-03-03 12:11:22</text:p>
          </table:table-cell>
          <table:table-cell office:value-type="string">
            <text:p>b214f53e41a41ebdba39c5c5929bb789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28">
            <text:p>42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57">
            <text:p>2.857</text:p>
          </table:table-cell>
          <table:table-cell office:value-type="float" office:value="220848">
            <text:p>220848</text:p>
          </table:table-cell>
          <table:table-cell office:value-type="float" office:value="6.57215">
            <text:p>6.57215</text:p>
          </table:table-cell>
          <table:table-cell office:value-type="string">
            <text:p>2013-03-03 00:27:51</text:p>
          </table:table-cell>
          <table:table-cell office:value-type="string">
            <text:p>b214f53e41a41ebdba39c5c592ce2d5c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473">
            <text:p>47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98">
            <text:p>0.798</text:p>
          </table:table-cell>
          <table:table-cell office:value-type="float" office:value="220891">
            <text:p>220891</text:p>
          </table:table-cell>
          <table:table-cell office:value-type="float" office:value="0.170283">
            <text:p>0.170283</text:p>
          </table:table-cell>
          <table:table-cell office:value-type="string">
            <text:p>2013-03-02 22:55:57</text:p>
          </table:table-cell>
          <table:table-cell office:value-type="string">
            <text:p>b3058c6f8db678a33f36f6d1ef29ffe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97">
            <text:p>49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27">
            <text:p>1.327</text:p>
          </table:table-cell>
          <table:table-cell office:value-type="float" office:value="223650">
            <text:p>223650</text:p>
          </table:table-cell>
          <table:table-cell office:value-type="float" office:value="0.159404">
            <text:p>0.159404</text:p>
          </table:table-cell>
          <table:table-cell office:value-type="string">
            <text:p>2013-03-02 22:59:26</text:p>
          </table:table-cell>
          <table:table-cell office:value-type="string">
            <text:p>b214f53e41a41ebdba39c5c592ac8b23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23">
            <text:p>22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46">
            <text:p>1.646</text:p>
          </table:table-cell>
          <table:table-cell office:value-type="float" office:value="223892">
            <text:p>223892</text:p>
          </table:table-cell>
          <table:table-cell office:value-type="float" office:value="0.19343">
            <text:p>0.19343</text:p>
          </table:table-cell>
          <table:table-cell office:value-type="string">
            <text:p>2013-03-02 23:27:01</text:p>
          </table:table-cell>
          <table:table-cell office:value-type="string">
            <text:p>b214f53e41a41ebdba39c5c592a8db4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308">
            <text:p>30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41">
            <text:p>0.741</text:p>
          </table:table-cell>
          <table:table-cell office:value-type="float" office:value="224224">
            <text:p>224224</text:p>
          </table:table-cell>
          <table:table-cell office:value-type="float" office:value="0.43018">
            <text:p>0.43018</text:p>
          </table:table-cell>
          <table:table-cell office:value-type="string">
            <text:p>2013-03-02 23:50:37</text:p>
          </table:table-cell>
          <table:table-cell office:value-type="string">
            <text:p>b214f53e41a41ebdba39c5c592a7552f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75">
            <text:p>27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43">
            <text:p>0.843</text:p>
          </table:table-cell>
          <table:table-cell office:value-type="float" office:value="228800">
            <text:p>228800</text:p>
          </table:table-cell>
          <table:table-cell office:value-type="float" office:value="0.360069">
            <text:p>0.360069</text:p>
          </table:table-cell>
          <table:table-cell office:value-type="string">
            <text:p>2013-03-02 21:44:02</text:p>
          </table:table-cell>
          <table:table-cell office:value-type="string">
            <text:p>b3058c6f8db678a33f36f6d1ef37300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90">
            <text:p>39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43">
            <text:p>1.043</text:p>
          </table:table-cell>
          <table:table-cell office:value-type="float" office:value="230100">
            <text:p>230100</text:p>
          </table:table-cell>
          <table:table-cell office:value-type="float" office:value="1.51628">
            <text:p>1.51628</text:p>
          </table:table-cell>
          <table:table-cell office:value-type="string">
            <text:p>2013-03-03 11:17:45</text:p>
          </table:table-cell>
          <table:table-cell office:value-type="string">
            <text:p>b214f53e41a41ebdba39c5c5929eb42a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280">
            <text:p>28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38">
            <text:p>0.738</text:p>
          </table:table-cell>
          <table:table-cell office:value-type="float" office:value="230720">
            <text:p>230720</text:p>
          </table:table-cell>
          <table:table-cell office:value-type="float" office:value="0.279706">
            <text:p>0.279706</text:p>
          </table:table-cell>
          <table:table-cell office:value-type="string">
            <text:p>2013-03-03 11:19:43</text:p>
          </table:table-cell>
          <table:table-cell office:value-type="string">
            <text:p>b214f53e41a41ebdba39c5c5929e767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438">
            <text:p>43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09">
            <text:p>0.909</text:p>
          </table:table-cell>
          <table:table-cell office:value-type="float" office:value="230826">
            <text:p>230826</text:p>
          </table:table-cell>
          <table:table-cell office:value-type="float" office:value="0.854547">
            <text:p>0.854547</text:p>
          </table:table-cell>
          <table:table-cell office:value-type="string">
            <text:p>2013-03-02 22:49:14</text:p>
          </table:table-cell>
          <table:table-cell office:value-type="string">
            <text:p>b3058c6f8db678a33f36f6d1ef2b35f3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67">
            <text:p>46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487">
            <text:p>1.487</text:p>
          </table:table-cell>
          <table:table-cell office:value-type="float" office:value="233033">
            <text:p>233033</text:p>
          </table:table-cell>
          <table:table-cell office:value-type="float" office:value="3.03533">
            <text:p>3.03533</text:p>
          </table:table-cell>
          <table:table-cell office:value-type="string">
            <text:p>2013-03-03 10:09:26</text:p>
          </table:table-cell>
          <table:table-cell office:value-type="string">
            <text:p>b214f53e41a41ebdba39c5c592a2e723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46">
            <text:p>24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.889">
            <text:p>1.889</text:p>
          </table:table-cell>
          <table:table-cell office:value-type="float" office:value="233454">
            <text:p>233454</text:p>
          </table:table-cell>
          <table:table-cell office:value-type="float" office:value="2.81748">
            <text:p>2.81748</text:p>
          </table:table-cell>
          <table:table-cell office:value-type="string">
            <text:p>2013-03-03 02:33:43</text:p>
          </table:table-cell>
          <table:table-cell office:value-type="string">
            <text:p>b214f53e41a41ebdba39c5c592c8f1bc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345">
            <text:p>34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58">
            <text:p>0.958</text:p>
          </table:table-cell>
          <table:table-cell office:value-type="float" office:value="233565">
            <text:p>233565</text:p>
          </table:table-cell>
          <table:table-cell office:value-type="float" office:value="0.895037">
            <text:p>0.895037</text:p>
          </table:table-cell>
          <table:table-cell office:value-type="string">
            <text:p>2013-03-03 10:59:57</text:p>
          </table:table-cell>
          <table:table-cell office:value-type="string">
            <text:p>b214f53e41a41ebdba39c5c5929f427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91">
            <text:p>99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27">
            <text:p>2.627</text:p>
          </table:table-cell>
          <table:table-cell office:value-type="float" office:value="234867">
            <text:p>234867</text:p>
          </table:table-cell>
          <table:table-cell office:value-type="float" office:value="1.26426">
            <text:p>1.26426</text:p>
          </table:table-cell>
          <table:table-cell office:value-type="string">
            <text:p>2013-03-03 01:05:54</text:p>
          </table:table-cell>
          <table:table-cell office:value-type="string">
            <text:p>b214f53e41a41ebdba39c5c592ccb29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62">
            <text:p>76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01">
            <text:p>2.601</text:p>
          </table:table-cell>
          <table:table-cell office:value-type="float" office:value="235458">
            <text:p>235458</text:p>
          </table:table-cell>
          <table:table-cell office:value-type="float" office:value="1.1619">
            <text:p>1.1619</text:p>
          </table:table-cell>
          <table:table-cell office:value-type="string">
            <text:p>2013-03-03 01:38:38</text:p>
          </table:table-cell>
          <table:table-cell office:value-type="string">
            <text:p>b214f53e41a41ebdba39c5c592caeb6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08">
            <text:p>70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235764">
            <text:p>235764</text:p>
          </table:table-cell>
          <table:table-cell office:value-type="float" office:value="0.177551">
            <text:p>0.177551</text:p>
          </table:table-cell>
          <table:table-cell office:value-type="string">
            <text:p>2013-03-02 21:54:46</text:p>
          </table:table-cell>
          <table:table-cell office:value-type="string">
            <text:p>b3058c6f8db678a33f36f6d1ef35565d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310">
            <text:p>31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59">
            <text:p>0.759</text:p>
          </table:table-cell>
          <table:table-cell office:value-type="float" office:value="236220">
            <text:p>236220</text:p>
          </table:table-cell>
          <table:table-cell office:value-type="float" office:value="0.482271">
            <text:p>0.482271</text:p>
          </table:table-cell>
          <table:table-cell office:value-type="string">
            <text:p>2013-03-03 12:07:17</text:p>
          </table:table-cell>
          <table:table-cell office:value-type="string">
            <text:p>b214f53e41a41ebdba39c5c5929c5054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58">
            <text:p>35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77">
            <text:p>0.977</text:p>
          </table:table-cell>
          <table:table-cell office:value-type="float" office:value="236996">
            <text:p>236996</text:p>
          </table:table-cell>
          <table:table-cell office:value-type="float" office:value="1.13903">
            <text:p>1.13903</text:p>
          </table:table-cell>
          <table:table-cell office:value-type="string">
            <text:p>2013-03-02 23:16:48</text:p>
          </table:table-cell>
          <table:table-cell office:value-type="string">
            <text:p>b214f53e41a41ebdba39c5c592aa1a4b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53">
            <text:p>75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8">
            <text:p>0.98</text:p>
          </table:table-cell>
          <table:table-cell office:value-type="float" office:value="237948">
            <text:p>237948</text:p>
          </table:table-cell>
          <table:table-cell office:value-type="float" office:value="0.180337">
            <text:p>0.180337</text:p>
          </table:table-cell>
          <table:table-cell office:value-type="string">
            <text:p>2013-03-02 23:50:47</text:p>
          </table:table-cell>
          <table:table-cell office:value-type="string">
            <text:p>b3058c6f8db678a33f36f6d1ef1f26a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01">
            <text:p>4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43">
            <text:p>1.043</text:p>
          </table:table-cell>
          <table:table-cell office:value-type="float" office:value="238595">
            <text:p>238595</text:p>
          </table:table-cell>
          <table:table-cell office:value-type="float" office:value="1.77352">
            <text:p>1.77352</text:p>
          </table:table-cell>
          <table:table-cell office:value-type="string">
            <text:p>2013-03-02 23:49:27</text:p>
          </table:table-cell>
          <table:table-cell office:value-type="string">
            <text:p>b214f53e41a41ebdba39c5c592a78cb3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364">
            <text:p>36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73">
            <text:p>0.973</text:p>
          </table:table-cell>
          <table:table-cell office:value-type="float" office:value="239876">
            <text:p>239876</text:p>
          </table:table-cell>
          <table:table-cell office:value-type="float" office:value="0.603023">
            <text:p>0.603023</text:p>
          </table:table-cell>
          <table:table-cell office:value-type="string">
            <text:p>2013-03-03 00:13:50</text:p>
          </table:table-cell>
          <table:table-cell office:value-type="string">
            <text:p>b3058c6f8db678a33f36f6d1ef1a9b5d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44">
            <text:p>54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239904">
            <text:p>239904</text:p>
          </table:table-cell>
          <table:table-cell office:value-type="float" office:value="0.171624">
            <text:p>0.171624</text:p>
          </table:table-cell>
          <table:table-cell office:value-type="string">
            <text:p>2013-03-02 21:55:47</text:p>
          </table:table-cell>
          <table:table-cell office:value-type="string">
            <text:p>b3058c6f8db678a33f36f6d1ef351b5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602">
            <text:p>60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240198">
            <text:p>240198</text:p>
          </table:table-cell>
          <table:table-cell office:value-type="float" office:value="0.176059">
            <text:p>0.176059</text:p>
          </table:table-cell>
          <table:table-cell office:value-type="string">
            <text:p>2013-03-02 22:59:02</text:p>
          </table:table-cell>
          <table:table-cell office:value-type="string">
            <text:p>b3058c6f8db678a33f36f6d1ef2955ac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435">
            <text:p>43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57">
            <text:p>2.857</text:p>
          </table:table-cell>
          <table:table-cell office:value-type="float" office:value="240555">
            <text:p>240555</text:p>
          </table:table-cell>
          <table:table-cell office:value-type="float" office:value="7.40333">
            <text:p>7.40333</text:p>
          </table:table-cell>
          <table:table-cell office:value-type="string">
            <text:p>2013-03-03 01:07:34</text:p>
          </table:table-cell>
          <table:table-cell office:value-type="string">
            <text:p>b214f53e41a41ebdba39c5c592cc8a4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425">
            <text:p>42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18">
            <text:p>1.318</text:p>
          </table:table-cell>
          <table:table-cell office:value-type="float" office:value="243100">
            <text:p>243100</text:p>
          </table:table-cell>
          <table:table-cell office:value-type="float" office:value="2.27145">
            <text:p>2.27145</text:p>
          </table:table-cell>
          <table:table-cell office:value-type="string">
            <text:p>2013-03-03 00:13:02</text:p>
          </table:table-cell>
          <table:table-cell office:value-type="string">
            <text:p>b214f53e41a41ebdba39c5c592a517da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394">
            <text:p>39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63">
            <text:p>1.263</text:p>
          </table:table-cell>
          <table:table-cell office:value-type="float" office:value="244674">
            <text:p>244674</text:p>
          </table:table-cell>
          <table:table-cell office:value-type="float" office:value="1.74458">
            <text:p>1.74458</text:p>
          </table:table-cell>
          <table:table-cell office:value-type="string">
            <text:p>2013-03-03 12:33:30</text:p>
          </table:table-cell>
          <table:table-cell office:value-type="string">
            <text:p>b214f53e41a41ebdba39c5c5929a1bd2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256">
            <text:p>25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72">
            <text:p>0.772</text:p>
          </table:table-cell>
          <table:table-cell office:value-type="float" office:value="244736">
            <text:p>244736</text:p>
          </table:table-cell>
          <table:table-cell office:value-type="float" office:value="0.553198">
            <text:p>0.553198</text:p>
          </table:table-cell>
          <table:table-cell office:value-type="string">
            <text:p>2013-03-02 23:41:20</text:p>
          </table:table-cell>
          <table:table-cell office:value-type="string">
            <text:p>b3058c6f8db678a33f36f6d1ef21674b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330">
            <text:p>33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33">
            <text:p>0.833</text:p>
          </table:table-cell>
          <table:table-cell office:value-type="float" office:value="245190">
            <text:p>245190</text:p>
          </table:table-cell>
          <table:table-cell office:value-type="float" office:value="0.528014">
            <text:p>0.528014</text:p>
          </table:table-cell>
          <table:table-cell office:value-type="string">
            <text:p>2013-03-02 22:26:14</text:p>
          </table:table-cell>
          <table:table-cell office:value-type="string">
            <text:p>b3058c6f8db678a33f36f6d1ef2fa70a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44">
            <text:p>24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53">
            <text:p>1.653</text:p>
          </table:table-cell>
          <table:table-cell office:value-type="float" office:value="246928">
            <text:p>246928</text:p>
          </table:table-cell>
          <table:table-cell office:value-type="float" office:value="0.233646">
            <text:p>0.233646</text:p>
          </table:table-cell>
          <table:table-cell office:value-type="string">
            <text:p>2013-03-03 11:55:10</text:p>
          </table:table-cell>
          <table:table-cell office:value-type="string">
            <text:p>b214f53e41a41ebdba39c5c5929ccaab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339">
            <text:p>33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115">
            <text:p>2.115</text:p>
          </table:table-cell>
          <table:table-cell office:value-type="float" office:value="248487">
            <text:p>248487</text:p>
          </table:table-cell>
          <table:table-cell office:value-type="float" office:value="5.08681">
            <text:p>5.08681</text:p>
          </table:table-cell>
          <table:table-cell office:value-type="string">
            <text:p>2013-03-03 03:18:42</text:p>
          </table:table-cell>
          <table:table-cell office:value-type="string">
            <text:p>b214f53e41a41ebdba39c5c592c74c8b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878">
            <text:p>87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">
            <text:p>1.3</text:p>
          </table:table-cell>
          <table:table-cell office:value-type="float" office:value="249352">
            <text:p>249352</text:p>
          </table:table-cell>
          <table:table-cell office:value-type="float" office:value="0.165441">
            <text:p>0.165441</text:p>
          </table:table-cell>
          <table:table-cell office:value-type="string">
            <text:p>2013-03-02 22:00:10</text:p>
          </table:table-cell>
          <table:table-cell office:value-type="string">
            <text:p>b214f53e41a41ebdba39c5c592b22f0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52">
            <text:p>95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5">
            <text:p>0.685</text:p>
          </table:table-cell>
          <table:table-cell office:value-type="float" office:value="249424">
            <text:p>249424</text:p>
          </table:table-cell>
          <table:table-cell office:value-type="float" office:value="0.193778">
            <text:p>0.193778</text:p>
          </table:table-cell>
          <table:table-cell office:value-type="string">
            <text:p>2013-03-02 23:39:20</text:p>
          </table:table-cell>
          <table:table-cell office:value-type="string">
            <text:p>b3058c6f8db678a33f36f6d1ef21c10b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87">
            <text:p>38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156">
            <text:p>1.156</text:p>
          </table:table-cell>
          <table:table-cell office:value-type="float" office:value="251550">
            <text:p>251550</text:p>
          </table:table-cell>
          <table:table-cell office:value-type="float" office:value="1.71944">
            <text:p>1.71944</text:p>
          </table:table-cell>
          <table:table-cell office:value-type="string">
            <text:p>2013-03-02 22:30:59</text:p>
          </table:table-cell>
          <table:table-cell office:value-type="string">
            <text:p>b214f53e41a41ebdba39c5c592aeb7d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05">
            <text:p>50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452">
            <text:p>1.452</text:p>
          </table:table-cell>
          <table:table-cell office:value-type="float" office:value="251995">
            <text:p>251995</text:p>
          </table:table-cell>
          <table:table-cell office:value-type="float" office:value="0.111975">
            <text:p>0.111975</text:p>
          </table:table-cell>
          <table:table-cell office:value-type="string">
            <text:p>2013-03-02 21:23:20</text:p>
          </table:table-cell>
          <table:table-cell office:value-type="string">
            <text:p>b214f53e41a41ebdba39c5c592b72f4a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435">
            <text:p>43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188">
            <text:p>2.188</text:p>
          </table:table-cell>
          <table:table-cell office:value-type="float" office:value="253170">
            <text:p>253170</text:p>
          </table:table-cell>
          <table:table-cell office:value-type="float" office:value="2.52671">
            <text:p>2.52671</text:p>
          </table:table-cell>
          <table:table-cell office:value-type="string">
            <text:p>2013-03-03 00:14:49</text:p>
          </table:table-cell>
          <table:table-cell office:value-type="string">
            <text:p>b214f53e41a41ebdba39c5c592a4fd6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09">
            <text:p>30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7">
            <text:p>0.77</text:p>
          </table:table-cell>
          <table:table-cell office:value-type="float" office:value="253380">
            <text:p>253380</text:p>
          </table:table-cell>
          <table:table-cell office:value-type="float" office:value="0.50266">
            <text:p>0.50266</text:p>
          </table:table-cell>
          <table:table-cell office:value-type="string">
            <text:p>2013-03-03 10:57:08</text:p>
          </table:table-cell>
          <table:table-cell office:value-type="string">
            <text:p>b214f53e41a41ebdba39c5c5929f888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518">
            <text:p>51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056">
            <text:p>3.056</text:p>
          </table:table-cell>
          <table:table-cell office:value-type="float" office:value="254338">
            <text:p>254338</text:p>
          </table:table-cell>
          <table:table-cell office:value-type="float" office:value="1.13916">
            <text:p>1.13916</text:p>
          </table:table-cell>
          <table:table-cell office:value-type="string">
            <text:p>2013-03-02 23:10:02</text:p>
          </table:table-cell>
          <table:table-cell office:value-type="string">
            <text:p>b214f53e41a41ebdba39c5c592d19eb3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424">
            <text:p>42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233">
            <text:p>2.233</text:p>
          </table:table-cell>
          <table:table-cell office:value-type="float" office:value="254824">
            <text:p>254824</text:p>
          </table:table-cell>
          <table:table-cell office:value-type="float" office:value="6.08366">
            <text:p>6.08366</text:p>
          </table:table-cell>
          <table:table-cell office:value-type="string">
            <text:p>2013-03-03 03:53:02</text:p>
          </table:table-cell>
          <table:table-cell office:value-type="string">
            <text:p>b214f53e41a41ebdba39c5c592c5bd1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802">
            <text:p>80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69">
            <text:p>2.669</text:p>
          </table:table-cell>
          <table:table-cell office:value-type="float" office:value="255036">
            <text:p>255036</text:p>
          </table:table-cell>
          <table:table-cell office:value-type="float" office:value="1.28903">
            <text:p>1.28903</text:p>
          </table:table-cell>
          <table:table-cell office:value-type="string">
            <text:p>2013-03-03 04:16:48</text:p>
          </table:table-cell>
          <table:table-cell office:value-type="string">
            <text:p>b214f53e41a41ebdba39c5c592c4879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79">
            <text:p>77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401">
            <text:p>1.401</text:p>
          </table:table-cell>
          <table:table-cell office:value-type="float" office:value="257070">
            <text:p>257070</text:p>
          </table:table-cell>
          <table:table-cell office:value-type="float" office:value="0.165327">
            <text:p>0.165327</text:p>
          </table:table-cell>
          <table:table-cell office:value-type="string">
            <text:p>2013-03-02 21:51:04</text:p>
          </table:table-cell>
          <table:table-cell office:value-type="string">
            <text:p>b214f53e41a41ebdba39c5c592b345af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16">
            <text:p>31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973">
            <text:p>2.973</text:p>
          </table:table-cell>
          <table:table-cell office:value-type="float" office:value="257540">
            <text:p>257540</text:p>
          </table:table-cell>
          <table:table-cell office:value-type="float" office:value="2.91188">
            <text:p>2.91188</text:p>
          </table:table-cell>
          <table:table-cell office:value-type="string">
            <text:p>2013-03-03 05:37:47</text:p>
          </table:table-cell>
          <table:table-cell office:value-type="string">
            <text:p>b214f53e41a41ebdba39c5c592c1218b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04">
            <text:p>70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">
            <text:p>0.69</text:p>
          </table:table-cell>
          <table:table-cell office:value-type="float" office:value="257664">
            <text:p>257664</text:p>
          </table:table-cell>
          <table:table-cell office:value-type="float" office:value="0.17922">
            <text:p>0.17922</text:p>
          </table:table-cell>
          <table:table-cell office:value-type="string">
            <text:p>2013-03-02 21:53:10</text:p>
          </table:table-cell>
          <table:table-cell office:value-type="string">
            <text:p>b3058c6f8db678a33f36f6d1ef35afc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270">
            <text:p>27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544">
            <text:p>2.544</text:p>
          </table:table-cell>
          <table:table-cell office:value-type="float" office:value="259470">
            <text:p>259470</text:p>
          </table:table-cell>
          <table:table-cell office:value-type="float" office:value="2.21004">
            <text:p>2.21004</text:p>
          </table:table-cell>
          <table:table-cell office:value-type="string">
            <text:p>2013-03-02 22:01:41</text:p>
          </table:table-cell>
          <table:table-cell office:value-type="string">
            <text:p>b214f53e41a41ebdba39c5c592d5825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302">
            <text:p>30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37">
            <text:p>0.837</text:p>
          </table:table-cell>
          <table:table-cell office:value-type="float" office:value="260626">
            <text:p>260626</text:p>
          </table:table-cell>
          <table:table-cell office:value-type="float" office:value="0.469059">
            <text:p>0.469059</text:p>
          </table:table-cell>
          <table:table-cell office:value-type="string">
            <text:p>2013-03-02 22:43:47</text:p>
          </table:table-cell>
          <table:table-cell office:value-type="string">
            <text:p>b3058c6f8db678a33f36f6d1ef2c2212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98">
            <text:p>59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260728">
            <text:p>260728</text:p>
          </table:table-cell>
          <table:table-cell office:value-type="float" office:value="0.178177">
            <text:p>0.178177</text:p>
          </table:table-cell>
          <table:table-cell office:value-type="string">
            <text:p>2013-03-02 22:55:01</text:p>
          </table:table-cell>
          <table:table-cell office:value-type="string">
            <text:p>b3058c6f8db678a33f36f6d1ef2a3c0d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65">
            <text:p>36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37">
            <text:p>0.937</text:p>
          </table:table-cell>
          <table:table-cell office:value-type="float" office:value="261340">
            <text:p>261340</text:p>
          </table:table-cell>
          <table:table-cell office:value-type="float" office:value="0.655761">
            <text:p>0.655761</text:p>
          </table:table-cell>
          <table:table-cell office:value-type="string">
            <text:p>2013-03-02 23:59:43</text:p>
          </table:table-cell>
          <table:table-cell office:value-type="string">
            <text:p>b3058c6f8db678a33f36f6d1ef1d89a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70">
            <text:p>27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53">
            <text:p>1.053</text:p>
          </table:table-cell>
          <table:table-cell office:value-type="float" office:value="261900">
            <text:p>261900</text:p>
          </table:table-cell>
          <table:table-cell office:value-type="float" office:value="0.193235">
            <text:p>0.193235</text:p>
          </table:table-cell>
          <table:table-cell office:value-type="string">
            <text:p>2013-03-02 21:40:08</text:p>
          </table:table-cell>
          <table:table-cell office:value-type="string">
            <text:p>b214f53e41a41ebdba39c5c592b4e5c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59">
            <text:p>25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53">
            <text:p>1.653</text:p>
          </table:table-cell>
          <table:table-cell office:value-type="float" office:value="262108">
            <text:p>262108</text:p>
          </table:table-cell>
          <table:table-cell office:value-type="float" office:value="0.271606">
            <text:p>0.271606</text:p>
          </table:table-cell>
          <table:table-cell office:value-type="string">
            <text:p>2013-03-03 12:31:41</text:p>
          </table:table-cell>
          <table:table-cell office:value-type="string">
            <text:p>b214f53e41a41ebdba39c5c5929a545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98">
            <text:p>49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6">
            <text:p>0.816</text:p>
          </table:table-cell>
          <table:table-cell office:value-type="float" office:value="263442">
            <text:p>263442</text:p>
          </table:table-cell>
          <table:table-cell office:value-type="float" office:value="1.2703">
            <text:p>1.2703</text:p>
          </table:table-cell>
          <table:table-cell office:value-type="string">
            <text:p>2013-03-02 23:24:57</text:p>
          </table:table-cell>
          <table:table-cell office:value-type="string">
            <text:p>b3058c6f8db678a33f36f6d1ef2472db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480">
            <text:p>48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522">
            <text:p>1.522</text:p>
          </table:table-cell>
          <table:table-cell office:value-type="float" office:value="263520">
            <text:p>263520</text:p>
          </table:table-cell>
          <table:table-cell office:value-type="float" office:value="3.75825">
            <text:p>3.75825</text:p>
          </table:table-cell>
          <table:table-cell office:value-type="string">
            <text:p>2013-03-03 10:09:03</text:p>
          </table:table-cell>
          <table:table-cell office:value-type="string">
            <text:p>b214f53e41a41ebdba39c5c592a2f94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60">
            <text:p>96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95">
            <text:p>0.995</text:p>
          </table:table-cell>
          <table:table-cell office:value-type="float" office:value="264960">
            <text:p>264960</text:p>
          </table:table-cell>
          <table:table-cell office:value-type="float" office:value="-0.0350044">
            <text:p>-0.0350044</text:p>
          </table:table-cell>
          <table:table-cell office:value-type="string">
            <text:p>2013-03-03 10:26:59</text:p>
          </table:table-cell>
          <table:table-cell office:value-type="string">
            <text:p>b214f53e41a41ebdba39c5c592a1d69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020">
            <text:p>10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93">
            <text:p>0.893</text:p>
          </table:table-cell>
          <table:table-cell office:value-type="float" office:value="266220">
            <text:p>266220</text:p>
          </table:table-cell>
          <table:table-cell office:value-type="float" office:value="0.17431">
            <text:p>0.17431</text:p>
          </table:table-cell>
          <table:table-cell office:value-type="string">
            <text:p>2013-03-03 00:03:11</text:p>
          </table:table-cell>
          <table:table-cell office:value-type="string">
            <text:p>b214f53e41a41ebdba39c5c592a5f54c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04">
            <text:p>90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8">
            <text:p>0.78</text:p>
          </table:table-cell>
          <table:table-cell office:value-type="float" office:value="267584">
            <text:p>267584</text:p>
          </table:table-cell>
          <table:table-cell office:value-type="float" office:value="0.167263">
            <text:p>0.167263</text:p>
          </table:table-cell>
          <table:table-cell office:value-type="string">
            <text:p>2013-03-02 22:25:38</text:p>
          </table:table-cell>
          <table:table-cell office:value-type="string">
            <text:p>b214f53e41a41ebdba39c5c592af316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82">
            <text:p>78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4">
            <text:p>1.4</text:p>
          </table:table-cell>
          <table:table-cell office:value-type="float" office:value="269008">
            <text:p>269008</text:p>
          </table:table-cell>
          <table:table-cell office:value-type="float" office:value="0.160692">
            <text:p>0.160692</text:p>
          </table:table-cell>
          <table:table-cell office:value-type="string">
            <text:p>2013-03-02 23:10:05</text:p>
          </table:table-cell>
          <table:table-cell office:value-type="string">
            <text:p>b214f53e41a41ebdba39c5c592ab18cb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537">
            <text:p>53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75">
            <text:p>2.775</text:p>
          </table:table-cell>
          <table:table-cell office:value-type="float" office:value="269574">
            <text:p>269574</text:p>
          </table:table-cell>
          <table:table-cell office:value-type="float" office:value="0.471677">
            <text:p>0.471677</text:p>
          </table:table-cell>
          <table:table-cell office:value-type="string">
            <text:p>2013-03-02 22:29:29</text:p>
          </table:table-cell>
          <table:table-cell office:value-type="string">
            <text:p>b214f53e41a41ebdba39c5c592d4002e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91">
            <text:p>59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03">
            <text:p>2.703</text:p>
          </table:table-cell>
          <table:table-cell office:value-type="float" office:value="271269">
            <text:p>271269</text:p>
          </table:table-cell>
          <table:table-cell office:value-type="float" office:value="1.24738">
            <text:p>1.24738</text:p>
          </table:table-cell>
          <table:table-cell office:value-type="string">
            <text:p>2013-03-03 00:23:35</text:p>
          </table:table-cell>
          <table:table-cell office:value-type="string">
            <text:p>b214f53e41a41ebdba39c5c592ce7a2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80">
            <text:p>98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85">
            <text:p>0.785</text:p>
          </table:table-cell>
          <table:table-cell office:value-type="float" office:value="271460">
            <text:p>271460</text:p>
          </table:table-cell>
          <table:table-cell office:value-type="float" office:value="0.195922">
            <text:p>0.195922</text:p>
          </table:table-cell>
          <table:table-cell office:value-type="string">
            <text:p>2013-03-02 23:07:14</text:p>
          </table:table-cell>
          <table:table-cell office:value-type="string">
            <text:p>b3058c6f8db678a33f36f6d1ef27af2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2">
            <text:p>93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89">
            <text:p>0.689</text:p>
          </table:table-cell>
          <table:table-cell office:value-type="float" office:value="272144">
            <text:p>272144</text:p>
          </table:table-cell>
          <table:table-cell office:value-type="float" office:value="0.192749">
            <text:p>0.192749</text:p>
          </table:table-cell>
          <table:table-cell office:value-type="string">
            <text:p>2013-03-02 22:24:28</text:p>
          </table:table-cell>
          <table:table-cell office:value-type="string">
            <text:p>b3058c6f8db678a33f36f6d1ef2ffea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394">
            <text:p>39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38">
            <text:p>1.338</text:p>
          </table:table-cell>
          <table:table-cell office:value-type="float" office:value="272648">
            <text:p>272648</text:p>
          </table:table-cell>
          <table:table-cell office:value-type="float" office:value="1.95601">
            <text:p>1.95601</text:p>
          </table:table-cell>
          <table:table-cell office:value-type="string">
            <text:p>2013-03-02 23:57:55</text:p>
          </table:table-cell>
          <table:table-cell office:value-type="string">
            <text:p>b214f53e41a41ebdba39c5c592a68f0a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91">
            <text:p>89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69">
            <text:p>2.669</text:p>
          </table:table-cell>
          <table:table-cell office:value-type="float" office:value="279774">
            <text:p>279774</text:p>
          </table:table-cell>
          <table:table-cell office:value-type="float" office:value="1.28182">
            <text:p>1.28182</text:p>
          </table:table-cell>
          <table:table-cell office:value-type="string">
            <text:p>2013-03-03 00:04:32</text:p>
          </table:table-cell>
          <table:table-cell office:value-type="string">
            <text:p>b214f53e41a41ebdba39c5c592cf88fc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00">
            <text:p>80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69">
            <text:p>2.669</text:p>
          </table:table-cell>
          <table:table-cell office:value-type="float" office:value="280000">
            <text:p>280000</text:p>
          </table:table-cell>
          <table:table-cell office:value-type="float" office:value="1.27738">
            <text:p>1.27738</text:p>
          </table:table-cell>
          <table:table-cell office:value-type="string">
            <text:p>2013-03-03 05:14:18</text:p>
          </table:table-cell>
          <table:table-cell office:value-type="string">
            <text:p>b214f53e41a41ebdba39c5c592c260aa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896">
            <text:p>89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">
            <text:p>1.3</text:p>
          </table:table-cell>
          <table:table-cell office:value-type="float" office:value="280448">
            <text:p>280448</text:p>
          </table:table-cell>
          <table:table-cell office:value-type="float" office:value="0.170009">
            <text:p>0.170009</text:p>
          </table:table-cell>
          <table:table-cell office:value-type="string">
            <text:p>2013-03-03 12:09:14</text:p>
          </table:table-cell>
          <table:table-cell office:value-type="string">
            <text:p>b214f53e41a41ebdba39c5c5929c210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49">
            <text:p>34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47">
            <text:p>0.947</text:p>
          </table:table-cell>
          <table:table-cell office:value-type="float" office:value="280596">
            <text:p>280596</text:p>
          </table:table-cell>
          <table:table-cell office:value-type="float" office:value="1.15786">
            <text:p>1.15786</text:p>
          </table:table-cell>
          <table:table-cell office:value-type="string">
            <text:p>2013-03-03 12:57:44</text:p>
          </table:table-cell>
          <table:table-cell office:value-type="string">
            <text:p>b214f53e41a41ebdba39c5c59298f30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98">
            <text:p>49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23">
            <text:p>2.23</text:p>
          </table:table-cell>
          <table:table-cell office:value-type="float" office:value="281370">
            <text:p>281370</text:p>
          </table:table-cell>
          <table:table-cell office:value-type="float" office:value="4.47276">
            <text:p>4.47276</text:p>
          </table:table-cell>
          <table:table-cell office:value-type="string">
            <text:p>2013-03-03 12:01:39</text:p>
          </table:table-cell>
          <table:table-cell office:value-type="string">
            <text:p>b214f53e41a41ebdba39c5c5929c9fc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82">
            <text:p>28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721">
            <text:p>1.721</text:p>
          </table:table-cell>
          <table:table-cell office:value-type="float" office:value="283410">
            <text:p>283410</text:p>
          </table:table-cell>
          <table:table-cell office:value-type="float" office:value="0.357134">
            <text:p>0.357134</text:p>
          </table:table-cell>
          <table:table-cell office:value-type="string">
            <text:p>2013-03-03 00:00:47</text:p>
          </table:table-cell>
          <table:table-cell office:value-type="string">
            <text:p>b214f53e41a41ebdba39c5c592a6190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90">
            <text:p>59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6">
            <text:p>1.376</text:p>
          </table:table-cell>
          <table:table-cell office:value-type="float" office:value="283790">
            <text:p>283790</text:p>
          </table:table-cell>
          <table:table-cell office:value-type="float" office:value="0.163502">
            <text:p>0.163502</text:p>
          </table:table-cell>
          <table:table-cell office:value-type="string">
            <text:p>2013-03-02 23:03:33</text:p>
          </table:table-cell>
          <table:table-cell office:value-type="string">
            <text:p>b214f53e41a41ebdba39c5c592ac233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41">
            <text:p>74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4">
            <text:p>2.64</text:p>
          </table:table-cell>
          <table:table-cell office:value-type="float" office:value="285285">
            <text:p>285285</text:p>
          </table:table-cell>
          <table:table-cell office:value-type="float" office:value="1.2433">
            <text:p>1.2433</text:p>
          </table:table-cell>
          <table:table-cell office:value-type="string">
            <text:p>2013-03-03 07:12:19</text:p>
          </table:table-cell>
          <table:table-cell office:value-type="string">
            <text:p>b214f53e41a41ebdba39c5c592bcbe5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76">
            <text:p>47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27">
            <text:p>2.27</text:p>
          </table:table-cell>
          <table:table-cell office:value-type="float" office:value="285600">
            <text:p>285600</text:p>
          </table:table-cell>
          <table:table-cell office:value-type="float" office:value="3.81262">
            <text:p>3.81262</text:p>
          </table:table-cell>
          <table:table-cell office:value-type="string">
            <text:p>2013-03-02 23:54:15</text:p>
          </table:table-cell>
          <table:table-cell office:value-type="string">
            <text:p>b214f53e41a41ebdba39c5c592a6e6ad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622">
            <text:p>6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03">
            <text:p>2.703</text:p>
          </table:table-cell>
          <table:table-cell office:value-type="float" office:value="286742">
            <text:p>286742</text:p>
          </table:table-cell>
          <table:table-cell office:value-type="float" office:value="-0.0212559">
            <text:p>-0.0212559</text:p>
          </table:table-cell>
          <table:table-cell office:value-type="string">
            <text:p>2013-03-02 21:41:16</text:p>
          </table:table-cell>
          <table:table-cell office:value-type="string">
            <text:p>b214f53e41a41ebdba39c5c592d60b2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02">
            <text:p>80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2">
            <text:p>1.252</text:p>
          </table:table-cell>
          <table:table-cell office:value-type="float" office:value="287116">
            <text:p>287116</text:p>
          </table:table-cell>
          <table:table-cell office:value-type="float" office:value="0.1645">
            <text:p>0.1645</text:p>
          </table:table-cell>
          <table:table-cell office:value-type="string">
            <text:p>2013-03-02 23:31:04</text:p>
          </table:table-cell>
          <table:table-cell office:value-type="string">
            <text:p>b214f53e41a41ebdba39c5c592a8813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593">
            <text:p>59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7">
            <text:p>1.377</text:p>
          </table:table-cell>
          <table:table-cell office:value-type="float" office:value="288198">
            <text:p>288198</text:p>
          </table:table-cell>
          <table:table-cell office:value-type="float" office:value="0.161706">
            <text:p>0.161706</text:p>
          </table:table-cell>
          <table:table-cell office:value-type="string">
            <text:p>2013-03-02 23:43:06</text:p>
          </table:table-cell>
          <table:table-cell office:value-type="string">
            <text:p>b214f53e41a41ebdba39c5c592a80976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90">
            <text:p>59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6">
            <text:p>0.816</text:p>
          </table:table-cell>
          <table:table-cell office:value-type="float" office:value="290280">
            <text:p>290280</text:p>
          </table:table-cell>
          <table:table-cell office:value-type="float" office:value="0.179017">
            <text:p>0.179017</text:p>
          </table:table-cell>
          <table:table-cell office:value-type="string">
            <text:p>2013-03-02 23:30:01</text:p>
          </table:table-cell>
          <table:table-cell office:value-type="string">
            <text:p>b3058c6f8db678a33f36f6d1ef237c2a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631">
            <text:p>63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6">
            <text:p>0.696</text:p>
          </table:table-cell>
          <table:table-cell office:value-type="float" office:value="292153">
            <text:p>292153</text:p>
          </table:table-cell>
          <table:table-cell office:value-type="float" office:value="0.179841">
            <text:p>0.179841</text:p>
          </table:table-cell>
          <table:table-cell office:value-type="string">
            <text:p>2013-03-02 21:42:44</text:p>
          </table:table-cell>
          <table:table-cell office:value-type="string">
            <text:p>b3058c6f8db678a33f36f6d1ef3755f3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351">
            <text:p>35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973">
            <text:p>2.973</text:p>
          </table:table-cell>
          <table:table-cell office:value-type="float" office:value="292734">
            <text:p>292734</text:p>
          </table:table-cell>
          <table:table-cell office:value-type="float" office:value="6.34763">
            <text:p>6.34763</text:p>
          </table:table-cell>
          <table:table-cell office:value-type="string">
            <text:p>2013-03-03 01:23:04</text:p>
          </table:table-cell>
          <table:table-cell office:value-type="string">
            <text:p>b214f53e41a41ebdba39c5c592cb7437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78">
            <text:p>77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1">
            <text:p>2.631</text:p>
          </table:table-cell>
          <table:table-cell office:value-type="float" office:value="293306">
            <text:p>293306</text:p>
          </table:table-cell>
          <table:table-cell office:value-type="float" office:value="1.25825">
            <text:p>1.25825</text:p>
          </table:table-cell>
          <table:table-cell office:value-type="string">
            <text:p>2013-03-03 06:57:12</text:p>
          </table:table-cell>
          <table:table-cell office:value-type="string">
            <text:p>b214f53e41a41ebdba39c5c592bdd29b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93">
            <text:p>79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2">
            <text:p>1.252</text:p>
          </table:table-cell>
          <table:table-cell office:value-type="float" office:value="294203">
            <text:p>294203</text:p>
          </table:table-cell>
          <table:table-cell office:value-type="float" office:value="0.1127">
            <text:p>0.1127</text:p>
          </table:table-cell>
          <table:table-cell office:value-type="string">
            <text:p>2013-03-02 21:21:17</text:p>
          </table:table-cell>
          <table:table-cell office:value-type="string">
            <text:p>b214f53e41a41ebdba39c5c592b7947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77">
            <text:p>77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1">
            <text:p>2.631</text:p>
          </table:table-cell>
          <table:table-cell office:value-type="float" office:value="295260">
            <text:p>295260</text:p>
          </table:table-cell>
          <table:table-cell office:value-type="float" office:value="1.26754">
            <text:p>1.26754</text:p>
          </table:table-cell>
          <table:table-cell office:value-type="string">
            <text:p>2013-03-03 01:07:48</text:p>
          </table:table-cell>
          <table:table-cell office:value-type="string">
            <text:p>b214f53e41a41ebdba39c5c592cc80c8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428">
            <text:p>42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197">
            <text:p>3.197</text:p>
          </table:table-cell>
          <table:table-cell office:value-type="float" office:value="297032">
            <text:p>297032</text:p>
          </table:table-cell>
          <table:table-cell office:value-type="float" office:value="8.71278">
            <text:p>8.71278</text:p>
          </table:table-cell>
          <table:table-cell office:value-type="string">
            <text:p>2013-03-02 22:20:15</text:p>
          </table:table-cell>
          <table:table-cell office:value-type="string">
            <text:p>b214f53e41a41ebdba39c5c592d4887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05">
            <text:p>70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1">
            <text:p>0.691</text:p>
          </table:table-cell>
          <table:table-cell office:value-type="float" office:value="298215">
            <text:p>298215</text:p>
          </table:table-cell>
          <table:table-cell office:value-type="float" office:value="0.185295">
            <text:p>0.185295</text:p>
          </table:table-cell>
          <table:table-cell office:value-type="string">
            <text:p>2013-03-02 23:26:38</text:p>
          </table:table-cell>
          <table:table-cell office:value-type="string">
            <text:p>b3058c6f8db678a33f36f6d1ef2434b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526">
            <text:p>52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458">
            <text:p>2.458</text:p>
          </table:table-cell>
          <table:table-cell office:value-type="float" office:value="298242">
            <text:p>298242</text:p>
          </table:table-cell>
          <table:table-cell office:value-type="float" office:value="5.00292">
            <text:p>5.00292</text:p>
          </table:table-cell>
          <table:table-cell office:value-type="string">
            <text:p>2013-03-02 23:47:27</text:p>
          </table:table-cell>
          <table:table-cell office:value-type="string">
            <text:p>b214f53e41a41ebdba39c5c592a7c4c5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310">
            <text:p>31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65">
            <text:p>3.65</text:p>
          </table:table-cell>
          <table:table-cell office:value-type="float" office:value="299460">
            <text:p>299460</text:p>
          </table:table-cell>
          <table:table-cell office:value-type="float" office:value="5.18134">
            <text:p>5.18134</text:p>
          </table:table-cell>
          <table:table-cell office:value-type="string">
            <text:p>2013-03-03 03:59:07</text:p>
          </table:table-cell>
          <table:table-cell office:value-type="string">
            <text:p>b214f53e41a41ebdba39c5c592c55b3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692">
            <text:p>69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47">
            <text:p>1.247</text:p>
          </table:table-cell>
          <table:table-cell office:value-type="float" office:value="300328">
            <text:p>300328</text:p>
          </table:table-cell>
          <table:table-cell office:value-type="float" office:value="0.16636">
            <text:p>0.16636</text:p>
          </table:table-cell>
          <table:table-cell office:value-type="string">
            <text:p>2013-03-02 22:19:12</text:p>
          </table:table-cell>
          <table:table-cell office:value-type="string">
            <text:p>b214f53e41a41ebdba39c5c592b02c3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009">
            <text:p>100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97">
            <text:p>0.897</text:p>
          </table:table-cell>
          <table:table-cell office:value-type="float" office:value="300682">
            <text:p>300682</text:p>
          </table:table-cell>
          <table:table-cell office:value-type="float" office:value="0.11393">
            <text:p>0.11393</text:p>
          </table:table-cell>
          <table:table-cell office:value-type="string">
            <text:p>2013-03-02 21:45:56</text:p>
          </table:table-cell>
          <table:table-cell office:value-type="string">
            <text:p>b214f53e41a41ebdba39c5c592b3e91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312">
            <text:p>31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65">
            <text:p>3.65</text:p>
          </table:table-cell>
          <table:table-cell office:value-type="float" office:value="301080">
            <text:p>301080</text:p>
          </table:table-cell>
          <table:table-cell office:value-type="float" office:value="5.28259">
            <text:p>5.28259</text:p>
          </table:table-cell>
          <table:table-cell office:value-type="string">
            <text:p>2013-03-02 23:22:20</text:p>
          </table:table-cell>
          <table:table-cell office:value-type="string">
            <text:p>b214f53e41a41ebdba39c5c592d1642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21">
            <text:p>52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27">
            <text:p>2.27</text:p>
          </table:table-cell>
          <table:table-cell office:value-type="float" office:value="301659">
            <text:p>301659</text:p>
          </table:table-cell>
          <table:table-cell office:value-type="float" office:value="5.34651">
            <text:p>5.34651</text:p>
          </table:table-cell>
          <table:table-cell office:value-type="string">
            <text:p>2013-03-03 10:21:23</text:p>
          </table:table-cell>
          <table:table-cell office:value-type="string">
            <text:p>b214f53e41a41ebdba39c5c592a1ff2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77">
            <text:p>87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69">
            <text:p>2.669</text:p>
          </table:table-cell>
          <table:table-cell office:value-type="float" office:value="302565">
            <text:p>302565</text:p>
          </table:table-cell>
          <table:table-cell office:value-type="float" office:value="1.27203">
            <text:p>1.27203</text:p>
          </table:table-cell>
          <table:table-cell office:value-type="string">
            <text:p>2013-03-03 00:04:02</text:p>
          </table:table-cell>
          <table:table-cell office:value-type="string">
            <text:p>b214f53e41a41ebdba39c5c592cf95c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477">
            <text:p>47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605">
            <text:p>4.605</text:p>
          </table:table-cell>
          <table:table-cell office:value-type="float" office:value="303849">
            <text:p>303849</text:p>
          </table:table-cell>
          <table:table-cell office:value-type="float" office:value="1.10796">
            <text:p>1.10796</text:p>
          </table:table-cell>
          <table:table-cell office:value-type="string">
            <text:p>2013-03-02 22:20:32</text:p>
          </table:table-cell>
          <table:table-cell office:value-type="string">
            <text:p>b214f53e41a41ebdba39c5c592d474da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02">
            <text:p>40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">
            <text:p>1.3</text:p>
          </table:table-cell>
          <table:table-cell office:value-type="float" office:value="303912">
            <text:p>303912</text:p>
          </table:table-cell>
          <table:table-cell office:value-type="float" office:value="2.40821">
            <text:p>2.40821</text:p>
          </table:table-cell>
          <table:table-cell office:value-type="string">
            <text:p>2013-03-02 21:50:38</text:p>
          </table:table-cell>
          <table:table-cell office:value-type="string">
            <text:p>b214f53e41a41ebdba39c5c592b3691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73">
            <text:p>87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69">
            <text:p>2.669</text:p>
          </table:table-cell>
          <table:table-cell office:value-type="float" office:value="304677">
            <text:p>304677</text:p>
          </table:table-cell>
          <table:table-cell office:value-type="float" office:value="1.24716">
            <text:p>1.24716</text:p>
          </table:table-cell>
          <table:table-cell office:value-type="string">
            <text:p>2013-03-02 22:04:59</text:p>
          </table:table-cell>
          <table:table-cell office:value-type="string">
            <text:p>b214f53e41a41ebdba39c5c592d53fe4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653">
            <text:p>65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03">
            <text:p>2.703</text:p>
          </table:table-cell>
          <table:table-cell office:value-type="float" office:value="304951">
            <text:p>304951</text:p>
          </table:table-cell>
          <table:table-cell office:value-type="float" office:value="0.218173">
            <text:p>0.218173</text:p>
          </table:table-cell>
          <table:table-cell office:value-type="string">
            <text:p>2013-03-02 23:54:21</text:p>
          </table:table-cell>
          <table:table-cell office:value-type="string">
            <text:p>b214f53e41a41ebdba39c5c592d01f91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381">
            <text:p>38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194">
            <text:p>1.194</text:p>
          </table:table-cell>
          <table:table-cell office:value-type="float" office:value="307467">
            <text:p>307467</text:p>
          </table:table-cell>
          <table:table-cell office:value-type="float" office:value="1.95413">
            <text:p>1.95413</text:p>
          </table:table-cell>
          <table:table-cell office:value-type="string">
            <text:p>2013-03-03 11:19:01</text:p>
          </table:table-cell>
          <table:table-cell office:value-type="string">
            <text:p>b214f53e41a41ebdba39c5c5929ea874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3.016">
            <text:p>3.016</text:p>
          </table:table-cell>
          <table:table-cell office:value-type="float" office:value="313626">
            <text:p>313626</text:p>
          </table:table-cell>
          <table:table-cell office:value-type="float" office:value="3.85561">
            <text:p>3.85561</text:p>
          </table:table-cell>
          <table:table-cell office:value-type="string">
            <text:p>2013-03-02 21:40:43</text:p>
          </table:table-cell>
          <table:table-cell office:value-type="string">
            <text:p>b214f53e41a41ebdba39c5c592b4ba3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55">
            <text:p>95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112">
            <text:p>1.112</text:p>
          </table:table-cell>
          <table:table-cell office:value-type="float" office:value="314195">
            <text:p>314195</text:p>
          </table:table-cell>
          <table:table-cell office:value-type="float" office:value="0.170834">
            <text:p>0.170834</text:p>
          </table:table-cell>
          <table:table-cell office:value-type="string">
            <text:p>2013-03-02 22:00:26</text:p>
          </table:table-cell>
          <table:table-cell office:value-type="string">
            <text:p>b214f53e41a41ebdba39c5c592b21673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513">
            <text:p>51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325">
            <text:p>3.325</text:p>
          </table:table-cell>
          <table:table-cell office:value-type="float" office:value="314469">
            <text:p>314469</text:p>
          </table:table-cell>
          <table:table-cell office:value-type="float" office:value="3.43412">
            <text:p>3.43412</text:p>
          </table:table-cell>
          <table:table-cell office:value-type="string">
            <text:p>2013-03-02 22:51:44</text:p>
          </table:table-cell>
          <table:table-cell office:value-type="string">
            <text:p>b214f53e41a41ebdba39c5c592d2893b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862">
            <text:p>86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4">
            <text:p>1.254</text:p>
          </table:table-cell>
          <table:table-cell office:value-type="float" office:value="315492">
            <text:p>315492</text:p>
          </table:table-cell>
          <table:table-cell office:value-type="float" office:value="0.113758">
            <text:p>0.113758</text:p>
          </table:table-cell>
          <table:table-cell office:value-type="string">
            <text:p>2013-03-02 21:38:47</text:p>
          </table:table-cell>
          <table:table-cell office:value-type="string">
            <text:p>b214f53e41a41ebdba39c5c592b552dc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417">
            <text:p>41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16">
            <text:p>1.016</text:p>
          </table:table-cell>
          <table:table-cell office:value-type="float" office:value="316086">
            <text:p>316086</text:p>
          </table:table-cell>
          <table:table-cell office:value-type="float" office:value="1.06758">
            <text:p>1.06758</text:p>
          </table:table-cell>
          <table:table-cell office:value-type="string">
            <text:p>2013-03-02 22:21:43</text:p>
          </table:table-cell>
          <table:table-cell office:value-type="string">
            <text:p>b3058c6f8db678a33f36f6d1ef306c1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11">
            <text:p>71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2">
            <text:p>1.252</text:p>
          </table:table-cell>
          <table:table-cell office:value-type="float" office:value="316395">
            <text:p>316395</text:p>
          </table:table-cell>
          <table:table-cell office:value-type="float" office:value="0.166272">
            <text:p>0.166272</text:p>
          </table:table-cell>
          <table:table-cell office:value-type="string">
            <text:p>2013-03-02 23:04:35</text:p>
          </table:table-cell>
          <table:table-cell office:value-type="string">
            <text:p>b214f53e41a41ebdba39c5c592abd0e4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32">
            <text:p>33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86">
            <text:p>1.086</text:p>
          </table:table-cell>
          <table:table-cell office:value-type="float" office:value="316728">
            <text:p>316728</text:p>
          </table:table-cell>
          <table:table-cell office:value-type="float" office:value="0.725389">
            <text:p>0.725389</text:p>
          </table:table-cell>
          <table:table-cell office:value-type="string">
            <text:p>2013-03-02 23:15:15</text:p>
          </table:table-cell>
          <table:table-cell office:value-type="string">
            <text:p>b3058c6f8db678a33f36f6d1ef262d0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52">
            <text:p>55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196">
            <text:p>2.196</text:p>
          </table:table-cell>
          <table:table-cell office:value-type="float" office:value="317400">
            <text:p>317400</text:p>
          </table:table-cell>
          <table:table-cell office:value-type="float" office:value="5.50439">
            <text:p>5.50439</text:p>
          </table:table-cell>
          <table:table-cell office:value-type="string">
            <text:p>2013-03-03 00:25:00</text:p>
          </table:table-cell>
          <table:table-cell office:value-type="string">
            <text:p>b214f53e41a41ebdba39c5c592a3b5e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40">
            <text:p>74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1">
            <text:p>0.691</text:p>
          </table:table-cell>
          <table:table-cell office:value-type="float" office:value="318200">
            <text:p>318200</text:p>
          </table:table-cell>
          <table:table-cell office:value-type="float" office:value="0.187939">
            <text:p>0.187939</text:p>
          </table:table-cell>
          <table:table-cell office:value-type="string">
            <text:p>2013-03-03 00:10:10</text:p>
          </table:table-cell>
          <table:table-cell office:value-type="string">
            <text:p>b3058c6f8db678a33f36f6d1ef1b6db2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96">
            <text:p>49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663">
            <text:p>1.663</text:p>
          </table:table-cell>
          <table:table-cell office:value-type="float" office:value="319424">
            <text:p>319424</text:p>
          </table:table-cell>
          <table:table-cell office:value-type="float" office:value="1.50735">
            <text:p>1.50735</text:p>
          </table:table-cell>
          <table:table-cell office:value-type="string">
            <text:p>2013-03-02 21:51:40</text:p>
          </table:table-cell>
          <table:table-cell office:value-type="string">
            <text:p>b3058c6f8db678a33f36f6d1ef361a24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372">
            <text:p>37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37">
            <text:p>1.037</text:p>
          </table:table-cell>
          <table:table-cell office:value-type="float" office:value="322524">
            <text:p>322524</text:p>
          </table:table-cell>
          <table:table-cell office:value-type="float" office:value="0.833412">
            <text:p>0.833412</text:p>
          </table:table-cell>
          <table:table-cell office:value-type="string">
            <text:p>2013-03-02 23:33:45</text:p>
          </table:table-cell>
          <table:table-cell office:value-type="string">
            <text:p>b3058c6f8db678a33f36f6d1ef22db3d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77">
            <text:p>87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322736">
            <text:p>322736</text:p>
          </table:table-cell>
          <table:table-cell office:value-type="float" office:value="0.196183">
            <text:p>0.196183</text:p>
          </table:table-cell>
          <table:table-cell office:value-type="string">
            <text:p>2013-03-02 22:05:52</text:p>
          </table:table-cell>
          <table:table-cell office:value-type="string">
            <text:p>b3058c6f8db678a33f36f6d1ef33555c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645">
            <text:p>64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75">
            <text:p>2.775</text:p>
          </table:table-cell>
          <table:table-cell office:value-type="float" office:value="323145">
            <text:p>323145</text:p>
          </table:table-cell>
          <table:table-cell office:value-type="float" office:value="1.3902">
            <text:p>1.3902</text:p>
          </table:table-cell>
          <table:table-cell office:value-type="string">
            <text:p>2013-03-03 01:53:18</text:p>
          </table:table-cell>
          <table:table-cell office:value-type="string">
            <text:p>b214f53e41a41ebdba39c5c592ca51bb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617">
            <text:p>61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7">
            <text:p>0.817</text:p>
          </table:table-cell>
          <table:table-cell office:value-type="float" office:value="323308">
            <text:p>323308</text:p>
          </table:table-cell>
          <table:table-cell office:value-type="float" office:value="0.181193">
            <text:p>0.181193</text:p>
          </table:table-cell>
          <table:table-cell office:value-type="string">
            <text:p>2013-03-02 21:54:16</text:p>
          </table:table-cell>
          <table:table-cell office:value-type="string">
            <text:p>b3058c6f8db678a33f36f6d1ef35870f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460">
            <text:p>46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325">
            <text:p>4.325</text:p>
          </table:table-cell>
          <table:table-cell office:value-type="float" office:value="323840">
            <text:p>323840</text:p>
          </table:table-cell>
          <table:table-cell office:value-type="float" office:value="1.06124">
            <text:p>1.06124</text:p>
          </table:table-cell>
          <table:table-cell office:value-type="string">
            <text:p>2013-03-02 22:18:03</text:p>
          </table:table-cell>
          <table:table-cell office:value-type="string">
            <text:p>b214f53e41a41ebdba39c5c592d494d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822">
            <text:p>8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323868">
            <text:p>323868</text:p>
          </table:table-cell>
          <table:table-cell office:value-type="float" office:value="1.23159">
            <text:p>1.23159</text:p>
          </table:table-cell>
          <table:table-cell office:value-type="string">
            <text:p>2013-03-02 22:41:58</text:p>
          </table:table-cell>
          <table:table-cell office:value-type="string">
            <text:p>b214f53e41a41ebdba39c5c592d34b1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596">
            <text:p>59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32">
            <text:p>0.832</text:p>
          </table:table-cell>
          <table:table-cell office:value-type="float" office:value="325416">
            <text:p>325416</text:p>
          </table:table-cell>
          <table:table-cell office:value-type="float" office:value="0.182586">
            <text:p>0.182586</text:p>
          </table:table-cell>
          <table:table-cell office:value-type="string">
            <text:p>2013-03-02 22:31:47</text:p>
          </table:table-cell>
          <table:table-cell office:value-type="string">
            <text:p>b3058c6f8db678a33f36f6d1ef2e9f33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336">
            <text:p>33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86">
            <text:p>1.086</text:p>
          </table:table-cell>
          <table:table-cell office:value-type="float" office:value="325584">
            <text:p>325584</text:p>
          </table:table-cell>
          <table:table-cell office:value-type="float" office:value="0.7066">
            <text:p>0.7066</text:p>
          </table:table-cell>
          <table:table-cell office:value-type="string">
            <text:p>2013-03-02 23:19:43</text:p>
          </table:table-cell>
          <table:table-cell office:value-type="string">
            <text:p>b3058c6f8db678a33f36f6d1ef255bca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93">
            <text:p>59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9">
            <text:p>2.809</text:p>
          </table:table-cell>
          <table:table-cell office:value-type="float" office:value="326150">
            <text:p>326150</text:p>
          </table:table-cell>
          <table:table-cell office:value-type="float" office:value="1.19736">
            <text:p>1.19736</text:p>
          </table:table-cell>
          <table:table-cell office:value-type="string">
            <text:p>2013-03-03 04:20:11</text:p>
          </table:table-cell>
          <table:table-cell office:value-type="string">
            <text:p>b214f53e41a41ebdba39c5c592c4614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78">
            <text:p>97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79">
            <text:p>0.79</text:p>
          </table:table-cell>
          <table:table-cell office:value-type="float" office:value="326652">
            <text:p>326652</text:p>
          </table:table-cell>
          <table:table-cell office:value-type="float" office:value="0.200811">
            <text:p>0.200811</text:p>
          </table:table-cell>
          <table:table-cell office:value-type="string">
            <text:p>2013-03-02 22:50:05</text:p>
          </table:table-cell>
          <table:table-cell office:value-type="string">
            <text:p>b3058c6f8db678a33f36f6d1ef2b0c06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44">
            <text:p>34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555">
            <text:p>4.555</text:p>
          </table:table-cell>
          <table:table-cell office:value-type="float" office:value="329208">
            <text:p>329208</text:p>
          </table:table-cell>
          <table:table-cell office:value-type="float" office:value="6.47008">
            <text:p>6.47008</text:p>
          </table:table-cell>
          <table:table-cell office:value-type="string">
            <text:p>2013-03-03 03:19:18</text:p>
          </table:table-cell>
          <table:table-cell office:value-type="string">
            <text:p>b214f53e41a41ebdba39c5c592c7426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19">
            <text:p>81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330057">
            <text:p>330057</text:p>
          </table:table-cell>
          <table:table-cell office:value-type="float" office:value="0.158946">
            <text:p>0.158946</text:p>
          </table:table-cell>
          <table:table-cell office:value-type="string">
            <text:p>2013-03-03 05:14:03</text:p>
          </table:table-cell>
          <table:table-cell office:value-type="string">
            <text:p>b214f53e41a41ebdba39c5c592c262fd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517">
            <text:p>51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663">
            <text:p>1.663</text:p>
          </table:table-cell>
          <table:table-cell office:value-type="float" office:value="330880">
            <text:p>330880</text:p>
          </table:table-cell>
          <table:table-cell office:value-type="float" office:value="1.71791">
            <text:p>1.71791</text:p>
          </table:table-cell>
          <table:table-cell office:value-type="string">
            <text:p>2013-03-02 23:48:21</text:p>
          </table:table-cell>
          <table:table-cell office:value-type="string">
            <text:p>b3058c6f8db678a33f36f6d1ef1fc282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358">
            <text:p>35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526">
            <text:p>4.526</text:p>
          </table:table-cell>
          <table:table-cell office:value-type="float" office:value="332582">
            <text:p>332582</text:p>
          </table:table-cell>
          <table:table-cell office:value-type="float" office:value="7.45811">
            <text:p>7.45811</text:p>
          </table:table-cell>
          <table:table-cell office:value-type="string">
            <text:p>2013-03-02 23:10:42</text:p>
          </table:table-cell>
          <table:table-cell office:value-type="string">
            <text:p>b214f53e41a41ebdba39c5c592d19aa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51">
            <text:p>35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555">
            <text:p>4.555</text:p>
          </table:table-cell>
          <table:table-cell office:value-type="float" office:value="332748">
            <text:p>332748</text:p>
          </table:table-cell>
          <table:table-cell office:value-type="float" office:value="5.32824">
            <text:p>5.32824</text:p>
          </table:table-cell>
          <table:table-cell office:value-type="string">
            <text:p>2013-03-03 03:38:03</text:p>
          </table:table-cell>
          <table:table-cell office:value-type="string">
            <text:p>b214f53e41a41ebdba39c5c592c642da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411">
            <text:p>41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7">
            <text:p>1.077</text:p>
          </table:table-cell>
          <table:table-cell office:value-type="float" office:value="333732">
            <text:p>333732</text:p>
          </table:table-cell>
          <table:table-cell office:value-type="float" office:value="1.09876">
            <text:p>1.09876</text:p>
          </table:table-cell>
          <table:table-cell office:value-type="string">
            <text:p>2013-03-02 22:05:19</text:p>
          </table:table-cell>
          <table:table-cell office:value-type="string">
            <text:p>b3058c6f8db678a33f36f6d1ef337bba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78">
            <text:p>47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618">
            <text:p>4.618</text:p>
          </table:table-cell>
          <table:table-cell office:value-type="float" office:value="334600">
            <text:p>334600</text:p>
          </table:table-cell>
          <table:table-cell office:value-type="float" office:value="1.2026">
            <text:p>1.2026</text:p>
          </table:table-cell>
          <table:table-cell office:value-type="string">
            <text:p>2013-03-03 02:16:00</text:p>
          </table:table-cell>
          <table:table-cell office:value-type="string">
            <text:p>b214f53e41a41ebdba39c5c592c93efb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45">
            <text:p>34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135">
            <text:p>4.135</text:p>
          </table:table-cell>
          <table:table-cell office:value-type="float" office:value="335340">
            <text:p>335340</text:p>
          </table:table-cell>
          <table:table-cell office:value-type="float" office:value="7.07838">
            <text:p>7.07838</text:p>
          </table:table-cell>
          <table:table-cell office:value-type="string">
            <text:p>2013-03-03 00:57:00</text:p>
          </table:table-cell>
          <table:table-cell office:value-type="string">
            <text:p>b214f53e41a41ebdba39c5c592cd54df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814">
            <text:p>81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2">
            <text:p>1.252</text:p>
          </table:table-cell>
          <table:table-cell office:value-type="float" office:value="335368">
            <text:p>335368</text:p>
          </table:table-cell>
          <table:table-cell office:value-type="float" office:value="0.173352">
            <text:p>0.173352</text:p>
          </table:table-cell>
          <table:table-cell office:value-type="string">
            <text:p>2013-03-03 12:19:47</text:p>
          </table:table-cell>
          <table:table-cell office:value-type="string">
            <text:p>b214f53e41a41ebdba39c5c5929b6f08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54">
            <text:p>35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948">
            <text:p>1.948</text:p>
          </table:table-cell>
          <table:table-cell office:value-type="float" office:value="335592">
            <text:p>335592</text:p>
          </table:table-cell>
          <table:table-cell office:value-type="float" office:value="1.1702">
            <text:p>1.1702</text:p>
          </table:table-cell>
          <table:table-cell office:value-type="string">
            <text:p>2013-03-02 21:21:29</text:p>
          </table:table-cell>
          <table:table-cell office:value-type="string">
            <text:p>b214f53e41a41ebdba39c5c592b78cf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73">
            <text:p>47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936">
            <text:p>1.936</text:p>
          </table:table-cell>
          <table:table-cell office:value-type="float" office:value="340560">
            <text:p>340560</text:p>
          </table:table-cell>
          <table:table-cell office:value-type="float" office:value="1.48737">
            <text:p>1.48737</text:p>
          </table:table-cell>
          <table:table-cell office:value-type="string">
            <text:p>2013-03-02 22:06:28</text:p>
          </table:table-cell>
          <table:table-cell office:value-type="string">
            <text:p>b3058c6f8db678a33f36f6d1ef33282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566">
            <text:p>56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196">
            <text:p>2.196</text:p>
          </table:table-cell>
          <table:table-cell office:value-type="float" office:value="340732">
            <text:p>340732</text:p>
          </table:table-cell>
          <table:table-cell office:value-type="float" office:value="5.61015">
            <text:p>5.61015</text:p>
          </table:table-cell>
          <table:table-cell office:value-type="string">
            <text:p>2013-03-02 21:22:37</text:p>
          </table:table-cell>
          <table:table-cell office:value-type="string">
            <text:p>b214f53e41a41ebdba39c5c592b75d36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336">
            <text:p>33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04">
            <text:p>1.004</text:p>
          </table:table-cell>
          <table:table-cell office:value-type="float" office:value="341376">
            <text:p>341376</text:p>
          </table:table-cell>
          <table:table-cell office:value-type="float" office:value="0.745686">
            <text:p>0.745686</text:p>
          </table:table-cell>
          <table:table-cell office:value-type="string">
            <text:p>2013-03-02 22:11:24</text:p>
          </table:table-cell>
          <table:table-cell office:value-type="string">
            <text:p>b3058c6f8db678a33f36f6d1ef3235c8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679">
            <text:p>67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2">
            <text:p>0.812</text:p>
          </table:table-cell>
          <table:table-cell office:value-type="float" office:value="341537">
            <text:p>341537</text:p>
          </table:table-cell>
          <table:table-cell office:value-type="float" office:value="0.186837">
            <text:p>0.186837</text:p>
          </table:table-cell>
          <table:table-cell office:value-type="string">
            <text:p>2013-03-02 22:45:01</text:p>
          </table:table-cell>
          <table:table-cell office:value-type="string">
            <text:p>b3058c6f8db678a33f36f6d1ef2bd4c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903">
            <text:p>90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69">
            <text:p>2.669</text:p>
          </table:table-cell>
          <table:table-cell office:value-type="float" office:value="342237">
            <text:p>342237</text:p>
          </table:table-cell>
          <table:table-cell office:value-type="float" office:value="1.25922">
            <text:p>1.25922</text:p>
          </table:table-cell>
          <table:table-cell office:value-type="string">
            <text:p>2013-03-03 04:18:34</text:p>
          </table:table-cell>
          <table:table-cell office:value-type="string">
            <text:p>b214f53e41a41ebdba39c5c592c475b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600">
            <text:p>60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196">
            <text:p>2.196</text:p>
          </table:table-cell>
          <table:table-cell office:value-type="float" office:value="343200">
            <text:p>343200</text:p>
          </table:table-cell>
          <table:table-cell office:value-type="float" office:value="0.172651">
            <text:p>0.172651</text:p>
          </table:table-cell>
          <table:table-cell office:value-type="string">
            <text:p>2013-03-03 12:45:18</text:p>
          </table:table-cell>
          <table:table-cell office:value-type="string">
            <text:p>b214f53e41a41ebdba39c5c592996a2d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41">
            <text:p>94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4">
            <text:p>0.694</text:p>
          </table:table-cell>
          <table:table-cell office:value-type="float" office:value="343465">
            <text:p>343465</text:p>
          </table:table-cell>
          <table:table-cell office:value-type="float" office:value="0.202376">
            <text:p>0.202376</text:p>
          </table:table-cell>
          <table:table-cell office:value-type="string">
            <text:p>2013-03-02 22:43:06</text:p>
          </table:table-cell>
          <table:table-cell office:value-type="string">
            <text:p>b3058c6f8db678a33f36f6d1ef2c3cf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82">
            <text:p>38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429">
            <text:p>2.429</text:p>
          </table:table-cell>
          <table:table-cell office:value-type="float" office:value="343800">
            <text:p>343800</text:p>
          </table:table-cell>
          <table:table-cell office:value-type="float" office:value="2.10555">
            <text:p>2.10555</text:p>
          </table:table-cell>
          <table:table-cell office:value-type="string">
            <text:p>2013-03-02 22:07:44</text:p>
          </table:table-cell>
          <table:table-cell office:value-type="string">
            <text:p>b214f53e41a41ebdba39c5c592b16e5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342">
            <text:p>34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5">
            <text:p>1.075</text:p>
          </table:table-cell>
          <table:table-cell office:value-type="float" office:value="344394">
            <text:p>344394</text:p>
          </table:table-cell>
          <table:table-cell office:value-type="float" office:value="0.801291">
            <text:p>0.801291</text:p>
          </table:table-cell>
          <table:table-cell office:value-type="string">
            <text:p>2013-03-02 22:05:14</text:p>
          </table:table-cell>
          <table:table-cell office:value-type="string">
            <text:p>b3058c6f8db678a33f36f6d1ef33807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518">
            <text:p>51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5.79">
            <text:p>5.79</text:p>
          </table:table-cell>
          <table:table-cell office:value-type="float" office:value="346542">
            <text:p>346542</text:p>
          </table:table-cell>
          <table:table-cell office:value-type="float" office:value="15.6492">
            <text:p>15.6492</text:p>
          </table:table-cell>
          <table:table-cell office:value-type="string">
            <text:p>2013-03-03 06:56:57</text:p>
          </table:table-cell>
          <table:table-cell office:value-type="string">
            <text:p>b214f53e41a41ebdba39c5c592bdd2b4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75">
            <text:p>47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4.268">
            <text:p>4.268</text:p>
          </table:table-cell>
          <table:table-cell office:value-type="float" office:value="346750">
            <text:p>346750</text:p>
          </table:table-cell>
          <table:table-cell office:value-type="float" office:value="4.55968">
            <text:p>4.55968</text:p>
          </table:table-cell>
          <table:table-cell office:value-type="string">
            <text:p>2013-03-03 00:06:41</text:p>
          </table:table-cell>
          <table:table-cell office:value-type="string">
            <text:p>b214f53e41a41ebdba39c5c592a5cb35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571">
            <text:p>57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463">
            <text:p>2.463</text:p>
          </table:table-cell>
          <table:table-cell office:value-type="float" office:value="348881">
            <text:p>348881</text:p>
          </table:table-cell>
          <table:table-cell office:value-type="float" office:value="6.17143">
            <text:p>6.17143</text:p>
          </table:table-cell>
          <table:table-cell office:value-type="string">
            <text:p>2013-03-03 00:22:28</text:p>
          </table:table-cell>
          <table:table-cell office:value-type="string">
            <text:p>b214f53e41a41ebdba39c5c592a4344d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890">
            <text:p>89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781">
            <text:p>0.781</text:p>
          </table:table-cell>
          <table:table-cell office:value-type="float" office:value="350660">
            <text:p>350660</text:p>
          </table:table-cell>
          <table:table-cell office:value-type="float" office:value="0.16899">
            <text:p>0.16899</text:p>
          </table:table-cell>
          <table:table-cell office:value-type="string">
            <text:p>2013-03-02 22:08:55</text:p>
          </table:table-cell>
          <table:table-cell office:value-type="string">
            <text:p>b214f53e41a41ebdba39c5c592b1568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31">
            <text:p>63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88">
            <text:p>1.388</text:p>
          </table:table-cell>
          <table:table-cell office:value-type="float" office:value="350836">
            <text:p>350836</text:p>
          </table:table-cell>
          <table:table-cell office:value-type="float" office:value="0.165775">
            <text:p>0.165775</text:p>
          </table:table-cell>
          <table:table-cell office:value-type="string">
            <text:p>2013-03-02 22:59:11</text:p>
          </table:table-cell>
          <table:table-cell office:value-type="string">
            <text:p>b214f53e41a41ebdba39c5c592aca0c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649">
            <text:p>64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7">
            <text:p>0.817</text:p>
          </table:table-cell>
          <table:table-cell office:value-type="float" office:value="351758">
            <text:p>351758</text:p>
          </table:table-cell>
          <table:table-cell office:value-type="float" office:value="0.186128">
            <text:p>0.186128</text:p>
          </table:table-cell>
          <table:table-cell office:value-type="string">
            <text:p>2013-03-02 22:32:20</text:p>
          </table:table-cell>
          <table:table-cell office:value-type="string">
            <text:p>b3058c6f8db678a33f36f6d1ef2e862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822">
            <text:p>82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352638">
            <text:p>352638</text:p>
          </table:table-cell>
          <table:table-cell office:value-type="float" office:value="0.196365">
            <text:p>0.196365</text:p>
          </table:table-cell>
          <table:table-cell office:value-type="string">
            <text:p>2013-03-02 22:27:41</text:p>
          </table:table-cell>
          <table:table-cell office:value-type="string">
            <text:p>b3058c6f8db678a33f36f6d1ef2f54ce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553">
            <text:p>55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663">
            <text:p>1.663</text:p>
          </table:table-cell>
          <table:table-cell office:value-type="float" office:value="355026">
            <text:p>355026</text:p>
          </table:table-cell>
          <table:table-cell office:value-type="float" office:value="1.99471">
            <text:p>1.99471</text:p>
          </table:table-cell>
          <table:table-cell office:value-type="string">
            <text:p>2013-03-02 21:57:24</text:p>
          </table:table-cell>
          <table:table-cell office:value-type="string">
            <text:p>b3058c6f8db678a33f36f6d1ef34cf1a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14">
            <text:p>61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96">
            <text:p>1.696</text:p>
          </table:table-cell>
          <table:table-cell office:value-type="float" office:value="356734">
            <text:p>356734</text:p>
          </table:table-cell>
          <table:table-cell office:value-type="float" office:value="0.116243">
            <text:p>0.116243</text:p>
          </table:table-cell>
          <table:table-cell office:value-type="string">
            <text:p>2013-03-02 21:39:08</text:p>
          </table:table-cell>
          <table:table-cell office:value-type="string">
            <text:p>b214f53e41a41ebdba39c5c592b5405c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53">
            <text:p>75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4">
            <text:p>2.64</text:p>
          </table:table-cell>
          <table:table-cell office:value-type="float" office:value="356922">
            <text:p>356922</text:p>
          </table:table-cell>
          <table:table-cell office:value-type="float" office:value="1.26243">
            <text:p>1.26243</text:p>
          </table:table-cell>
          <table:table-cell office:value-type="string">
            <text:p>2013-03-03 01:54:40</text:p>
          </table:table-cell>
          <table:table-cell office:value-type="string">
            <text:p>b214f53e41a41ebdba39c5c592ca2245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868">
            <text:p>86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3">
            <text:p>0.693</text:p>
          </table:table-cell>
          <table:table-cell office:value-type="float" office:value="358484">
            <text:p>358484</text:p>
          </table:table-cell>
          <table:table-cell office:value-type="float" office:value="0.198678">
            <text:p>0.198678</text:p>
          </table:table-cell>
          <table:table-cell office:value-type="string">
            <text:p>2013-03-02 22:59:55</text:p>
          </table:table-cell>
          <table:table-cell office:value-type="string">
            <text:p>b3058c6f8db678a33f36f6d1ef290ee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526">
            <text:p>52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8.267">
            <text:p>8.267</text:p>
          </table:table-cell>
          <table:table-cell office:value-type="float" office:value="360310">
            <text:p>360310</text:p>
          </table:table-cell>
          <table:table-cell office:value-type="float" office:value="16.4646">
            <text:p>16.4646</text:p>
          </table:table-cell>
          <table:table-cell office:value-type="string">
            <text:p>2013-03-02 22:02:59</text:p>
          </table:table-cell>
          <table:table-cell office:value-type="string">
            <text:p>b214f53e41a41ebdba39c5c592d577b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13">
            <text:p>81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360972">
            <text:p>360972</text:p>
          </table:table-cell>
          <table:table-cell office:value-type="float" office:value="1.26803">
            <text:p>1.26803</text:p>
          </table:table-cell>
          <table:table-cell office:value-type="string">
            <text:p>2013-03-03 03:22:21</text:p>
          </table:table-cell>
          <table:table-cell office:value-type="string">
            <text:p>b214f53e41a41ebdba39c5c592c6ef8d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727">
            <text:p>72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65">
            <text:p>2.765</text:p>
          </table:table-cell>
          <table:table-cell office:value-type="float" office:value="361319">
            <text:p>361319</text:p>
          </table:table-cell>
          <table:table-cell office:value-type="float" office:value="1.29375">
            <text:p>1.29375</text:p>
          </table:table-cell>
          <table:table-cell office:value-type="string">
            <text:p>2013-03-02 22:15:40</text:p>
          </table:table-cell>
          <table:table-cell office:value-type="string">
            <text:p>b214f53e41a41ebdba39c5c592d4b5e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06">
            <text:p>70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8">
            <text:p>1.378</text:p>
          </table:table-cell>
          <table:table-cell office:value-type="float" office:value="361472">
            <text:p>361472</text:p>
          </table:table-cell>
          <table:table-cell office:value-type="float" office:value="0.168351">
            <text:p>0.168351</text:p>
          </table:table-cell>
          <table:table-cell office:value-type="string">
            <text:p>2013-03-03 12:27:13</text:p>
          </table:table-cell>
          <table:table-cell office:value-type="string">
            <text:p>b214f53e41a41ebdba39c5c5929ab50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89">
            <text:p>38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889">
            <text:p>6.889</text:p>
          </table:table-cell>
          <table:table-cell office:value-type="float" office:value="361770">
            <text:p>361770</text:p>
          </table:table-cell>
          <table:table-cell office:value-type="float" office:value="9.12371">
            <text:p>9.12371</text:p>
          </table:table-cell>
          <table:table-cell office:value-type="string">
            <text:p>2013-03-02 23:07:57</text:p>
          </table:table-cell>
          <table:table-cell office:value-type="string">
            <text:p>b214f53e41a41ebdba39c5c592d1cb0b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358">
            <text:p>35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285">
            <text:p>1.285</text:p>
          </table:table-cell>
          <table:table-cell office:value-type="float" office:value="362296">
            <text:p>362296</text:p>
          </table:table-cell>
          <table:table-cell office:value-type="float" office:value="0.883028">
            <text:p>0.883028</text:p>
          </table:table-cell>
          <table:table-cell office:value-type="string">
            <text:p>2013-03-02 23:09:00</text:p>
          </table:table-cell>
          <table:table-cell office:value-type="string">
            <text:p>b3058c6f8db678a33f36f6d1ef27709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975">
            <text:p>97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98">
            <text:p>0.998</text:p>
          </table:table-cell>
          <table:table-cell office:value-type="float" office:value="364650">
            <text:p>364650</text:p>
          </table:table-cell>
          <table:table-cell office:value-type="float" office:value="0.169005">
            <text:p>0.169005</text:p>
          </table:table-cell>
          <table:table-cell office:value-type="string">
            <text:p>2013-03-02 23:02:40</text:p>
          </table:table-cell>
          <table:table-cell office:value-type="string">
            <text:p>b214f53e41a41ebdba39c5c592ac50c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11">
            <text:p>81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364950">
            <text:p>364950</text:p>
          </table:table-cell>
          <table:table-cell office:value-type="float" office:value="1.23866">
            <text:p>1.23866</text:p>
          </table:table-cell>
          <table:table-cell office:value-type="string">
            <text:p>2013-03-02 23:21:49</text:p>
          </table:table-cell>
          <table:table-cell office:value-type="string">
            <text:p>b214f53e41a41ebdba39c5c592d16ea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701">
            <text:p>7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8">
            <text:p>1.378</text:p>
          </table:table-cell>
          <table:table-cell office:value-type="float" office:value="365922">
            <text:p>365922</text:p>
          </table:table-cell>
          <table:table-cell office:value-type="float" office:value="0.173475">
            <text:p>0.173475</text:p>
          </table:table-cell>
          <table:table-cell office:value-type="string">
            <text:p>2013-03-03 10:41:18</text:p>
          </table:table-cell>
          <table:table-cell office:value-type="string">
            <text:p>b214f53e41a41ebdba39c5c592a0d79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810">
            <text:p>81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4">
            <text:p>0.694</text:p>
          </table:table-cell>
          <table:table-cell office:value-type="float" office:value="366120">
            <text:p>366120</text:p>
          </table:table-cell>
          <table:table-cell office:value-type="float" office:value="0.196262">
            <text:p>0.196262</text:p>
          </table:table-cell>
          <table:table-cell office:value-type="string">
            <text:p>2013-03-03 00:15:38</text:p>
          </table:table-cell>
          <table:table-cell office:value-type="string">
            <text:p>b3058c6f8db678a33f36f6d1ef1a6ae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66">
            <text:p>66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9">
            <text:p>2.809</text:p>
          </table:table-cell>
          <table:table-cell office:value-type="float" office:value="366300">
            <text:p>366300</text:p>
          </table:table-cell>
          <table:table-cell office:value-type="float" office:value="1.2568">
            <text:p>1.2568</text:p>
          </table:table-cell>
          <table:table-cell office:value-type="string">
            <text:p>2013-03-03 08:03:27</text:p>
          </table:table-cell>
          <table:table-cell office:value-type="string">
            <text:p>b214f53e41a41ebdba39c5c592b95a66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562">
            <text:p>56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3.561">
            <text:p>3.561</text:p>
          </table:table-cell>
          <table:table-cell office:value-type="float" office:value="368672">
            <text:p>368672</text:p>
          </table:table-cell>
          <table:table-cell office:value-type="float" office:value="6.44954">
            <text:p>6.44954</text:p>
          </table:table-cell>
          <table:table-cell office:value-type="string">
            <text:p>2013-03-02 22:51:34</text:p>
          </table:table-cell>
          <table:table-cell office:value-type="string">
            <text:p>b214f53e41a41ebdba39c5c592ad8c1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423">
            <text:p>42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595">
            <text:p>2.595</text:p>
          </table:table-cell>
          <table:table-cell office:value-type="float" office:value="370548">
            <text:p>370548</text:p>
          </table:table-cell>
          <table:table-cell office:value-type="float" office:value="3.43782">
            <text:p>3.43782</text:p>
          </table:table-cell>
          <table:table-cell office:value-type="string">
            <text:p>2013-03-03 12:47:26</text:p>
          </table:table-cell>
          <table:table-cell office:value-type="string">
            <text:p>b214f53e41a41ebdba39c5c592993ccc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445">
            <text:p>44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741">
            <text:p>1.741</text:p>
          </table:table-cell>
          <table:table-cell office:value-type="float" office:value="370685">
            <text:p>370685</text:p>
          </table:table-cell>
          <table:table-cell office:value-type="float" office:value="1.40406">
            <text:p>1.40406</text:p>
          </table:table-cell>
          <table:table-cell office:value-type="string">
            <text:p>2013-03-02 23:49:16</text:p>
          </table:table-cell>
          <table:table-cell office:value-type="string">
            <text:p>b3058c6f8db678a33f36f6d1ef1f8ea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549">
            <text:p>54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5.79">
            <text:p>5.79</text:p>
          </table:table-cell>
          <table:table-cell office:value-type="float" office:value="371124">
            <text:p>371124</text:p>
          </table:table-cell>
          <table:table-cell office:value-type="float" office:value="1.60128">
            <text:p>1.60128</text:p>
          </table:table-cell>
          <table:table-cell office:value-type="string">
            <text:p>2013-03-03 02:50:58</text:p>
          </table:table-cell>
          <table:table-cell office:value-type="string">
            <text:p>b214f53e41a41ebdba39c5c592c811cf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686">
            <text:p>68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93">
            <text:p>1.393</text:p>
          </table:table-cell>
          <table:table-cell office:value-type="float" office:value="372498">
            <text:p>372498</text:p>
          </table:table-cell>
          <table:table-cell office:value-type="float" office:value="0.171339">
            <text:p>0.171339</text:p>
          </table:table-cell>
          <table:table-cell office:value-type="string">
            <text:p>2013-03-02 22:28:43</text:p>
          </table:table-cell>
          <table:table-cell office:value-type="string">
            <text:p>b214f53e41a41ebdba39c5c592af0ce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873">
            <text:p>87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4">
            <text:p>1.254</text:p>
          </table:table-cell>
          <table:table-cell office:value-type="float" office:value="372771">
            <text:p>372771</text:p>
          </table:table-cell>
          <table:table-cell office:value-type="float" office:value="0.176219">
            <text:p>0.176219</text:p>
          </table:table-cell>
          <table:table-cell office:value-type="string">
            <text:p>2013-03-03 11:33:41</text:p>
          </table:table-cell>
          <table:table-cell office:value-type="string">
            <text:p>b214f53e41a41ebdba39c5c5929de743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692">
            <text:p>69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9">
            <text:p>2.809</text:p>
          </table:table-cell>
          <table:table-cell office:value-type="float" office:value="372988">
            <text:p>372988</text:p>
          </table:table-cell>
          <table:table-cell office:value-type="float" office:value="1.36701">
            <text:p>1.36701</text:p>
          </table:table-cell>
          <table:table-cell office:value-type="string">
            <text:p>2013-03-03 05:34:22</text:p>
          </table:table-cell>
          <table:table-cell office:value-type="string">
            <text:p>b214f53e41a41ebdba39c5c592c18b3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20">
            <text:p>52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356">
            <text:p>2.356</text:p>
          </table:table-cell>
          <table:table-cell office:value-type="float" office:value="373880">
            <text:p>373880</text:p>
          </table:table-cell>
          <table:table-cell office:value-type="float" office:value="1.87449">
            <text:p>1.87449</text:p>
          </table:table-cell>
          <table:table-cell office:value-type="string">
            <text:p>2013-03-02 21:46:19</text:p>
          </table:table-cell>
          <table:table-cell office:value-type="string">
            <text:p>b3058c6f8db678a33f36f6d1ef36da1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58">
            <text:p>75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55">
            <text:p>2.755</text:p>
          </table:table-cell>
          <table:table-cell office:value-type="float" office:value="374452">
            <text:p>374452</text:p>
          </table:table-cell>
          <table:table-cell office:value-type="float" office:value="1.27464">
            <text:p>1.27464</text:p>
          </table:table-cell>
          <table:table-cell office:value-type="string">
            <text:p>2013-03-03 04:52:30</text:p>
          </table:table-cell>
          <table:table-cell office:value-type="string">
            <text:p>b214f53e41a41ebdba39c5c592c3105f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951">
            <text:p>95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374694">
            <text:p>374694</text:p>
          </table:table-cell>
          <table:table-cell office:value-type="float" office:value="1.35785">
            <text:p>1.35785</text:p>
          </table:table-cell>
          <table:table-cell office:value-type="string">
            <text:p>2013-03-03 03:19:33</text:p>
          </table:table-cell>
          <table:table-cell office:value-type="string">
            <text:p>b214f53e41a41ebdba39c5c592c741a9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504">
            <text:p>50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193">
            <text:p>2.193</text:p>
          </table:table-cell>
          <table:table-cell office:value-type="float" office:value="376488">
            <text:p>376488</text:p>
          </table:table-cell>
          <table:table-cell office:value-type="float" office:value="1.80453">
            <text:p>1.80453</text:p>
          </table:table-cell>
          <table:table-cell office:value-type="string">
            <text:p>2013-03-02 22:21:03</text:p>
          </table:table-cell>
          <table:table-cell office:value-type="string">
            <text:p>b3058c6f8db678a33f36f6d1ef3096c6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469">
            <text:p>46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076">
            <text:p>2.076</text:p>
          </table:table-cell>
          <table:table-cell office:value-type="float" office:value="379421">
            <text:p>379421</text:p>
          </table:table-cell>
          <table:table-cell office:value-type="float" office:value="1.63216">
            <text:p>1.63216</text:p>
          </table:table-cell>
          <table:table-cell office:value-type="string">
            <text:p>2013-03-02 22:14:02</text:p>
          </table:table-cell>
          <table:table-cell office:value-type="string">
            <text:p>b3058c6f8db678a33f36f6d1ef31c892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583">
            <text:p>58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5.79">
            <text:p>5.79</text:p>
          </table:table-cell>
          <table:table-cell office:value-type="float" office:value="379533">
            <text:p>379533</text:p>
          </table:table-cell>
          <table:table-cell office:value-type="float" office:value="20.311">
            <text:p>20.311</text:p>
          </table:table-cell>
          <table:table-cell office:value-type="string">
            <text:p>2013-03-02 22:53:19</text:p>
          </table:table-cell>
          <table:table-cell office:value-type="string">
            <text:p>b214f53e41a41ebdba39c5c592d280f7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436">
            <text:p>43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7.643">
            <text:p>7.643</text:p>
          </table:table-cell>
          <table:table-cell office:value-type="float" office:value="381936">
            <text:p>381936</text:p>
          </table:table-cell>
          <table:table-cell office:value-type="float" office:value="11.8757">
            <text:p>11.8757</text:p>
          </table:table-cell>
          <table:table-cell office:value-type="string">
            <text:p>2013-03-03 00:13:04</text:p>
          </table:table-cell>
          <table:table-cell office:value-type="string">
            <text:p>b214f53e41a41ebdba39c5c592cf0d5c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416">
            <text:p>41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889">
            <text:p>6.889</text:p>
          </table:table-cell>
          <table:table-cell office:value-type="float" office:value="383136">
            <text:p>383136</text:p>
          </table:table-cell>
          <table:table-cell office:value-type="float" office:value="0.942932">
            <text:p>0.942932</text:p>
          </table:table-cell>
          <table:table-cell office:value-type="string">
            <text:p>2013-03-02 21:42:20</text:p>
          </table:table-cell>
          <table:table-cell office:value-type="string">
            <text:p>b214f53e41a41ebdba39c5c592d6030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97">
            <text:p>49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628">
            <text:p>4.628</text:p>
          </table:table-cell>
          <table:table-cell office:value-type="float" office:value="384181">
            <text:p>384181</text:p>
          </table:table-cell>
          <table:table-cell office:value-type="float" office:value="15.4312">
            <text:p>15.4312</text:p>
          </table:table-cell>
          <table:table-cell office:value-type="string">
            <text:p>2013-03-03 05:50:06</text:p>
          </table:table-cell>
          <table:table-cell office:value-type="string">
            <text:p>b214f53e41a41ebdba39c5c592c06477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585">
            <text:p>58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3.561">
            <text:p>3.561</text:p>
          </table:table-cell>
          <table:table-cell office:value-type="float" office:value="384345">
            <text:p>384345</text:p>
          </table:table-cell>
          <table:table-cell office:value-type="float" office:value="7.36863">
            <text:p>7.36863</text:p>
          </table:table-cell>
          <table:table-cell office:value-type="string">
            <text:p>2013-03-03 00:04:59</text:p>
          </table:table-cell>
          <table:table-cell office:value-type="string">
            <text:p>b214f53e41a41ebdba39c5c592a5e094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40">
            <text:p>64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529">
            <text:p>1.529</text:p>
          </table:table-cell>
          <table:table-cell office:value-type="float" office:value="388480">
            <text:p>388480</text:p>
          </table:table-cell>
          <table:table-cell office:value-type="float" office:value="0.175604">
            <text:p>0.175604</text:p>
          </table:table-cell>
          <table:table-cell office:value-type="string">
            <text:p>2013-03-03 12:27:29</text:p>
          </table:table-cell>
          <table:table-cell office:value-type="string">
            <text:p>b214f53e41a41ebdba39c5c5929aa15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870">
            <text:p>87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7">
            <text:p>1.257</text:p>
          </table:table-cell>
          <table:table-cell office:value-type="float" office:value="389760">
            <text:p>389760</text:p>
          </table:table-cell>
          <table:table-cell office:value-type="float" office:value="0.173887">
            <text:p>0.173887</text:p>
          </table:table-cell>
          <table:table-cell office:value-type="string">
            <text:p>2013-03-02 21:55:16</text:p>
          </table:table-cell>
          <table:table-cell office:value-type="string">
            <text:p>b214f53e41a41ebdba39c5c592b2f16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557">
            <text:p>55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4.713">
            <text:p>4.713</text:p>
          </table:table-cell>
          <table:table-cell office:value-type="float" office:value="391014">
            <text:p>391014</text:p>
          </table:table-cell>
          <table:table-cell office:value-type="float" office:value="7.40196">
            <text:p>7.40196</text:p>
          </table:table-cell>
          <table:table-cell office:value-type="string">
            <text:p>2013-03-02 23:42:58</text:p>
          </table:table-cell>
          <table:table-cell office:value-type="string">
            <text:p>b214f53e41a41ebdba39c5c592a8166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543">
            <text:p>54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5.424">
            <text:p>5.424</text:p>
          </table:table-cell>
          <table:table-cell office:value-type="float" office:value="393132">
            <text:p>393132</text:p>
          </table:table-cell>
          <table:table-cell office:value-type="float" office:value="1.65988">
            <text:p>1.65988</text:p>
          </table:table-cell>
          <table:table-cell office:value-type="string">
            <text:p>2013-03-03 01:08:19</text:p>
          </table:table-cell>
          <table:table-cell office:value-type="string">
            <text:p>b214f53e41a41ebdba39c5c592cc6d3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676">
            <text:p>67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77">
            <text:p>0.977</text:p>
          </table:table-cell>
          <table:table-cell office:value-type="float" office:value="396136">
            <text:p>396136</text:p>
          </table:table-cell>
          <table:table-cell office:value-type="float" office:value="0.188597">
            <text:p>0.188597</text:p>
          </table:table-cell>
          <table:table-cell office:value-type="string">
            <text:p>2013-03-03 00:20:05</text:p>
          </table:table-cell>
          <table:table-cell office:value-type="string">
            <text:p>b3058c6f8db678a33f36f6d1ef1970af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762">
            <text:p>76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55">
            <text:p>2.755</text:p>
          </table:table-cell>
          <table:table-cell office:value-type="float" office:value="396240">
            <text:p>396240</text:p>
          </table:table-cell>
          <table:table-cell office:value-type="float" office:value="1.27156">
            <text:p>1.27156</text:p>
          </table:table-cell>
          <table:table-cell office:value-type="string">
            <text:p>2013-03-03 08:27:07</text:p>
          </table:table-cell>
          <table:table-cell office:value-type="string">
            <text:p>b214f53e41a41ebdba39c5c592b88f0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645">
            <text:p>64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8">
            <text:p>2.808</text:p>
          </table:table-cell>
          <table:table-cell office:value-type="float" office:value="397965">
            <text:p>397965</text:p>
          </table:table-cell>
          <table:table-cell office:value-type="float" office:value="1.27827">
            <text:p>1.27827</text:p>
          </table:table-cell>
          <table:table-cell office:value-type="string">
            <text:p>2013-03-02 22:49:33</text:p>
          </table:table-cell>
          <table:table-cell office:value-type="string">
            <text:p>b214f53e41a41ebdba39c5c592d2bb4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51">
            <text:p>65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529">
            <text:p>1.529</text:p>
          </table:table-cell>
          <table:table-cell office:value-type="float" office:value="400365">
            <text:p>400365</text:p>
          </table:table-cell>
          <table:table-cell office:value-type="float" office:value="0.178728">
            <text:p>0.178728</text:p>
          </table:table-cell>
          <table:table-cell office:value-type="string">
            <text:p>2013-03-02 23:28:18</text:p>
          </table:table-cell>
          <table:table-cell office:value-type="string">
            <text:p>b214f53e41a41ebdba39c5c592a8a38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474">
            <text:p>47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7.944">
            <text:p>7.944</text:p>
          </table:table-cell>
          <table:table-cell office:value-type="float" office:value="402426">
            <text:p>402426</text:p>
          </table:table-cell>
          <table:table-cell office:value-type="float" office:value="14.9578">
            <text:p>14.9578</text:p>
          </table:table-cell>
          <table:table-cell office:value-type="string">
            <text:p>2013-03-02 23:27:38</text:p>
          </table:table-cell>
          <table:table-cell office:value-type="string">
            <text:p>b214f53e41a41ebdba39c5c592d146a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28">
            <text:p>92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402752">
            <text:p>402752</text:p>
          </table:table-cell>
          <table:table-cell office:value-type="float" office:value="1.24956">
            <text:p>1.24956</text:p>
          </table:table-cell>
          <table:table-cell office:value-type="string">
            <text:p>2013-03-03 03:55:42</text:p>
          </table:table-cell>
          <table:table-cell office:value-type="string">
            <text:p>b214f53e41a41ebdba39c5c592c58be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530">
            <text:p>53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8.171">
            <text:p>8.171</text:p>
          </table:table-cell>
          <table:table-cell office:value-type="float" office:value="402800">
            <text:p>402800</text:p>
          </table:table-cell>
          <table:table-cell office:value-type="float" office:value="17.0029">
            <text:p>17.0029</text:p>
          </table:table-cell>
          <table:table-cell office:value-type="string">
            <text:p>2013-03-02 23:25:27</text:p>
          </table:table-cell>
          <table:table-cell office:value-type="string">
            <text:p>b214f53e41a41ebdba39c5c592d158a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753">
            <text:p>75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3">
            <text:p>0.813</text:p>
          </table:table-cell>
          <table:table-cell office:value-type="float" office:value="404361">
            <text:p>404361</text:p>
          </table:table-cell>
          <table:table-cell office:value-type="float" office:value="0.194364">
            <text:p>0.194364</text:p>
          </table:table-cell>
          <table:table-cell office:value-type="string">
            <text:p>2013-03-02 21:52:24</text:p>
          </table:table-cell>
          <table:table-cell office:value-type="string">
            <text:p>b3058c6f8db678a33f36f6d1ef35f226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475">
            <text:p>47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301">
            <text:p>5.301</text:p>
          </table:table-cell>
          <table:table-cell office:value-type="float" office:value="404700">
            <text:p>404700</text:p>
          </table:table-cell>
          <table:table-cell office:value-type="float" office:value="5.14797">
            <text:p>5.14797</text:p>
          </table:table-cell>
          <table:table-cell office:value-type="string">
            <text:p>2013-03-02 22:56:04</text:p>
          </table:table-cell>
          <table:table-cell office:value-type="string">
            <text:p>b214f53e41a41ebdba39c5c592acefb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713">
            <text:p>71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977">
            <text:p>0.977</text:p>
          </table:table-cell>
          <table:table-cell office:value-type="float" office:value="405697">
            <text:p>405697</text:p>
          </table:table-cell>
          <table:table-cell office:value-type="float" office:value="0.192093">
            <text:p>0.192093</text:p>
          </table:table-cell>
          <table:table-cell office:value-type="string">
            <text:p>2013-03-03 00:16:59</text:p>
          </table:table-cell>
          <table:table-cell office:value-type="string">
            <text:p>b3058c6f8db678a33f36f6d1ef1a32c4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484">
            <text:p>48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233">
            <text:p>2.233</text:p>
          </table:table-cell>
          <table:table-cell office:value-type="float" office:value="408012">
            <text:p>408012</text:p>
          </table:table-cell>
          <table:table-cell office:value-type="float" office:value="1.77937">
            <text:p>1.77937</text:p>
          </table:table-cell>
          <table:table-cell office:value-type="string">
            <text:p>2013-03-02 23:53:02</text:p>
          </table:table-cell>
          <table:table-cell office:value-type="string">
            <text:p>b3058c6f8db678a33f36f6d1ef1ebf3e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830">
            <text:p>83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3">
            <text:p>0.813</text:p>
          </table:table-cell>
          <table:table-cell office:value-type="float" office:value="412510">
            <text:p>412510</text:p>
          </table:table-cell>
          <table:table-cell office:value-type="float" office:value="0.200033">
            <text:p>0.200033</text:p>
          </table:table-cell>
          <table:table-cell office:value-type="string">
            <text:p>2013-03-03 00:02:22</text:p>
          </table:table-cell>
          <table:table-cell office:value-type="string">
            <text:p>b3058c6f8db678a33f36f6d1ef1d05da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72">
            <text:p>67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8">
            <text:p>2.808</text:p>
          </table:table-cell>
          <table:table-cell office:value-type="float" office:value="413280">
            <text:p>413280</text:p>
          </table:table-cell>
          <table:table-cell office:value-type="float" office:value="-0.0134008">
            <text:p>-0.0134008</text:p>
          </table:table-cell>
          <table:table-cell office:value-type="string">
            <text:p>2013-03-02 21:38:29</text:p>
          </table:table-cell>
          <table:table-cell office:value-type="string">
            <text:p>b214f53e41a41ebdba39c5c592d6198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549">
            <text:p>54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416">
            <text:p>2.416</text:p>
          </table:table-cell>
          <table:table-cell office:value-type="float" office:value="413397">
            <text:p>413397</text:p>
          </table:table-cell>
          <table:table-cell office:value-type="float" office:value="2.31073">
            <text:p>2.31073</text:p>
          </table:table-cell>
          <table:table-cell office:value-type="string">
            <text:p>2013-03-02 23:06:22</text:p>
          </table:table-cell>
          <table:table-cell office:value-type="string">
            <text:p>b3058c6f8db678a33f36f6d1ef27c77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004">
            <text:p>100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5">
            <text:p>0.695</text:p>
          </table:table-cell>
          <table:table-cell office:value-type="float" office:value="413648">
            <text:p>413648</text:p>
          </table:table-cell>
          <table:table-cell office:value-type="float" office:value="0.211456">
            <text:p>0.211456</text:p>
          </table:table-cell>
          <table:table-cell office:value-type="string">
            <text:p>2013-03-02 23:45:21</text:p>
          </table:table-cell>
          <table:table-cell office:value-type="string">
            <text:p>b3058c6f8db678a33f36f6d1ef208677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934">
            <text:p>93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5">
            <text:p>0.695</text:p>
          </table:table-cell>
          <table:table-cell office:value-type="float" office:value="413762">
            <text:p>413762</text:p>
          </table:table-cell>
          <table:table-cell office:value-type="float" office:value="0.20448">
            <text:p>0.20448</text:p>
          </table:table-cell>
          <table:table-cell office:value-type="string">
            <text:p>2013-03-02 22:24:14</text:p>
          </table:table-cell>
          <table:table-cell office:value-type="string">
            <text:p>b3058c6f8db678a33f36f6d1ef300ac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31">
            <text:p>43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516">
            <text:p>1.516</text:p>
          </table:table-cell>
          <table:table-cell office:value-type="float" office:value="414622">
            <text:p>414622</text:p>
          </table:table-cell>
          <table:table-cell office:value-type="float" office:value="1.46769">
            <text:p>1.46769</text:p>
          </table:table-cell>
          <table:table-cell office:value-type="string">
            <text:p>2013-03-03 00:08:23</text:p>
          </table:table-cell>
          <table:table-cell office:value-type="string">
            <text:p>b3058c6f8db678a33f36f6d1ef1bbe6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771">
            <text:p>77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78">
            <text:p>1.378</text:p>
          </table:table-cell>
          <table:table-cell office:value-type="float" office:value="414798">
            <text:p>414798</text:p>
          </table:table-cell>
          <table:table-cell office:value-type="float" office:value="0.176943">
            <text:p>0.176943</text:p>
          </table:table-cell>
          <table:table-cell office:value-type="string">
            <text:p>2013-03-03 12:31:08</text:p>
          </table:table-cell>
          <table:table-cell office:value-type="string">
            <text:p>b214f53e41a41ebdba39c5c5929a7109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566">
            <text:p>56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4.713">
            <text:p>4.713</text:p>
          </table:table-cell>
          <table:table-cell office:value-type="float" office:value="414878">
            <text:p>414878</text:p>
          </table:table-cell>
          <table:table-cell office:value-type="float" office:value="8.37016">
            <text:p>8.37016</text:p>
          </table:table-cell>
          <table:table-cell office:value-type="string">
            <text:p>2013-03-03 12:05:34</text:p>
          </table:table-cell>
          <table:table-cell office:value-type="string">
            <text:p>b214f53e41a41ebdba39c5c5929c71bd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93">
            <text:p>89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79">
            <text:p>2.679</text:p>
          </table:table-cell>
          <table:table-cell office:value-type="float" office:value="415245">
            <text:p>415245</text:p>
          </table:table-cell>
          <table:table-cell office:value-type="float" office:value="1.28346">
            <text:p>1.28346</text:p>
          </table:table-cell>
          <table:table-cell office:value-type="string">
            <text:p>2013-03-03 01:41:07</text:p>
          </table:table-cell>
          <table:table-cell office:value-type="string">
            <text:p>b214f53e41a41ebdba39c5c592caa5fc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56">
            <text:p>65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326">
            <text:p>1.326</text:p>
          </table:table-cell>
          <table:table-cell office:value-type="float" office:value="415904">
            <text:p>415904</text:p>
          </table:table-cell>
          <table:table-cell office:value-type="float" office:value="0.19276">
            <text:p>0.19276</text:p>
          </table:table-cell>
          <table:table-cell office:value-type="string">
            <text:p>2013-03-02 23:34:34</text:p>
          </table:table-cell>
          <table:table-cell office:value-type="string">
            <text:p>b3058c6f8db678a33f36f6d1ef22a3b9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411">
            <text:p>41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457">
            <text:p>1.457</text:p>
          </table:table-cell>
          <table:table-cell office:value-type="float" office:value="416754">
            <text:p>416754</text:p>
          </table:table-cell>
          <table:table-cell office:value-type="float" office:value="1.34681">
            <text:p>1.34681</text:p>
          </table:table-cell>
          <table:table-cell office:value-type="string">
            <text:p>2013-03-02 22:41:15</text:p>
          </table:table-cell>
          <table:table-cell office:value-type="string">
            <text:p>b3058c6f8db678a33f36f6d1ef2c96e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424">
            <text:p>42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047">
            <text:p>2.047</text:p>
          </table:table-cell>
          <table:table-cell office:value-type="float" office:value="417216">
            <text:p>417216</text:p>
          </table:table-cell>
          <table:table-cell office:value-type="float" office:value="3.98233">
            <text:p>3.98233</text:p>
          </table:table-cell>
          <table:table-cell office:value-type="string">
            <text:p>2013-03-02 22:41:23</text:p>
          </table:table-cell>
          <table:table-cell office:value-type="string">
            <text:p>b214f53e41a41ebdba39c5c592ae1b0e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600">
            <text:p>60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4.618">
            <text:p>4.618</text:p>
          </table:table-cell>
          <table:table-cell office:value-type="float" office:value="418800">
            <text:p>418800</text:p>
          </table:table-cell>
          <table:table-cell office:value-type="float" office:value="22.1531">
            <text:p>22.1531</text:p>
          </table:table-cell>
          <table:table-cell office:value-type="string">
            <text:p>2013-03-03 07:16:55</text:p>
          </table:table-cell>
          <table:table-cell office:value-type="string">
            <text:p>b214f53e41a41ebdba39c5c592bc9bcb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695">
            <text:p>69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67">
            <text:p>0.867</text:p>
          </table:table-cell>
          <table:table-cell office:value-type="float" office:value="420475">
            <text:p>420475</text:p>
          </table:table-cell>
          <table:table-cell office:value-type="float" office:value="0.194573">
            <text:p>0.194573</text:p>
          </table:table-cell>
          <table:table-cell office:value-type="string">
            <text:p>2013-03-02 22:06:45</text:p>
          </table:table-cell>
          <table:table-cell office:value-type="string">
            <text:p>b3058c6f8db678a33f36f6d1ef33102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480">
            <text:p>48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487">
            <text:p>5.487</text:p>
          </table:table-cell>
          <table:table-cell office:value-type="float" office:value="421920">
            <text:p>421920</text:p>
          </table:table-cell>
          <table:table-cell office:value-type="float" office:value="6.03975">
            <text:p>6.03975</text:p>
          </table:table-cell>
          <table:table-cell office:value-type="string">
            <text:p>2013-03-03 10:59:10</text:p>
          </table:table-cell>
          <table:table-cell office:value-type="string">
            <text:p>b214f53e41a41ebdba39c5c5929f721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718">
            <text:p>71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8">
            <text:p>2.808</text:p>
          </table:table-cell>
          <table:table-cell office:value-type="float" office:value="422184">
            <text:p>422184</text:p>
          </table:table-cell>
          <table:table-cell office:value-type="float" office:value="1.26784">
            <text:p>1.26784</text:p>
          </table:table-cell>
          <table:table-cell office:value-type="string">
            <text:p>2013-03-03 03:41:55</text:p>
          </table:table-cell>
          <table:table-cell office:value-type="string">
            <text:p>b214f53e41a41ebdba39c5c592c604c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48">
            <text:p>94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425652">
            <text:p>425652</text:p>
          </table:table-cell>
          <table:table-cell office:value-type="float" office:value="1.37257">
            <text:p>1.37257</text:p>
          </table:table-cell>
          <table:table-cell office:value-type="string">
            <text:p>2013-03-03 03:15:58</text:p>
          </table:table-cell>
          <table:table-cell office:value-type="string">
            <text:p>b214f53e41a41ebdba39c5c592c774aa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802">
            <text:p>80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5">
            <text:p>0.815</text:p>
          </table:table-cell>
          <table:table-cell office:value-type="float" office:value="425862">
            <text:p>425862</text:p>
          </table:table-cell>
          <table:table-cell office:value-type="float" office:value="0.199173">
            <text:p>0.199173</text:p>
          </table:table-cell>
          <table:table-cell office:value-type="string">
            <text:p>2013-03-02 21:43:35</text:p>
          </table:table-cell>
          <table:table-cell office:value-type="string">
            <text:p>b3058c6f8db678a33f36f6d1ef3748cb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460">
            <text:p>46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175">
            <text:p>5.175</text:p>
          </table:table-cell>
          <table:table-cell office:value-type="float" office:value="426420">
            <text:p>426420</text:p>
          </table:table-cell>
          <table:table-cell office:value-type="float" office:value="5.16767">
            <text:p>5.16767</text:p>
          </table:table-cell>
          <table:table-cell office:value-type="string">
            <text:p>2013-03-02 23:58:43</text:p>
          </table:table-cell>
          <table:table-cell office:value-type="string">
            <text:p>b214f53e41a41ebdba39c5c592a6650f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80">
            <text:p>48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9.993">
            <text:p>9.993</text:p>
          </table:table-cell>
          <table:table-cell office:value-type="float" office:value="427200">
            <text:p>427200</text:p>
          </table:table-cell>
          <table:table-cell office:value-type="float" office:value="15.0253">
            <text:p>15.0253</text:p>
          </table:table-cell>
          <table:table-cell office:value-type="string">
            <text:p>2013-03-03 07:19:17</text:p>
          </table:table-cell>
          <table:table-cell office:value-type="string">
            <text:p>b214f53e41a41ebdba39c5c592bc501d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535">
            <text:p>53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416">
            <text:p>2.416</text:p>
          </table:table-cell>
          <table:table-cell office:value-type="float" office:value="427465">
            <text:p>427465</text:p>
          </table:table-cell>
          <table:table-cell office:value-type="float" office:value="2.3103">
            <text:p>2.3103</text:p>
          </table:table-cell>
          <table:table-cell office:value-type="string">
            <text:p>2013-03-02 22:55:17</text:p>
          </table:table-cell>
          <table:table-cell office:value-type="string">
            <text:p>b3058c6f8db678a33f36f6d1ef2a32ae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44">
            <text:p>44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945">
            <text:p>6.945</text:p>
          </table:table-cell>
          <table:table-cell office:value-type="float" office:value="427572">
            <text:p>427572</text:p>
          </table:table-cell>
          <table:table-cell office:value-type="float" office:value="7.72066">
            <text:p>7.72066</text:p>
          </table:table-cell>
          <table:table-cell office:value-type="string">
            <text:p>2013-03-03 01:30:00</text:p>
          </table:table-cell>
          <table:table-cell office:value-type="string">
            <text:p>b214f53e41a41ebdba39c5c592cb456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628">
            <text:p>62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3.944">
            <text:p>3.944</text:p>
          </table:table-cell>
          <table:table-cell office:value-type="float" office:value="428924">
            <text:p>428924</text:p>
          </table:table-cell>
          <table:table-cell office:value-type="float" office:value="2.66217">
            <text:p>2.66217</text:p>
          </table:table-cell>
          <table:table-cell office:value-type="string">
            <text:p>2013-03-02 22:51:37</text:p>
          </table:table-cell>
          <table:table-cell office:value-type="string">
            <text:p>b3058c6f8db678a33f36f6d1ef2abbc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71">
            <text:p>67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615">
            <text:p>2.615</text:p>
          </table:table-cell>
          <table:table-cell office:value-type="float" office:value="429440">
            <text:p>429440</text:p>
          </table:table-cell>
          <table:table-cell office:value-type="float" office:value="0.180501">
            <text:p>0.180501</text:p>
          </table:table-cell>
          <table:table-cell office:value-type="string">
            <text:p>2013-03-03 12:01:11</text:p>
          </table:table-cell>
          <table:table-cell office:value-type="string">
            <text:p>b214f53e41a41ebdba39c5c5929cb16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898">
            <text:p>89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1">
            <text:p>0.691</text:p>
          </table:table-cell>
          <table:table-cell office:value-type="float" office:value="430142">
            <text:p>430142</text:p>
          </table:table-cell>
          <table:table-cell office:value-type="float" office:value="0.219805">
            <text:p>0.219805</text:p>
          </table:table-cell>
          <table:table-cell office:value-type="string">
            <text:p>2013-03-02 22:08:09</text:p>
          </table:table-cell>
          <table:table-cell office:value-type="string">
            <text:p>b3058c6f8db678a33f36f6d1ef32b6cf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462">
            <text:p>46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9.628">
            <text:p>9.628</text:p>
          </table:table-cell>
          <table:table-cell office:value-type="float" office:value="430584">
            <text:p>430584</text:p>
          </table:table-cell>
          <table:table-cell office:value-type="float" office:value="12.9575">
            <text:p>12.9575</text:p>
          </table:table-cell>
          <table:table-cell office:value-type="string">
            <text:p>2013-03-03 01:57:09</text:p>
          </table:table-cell>
          <table:table-cell office:value-type="string">
            <text:p>b214f53e41a41ebdba39c5c592c9e8a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48">
            <text:p>44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3.226">
            <text:p>3.226</text:p>
          </table:table-cell>
          <table:table-cell office:value-type="float" office:value="434560">
            <text:p>434560</text:p>
          </table:table-cell>
          <table:table-cell office:value-type="float" office:value="5.03488">
            <text:p>5.03488</text:p>
          </table:table-cell>
          <table:table-cell office:value-type="string">
            <text:p>2013-03-02 22:22:48</text:p>
          </table:table-cell>
          <table:table-cell office:value-type="string">
            <text:p>b214f53e41a41ebdba39c5c592af9e75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454">
            <text:p>45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546">
            <text:p>1.546</text:p>
          </table:table-cell>
          <table:table-cell office:value-type="float" office:value="436294">
            <text:p>436294</text:p>
          </table:table-cell>
          <table:table-cell office:value-type="float" office:value="1.7444">
            <text:p>1.7444</text:p>
          </table:table-cell>
          <table:table-cell office:value-type="string">
            <text:p>2013-03-02 21:57:39</text:p>
          </table:table-cell>
          <table:table-cell office:value-type="string">
            <text:p>b3058c6f8db678a33f36f6d1ef34be7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75">
            <text:p>97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3">
            <text:p>1.23</text:p>
          </table:table-cell>
          <table:table-cell office:value-type="float" office:value="437775">
            <text:p>437775</text:p>
          </table:table-cell>
          <table:table-cell office:value-type="float" office:value="0.178592">
            <text:p>0.178592</text:p>
          </table:table-cell>
          <table:table-cell office:value-type="string">
            <text:p>2013-03-02 21:51:48</text:p>
          </table:table-cell>
          <table:table-cell office:value-type="string">
            <text:p>b214f53e41a41ebdba39c5c592b320f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874">
            <text:p>87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94">
            <text:p>2.794</text:p>
          </table:table-cell>
          <table:table-cell office:value-type="float" office:value="441370">
            <text:p>441370</text:p>
          </table:table-cell>
          <table:table-cell office:value-type="float" office:value="0.132025">
            <text:p>0.132025</text:p>
          </table:table-cell>
          <table:table-cell office:value-type="string">
            <text:p>2013-03-02 22:51:49</text:p>
          </table:table-cell>
          <table:table-cell office:value-type="string">
            <text:p>b214f53e41a41ebdba39c5c592d2863b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998">
            <text:p>99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695">
            <text:p>0.695</text:p>
          </table:table-cell>
          <table:table-cell office:value-type="float" office:value="442114">
            <text:p>442114</text:p>
          </table:table-cell>
          <table:table-cell office:value-type="float" office:value="0.210066">
            <text:p>0.210066</text:p>
          </table:table-cell>
          <table:table-cell office:value-type="string">
            <text:p>2013-03-02 23:46:21</text:p>
          </table:table-cell>
          <table:table-cell office:value-type="string">
            <text:p>b3058c6f8db678a33f36f6d1ef2038a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16">
            <text:p>91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05">
            <text:p>0.905</text:p>
          </table:table-cell>
          <table:table-cell office:value-type="float" office:value="445176">
            <text:p>445176</text:p>
          </table:table-cell>
          <table:table-cell office:value-type="float" office:value="0.180603">
            <text:p>0.180603</text:p>
          </table:table-cell>
          <table:table-cell office:value-type="string">
            <text:p>2013-03-03 10:17:16</text:p>
          </table:table-cell>
          <table:table-cell office:value-type="string">
            <text:p>b214f53e41a41ebdba39c5c592a25fad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894">
            <text:p>89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3">
            <text:p>0.813</text:p>
          </table:table-cell>
          <table:table-cell office:value-type="float" office:value="445212">
            <text:p>445212</text:p>
          </table:table-cell>
          <table:table-cell office:value-type="float" office:value="0.203412">
            <text:p>0.203412</text:p>
          </table:table-cell>
          <table:table-cell office:value-type="string">
            <text:p>2013-03-02 23:44:59</text:p>
          </table:table-cell>
          <table:table-cell office:value-type="string">
            <text:p>b3058c6f8db678a33f36f6d1ef20ac5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01">
            <text:p>80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94">
            <text:p>2.794</text:p>
          </table:table-cell>
          <table:table-cell office:value-type="float" office:value="448560">
            <text:p>448560</text:p>
          </table:table-cell>
          <table:table-cell office:value-type="float" office:value="1.26495">
            <text:p>1.26495</text:p>
          </table:table-cell>
          <table:table-cell office:value-type="string">
            <text:p>2013-03-03 01:57:37</text:p>
          </table:table-cell>
          <table:table-cell office:value-type="string">
            <text:p>b214f53e41a41ebdba39c5c592c9db1e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771">
            <text:p>77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8">
            <text:p>2.808</text:p>
          </table:table-cell>
          <table:table-cell office:value-type="float" office:value="451806">
            <text:p>451806</text:p>
          </table:table-cell>
          <table:table-cell office:value-type="float" office:value="0.128336">
            <text:p>0.128336</text:p>
          </table:table-cell>
          <table:table-cell office:value-type="string">
            <text:p>2013-03-03 08:03:34</text:p>
          </table:table-cell>
          <table:table-cell office:value-type="string">
            <text:p>b214f53e41a41ebdba39c5c592b95176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720">
            <text:p>72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007">
            <text:p>2.007</text:p>
          </table:table-cell>
          <table:table-cell office:value-type="float" office:value="452160">
            <text:p>452160</text:p>
          </table:table-cell>
          <table:table-cell office:value-type="float" office:value="0.123463">
            <text:p>0.123463</text:p>
          </table:table-cell>
          <table:table-cell office:value-type="string">
            <text:p>2013-03-02 21:29:11</text:p>
          </table:table-cell>
          <table:table-cell office:value-type="string">
            <text:p>b214f53e41a41ebdba39c5c592b66463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817">
            <text:p>81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94">
            <text:p>2.794</text:p>
          </table:table-cell>
          <table:table-cell office:value-type="float" office:value="452618">
            <text:p>452618</text:p>
          </table:table-cell>
          <table:table-cell office:value-type="float" office:value="1.73999">
            <text:p>1.73999</text:p>
          </table:table-cell>
          <table:table-cell office:value-type="string">
            <text:p>2013-03-03 06:52:15</text:p>
          </table:table-cell>
          <table:table-cell office:value-type="string">
            <text:p>b214f53e41a41ebdba39c5c592be1b5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873">
            <text:p>87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5">
            <text:p>0.815</text:p>
          </table:table-cell>
          <table:table-cell office:value-type="float" office:value="453960">
            <text:p>453960</text:p>
          </table:table-cell>
          <table:table-cell office:value-type="float" office:value="0.202974">
            <text:p>0.202974</text:p>
          </table:table-cell>
          <table:table-cell office:value-type="string">
            <text:p>2013-03-02 23:21:21</text:p>
          </table:table-cell>
          <table:table-cell office:value-type="string">
            <text:p>b3058c6f8db678a33f36f6d1ef250e93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570">
            <text:p>57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5.253">
            <text:p>5.253</text:p>
          </table:table-cell>
          <table:table-cell office:value-type="float" office:value="454290">
            <text:p>454290</text:p>
          </table:table-cell>
          <table:table-cell office:value-type="float" office:value="9.81402">
            <text:p>9.81402</text:p>
          </table:table-cell>
          <table:table-cell office:value-type="string">
            <text:p>2013-03-02 22:55:26</text:p>
          </table:table-cell>
          <table:table-cell office:value-type="string">
            <text:p>b214f53e41a41ebdba39c5c592d25a1c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697">
            <text:p>69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615">
            <text:p>2.615</text:p>
          </table:table-cell>
          <table:table-cell office:value-type="float" office:value="454444">
            <text:p>454444</text:p>
          </table:table-cell>
          <table:table-cell office:value-type="float" office:value="0.123094">
            <text:p>0.123094</text:p>
          </table:table-cell>
          <table:table-cell office:value-type="string">
            <text:p>2013-03-02 21:20:31</text:p>
          </table:table-cell>
          <table:table-cell office:value-type="string">
            <text:p>b214f53e41a41ebdba39c5c592b7b052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527">
            <text:p>52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2.116">
            <text:p>12.116</text:p>
          </table:table-cell>
          <table:table-cell office:value-type="float" office:value="454801">
            <text:p>454801</text:p>
          </table:table-cell>
          <table:table-cell office:value-type="float" office:value="1.74177">
            <text:p>1.74177</text:p>
          </table:table-cell>
          <table:table-cell office:value-type="string">
            <text:p>2013-03-03 01:20:55</text:p>
          </table:table-cell>
          <table:table-cell office:value-type="string">
            <text:p>b214f53e41a41ebdba39c5c592cba469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630">
            <text:p>63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479">
            <text:p>2.479</text:p>
          </table:table-cell>
          <table:table-cell office:value-type="float" office:value="454860">
            <text:p>454860</text:p>
          </table:table-cell>
          <table:table-cell office:value-type="float" office:value="3.02567">
            <text:p>3.02567</text:p>
          </table:table-cell>
          <table:table-cell office:value-type="string">
            <text:p>2013-03-02 22:29:15</text:p>
          </table:table-cell>
          <table:table-cell office:value-type="string">
            <text:p>b3058c6f8db678a33f36f6d1ef2f13d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024">
            <text:p>102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134">
            <text:p>1.134</text:p>
          </table:table-cell>
          <table:table-cell office:value-type="float" office:value="455680">
            <text:p>455680</text:p>
          </table:table-cell>
          <table:table-cell office:value-type="float" office:value="0.174091">
            <text:p>0.174091</text:p>
          </table:table-cell>
          <table:table-cell office:value-type="string">
            <text:p>2013-03-02 23:13:45</text:p>
          </table:table-cell>
          <table:table-cell office:value-type="string">
            <text:p>b214f53e41a41ebdba39c5c592aaae4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954">
            <text:p>95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898">
            <text:p>0.898</text:p>
          </table:table-cell>
          <table:table-cell office:value-type="float" office:value="456966">
            <text:p>456966</text:p>
          </table:table-cell>
          <table:table-cell office:value-type="float" office:value="0.187167">
            <text:p>0.187167</text:p>
          </table:table-cell>
          <table:table-cell office:value-type="string">
            <text:p>2013-03-03 00:23:07</text:p>
          </table:table-cell>
          <table:table-cell office:value-type="string">
            <text:p>b214f53e41a41ebdba39c5c592a4043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002">
            <text:p>100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3">
            <text:p>2.63</text:p>
          </table:table-cell>
          <table:table-cell office:value-type="float" office:value="457914">
            <text:p>457914</text:p>
          </table:table-cell>
          <table:table-cell office:value-type="float" office:value="1.48356">
            <text:p>1.48356</text:p>
          </table:table-cell>
          <table:table-cell office:value-type="string">
            <text:p>2013-03-03 02:14:17</text:p>
          </table:table-cell>
          <table:table-cell office:value-type="string">
            <text:p>b214f53e41a41ebdba39c5c592c94cd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828">
            <text:p>828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94">
            <text:p>2.794</text:p>
          </table:table-cell>
          <table:table-cell office:value-type="float" office:value="458712">
            <text:p>458712</text:p>
          </table:table-cell>
          <table:table-cell office:value-type="float" office:value="1.37766">
            <text:p>1.37766</text:p>
          </table:table-cell>
          <table:table-cell office:value-type="string">
            <text:p>2013-03-03 02:37:59</text:p>
          </table:table-cell>
          <table:table-cell office:value-type="string">
            <text:p>b214f53e41a41ebdba39c5c592c8a78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551">
            <text:p>55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1.577">
            <text:p>11.577</text:p>
          </table:table-cell>
          <table:table-cell office:value-type="float" office:value="464493">
            <text:p>464493</text:p>
          </table:table-cell>
          <table:table-cell office:value-type="float" office:value="1.98397">
            <text:p>1.98397</text:p>
          </table:table-cell>
          <table:table-cell office:value-type="string">
            <text:p>2013-03-03 03:24:53</text:p>
          </table:table-cell>
          <table:table-cell office:value-type="string">
            <text:p>b214f53e41a41ebdba39c5c592c6a1e2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95">
            <text:p>49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2.454">
            <text:p>12.454</text:p>
          </table:table-cell>
          <table:table-cell office:value-type="float" office:value="464805">
            <text:p>464805</text:p>
          </table:table-cell>
          <table:table-cell office:value-type="float" office:value="19.3528">
            <text:p>19.3528</text:p>
          </table:table-cell>
          <table:table-cell office:value-type="string">
            <text:p>2013-03-02 22:14:57</text:p>
          </table:table-cell>
          <table:table-cell office:value-type="string">
            <text:p>b214f53e41a41ebdba39c5c592d4c82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512">
            <text:p>51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8.043">
            <text:p>8.043</text:p>
          </table:table-cell>
          <table:table-cell office:value-type="float" office:value="464896">
            <text:p>464896</text:p>
          </table:table-cell>
          <table:table-cell office:value-type="float" office:value="7.25467">
            <text:p>7.25467</text:p>
          </table:table-cell>
          <table:table-cell office:value-type="string">
            <text:p>2013-03-02 23:24:29</text:p>
          </table:table-cell>
          <table:table-cell office:value-type="string">
            <text:p>b214f53e41a41ebdba39c5c592a92d0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927">
            <text:p>9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4">
            <text:p>0.814</text:p>
          </table:table-cell>
          <table:table-cell office:value-type="float" office:value="465354">
            <text:p>465354</text:p>
          </table:table-cell>
          <table:table-cell office:value-type="float" office:value="0.206798">
            <text:p>0.206798</text:p>
          </table:table-cell>
          <table:table-cell office:value-type="string">
            <text:p>2013-03-02 23:26:52</text:p>
          </table:table-cell>
          <table:table-cell office:value-type="string">
            <text:p>b3058c6f8db678a33f36f6d1ef2422c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922">
            <text:p>9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94">
            <text:p>2.794</text:p>
          </table:table-cell>
          <table:table-cell office:value-type="float" office:value="465610">
            <text:p>465610</text:p>
          </table:table-cell>
          <table:table-cell office:value-type="float" office:value="1.37908">
            <text:p>1.37908</text:p>
          </table:table-cell>
          <table:table-cell office:value-type="string">
            <text:p>2013-03-03 06:27:15</text:p>
          </table:table-cell>
          <table:table-cell office:value-type="string">
            <text:p>b214f53e41a41ebdba39c5c592bf19fe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603">
            <text:p>60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3.983">
            <text:p>3.983</text:p>
          </table:table-cell>
          <table:table-cell office:value-type="float" office:value="466119">
            <text:p>466119</text:p>
          </table:table-cell>
          <table:table-cell office:value-type="float" office:value="10.2837">
            <text:p>10.2837</text:p>
          </table:table-cell>
          <table:table-cell office:value-type="string">
            <text:p>2013-03-02 23:23:33</text:p>
          </table:table-cell>
          <table:table-cell office:value-type="string">
            <text:p>b214f53e41a41ebdba39c5c592a9528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49">
            <text:p>74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1">
            <text:p>0.811</text:p>
          </table:table-cell>
          <table:table-cell office:value-type="float" office:value="466627">
            <text:p>466627</text:p>
          </table:table-cell>
          <table:table-cell office:value-type="float" office:value="0.200528">
            <text:p>0.200528</text:p>
          </table:table-cell>
          <table:table-cell office:value-type="string">
            <text:p>2013-03-03 00:24:45</text:p>
          </table:table-cell>
          <table:table-cell office:value-type="string">
            <text:p>b3058c6f8db678a33f36f6d1ef188df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942">
            <text:p>94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4">
            <text:p>0.814</text:p>
          </table:table-cell>
          <table:table-cell office:value-type="float" office:value="469116">
            <text:p>469116</text:p>
          </table:table-cell>
          <table:table-cell office:value-type="float" office:value="0.222017">
            <text:p>0.222017</text:p>
          </table:table-cell>
          <table:table-cell office:value-type="string">
            <text:p>2013-03-02 23:58:40</text:p>
          </table:table-cell>
          <table:table-cell office:value-type="string">
            <text:p>b3058c6f8db678a33f36f6d1ef1db11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700">
            <text:p>70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585">
            <text:p>1.585</text:p>
          </table:table-cell>
          <table:table-cell office:value-type="float" office:value="469700">
            <text:p>469700</text:p>
          </table:table-cell>
          <table:table-cell office:value-type="float" office:value="0.197066">
            <text:p>0.197066</text:p>
          </table:table-cell>
          <table:table-cell office:value-type="string">
            <text:p>2013-03-03 00:09:50</text:p>
          </table:table-cell>
          <table:table-cell office:value-type="string">
            <text:p>b3058c6f8db678a33f36f6d1ef1b8116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95">
            <text:p>69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106">
            <text:p>6.106</text:p>
          </table:table-cell>
          <table:table-cell office:value-type="float" office:value="471210">
            <text:p>471210</text:p>
          </table:table-cell>
          <table:table-cell office:value-type="float" office:value="1.37738">
            <text:p>1.37738</text:p>
          </table:table-cell>
          <table:table-cell office:value-type="string">
            <text:p>2013-03-02 23:59:46</text:p>
          </table:table-cell>
          <table:table-cell office:value-type="string">
            <text:p>b214f53e41a41ebdba39c5c592cfd71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786">
            <text:p>78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08">
            <text:p>2.808</text:p>
          </table:table-cell>
          <table:table-cell office:value-type="float" office:value="472386">
            <text:p>472386</text:p>
          </table:table-cell>
          <table:table-cell office:value-type="float" office:value="1.2691">
            <text:p>1.2691</text:p>
          </table:table-cell>
          <table:table-cell office:value-type="string">
            <text:p>2013-03-03 01:22:16</text:p>
          </table:table-cell>
          <table:table-cell office:value-type="string">
            <text:p>b214f53e41a41ebdba39c5c592cb8a31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553">
            <text:p>55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488">
            <text:p>2.488</text:p>
          </table:table-cell>
          <table:table-cell office:value-type="float" office:value="472815">
            <text:p>472815</text:p>
          </table:table-cell>
          <table:table-cell office:value-type="float" office:value="2.67149">
            <text:p>2.67149</text:p>
          </table:table-cell>
          <table:table-cell office:value-type="string">
            <text:p>2013-03-03 00:24:03</text:p>
          </table:table-cell>
          <table:table-cell office:value-type="string">
            <text:p>b3058c6f8db678a33f36f6d1ef18b24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475">
            <text:p>47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3.399">
            <text:p>3.399</text:p>
          </table:table-cell>
          <table:table-cell office:value-type="float" office:value="474050">
            <text:p>474050</text:p>
          </table:table-cell>
          <table:table-cell office:value-type="float" office:value="2.08137">
            <text:p>2.08137</text:p>
          </table:table-cell>
          <table:table-cell office:value-type="string">
            <text:p>2013-03-02 23:58:15</text:p>
          </table:table-cell>
          <table:table-cell office:value-type="string">
            <text:p>b3058c6f8db678a33f36f6d1ef1dc734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07">
            <text:p>80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422">
            <text:p>1.422</text:p>
          </table:table-cell>
          <table:table-cell office:value-type="float" office:value="474516">
            <text:p>474516</text:p>
          </table:table-cell>
          <table:table-cell office:value-type="float" office:value="0.184023">
            <text:p>0.184023</text:p>
          </table:table-cell>
          <table:table-cell office:value-type="string">
            <text:p>2013-03-03 12:21:59</text:p>
          </table:table-cell>
          <table:table-cell office:value-type="string">
            <text:p>b214f53e41a41ebdba39c5c5929b4eed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89">
            <text:p>68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795">
            <text:p>6.795</text:p>
          </table:table-cell>
          <table:table-cell office:value-type="float" office:value="475410">
            <text:p>475410</text:p>
          </table:table-cell>
          <table:table-cell office:value-type="float" office:value="3.72466">
            <text:p>3.72466</text:p>
          </table:table-cell>
          <table:table-cell office:value-type="string">
            <text:p>2013-03-02 23:03:31</text:p>
          </table:table-cell>
          <table:table-cell office:value-type="string">
            <text:p>b214f53e41a41ebdba39c5c592d1fa04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580">
            <text:p>58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8.046">
            <text:p>8.046</text:p>
          </table:table-cell>
          <table:table-cell office:value-type="float" office:value="475600">
            <text:p>475600</text:p>
          </table:table-cell>
          <table:table-cell office:value-type="float" office:value="5.13338">
            <text:p>5.13338</text:p>
          </table:table-cell>
          <table:table-cell office:value-type="string">
            <text:p>2013-03-03 06:48:06</text:p>
          </table:table-cell>
          <table:table-cell office:value-type="string">
            <text:p>b214f53e41a41ebdba39c5c592be5b3f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879">
            <text:p>87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5">
            <text:p>0.815</text:p>
          </table:table-cell>
          <table:table-cell office:value-type="float" office:value="476418">
            <text:p>476418</text:p>
          </table:table-cell>
          <table:table-cell office:value-type="float" office:value="0.20455">
            <text:p>0.20455</text:p>
          </table:table-cell>
          <table:table-cell office:value-type="string">
            <text:p>2013-03-02 22:05:27</text:p>
          </table:table-cell>
          <table:table-cell office:value-type="string">
            <text:p>b3058c6f8db678a33f36f6d1ef336ca8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511">
            <text:p>51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2.454">
            <text:p>12.454</text:p>
          </table:table-cell>
          <table:table-cell office:value-type="float" office:value="477785">
            <text:p>477785</text:p>
          </table:table-cell>
          <table:table-cell office:value-type="float" office:value="23.6577">
            <text:p>23.6577</text:p>
          </table:table-cell>
          <table:table-cell office:value-type="string">
            <text:p>2013-03-03 03:49:14</text:p>
          </table:table-cell>
          <table:table-cell office:value-type="string">
            <text:p>b214f53e41a41ebdba39c5c592c5c67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855">
            <text:p>85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365">
            <text:p>1.365</text:p>
          </table:table-cell>
          <table:table-cell office:value-type="float" office:value="477945">
            <text:p>477945</text:p>
          </table:table-cell>
          <table:table-cell office:value-type="float" office:value="0.184353">
            <text:p>0.184353</text:p>
          </table:table-cell>
          <table:table-cell office:value-type="string">
            <text:p>2013-03-03 10:59:28</text:p>
          </table:table-cell>
          <table:table-cell office:value-type="string">
            <text:p>b214f53e41a41ebdba39c5c5929f457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749">
            <text:p>74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11">
            <text:p>6.11</text:p>
          </table:table-cell>
          <table:table-cell office:value-type="float" office:value="483105">
            <text:p>483105</text:p>
          </table:table-cell>
          <table:table-cell office:value-type="float" office:value="1.32581">
            <text:p>1.32581</text:p>
          </table:table-cell>
          <table:table-cell office:value-type="string">
            <text:p>2013-03-02 22:11:43</text:p>
          </table:table-cell>
          <table:table-cell office:value-type="string">
            <text:p>b214f53e41a41ebdba39c5c592d4fd6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495">
            <text:p>49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3.543">
            <text:p>3.543</text:p>
          </table:table-cell>
          <table:table-cell office:value-type="float" office:value="484110">
            <text:p>484110</text:p>
          </table:table-cell>
          <table:table-cell office:value-type="float" office:value="2.31459">
            <text:p>2.31459</text:p>
          </table:table-cell>
          <table:table-cell office:value-type="string">
            <text:p>2013-03-02 22:47:34</text:p>
          </table:table-cell>
          <table:table-cell office:value-type="string">
            <text:p>b3058c6f8db678a33f36f6d1ef2b4f5d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963">
            <text:p>96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5">
            <text:p>1.255</text:p>
          </table:table-cell>
          <table:table-cell office:value-type="float" office:value="484389">
            <text:p>484389</text:p>
          </table:table-cell>
          <table:table-cell office:value-type="float" office:value="0.175586">
            <text:p>0.175586</text:p>
          </table:table-cell>
          <table:table-cell office:value-type="string">
            <text:p>2013-03-02 23:15:12</text:p>
          </table:table-cell>
          <table:table-cell office:value-type="string">
            <text:p>b214f53e41a41ebdba39c5c592aa651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964">
            <text:p>96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5">
            <text:p>1.255</text:p>
          </table:table-cell>
          <table:table-cell office:value-type="float" office:value="484892">
            <text:p>484892</text:p>
          </table:table-cell>
          <table:table-cell office:value-type="float" office:value="0.180776">
            <text:p>0.180776</text:p>
          </table:table-cell>
          <table:table-cell office:value-type="string">
            <text:p>2013-03-02 22:19:42</text:p>
          </table:table-cell>
          <table:table-cell office:value-type="string">
            <text:p>b214f53e41a41ebdba39c5c592b01bf5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27">
            <text:p>82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422">
            <text:p>1.422</text:p>
          </table:table-cell>
          <table:table-cell office:value-type="float" office:value="485449">
            <text:p>485449</text:p>
          </table:table-cell>
          <table:table-cell office:value-type="float" office:value="0.123497">
            <text:p>0.123497</text:p>
          </table:table-cell>
          <table:table-cell office:value-type="string">
            <text:p>2013-03-02 21:38:53</text:p>
          </table:table-cell>
          <table:table-cell office:value-type="string">
            <text:p>b214f53e41a41ebdba39c5c592b550d6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638">
            <text:p>63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488">
            <text:p>2.488</text:p>
          </table:table-cell>
          <table:table-cell office:value-type="float" office:value="486156">
            <text:p>486156</text:p>
          </table:table-cell>
          <table:table-cell office:value-type="float" office:value="3.31099">
            <text:p>3.31099</text:p>
          </table:table-cell>
          <table:table-cell office:value-type="string">
            <text:p>2013-03-03 00:08:02</text:p>
          </table:table-cell>
          <table:table-cell office:value-type="string">
            <text:p>b3058c6f8db678a33f36f6d1ef1bdc1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484">
            <text:p>48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7.532">
            <text:p>7.532</text:p>
          </table:table-cell>
          <table:table-cell office:value-type="float" office:value="487872">
            <text:p>487872</text:p>
          </table:table-cell>
          <table:table-cell office:value-type="float" office:value="6.53549">
            <text:p>6.53549</text:p>
          </table:table-cell>
          <table:table-cell office:value-type="string">
            <text:p>2013-03-02 22:55:31</text:p>
          </table:table-cell>
          <table:table-cell office:value-type="string">
            <text:p>b214f53e41a41ebdba39c5c592ad0758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918">
            <text:p>91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06">
            <text:p>0.906</text:p>
          </table:table-cell>
          <table:table-cell office:value-type="float" office:value="488376">
            <text:p>488376</text:p>
          </table:table-cell>
          <table:table-cell office:value-type="float" office:value="0.123551">
            <text:p>0.123551</text:p>
          </table:table-cell>
          <table:table-cell office:value-type="string">
            <text:p>2013-03-02 21:39:19</text:p>
          </table:table-cell>
          <table:table-cell office:value-type="string">
            <text:p>b214f53e41a41ebdba39c5c592b52e5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731">
            <text:p>73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179">
            <text:p>6.179</text:p>
          </table:table-cell>
          <table:table-cell office:value-type="float" office:value="489039">
            <text:p>489039</text:p>
          </table:table-cell>
          <table:table-cell office:value-type="float" office:value="1.27963">
            <text:p>1.27963</text:p>
          </table:table-cell>
          <table:table-cell office:value-type="string">
            <text:p>2013-03-03 04:38:53</text:p>
          </table:table-cell>
          <table:table-cell office:value-type="string">
            <text:p>b214f53e41a41ebdba39c5c592c3858c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523">
            <text:p>52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3.171">
            <text:p>3.171</text:p>
          </table:table-cell>
          <table:table-cell office:value-type="float" office:value="491097">
            <text:p>491097</text:p>
          </table:table-cell>
          <table:table-cell office:value-type="float" office:value="2.57243">
            <text:p>2.57243</text:p>
          </table:table-cell>
          <table:table-cell office:value-type="string">
            <text:p>2013-03-02 22:25:56</text:p>
          </table:table-cell>
          <table:table-cell office:value-type="string">
            <text:p>b3058c6f8db678a33f36f6d1ef2fafb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562">
            <text:p>56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7.761">
            <text:p>7.761</text:p>
          </table:table-cell>
          <table:table-cell office:value-type="float" office:value="493436">
            <text:p>493436</text:p>
          </table:table-cell>
          <table:table-cell office:value-type="float" office:value="7.41311">
            <text:p>7.41311</text:p>
          </table:table-cell>
          <table:table-cell office:value-type="string">
            <text:p>2013-03-02 21:38:41</text:p>
          </table:table-cell>
          <table:table-cell office:value-type="string">
            <text:p>b214f53e41a41ebdba39c5c592b55558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744">
            <text:p>74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338">
            <text:p>1.338</text:p>
          </table:table-cell>
          <table:table-cell office:value-type="float" office:value="496992">
            <text:p>496992</text:p>
          </table:table-cell>
          <table:table-cell office:value-type="float" office:value="0.200884">
            <text:p>0.200884</text:p>
          </table:table-cell>
          <table:table-cell office:value-type="string">
            <text:p>2013-03-02 21:48:29</text:p>
          </table:table-cell>
          <table:table-cell office:value-type="string">
            <text:p>b3058c6f8db678a33f36f6d1ef3689b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916">
            <text:p>91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0.906">
            <text:p>0.906</text:p>
          </table:table-cell>
          <table:table-cell office:value-type="float" office:value="499220">
            <text:p>499220</text:p>
          </table:table-cell>
          <table:table-cell office:value-type="float" office:value="0.122662">
            <text:p>0.122662</text:p>
          </table:table-cell>
          <table:table-cell office:value-type="string">
            <text:p>2013-03-02 21:24:20</text:p>
          </table:table-cell>
          <table:table-cell office:value-type="string">
            <text:p>b214f53e41a41ebdba39c5c592b6fcc7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552">
            <text:p>55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3.454">
            <text:p>13.454</text:p>
          </table:table-cell>
          <table:table-cell office:value-type="float" office:value="500664">
            <text:p>500664</text:p>
          </table:table-cell>
          <table:table-cell office:value-type="float" office:value="27.6561">
            <text:p>27.6561</text:p>
          </table:table-cell>
          <table:table-cell office:value-type="string">
            <text:p>2013-03-02 22:34:34</text:p>
          </table:table-cell>
          <table:table-cell office:value-type="string">
            <text:p>b214f53e41a41ebdba39c5c592d3c1fa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992">
            <text:p>99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5">
            <text:p>1.255</text:p>
          </table:table-cell>
          <table:table-cell office:value-type="float" office:value="502944">
            <text:p>502944</text:p>
          </table:table-cell>
          <table:table-cell office:value-type="float" office:value="0.191406">
            <text:p>0.191406</text:p>
          </table:table-cell>
          <table:table-cell office:value-type="string">
            <text:p>2013-03-02 23:55:03</text:p>
          </table:table-cell>
          <table:table-cell office:value-type="string">
            <text:p>b214f53e41a41ebdba39c5c592a6b6bf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997">
            <text:p>99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9">
            <text:p>0.819</text:p>
          </table:table-cell>
          <table:table-cell office:value-type="float" office:value="507473">
            <text:p>507473</text:p>
          </table:table-cell>
          <table:table-cell office:value-type="float" office:value="0.215938">
            <text:p>0.215938</text:p>
          </table:table-cell>
          <table:table-cell office:value-type="string">
            <text:p>2013-03-02 23:41:35</text:p>
          </table:table-cell>
          <table:table-cell office:value-type="string">
            <text:p>b3058c6f8db678a33f36f6d1ef215c5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811">
            <text:p>81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007">
            <text:p>2.007</text:p>
          </table:table-cell>
          <table:table-cell office:value-type="float" office:value="508497">
            <text:p>508497</text:p>
          </table:table-cell>
          <table:table-cell office:value-type="float" office:value="0.185101">
            <text:p>0.185101</text:p>
          </table:table-cell>
          <table:table-cell office:value-type="string">
            <text:p>2013-03-03 00:10:57</text:p>
          </table:table-cell>
          <table:table-cell office:value-type="string">
            <text:p>b214f53e41a41ebdba39c5c592a55f3a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28">
            <text:p>828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529">
            <text:p>1.529</text:p>
          </table:table-cell>
          <table:table-cell office:value-type="float" office:value="510876">
            <text:p>510876</text:p>
          </table:table-cell>
          <table:table-cell office:value-type="float" office:value="0.187833">
            <text:p>0.187833</text:p>
          </table:table-cell>
          <table:table-cell office:value-type="string">
            <text:p>2013-03-03 12:21:01</text:p>
          </table:table-cell>
          <table:table-cell office:value-type="string">
            <text:p>b214f53e41a41ebdba39c5c5929b6d9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766">
            <text:p>766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73">
            <text:p>1.173</text:p>
          </table:table-cell>
          <table:table-cell office:value-type="float" office:value="513986">
            <text:p>513986</text:p>
          </table:table-cell>
          <table:table-cell office:value-type="float" office:value="0.204563">
            <text:p>0.204563</text:p>
          </table:table-cell>
          <table:table-cell office:value-type="string">
            <text:p>2013-03-02 23:53:48</text:p>
          </table:table-cell>
          <table:table-cell office:value-type="string">
            <text:p>b3058c6f8db678a33f36f6d1ef1e8c5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616">
            <text:p>61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3.596">
            <text:p>13.596</text:p>
          </table:table-cell>
          <table:table-cell office:value-type="float" office:value="516824">
            <text:p>516824</text:p>
          </table:table-cell>
          <table:table-cell office:value-type="float" office:value="2.35024">
            <text:p>2.35024</text:p>
          </table:table-cell>
          <table:table-cell office:value-type="string">
            <text:p>2013-03-03 00:25:48</text:p>
          </table:table-cell>
          <table:table-cell office:value-type="string">
            <text:p>b214f53e41a41ebdba39c5c592ce4e3f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520">
            <text:p>52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4.556">
            <text:p>14.556</text:p>
          </table:table-cell>
          <table:table-cell office:value-type="float" office:value="517400">
            <text:p>517400</text:p>
          </table:table-cell>
          <table:table-cell office:value-type="float" office:value="2.30219">
            <text:p>2.30219</text:p>
          </table:table-cell>
          <table:table-cell office:value-type="string">
            <text:p>2013-03-02 22:43:10</text:p>
          </table:table-cell>
          <table:table-cell office:value-type="string">
            <text:p>b214f53e41a41ebdba39c5c592d3338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820">
            <text:p>82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921">
            <text:p>3.921</text:p>
          </table:table-cell>
          <table:table-cell office:value-type="float" office:value="519060">
            <text:p>519060</text:p>
          </table:table-cell>
          <table:table-cell office:value-type="float" office:value="0.108726">
            <text:p>0.108726</text:p>
          </table:table-cell>
          <table:table-cell office:value-type="string">
            <text:p>2013-03-02 21:30:12</text:p>
          </table:table-cell>
          <table:table-cell office:value-type="string">
            <text:p>b214f53e41a41ebdba39c5c592d693c7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559">
            <text:p>55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7.678">
            <text:p>7.678</text:p>
          </table:table-cell>
          <table:table-cell office:value-type="float" office:value="519870">
            <text:p>519870</text:p>
          </table:table-cell>
          <table:table-cell office:value-type="float" office:value="7.85019">
            <text:p>7.85019</text:p>
          </table:table-cell>
          <table:table-cell office:value-type="string">
            <text:p>2013-03-02 21:32:22</text:p>
          </table:table-cell>
          <table:table-cell office:value-type="string">
            <text:p>b214f53e41a41ebdba39c5c592b6300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962">
            <text:p>96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5">
            <text:p>0.815</text:p>
          </table:table-cell>
          <table:table-cell office:value-type="float" office:value="522366">
            <text:p>522366</text:p>
          </table:table-cell>
          <table:table-cell office:value-type="float" office:value="0.21679">
            <text:p>0.21679</text:p>
          </table:table-cell>
          <table:table-cell office:value-type="string">
            <text:p>2013-03-02 23:46:43</text:p>
          </table:table-cell>
          <table:table-cell office:value-type="string">
            <text:p>b3058c6f8db678a33f36f6d1ef201594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748">
            <text:p>74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476">
            <text:p>1.476</text:p>
          </table:table-cell>
          <table:table-cell office:value-type="float" office:value="522852">
            <text:p>522852</text:p>
          </table:table-cell>
          <table:table-cell office:value-type="float" office:value="0.205033">
            <text:p>0.205033</text:p>
          </table:table-cell>
          <table:table-cell office:value-type="string">
            <text:p>2013-03-02 23:56:20</text:p>
          </table:table-cell>
          <table:table-cell office:value-type="string">
            <text:p>b3058c6f8db678a33f36f6d1ef1e005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544">
            <text:p>54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7.963">
            <text:p>7.963</text:p>
          </table:table-cell>
          <table:table-cell office:value-type="float" office:value="526592">
            <text:p>526592</text:p>
          </table:table-cell>
          <table:table-cell office:value-type="float" office:value="9.67728">
            <text:p>9.67728</text:p>
          </table:table-cell>
          <table:table-cell office:value-type="string">
            <text:p>2013-03-02 22:42:04</text:p>
          </table:table-cell>
          <table:table-cell office:value-type="string">
            <text:p>b214f53e41a41ebdba39c5c592ae120d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977">
            <text:p>97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5">
            <text:p>1.255</text:p>
          </table:table-cell>
          <table:table-cell office:value-type="float" office:value="526603">
            <text:p>526603</text:p>
          </table:table-cell>
          <table:table-cell office:value-type="float" office:value="0.182082">
            <text:p>0.182082</text:p>
          </table:table-cell>
          <table:table-cell office:value-type="string">
            <text:p>2013-03-02 21:57:49</text:p>
          </table:table-cell>
          <table:table-cell office:value-type="string">
            <text:p>b214f53e41a41ebdba39c5c592b25d2e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863">
            <text:p>86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69">
            <text:p>0.869</text:p>
          </table:table-cell>
          <table:table-cell office:value-type="float" office:value="529882">
            <text:p>529882</text:p>
          </table:table-cell>
          <table:table-cell office:value-type="float" office:value="0.210639">
            <text:p>0.210639</text:p>
          </table:table-cell>
          <table:table-cell office:value-type="string">
            <text:p>2013-03-02 21:52:55</text:p>
          </table:table-cell>
          <table:table-cell office:value-type="string">
            <text:p>b3058c6f8db678a33f36f6d1ef35cfac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34">
            <text:p>73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049">
            <text:p>5.049</text:p>
          </table:table-cell>
          <table:table-cell office:value-type="float" office:value="529948">
            <text:p>529948</text:p>
          </table:table-cell>
          <table:table-cell office:value-type="float" office:value="0.194642">
            <text:p>0.194642</text:p>
          </table:table-cell>
          <table:table-cell office:value-type="string">
            <text:p>2013-03-03 12:09:00</text:p>
          </table:table-cell>
          <table:table-cell office:value-type="string">
            <text:p>b214f53e41a41ebdba39c5c5929c2ae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789">
            <text:p>78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997">
            <text:p>2.997</text:p>
          </table:table-cell>
          <table:table-cell office:value-type="float" office:value="530208">
            <text:p>530208</text:p>
          </table:table-cell>
          <table:table-cell office:value-type="float" office:value="1.25877">
            <text:p>1.25877</text:p>
          </table:table-cell>
          <table:table-cell office:value-type="string">
            <text:p>2013-03-02 23:32:44</text:p>
          </table:table-cell>
          <table:table-cell office:value-type="string">
            <text:p>b214f53e41a41ebdba39c5c592d0ef3f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954">
            <text:p>95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16">
            <text:p>0.816</text:p>
          </table:table-cell>
          <table:table-cell office:value-type="float" office:value="531378">
            <text:p>531378</text:p>
          </table:table-cell>
          <table:table-cell office:value-type="float" office:value="0.214424">
            <text:p>0.214424</text:p>
          </table:table-cell>
          <table:table-cell office:value-type="string">
            <text:p>2013-03-02 23:16:21</text:p>
          </table:table-cell>
          <table:table-cell office:value-type="string">
            <text:p>b3058c6f8db678a33f36f6d1ef260228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837">
            <text:p>83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2">
            <text:p>1.072</text:p>
          </table:table-cell>
          <table:table-cell office:value-type="float" office:value="533169">
            <text:p>533169</text:p>
          </table:table-cell>
          <table:table-cell office:value-type="float" office:value="0.207054">
            <text:p>0.207054</text:p>
          </table:table-cell>
          <table:table-cell office:value-type="string">
            <text:p>2013-03-02 22:05:35</text:p>
          </table:table-cell>
          <table:table-cell office:value-type="string">
            <text:p>b3058c6f8db678a33f36f6d1ef3366c7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694">
            <text:p>69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553">
            <text:p>2.553</text:p>
          </table:table-cell>
          <table:table-cell office:value-type="float" office:value="533686">
            <text:p>533686</text:p>
          </table:table-cell>
          <table:table-cell office:value-type="float" office:value="3.99332">
            <text:p>3.99332</text:p>
          </table:table-cell>
          <table:table-cell office:value-type="string">
            <text:p>2013-03-02 23:26:24</text:p>
          </table:table-cell>
          <table:table-cell office:value-type="string">
            <text:p>b3058c6f8db678a33f36f6d1ef24392a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533">
            <text:p>53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9.389">
            <text:p>9.389</text:p>
          </table:table-cell>
          <table:table-cell office:value-type="float" office:value="534066">
            <text:p>534066</text:p>
          </table:table-cell>
          <table:table-cell office:value-type="float" office:value="7.40009">
            <text:p>7.40009</text:p>
          </table:table-cell>
          <table:table-cell office:value-type="string">
            <text:p>2013-03-02 21:34:42</text:p>
          </table:table-cell>
          <table:table-cell office:value-type="string">
            <text:p>b214f53e41a41ebdba39c5c592b5d114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865">
            <text:p>86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529">
            <text:p>1.529</text:p>
          </table:table-cell>
          <table:table-cell office:value-type="float" office:value="534570">
            <text:p>534570</text:p>
          </table:table-cell>
          <table:table-cell office:value-type="float" office:value="0.18791">
            <text:p>0.18791</text:p>
          </table:table-cell>
          <table:table-cell office:value-type="string">
            <text:p>2013-03-02 23:45:06</text:p>
          </table:table-cell>
          <table:table-cell office:value-type="string">
            <text:p>b214f53e41a41ebdba39c5c592a7dfed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995">
            <text:p>99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94">
            <text:p>2.794</text:p>
          </table:table-cell>
          <table:table-cell office:value-type="float" office:value="536305">
            <text:p>536305</text:p>
          </table:table-cell>
          <table:table-cell office:value-type="float" office:value="1.38815">
            <text:p>1.38815</text:p>
          </table:table-cell>
          <table:table-cell office:value-type="string">
            <text:p>2013-03-03 00:14:31</text:p>
          </table:table-cell>
          <table:table-cell office:value-type="string">
            <text:p>b214f53e41a41ebdba39c5c592ced9bb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803">
            <text:p>80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16">
            <text:p>2.16</text:p>
          </table:table-cell>
          <table:table-cell office:value-type="float" office:value="538010">
            <text:p>538010</text:p>
          </table:table-cell>
          <table:table-cell office:value-type="float" office:value="0.190869">
            <text:p>0.190869</text:p>
          </table:table-cell>
          <table:table-cell office:value-type="string">
            <text:p>2013-03-03 00:18:37</text:p>
          </table:table-cell>
          <table:table-cell office:value-type="string">
            <text:p>b214f53e41a41ebdba39c5c592a4b0e7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587">
            <text:p>58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8.739">
            <text:p>8.739</text:p>
          </table:table-cell>
          <table:table-cell office:value-type="float" office:value="538279">
            <text:p>538279</text:p>
          </table:table-cell>
          <table:table-cell office:value-type="float" office:value="9.94411">
            <text:p>9.94411</text:p>
          </table:table-cell>
          <table:table-cell office:value-type="string">
            <text:p>2013-03-02 23:12:03</text:p>
          </table:table-cell>
          <table:table-cell office:value-type="string">
            <text:p>b214f53e41a41ebdba39c5c592aaf924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939">
            <text:p>93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68">
            <text:p>0.868</text:p>
          </table:table-cell>
          <table:table-cell office:value-type="float" office:value="538986">
            <text:p>538986</text:p>
          </table:table-cell>
          <table:table-cell office:value-type="float" office:value="0.234267">
            <text:p>0.234267</text:p>
          </table:table-cell>
          <table:table-cell office:value-type="string">
            <text:p>2013-03-02 23:53:26</text:p>
          </table:table-cell>
          <table:table-cell office:value-type="string">
            <text:p>b3058c6f8db678a33f36f6d1ef1ea4eb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655">
            <text:p>65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006">
            <text:p>5.006</text:p>
          </table:table-cell>
          <table:table-cell office:value-type="float" office:value="542995">
            <text:p>542995</text:p>
          </table:table-cell>
          <table:table-cell office:value-type="float" office:value="12.9595">
            <text:p>12.9595</text:p>
          </table:table-cell>
          <table:table-cell office:value-type="string">
            <text:p>2013-03-03 10:28:59</text:p>
          </table:table-cell>
          <table:table-cell office:value-type="string">
            <text:p>b214f53e41a41ebdba39c5c592a1c65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824">
            <text:p>824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433">
            <text:p>2.433</text:p>
          </table:table-cell>
          <table:table-cell office:value-type="float" office:value="543016">
            <text:p>543016</text:p>
          </table:table-cell>
          <table:table-cell office:value-type="float" office:value="0.188491">
            <text:p>0.188491</text:p>
          </table:table-cell>
          <table:table-cell office:value-type="string">
            <text:p>2013-03-02 23:44:47</text:p>
          </table:table-cell>
          <table:table-cell office:value-type="string">
            <text:p>b214f53e41a41ebdba39c5c592a7e6e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910">
            <text:p>91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69">
            <text:p>0.869</text:p>
          </table:table-cell>
          <table:table-cell office:value-type="float" office:value="546000">
            <text:p>546000</text:p>
          </table:table-cell>
          <table:table-cell office:value-type="float" office:value="0.213821">
            <text:p>0.213821</text:p>
          </table:table-cell>
          <table:table-cell office:value-type="string">
            <text:p>2013-03-02 21:44:40</text:p>
          </table:table-cell>
          <table:table-cell office:value-type="string">
            <text:p>b3058c6f8db678a33f36f6d1ef371af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25">
            <text:p>92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03">
            <text:p>1.03</text:p>
          </table:table-cell>
          <table:table-cell office:value-type="float" office:value="550375">
            <text:p>550375</text:p>
          </table:table-cell>
          <table:table-cell office:value-type="float" office:value="0.187053">
            <text:p>0.187053</text:p>
          </table:table-cell>
          <table:table-cell office:value-type="string">
            <text:p>2013-03-02 21:51:20</text:p>
          </table:table-cell>
          <table:table-cell office:value-type="string">
            <text:p>b214f53e41a41ebdba39c5c592b3388a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599">
            <text:p>59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7.6">
            <text:p>17.6</text:p>
          </table:table-cell>
          <table:table-cell office:value-type="float" office:value="551679">
            <text:p>551679</text:p>
          </table:table-cell>
          <table:table-cell office:value-type="float" office:value="28.9873">
            <text:p>28.9873</text:p>
          </table:table-cell>
          <table:table-cell office:value-type="string">
            <text:p>2013-03-03 04:32:32</text:p>
          </table:table-cell>
          <table:table-cell office:value-type="string">
            <text:p>b214f53e41a41ebdba39c5c592c40c7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593">
            <text:p>59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5.216">
            <text:p>15.216</text:p>
          </table:table-cell>
          <table:table-cell office:value-type="float" office:value="553269">
            <text:p>553269</text:p>
          </table:table-cell>
          <table:table-cell office:value-type="float" office:value="2.56043">
            <text:p>2.56043</text:p>
          </table:table-cell>
          <table:table-cell office:value-type="string">
            <text:p>2013-03-03 03:54:29</text:p>
          </table:table-cell>
          <table:table-cell office:value-type="string">
            <text:p>b214f53e41a41ebdba39c5c592c5ad6e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011">
            <text:p>101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255">
            <text:p>1.255</text:p>
          </table:table-cell>
          <table:table-cell office:value-type="float" office:value="555039">
            <text:p>555039</text:p>
          </table:table-cell>
          <table:table-cell office:value-type="float" office:value="0.191101">
            <text:p>0.191101</text:p>
          </table:table-cell>
          <table:table-cell office:value-type="string">
            <text:p>2013-03-03 10:13:08</text:p>
          </table:table-cell>
          <table:table-cell office:value-type="string">
            <text:p>b214f53e41a41ebdba39c5c592a2b5cd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657">
            <text:p>65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735">
            <text:p>2.735</text:p>
          </table:table-cell>
          <table:table-cell office:value-type="float" office:value="555165">
            <text:p>555165</text:p>
          </table:table-cell>
          <table:table-cell office:value-type="float" office:value="3.84273">
            <text:p>3.84273</text:p>
          </table:table-cell>
          <table:table-cell office:value-type="string">
            <text:p>2013-03-02 22:18:40</text:p>
          </table:table-cell>
          <table:table-cell office:value-type="string">
            <text:p>b3058c6f8db678a33f36f6d1ef30e2a7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583">
            <text:p>58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9.176">
            <text:p>9.176</text:p>
          </table:table-cell>
          <table:table-cell office:value-type="float" office:value="556765">
            <text:p>556765</text:p>
          </table:table-cell>
          <table:table-cell office:value-type="float" office:value="9.95596">
            <text:p>9.95596</text:p>
          </table:table-cell>
          <table:table-cell office:value-type="string">
            <text:p>2013-03-02 22:58:43</text:p>
          </table:table-cell>
          <table:table-cell office:value-type="string">
            <text:p>b214f53e41a41ebdba39c5c592acb80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595">
            <text:p>59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5.216">
            <text:p>15.216</text:p>
          </table:table-cell>
          <table:table-cell office:value-type="float" office:value="558110">
            <text:p>558110</text:p>
          </table:table-cell>
          <table:table-cell office:value-type="float" office:value="2.5742">
            <text:p>2.5742</text:p>
          </table:table-cell>
          <table:table-cell office:value-type="string">
            <text:p>2013-03-03 03:39:35</text:p>
          </table:table-cell>
          <table:table-cell office:value-type="string">
            <text:p>b214f53e41a41ebdba39c5c592c6327d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642">
            <text:p>64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8.635">
            <text:p>8.635</text:p>
          </table:table-cell>
          <table:table-cell office:value-type="float" office:value="562392">
            <text:p>562392</text:p>
          </table:table-cell>
          <table:table-cell office:value-type="float" office:value="12.9179">
            <text:p>12.9179</text:p>
          </table:table-cell>
          <table:table-cell office:value-type="string">
            <text:p>2013-03-03 11:43:29</text:p>
          </table:table-cell>
          <table:table-cell office:value-type="string">
            <text:p>b214f53e41a41ebdba39c5c5929d6258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676">
            <text:p>67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006">
            <text:p>5.006</text:p>
          </table:table-cell>
          <table:table-cell office:value-type="float" office:value="562432">
            <text:p>562432</text:p>
          </table:table-cell>
          <table:table-cell office:value-type="float" office:value="12.9043">
            <text:p>12.9043</text:p>
          </table:table-cell>
          <table:table-cell office:value-type="string">
            <text:p>2013-03-03 00:02:40</text:p>
          </table:table-cell>
          <table:table-cell office:value-type="string">
            <text:p>b214f53e41a41ebdba39c5c592a614c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822">
            <text:p>82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163">
            <text:p>2.163</text:p>
          </table:table-cell>
          <table:table-cell office:value-type="float" office:value="564714">
            <text:p>564714</text:p>
          </table:table-cell>
          <table:table-cell office:value-type="float" office:value="0.191792">
            <text:p>0.191792</text:p>
          </table:table-cell>
          <table:table-cell office:value-type="string">
            <text:p>2013-03-03 12:27:21</text:p>
          </table:table-cell>
          <table:table-cell office:value-type="string">
            <text:p>b214f53e41a41ebdba39c5c5929aa58a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801">
            <text:p>80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11">
            <text:p>1.111</text:p>
          </table:table-cell>
          <table:table-cell office:value-type="float" office:value="571113">
            <text:p>571113</text:p>
          </table:table-cell>
          <table:table-cell office:value-type="float" office:value="0.208008">
            <text:p>0.208008</text:p>
          </table:table-cell>
          <table:table-cell office:value-type="string">
            <text:p>2013-03-02 22:04:46</text:p>
          </table:table-cell>
          <table:table-cell office:value-type="string">
            <text:p>b3058c6f8db678a33f36f6d1ef338ed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919">
            <text:p>91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2">
            <text:p>1.072</text:p>
          </table:table-cell>
          <table:table-cell office:value-type="float" office:value="578970">
            <text:p>578970</text:p>
          </table:table-cell>
          <table:table-cell office:value-type="float" office:value="0.218183">
            <text:p>0.218183</text:p>
          </table:table-cell>
          <table:table-cell office:value-type="string">
            <text:p>2013-03-02 21:45:49</text:p>
          </table:table-cell>
          <table:table-cell office:value-type="string">
            <text:p>b3058c6f8db678a33f36f6d1ef36f8c8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819">
            <text:p>81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11">
            <text:p>1.111</text:p>
          </table:table-cell>
          <table:table-cell office:value-type="float" office:value="584766">
            <text:p>584766</text:p>
          </table:table-cell>
          <table:table-cell office:value-type="float" office:value="0.210819">
            <text:p>0.210819</text:p>
          </table:table-cell>
          <table:table-cell office:value-type="string">
            <text:p>2013-03-02 23:11:46</text:p>
          </table:table-cell>
          <table:table-cell office:value-type="string">
            <text:p>b3058c6f8db678a33f36f6d1ef26e766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617">
            <text:p>61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3.034">
            <text:p>3.034</text:p>
          </table:table-cell>
          <table:table-cell office:value-type="float" office:value="585533">
            <text:p>585533</text:p>
          </table:table-cell>
          <table:table-cell office:value-type="float" office:value="3.75864">
            <text:p>3.75864</text:p>
          </table:table-cell>
          <table:table-cell office:value-type="string">
            <text:p>2013-03-02 23:43:45</text:p>
          </table:table-cell>
          <table:table-cell office:value-type="string">
            <text:p>b3058c6f8db678a33f36f6d1ef20e67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822">
            <text:p>8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3.025">
            <text:p>3.025</text:p>
          </table:table-cell>
          <table:table-cell office:value-type="float" office:value="587730">
            <text:p>587730</text:p>
          </table:table-cell>
          <table:table-cell office:value-type="float" office:value="1.36716">
            <text:p>1.36716</text:p>
          </table:table-cell>
          <table:table-cell office:value-type="string">
            <text:p>2013-03-03 00:51:09</text:p>
          </table:table-cell>
          <table:table-cell office:value-type="string">
            <text:p>b214f53e41a41ebdba39c5c592cd73a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969">
            <text:p>96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19">
            <text:p>2.819</text:p>
          </table:table-cell>
          <table:table-cell office:value-type="float" office:value="588183">
            <text:p>588183</text:p>
          </table:table-cell>
          <table:table-cell office:value-type="float" office:value="1.37875">
            <text:p>1.37875</text:p>
          </table:table-cell>
          <table:table-cell office:value-type="string">
            <text:p>2013-03-03 08:05:22</text:p>
          </table:table-cell>
          <table:table-cell office:value-type="string">
            <text:p>b214f53e41a41ebdba39c5c592b8f0b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939">
            <text:p>93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775">
            <text:p>2.775</text:p>
          </table:table-cell>
          <table:table-cell office:value-type="float" office:value="591570">
            <text:p>591570</text:p>
          </table:table-cell>
          <table:table-cell office:value-type="float" office:value="2.85614">
            <text:p>2.85614</text:p>
          </table:table-cell>
          <table:table-cell office:value-type="string">
            <text:p>2013-03-03 06:51:03</text:p>
          </table:table-cell>
          <table:table-cell office:value-type="string">
            <text:p>b214f53e41a41ebdba39c5c592be3c1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001">
            <text:p>100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73">
            <text:p>0.873</text:p>
          </table:table-cell>
          <table:table-cell office:value-type="float" office:value="593593">
            <text:p>593593</text:p>
          </table:table-cell>
          <table:table-cell office:value-type="float" office:value="0.225218">
            <text:p>0.225218</text:p>
          </table:table-cell>
          <table:table-cell office:value-type="string">
            <text:p>2013-03-02 22:56:42</text:p>
          </table:table-cell>
          <table:table-cell office:value-type="string">
            <text:p>b3058c6f8db678a33f36f6d1ef29d02c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877">
            <text:p>87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74">
            <text:p>1.174</text:p>
          </table:table-cell>
          <table:table-cell office:value-type="float" office:value="593729">
            <text:p>593729</text:p>
          </table:table-cell>
          <table:table-cell office:value-type="float" office:value="0.220735">
            <text:p>0.220735</text:p>
          </table:table-cell>
          <table:table-cell office:value-type="string">
            <text:p>2013-03-02 23:40:21</text:p>
          </table:table-cell>
          <table:table-cell office:value-type="string">
            <text:p>b3058c6f8db678a33f36f6d1ef2187b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51">
            <text:p>751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8.77">
            <text:p>8.77</text:p>
          </table:table-cell>
          <table:table-cell office:value-type="float" office:value="594792">
            <text:p>594792</text:p>
          </table:table-cell>
          <table:table-cell office:value-type="float" office:value="13.4369">
            <text:p>13.4369</text:p>
          </table:table-cell>
          <table:table-cell office:value-type="string">
            <text:p>2013-03-02 21:32:12</text:p>
          </table:table-cell>
          <table:table-cell office:value-type="string">
            <text:p>b214f53e41a41ebdba39c5c592d6926b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982">
            <text:p>98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72">
            <text:p>0.872</text:p>
          </table:table-cell>
          <table:table-cell office:value-type="float" office:value="599020">
            <text:p>599020</text:p>
          </table:table-cell>
          <table:table-cell office:value-type="float" office:value="0.224906">
            <text:p>0.224906</text:p>
          </table:table-cell>
          <table:table-cell office:value-type="string">
            <text:p>2013-03-03 00:24:37</text:p>
          </table:table-cell>
          <table:table-cell office:value-type="string">
            <text:p>b3058c6f8db678a33f36f6d1ef18994a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844">
            <text:p>84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11">
            <text:p>1.111</text:p>
          </table:table-cell>
          <table:table-cell office:value-type="float" office:value="600928">
            <text:p>600928</text:p>
          </table:table-cell>
          <table:table-cell office:value-type="float" office:value="0.215135">
            <text:p>0.215135</text:p>
          </table:table-cell>
          <table:table-cell office:value-type="string">
            <text:p>2013-03-02 23:59:21</text:p>
          </table:table-cell>
          <table:table-cell office:value-type="string">
            <text:p>b3058c6f8db678a33f36f6d1ef1d8d0c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07">
            <text:p>60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8.534">
            <text:p>18.534</text:p>
          </table:table-cell>
          <table:table-cell office:value-type="float" office:value="604572">
            <text:p>604572</text:p>
          </table:table-cell>
          <table:table-cell office:value-type="float" office:value="3.7159">
            <text:p>3.7159</text:p>
          </table:table-cell>
          <table:table-cell office:value-type="string">
            <text:p>2013-03-02 22:33:07</text:p>
          </table:table-cell>
          <table:table-cell office:value-type="string">
            <text:p>b214f53e41a41ebdba39c5c592d3cc9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873">
            <text:p>87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2">
            <text:p>1.072</text:p>
          </table:table-cell>
          <table:table-cell office:value-type="float" office:value="604989">
            <text:p>604989</text:p>
          </table:table-cell>
          <table:table-cell office:value-type="float" office:value="0.215738">
            <text:p>0.215738</text:p>
          </table:table-cell>
          <table:table-cell office:value-type="string">
            <text:p>2013-03-02 23:32:38</text:p>
          </table:table-cell>
          <table:table-cell office:value-type="string">
            <text:p>b3058c6f8db678a33f36f6d1ef22f32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612">
            <text:p>61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9.733">
            <text:p>9.733</text:p>
          </table:table-cell>
          <table:table-cell office:value-type="float" office:value="607716">
            <text:p>607716</text:p>
          </table:table-cell>
          <table:table-cell office:value-type="float" office:value="10.3536">
            <text:p>10.3536</text:p>
          </table:table-cell>
          <table:table-cell office:value-type="string">
            <text:p>2013-03-02 21:45:41</text:p>
          </table:table-cell>
          <table:table-cell office:value-type="string">
            <text:p>b214f53e41a41ebdba39c5c592b3f4c2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695">
            <text:p>69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1.821">
            <text:p>11.821</text:p>
          </table:table-cell>
          <table:table-cell office:value-type="float" office:value="608125">
            <text:p>608125</text:p>
          </table:table-cell>
          <table:table-cell office:value-type="float" office:value="42.3838">
            <text:p>42.3838</text:p>
          </table:table-cell>
          <table:table-cell office:value-type="string">
            <text:p>2013-03-03 05:24:07</text:p>
          </table:table-cell>
          <table:table-cell office:value-type="string">
            <text:p>b214f53e41a41ebdba39c5c592c21f02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626">
            <text:p>62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8.534">
            <text:p>18.534</text:p>
          </table:table-cell>
          <table:table-cell office:value-type="float" office:value="609098">
            <text:p>609098</text:p>
          </table:table-cell>
          <table:table-cell office:value-type="float" office:value="36.2046">
            <text:p>36.2046</text:p>
          </table:table-cell>
          <table:table-cell office:value-type="string">
            <text:p>2013-03-03 06:32:26</text:p>
          </table:table-cell>
          <table:table-cell office:value-type="string">
            <text:p>b214f53e41a41ebdba39c5c592becffc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852">
            <text:p>85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11">
            <text:p>1.111</text:p>
          </table:table-cell>
          <table:table-cell office:value-type="float" office:value="610032">
            <text:p>610032</text:p>
          </table:table-cell>
          <table:table-cell office:value-type="float" office:value="0.224403">
            <text:p>0.224403</text:p>
          </table:table-cell>
          <table:table-cell office:value-type="string">
            <text:p>2013-03-02 23:45:51</text:p>
          </table:table-cell>
          <table:table-cell office:value-type="string">
            <text:p>b3058c6f8db678a33f36f6d1ef205cf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991">
            <text:p>99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0.872">
            <text:p>0.872</text:p>
          </table:table-cell>
          <table:table-cell office:value-type="float" office:value="612438">
            <text:p>612438</text:p>
          </table:table-cell>
          <table:table-cell office:value-type="float" office:value="0.235989">
            <text:p>0.235989</text:p>
          </table:table-cell>
          <table:table-cell office:value-type="string">
            <text:p>2013-03-02 22:01:24</text:p>
          </table:table-cell>
          <table:table-cell office:value-type="string">
            <text:p>b3058c6f8db678a33f36f6d1ef33fa8e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940">
            <text:p>94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97">
            <text:p>1.197</text:p>
          </table:table-cell>
          <table:table-cell office:value-type="float" office:value="624160">
            <text:p>624160</text:p>
          </table:table-cell>
          <table:table-cell office:value-type="float" office:value="0.223793">
            <text:p>0.223793</text:p>
          </table:table-cell>
          <table:table-cell office:value-type="string">
            <text:p>2013-03-03 00:14:12</text:p>
          </table:table-cell>
          <table:table-cell office:value-type="string">
            <text:p>b3058c6f8db678a33f36f6d1ef1a85cc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821">
            <text:p>82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163">
            <text:p>2.163</text:p>
          </table:table-cell>
          <table:table-cell office:value-type="float" office:value="624781">
            <text:p>624781</text:p>
          </table:table-cell>
          <table:table-cell office:value-type="float" office:value="0.202714">
            <text:p>0.202714</text:p>
          </table:table-cell>
          <table:table-cell office:value-type="string">
            <text:p>2013-03-03 10:17:40</text:p>
          </table:table-cell>
          <table:table-cell office:value-type="string">
            <text:p>b214f53e41a41ebdba39c5c592a23f2d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760">
            <text:p>76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206">
            <text:p>2.206</text:p>
          </table:table-cell>
          <table:table-cell office:value-type="float" office:value="627760">
            <text:p>627760</text:p>
          </table:table-cell>
          <table:table-cell office:value-type="float" office:value="5.07131">
            <text:p>5.07131</text:p>
          </table:table-cell>
          <table:table-cell office:value-type="string">
            <text:p>2013-03-02 23:40:43</text:p>
          </table:table-cell>
          <table:table-cell office:value-type="string">
            <text:p>b3058c6f8db678a33f36f6d1ef217c4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960">
            <text:p>96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23">
            <text:p>2.823</text:p>
          </table:table-cell>
          <table:table-cell office:value-type="float" office:value="629760">
            <text:p>629760</text:p>
          </table:table-cell>
          <table:table-cell office:value-type="float" office:value="1.56442">
            <text:p>1.56442</text:p>
          </table:table-cell>
          <table:table-cell office:value-type="string">
            <text:p>2013-03-03 05:40:51</text:p>
          </table:table-cell>
          <table:table-cell office:value-type="string">
            <text:p>b214f53e41a41ebdba39c5c592c11056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710">
            <text:p>71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0.059">
            <text:p>10.059</text:p>
          </table:table-cell>
          <table:table-cell office:value-type="float" office:value="630480">
            <text:p>630480</text:p>
          </table:table-cell>
          <table:table-cell office:value-type="float" office:value="16.6501">
            <text:p>16.6501</text:p>
          </table:table-cell>
          <table:table-cell office:value-type="string">
            <text:p>2013-03-03 11:53:06</text:p>
          </table:table-cell>
          <table:table-cell office:value-type="string">
            <text:p>b214f53e41a41ebdba39c5c5929d171a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722">
            <text:p>72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4.889">
            <text:p>14.889</text:p>
          </table:table-cell>
          <table:table-cell office:value-type="float" office:value="638970">
            <text:p>638970</text:p>
          </table:table-cell>
          <table:table-cell office:value-type="float" office:value="4.26074">
            <text:p>4.26074</text:p>
          </table:table-cell>
          <table:table-cell office:value-type="string">
            <text:p>2013-03-03 05:08:37</text:p>
          </table:table-cell>
          <table:table-cell office:value-type="string">
            <text:p>b214f53e41a41ebdba39c5c592c28c7a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683">
            <text:p>68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7.295">
            <text:p>17.295</text:p>
          </table:table-cell>
          <table:table-cell office:value-type="float" office:value="639288">
            <text:p>639288</text:p>
          </table:table-cell>
          <table:table-cell office:value-type="float" office:value="41.8448">
            <text:p>41.8448</text:p>
          </table:table-cell>
          <table:table-cell office:value-type="string">
            <text:p>2013-03-03 04:06:28</text:p>
          </table:table-cell>
          <table:table-cell office:value-type="string">
            <text:p>b214f53e41a41ebdba39c5c592c5137b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819">
            <text:p>81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853">
            <text:p>2.853</text:p>
          </table:table-cell>
          <table:table-cell office:value-type="float" office:value="640458">
            <text:p>640458</text:p>
          </table:table-cell>
          <table:table-cell office:value-type="float" office:value="0.137239">
            <text:p>0.137239</text:p>
          </table:table-cell>
          <table:table-cell office:value-type="string">
            <text:p>2013-03-02 22:13:53</text:p>
          </table:table-cell>
          <table:table-cell office:value-type="string">
            <text:p>b214f53e41a41ebdba39c5c592d4caaa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881">
            <text:p>88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345">
            <text:p>1.345</text:p>
          </table:table-cell>
          <table:table-cell office:value-type="float" office:value="642249">
            <text:p>642249</text:p>
          </table:table-cell>
          <table:table-cell office:value-type="float" office:value="0.22125">
            <text:p>0.22125</text:p>
          </table:table-cell>
          <table:table-cell office:value-type="string">
            <text:p>2013-03-02 23:32:48</text:p>
          </table:table-cell>
          <table:table-cell office:value-type="string">
            <text:p>b3058c6f8db678a33f36f6d1ef22e7b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927">
            <text:p>92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91">
            <text:p>1.691</text:p>
          </table:table-cell>
          <table:table-cell office:value-type="float" office:value="645192">
            <text:p>645192</text:p>
          </table:table-cell>
          <table:table-cell office:value-type="float" office:value="0.195398">
            <text:p>0.195398</text:p>
          </table:table-cell>
          <table:table-cell office:value-type="string">
            <text:p>2013-03-02 23:44:28</text:p>
          </table:table-cell>
          <table:table-cell office:value-type="string">
            <text:p>b214f53e41a41ebdba39c5c592a7f50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773">
            <text:p>77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206">
            <text:p>2.206</text:p>
          </table:table-cell>
          <table:table-cell office:value-type="float" office:value="645455">
            <text:p>645455</text:p>
          </table:table-cell>
          <table:table-cell office:value-type="float" office:value="5.36864">
            <text:p>5.36864</text:p>
          </table:table-cell>
          <table:table-cell office:value-type="string">
            <text:p>2013-03-02 23:51:34</text:p>
          </table:table-cell>
          <table:table-cell office:value-type="string">
            <text:p>b3058c6f8db678a33f36f6d1ef1f0451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001">
            <text:p>100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729">
            <text:p>1.729</text:p>
          </table:table-cell>
          <table:table-cell office:value-type="float" office:value="646646">
            <text:p>646646</text:p>
          </table:table-cell>
          <table:table-cell office:value-type="float" office:value="0.191836">
            <text:p>0.191836</text:p>
          </table:table-cell>
          <table:table-cell office:value-type="string">
            <text:p>2013-03-02 23:22:06</text:p>
          </table:table-cell>
          <table:table-cell office:value-type="string">
            <text:p>b214f53e41a41ebdba39c5c592a9900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753">
            <text:p>75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8.764">
            <text:p>18.764</text:p>
          </table:table-cell>
          <table:table-cell office:value-type="float" office:value="649839">
            <text:p>649839</text:p>
          </table:table-cell>
          <table:table-cell office:value-type="float" office:value="4.7649">
            <text:p>4.7649</text:p>
          </table:table-cell>
          <table:table-cell office:value-type="string">
            <text:p>2013-03-02 21:41:01</text:p>
          </table:table-cell>
          <table:table-cell office:value-type="string">
            <text:p>b214f53e41a41ebdba39c5c592d60c33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755">
            <text:p>75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2.142">
            <text:p>12.142</text:p>
          </table:table-cell>
          <table:table-cell office:value-type="float" office:value="653075">
            <text:p>653075</text:p>
          </table:table-cell>
          <table:table-cell office:value-type="float" office:value="19.3346">
            <text:p>19.3346</text:p>
          </table:table-cell>
          <table:table-cell office:value-type="string">
            <text:p>2013-03-03 10:49:06</text:p>
          </table:table-cell>
          <table:table-cell office:value-type="string">
            <text:p>b214f53e41a41ebdba39c5c592a038c4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867">
            <text:p>86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.69">
            <text:p>2.69</text:p>
          </table:table-cell>
          <table:table-cell office:value-type="float" office:value="653718">
            <text:p>653718</text:p>
          </table:table-cell>
          <table:table-cell office:value-type="float" office:value="1.38058">
            <text:p>1.38058</text:p>
          </table:table-cell>
          <table:table-cell office:value-type="string">
            <text:p>2013-03-03 07:17:25</text:p>
          </table:table-cell>
          <table:table-cell office:value-type="string">
            <text:p>b214f53e41a41ebdba39c5c592bc812d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997">
            <text:p>99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079">
            <text:p>2.079</text:p>
          </table:table-cell>
          <table:table-cell office:value-type="float" office:value="661011">
            <text:p>661011</text:p>
          </table:table-cell>
          <table:table-cell office:value-type="float" office:value="0.198575">
            <text:p>0.198575</text:p>
          </table:table-cell>
          <table:table-cell office:value-type="string">
            <text:p>2013-03-03 10:45:17</text:p>
          </table:table-cell>
          <table:table-cell office:value-type="string">
            <text:p>b214f53e41a41ebdba39c5c592a06ffa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927">
            <text:p>9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11">
            <text:p>1.111</text:p>
          </table:table-cell>
          <table:table-cell office:value-type="float" office:value="663732">
            <text:p>663732</text:p>
          </table:table-cell>
          <table:table-cell office:value-type="float" office:value="0.226158">
            <text:p>0.226158</text:p>
          </table:table-cell>
          <table:table-cell office:value-type="string">
            <text:p>2013-03-02 22:47:57</text:p>
          </table:table-cell>
          <table:table-cell office:value-type="string">
            <text:p>b3058c6f8db678a33f36f6d1ef2b4455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787">
            <text:p>78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7.56">
            <text:p>7.56</text:p>
          </table:table-cell>
          <table:table-cell office:value-type="float" office:value="671311">
            <text:p>671311</text:p>
          </table:table-cell>
          <table:table-cell office:value-type="float" office:value="21.4274">
            <text:p>21.4274</text:p>
          </table:table-cell>
          <table:table-cell office:value-type="string">
            <text:p>2013-03-03 13:01:49</text:p>
          </table:table-cell>
          <table:table-cell office:value-type="string">
            <text:p>b214f53e41a41ebdba39c5c59298c92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767">
            <text:p>76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4.968">
            <text:p>4.968</text:p>
          </table:table-cell>
          <table:table-cell office:value-type="float" office:value="672659">
            <text:p>672659</text:p>
          </table:table-cell>
          <table:table-cell office:value-type="float" office:value="5.56242">
            <text:p>5.56242</text:p>
          </table:table-cell>
          <table:table-cell office:value-type="string">
            <text:p>2013-03-02 23:54:26</text:p>
          </table:table-cell>
          <table:table-cell office:value-type="string">
            <text:p>b3058c6f8db678a33f36f6d1ef1e723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003">
            <text:p>100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78">
            <text:p>1.178</text:p>
          </table:table-cell>
          <table:table-cell office:value-type="float" office:value="677025">
            <text:p>677025</text:p>
          </table:table-cell>
          <table:table-cell office:value-type="float" office:value="0.228151">
            <text:p>0.228151</text:p>
          </table:table-cell>
          <table:table-cell office:value-type="string">
            <text:p>2013-03-03 00:21:53</text:p>
          </table:table-cell>
          <table:table-cell office:value-type="string">
            <text:p>b3058c6f8db678a33f36f6d1ef192147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982">
            <text:p>98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6">
            <text:p>1.076</text:p>
          </table:table-cell>
          <table:table-cell office:value-type="float" office:value="678562">
            <text:p>678562</text:p>
          </table:table-cell>
          <table:table-cell office:value-type="float" office:value="0.226903">
            <text:p>0.226903</text:p>
          </table:table-cell>
          <table:table-cell office:value-type="string">
            <text:p>2013-03-02 23:58:06</text:p>
          </table:table-cell>
          <table:table-cell office:value-type="string">
            <text:p>b3058c6f8db678a33f36f6d1ef1dce73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15">
            <text:p>81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355">
            <text:p>2.355</text:p>
          </table:table-cell>
          <table:table-cell office:value-type="float" office:value="678895">
            <text:p>678895</text:p>
          </table:table-cell>
          <table:table-cell office:value-type="float" office:value="22.4727">
            <text:p>22.4727</text:p>
          </table:table-cell>
          <table:table-cell office:value-type="string">
            <text:p>2013-03-02 22:19:05</text:p>
          </table:table-cell>
          <table:table-cell office:value-type="string">
            <text:p>b214f53e41a41ebdba39c5c592b02c3b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927">
            <text:p>92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9">
            <text:p>1.079</text:p>
          </table:table-cell>
          <table:table-cell office:value-type="float" office:value="690615">
            <text:p>690615</text:p>
          </table:table-cell>
          <table:table-cell office:value-type="float" office:value="0.227605">
            <text:p>0.227605</text:p>
          </table:table-cell>
          <table:table-cell office:value-type="string">
            <text:p>2013-03-02 23:16:41</text:p>
          </table:table-cell>
          <table:table-cell office:value-type="string">
            <text:p>b3058c6f8db678a33f36f6d1ef25e80e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815">
            <text:p>81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2.027">
            <text:p>12.027</text:p>
          </table:table-cell>
          <table:table-cell office:value-type="float" office:value="698455">
            <text:p>698455</text:p>
          </table:table-cell>
          <table:table-cell office:value-type="float" office:value="54.507">
            <text:p>54.507</text:p>
          </table:table-cell>
          <table:table-cell office:value-type="string">
            <text:p>2013-03-03 07:44:34</text:p>
          </table:table-cell>
          <table:table-cell office:value-type="string">
            <text:p>b214f53e41a41ebdba39c5c592bb140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842">
            <text:p>84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.355">
            <text:p>2.355</text:p>
          </table:table-cell>
          <table:table-cell office:value-type="float" office:value="699702">
            <text:p>699702</text:p>
          </table:table-cell>
          <table:table-cell office:value-type="float" office:value="0.140759">
            <text:p>0.140759</text:p>
          </table:table-cell>
          <table:table-cell office:value-type="string">
            <text:p>2013-03-02 21:32:29</text:p>
          </table:table-cell>
          <table:table-cell office:value-type="string">
            <text:p>b214f53e41a41ebdba39c5c592b62043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789">
            <text:p>78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2.215">
            <text:p>12.215</text:p>
          </table:table-cell>
          <table:table-cell office:value-type="float" office:value="700632">
            <text:p>700632</text:p>
          </table:table-cell>
          <table:table-cell office:value-type="float" office:value="19.0567">
            <text:p>19.0567</text:p>
          </table:table-cell>
          <table:table-cell office:value-type="string">
            <text:p>2013-03-02 23:02:33</text:p>
          </table:table-cell>
          <table:table-cell office:value-type="string">
            <text:p>b214f53e41a41ebdba39c5c592ac518e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784">
            <text:p>78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4.572">
            <text:p>4.572</text:p>
          </table:table-cell>
          <table:table-cell office:value-type="float" office:value="710304">
            <text:p>710304</text:p>
          </table:table-cell>
          <table:table-cell office:value-type="float" office:value="5.98393">
            <text:p>5.98393</text:p>
          </table:table-cell>
          <table:table-cell office:value-type="string">
            <text:p>2013-03-02 22:53:04</text:p>
          </table:table-cell>
          <table:table-cell office:value-type="string">
            <text:p>b3058c6f8db678a33f36f6d1ef2a7324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746">
            <text:p>74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2.546">
            <text:p>22.546</text:p>
          </table:table-cell>
          <table:table-cell office:value-type="float" office:value="713922">
            <text:p>713922</text:p>
          </table:table-cell>
          <table:table-cell office:value-type="float" office:value="5.13818">
            <text:p>5.13818</text:p>
          </table:table-cell>
          <table:table-cell office:value-type="string">
            <text:p>2013-03-03 05:52:39</text:p>
          </table:table-cell>
          <table:table-cell office:value-type="string">
            <text:p>b214f53e41a41ebdba39c5c592c05d6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771">
            <text:p>77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5.327">
            <text:p>5.327</text:p>
          </table:table-cell>
          <table:table-cell office:value-type="float" office:value="716259">
            <text:p>716259</text:p>
          </table:table-cell>
          <table:table-cell office:value-type="float" office:value="5.99318">
            <text:p>5.99318</text:p>
          </table:table-cell>
          <table:table-cell office:value-type="string">
            <text:p>2013-03-03 00:03:08</text:p>
          </table:table-cell>
          <table:table-cell office:value-type="string">
            <text:p>b3058c6f8db678a33f36f6d1ef1ceda9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012">
            <text:p>101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114">
            <text:p>1.114</text:p>
          </table:table-cell>
          <table:table-cell office:value-type="float" office:value="720544">
            <text:p>720544</text:p>
          </table:table-cell>
          <table:table-cell office:value-type="float" office:value="0.235961">
            <text:p>0.235961</text:p>
          </table:table-cell>
          <table:table-cell office:value-type="string">
            <text:p>2013-03-02 22:59:11</text:p>
          </table:table-cell>
          <table:table-cell office:value-type="string">
            <text:p>b3058c6f8db678a33f36f6d1ef294a2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776">
            <text:p>77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1.817">
            <text:p>11.817</text:p>
          </table:table-cell>
          <table:table-cell office:value-type="float" office:value="722456">
            <text:p>722456</text:p>
          </table:table-cell>
          <table:table-cell office:value-type="float" office:value="21.6106">
            <text:p>21.6106</text:p>
          </table:table-cell>
          <table:table-cell office:value-type="string">
            <text:p>2013-03-02 23:26:37</text:p>
          </table:table-cell>
          <table:table-cell office:value-type="string">
            <text:p>b214f53e41a41ebdba39c5c592a8f22f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854">
            <text:p>85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17">
            <text:p>2.17</text:p>
          </table:table-cell>
          <table:table-cell office:value-type="float" office:value="728462">
            <text:p>728462</text:p>
          </table:table-cell>
          <table:table-cell office:value-type="float" office:value="6.91857">
            <text:p>6.91857</text:p>
          </table:table-cell>
          <table:table-cell office:value-type="string">
            <text:p>2013-03-02 23:31:19</text:p>
          </table:table-cell>
          <table:table-cell office:value-type="string">
            <text:p>b3058c6f8db678a33f36f6d1ef232cef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872">
            <text:p>87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749">
            <text:p>1.749</text:p>
          </table:table-cell>
          <table:table-cell office:value-type="float" office:value="728992">
            <text:p>728992</text:p>
          </table:table-cell>
          <table:table-cell office:value-type="float" office:value="0.225109">
            <text:p>0.225109</text:p>
          </table:table-cell>
          <table:table-cell office:value-type="string">
            <text:p>2013-03-03 00:06:18</text:p>
          </table:table-cell>
          <table:table-cell office:value-type="string">
            <text:p>b3058c6f8db678a33f36f6d1ef1c3368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34">
            <text:p>83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4.67">
            <text:p>14.67</text:p>
          </table:table-cell>
          <table:table-cell office:value-type="float" office:value="738090">
            <text:p>738090</text:p>
          </table:table-cell>
          <table:table-cell office:value-type="float" office:value="38.6808">
            <text:p>38.6808</text:p>
          </table:table-cell>
          <table:table-cell office:value-type="string">
            <text:p>2013-03-02 23:53:02</text:p>
          </table:table-cell>
          <table:table-cell office:value-type="string">
            <text:p>b214f53e41a41ebdba39c5c592d0406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882">
            <text:p>88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4.36">
            <text:p>4.36</text:p>
          </table:table-cell>
          <table:table-cell office:value-type="float" office:value="742644">
            <text:p>742644</text:p>
          </table:table-cell>
          <table:table-cell office:value-type="float" office:value="0.139532">
            <text:p>0.139532</text:p>
          </table:table-cell>
          <table:table-cell office:value-type="string">
            <text:p>2013-03-02 21:43:05</text:p>
          </table:table-cell>
          <table:table-cell office:value-type="string">
            <text:p>b214f53e41a41ebdba39c5c592b45dc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889">
            <text:p>88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2.063">
            <text:p>2.063</text:p>
          </table:table-cell>
          <table:table-cell office:value-type="float" office:value="744982">
            <text:p>744982</text:p>
          </table:table-cell>
          <table:table-cell office:value-type="float" office:value="0.228775">
            <text:p>0.228775</text:p>
          </table:table-cell>
          <table:table-cell office:value-type="string">
            <text:p>2013-03-02 21:52:17</text:p>
          </table:table-cell>
          <table:table-cell office:value-type="string">
            <text:p>b3058c6f8db678a33f36f6d1ef35fa2c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978">
            <text:p>97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9">
            <text:p>1.079</text:p>
          </table:table-cell>
          <table:table-cell office:value-type="float" office:value="747192">
            <text:p>747192</text:p>
          </table:table-cell>
          <table:table-cell office:value-type="float" office:value="0.235881">
            <text:p>0.235881</text:p>
          </table:table-cell>
          <table:table-cell office:value-type="string">
            <text:p>2013-03-02 23:55:52</text:p>
          </table:table-cell>
          <table:table-cell office:value-type="string">
            <text:p>b3058c6f8db678a33f36f6d1ef1e2b4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002">
            <text:p>1002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079">
            <text:p>1.079</text:p>
          </table:table-cell>
          <table:table-cell office:value-type="float" office:value="751500">
            <text:p>751500</text:p>
          </table:table-cell>
          <table:table-cell office:value-type="float" office:value="0.234635">
            <text:p>0.234635</text:p>
          </table:table-cell>
          <table:table-cell office:value-type="string">
            <text:p>2013-03-02 22:58:21</text:p>
          </table:table-cell>
          <table:table-cell office:value-type="string">
            <text:p>b3058c6f8db678a33f36f6d1ef297bcd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793">
            <text:p>793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3.568">
            <text:p>3.568</text:p>
          </table:table-cell>
          <table:table-cell office:value-type="float" office:value="760487">
            <text:p>760487</text:p>
          </table:table-cell>
          <table:table-cell office:value-type="float" office:value="6.52752">
            <text:p>6.52752</text:p>
          </table:table-cell>
          <table:table-cell office:value-type="string">
            <text:p>2013-03-03 00:16:43</text:p>
          </table:table-cell>
          <table:table-cell office:value-type="string">
            <text:p>b3058c6f8db678a33f36f6d1ef1a408a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783">
            <text:p>78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2.546">
            <text:p>22.546</text:p>
          </table:table-cell>
          <table:table-cell office:value-type="float" office:value="761859">
            <text:p>761859</text:p>
          </table:table-cell>
          <table:table-cell office:value-type="float" office:value="7.23325">
            <text:p>7.23325</text:p>
          </table:table-cell>
          <table:table-cell office:value-type="string">
            <text:p>2013-03-03 04:45:05</text:p>
          </table:table-cell>
          <table:table-cell office:value-type="string">
            <text:p>b214f53e41a41ebdba39c5c592c339f6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797">
            <text:p>79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1.791">
            <text:p>11.791</text:p>
          </table:table-cell>
          <table:table-cell office:value-type="float" office:value="763526">
            <text:p>763526</text:p>
          </table:table-cell>
          <table:table-cell office:value-type="float" office:value="24.537">
            <text:p>24.537</text:p>
          </table:table-cell>
          <table:table-cell office:value-type="string">
            <text:p>2013-03-03 12:41:58</text:p>
          </table:table-cell>
          <table:table-cell office:value-type="string">
            <text:p>b214f53e41a41ebdba39c5c59299b46b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56">
            <text:p>956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81">
            <text:p>1.81</text:p>
          </table:table-cell>
          <table:table-cell office:value-type="float" office:value="764800">
            <text:p>764800</text:p>
          </table:table-cell>
          <table:table-cell office:value-type="float" office:value="0.201035">
            <text:p>0.201035</text:p>
          </table:table-cell>
          <table:table-cell office:value-type="string">
            <text:p>2013-03-02 23:07:36</text:p>
          </table:table-cell>
          <table:table-cell office:value-type="string">
            <text:p>b214f53e41a41ebdba39c5c592ab3f6d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930">
            <text:p>93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.692">
            <text:p>1.692</text:p>
          </table:table-cell>
          <table:table-cell office:value-type="float" office:value="765390">
            <text:p>765390</text:p>
          </table:table-cell>
          <table:table-cell office:value-type="float" office:value="0.212557">
            <text:p>0.212557</text:p>
          </table:table-cell>
          <table:table-cell office:value-type="string">
            <text:p>2013-03-03 11:25:37</text:p>
          </table:table-cell>
          <table:table-cell office:value-type="string">
            <text:p>b214f53e41a41ebdba39c5c5929e6d7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894">
            <text:p>894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68">
            <text:p>1.68</text:p>
          </table:table-cell>
          <table:table-cell office:value-type="float" office:value="768840">
            <text:p>768840</text:p>
          </table:table-cell>
          <table:table-cell office:value-type="float" office:value="0.229058">
            <text:p>0.229058</text:p>
          </table:table-cell>
          <table:table-cell office:value-type="string">
            <text:p>2013-03-03 00:19:38</text:p>
          </table:table-cell>
          <table:table-cell office:value-type="string">
            <text:p>b3058c6f8db678a33f36f6d1ef198b5e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869">
            <text:p>869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9.491">
            <text:p>9.491</text:p>
          </table:table-cell>
          <table:table-cell office:value-type="float" office:value="770803">
            <text:p>770803</text:p>
          </table:table-cell>
          <table:table-cell office:value-type="float" office:value="29.1463">
            <text:p>29.1463</text:p>
          </table:table-cell>
          <table:table-cell office:value-type="string">
            <text:p>2013-03-03 12:55:05</text:p>
          </table:table-cell>
          <table:table-cell office:value-type="string">
            <text:p>b214f53e41a41ebdba39c5c5929915d4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805">
            <text:p>80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4.466">
            <text:p>14.466</text:p>
          </table:table-cell>
          <table:table-cell office:value-type="float" office:value="771995">
            <text:p>771995</text:p>
          </table:table-cell>
          <table:table-cell office:value-type="float" office:value="21.0051">
            <text:p>21.0051</text:p>
          </table:table-cell>
          <table:table-cell office:value-type="string">
            <text:p>2013-03-03 00:26:32</text:p>
          </table:table-cell>
          <table:table-cell office:value-type="string">
            <text:p>b214f53e41a41ebdba39c5c592a3a4e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90">
            <text:p>79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2.546">
            <text:p>22.546</text:p>
          </table:table-cell>
          <table:table-cell office:value-type="float" office:value="790000">
            <text:p>790000</text:p>
          </table:table-cell>
          <table:table-cell office:value-type="float" office:value="6.15131">
            <text:p>6.15131</text:p>
          </table:table-cell>
          <table:table-cell office:value-type="string">
            <text:p>2013-03-03 00:38:03</text:p>
          </table:table-cell>
          <table:table-cell office:value-type="string">
            <text:p>b214f53e41a41ebdba39c5c592cde6d6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927">
            <text:p>92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9.253">
            <text:p>9.253</text:p>
          </table:table-cell>
          <table:table-cell office:value-type="float" office:value="804636">
            <text:p>804636</text:p>
          </table:table-cell>
          <table:table-cell office:value-type="float" office:value="1.50854">
            <text:p>1.50854</text:p>
          </table:table-cell>
          <table:table-cell office:value-type="string">
            <text:p>2013-03-02 22:49:48</text:p>
          </table:table-cell>
          <table:table-cell office:value-type="string">
            <text:p>b214f53e41a41ebdba39c5c592d2b74b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866">
            <text:p>866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7.216">
            <text:p>17.216</text:p>
          </table:table-cell>
          <table:table-cell office:value-type="float" office:value="806246">
            <text:p>806246</text:p>
          </table:table-cell>
          <table:table-cell office:value-type="float" office:value="7.49958">
            <text:p>7.49958</text:p>
          </table:table-cell>
          <table:table-cell office:value-type="string">
            <text:p>2013-03-02 22:28:47</text:p>
          </table:table-cell>
          <table:table-cell office:value-type="string">
            <text:p>b214f53e41a41ebdba39c5c592d424bb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939">
            <text:p>93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68">
            <text:p>1.68</text:p>
          </table:table-cell>
          <table:table-cell office:value-type="float" office:value="806601">
            <text:p>806601</text:p>
          </table:table-cell>
          <table:table-cell office:value-type="float" office:value="0.239295">
            <text:p>0.239295</text:p>
          </table:table-cell>
          <table:table-cell office:value-type="string">
            <text:p>2013-03-02 22:02:14</text:p>
          </table:table-cell>
          <table:table-cell office:value-type="string">
            <text:p>b3058c6f8db678a33f36f6d1ef33e1a2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853">
            <text:p>85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4.466">
            <text:p>14.466</text:p>
          </table:table-cell>
          <table:table-cell office:value-type="float" office:value="811203">
            <text:p>811203</text:p>
          </table:table-cell>
          <table:table-cell office:value-type="float" office:value="24.5947">
            <text:p>24.5947</text:p>
          </table:table-cell>
          <table:table-cell office:value-type="string">
            <text:p>2013-03-02 23:09:24</text:p>
          </table:table-cell>
          <table:table-cell office:value-type="string">
            <text:p>b214f53e41a41ebdba39c5c592ab2fcb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958">
            <text:p>95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43">
            <text:p>1.43</text:p>
          </table:table-cell>
          <table:table-cell office:value-type="float" office:value="812384">
            <text:p>812384</text:p>
          </table:table-cell>
          <table:table-cell office:value-type="float" office:value="0.238846">
            <text:p>0.238846</text:p>
          </table:table-cell>
          <table:table-cell office:value-type="string">
            <text:p>2013-03-02 23:10:05</text:p>
          </table:table-cell>
          <table:table-cell office:value-type="string">
            <text:p>b3058c6f8db678a33f36f6d1ef27359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989">
            <text:p>98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444">
            <text:p>1.444</text:p>
          </table:table-cell>
          <table:table-cell office:value-type="float" office:value="812958">
            <text:p>812958</text:p>
          </table:table-cell>
          <table:table-cell office:value-type="float" office:value="0.242603">
            <text:p>0.242603</text:p>
          </table:table-cell>
          <table:table-cell office:value-type="string">
            <text:p>2013-03-02 22:34:35</text:p>
          </table:table-cell>
          <table:table-cell office:value-type="string">
            <text:p>b3058c6f8db678a33f36f6d1ef2e44a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997">
            <text:p>99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6.241">
            <text:p>6.241</text:p>
          </table:table-cell>
          <table:table-cell office:value-type="float" office:value="814549">
            <text:p>814549</text:p>
          </table:table-cell>
          <table:table-cell office:value-type="float" office:value="1.49049">
            <text:p>1.49049</text:p>
          </table:table-cell>
          <table:table-cell office:value-type="string">
            <text:p>2013-03-03 01:40:36</text:p>
          </table:table-cell>
          <table:table-cell office:value-type="string">
            <text:p>b214f53e41a41ebdba39c5c592caba7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828">
            <text:p>82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6.457">
            <text:p>6.457</text:p>
          </table:table-cell>
          <table:table-cell office:value-type="float" office:value="815580">
            <text:p>815580</text:p>
          </table:table-cell>
          <table:table-cell office:value-type="float" office:value="6.91375">
            <text:p>6.91375</text:p>
          </table:table-cell>
          <table:table-cell office:value-type="string">
            <text:p>2013-03-02 22:15:46</text:p>
          </table:table-cell>
          <table:table-cell office:value-type="string">
            <text:p>b3058c6f8db678a33f36f6d1ef31739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937">
            <text:p>93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9.571">
            <text:p>9.571</text:p>
          </table:table-cell>
          <table:table-cell office:value-type="float" office:value="817064">
            <text:p>817064</text:p>
          </table:table-cell>
          <table:table-cell office:value-type="float" office:value="1.69407">
            <text:p>1.69407</text:p>
          </table:table-cell>
          <table:table-cell office:value-type="string">
            <text:p>2013-03-03 07:20:40</text:p>
          </table:table-cell>
          <table:table-cell office:value-type="string">
            <text:p>b214f53e41a41ebdba39c5c592bc21a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879">
            <text:p>879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3.776">
            <text:p>13.776</text:p>
          </table:table-cell>
          <table:table-cell office:value-type="float" office:value="819228">
            <text:p>819228</text:p>
          </table:table-cell>
          <table:table-cell office:value-type="float" office:value="30.8097">
            <text:p>30.8097</text:p>
          </table:table-cell>
          <table:table-cell office:value-type="string">
            <text:p>2013-03-03 07:59:03</text:p>
          </table:table-cell>
          <table:table-cell office:value-type="string">
            <text:p>b214f53e41a41ebdba39c5c592ba009e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820">
            <text:p>82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6.457">
            <text:p>6.457</text:p>
          </table:table-cell>
          <table:table-cell office:value-type="float" office:value="830660">
            <text:p>830660</text:p>
          </table:table-cell>
          <table:table-cell office:value-type="float" office:value="6.93034">
            <text:p>6.93034</text:p>
          </table:table-cell>
          <table:table-cell office:value-type="string">
            <text:p>2013-03-02 23:28:38</text:p>
          </table:table-cell>
          <table:table-cell office:value-type="string">
            <text:p>b3058c6f8db678a33f36f6d1ef23db86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941">
            <text:p>94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3.725">
            <text:p>3.725</text:p>
          </table:table-cell>
          <table:table-cell office:value-type="float" office:value="833726">
            <text:p>833726</text:p>
          </table:table-cell>
          <table:table-cell office:value-type="float" office:value="0.21367">
            <text:p>0.21367</text:p>
          </table:table-cell>
          <table:table-cell office:value-type="string">
            <text:p>2013-03-02 22:17:25</text:p>
          </table:table-cell>
          <table:table-cell office:value-type="string">
            <text:p>b214f53e41a41ebdba39c5c592b0479f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985">
            <text:p>98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7.281">
            <text:p>7.281</text:p>
          </table:table-cell>
          <table:table-cell office:value-type="float" office:value="838235">
            <text:p>838235</text:p>
          </table:table-cell>
          <table:table-cell office:value-type="float" office:value="1.49961">
            <text:p>1.49961</text:p>
          </table:table-cell>
          <table:table-cell office:value-type="string">
            <text:p>2013-03-03 03:14:42</text:p>
          </table:table-cell>
          <table:table-cell office:value-type="string">
            <text:p>b214f53e41a41ebdba39c5c592c797cb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990">
            <text:p>990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1.43">
            <text:p>1.43</text:p>
          </table:table-cell>
          <table:table-cell office:value-type="float" office:value="840510">
            <text:p>840510</text:p>
          </table:table-cell>
          <table:table-cell office:value-type="float" office:value="0.23874">
            <text:p>0.23874</text:p>
          </table:table-cell>
          <table:table-cell office:value-type="string">
            <text:p>2013-03-02 22:17:26</text:p>
          </table:table-cell>
          <table:table-cell office:value-type="string">
            <text:p>b3058c6f8db678a33f36f6d1ef31186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955">
            <text:p>955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3.841">
            <text:p>3.841</text:p>
          </table:table-cell>
          <table:table-cell office:value-type="float" office:value="842310">
            <text:p>842310</text:p>
          </table:table-cell>
          <table:table-cell office:value-type="float" office:value="0.223108">
            <text:p>0.223108</text:p>
          </table:table-cell>
          <table:table-cell office:value-type="string">
            <text:p>2013-03-03 11:53:53</text:p>
          </table:table-cell>
          <table:table-cell office:value-type="string">
            <text:p>b214f53e41a41ebdba39c5c5929ce4fa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940">
            <text:p>940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288">
            <text:p>5.288</text:p>
          </table:table-cell>
          <table:table-cell office:value-type="float" office:value="853520">
            <text:p>853520</text:p>
          </table:table-cell>
          <table:table-cell office:value-type="float" office:value="0.222704">
            <text:p>0.222704</text:p>
          </table:table-cell>
          <table:table-cell office:value-type="string">
            <text:p>2013-03-03 10:49:36</text:p>
          </table:table-cell>
          <table:table-cell office:value-type="string">
            <text:p>b214f53e41a41ebdba39c5c592a00447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982">
            <text:p>98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5.322">
            <text:p>5.322</text:p>
          </table:table-cell>
          <table:table-cell office:value-type="float" office:value="855322">
            <text:p>855322</text:p>
          </table:table-cell>
          <table:table-cell office:value-type="float" office:value="0.202032">
            <text:p>0.202032</text:p>
          </table:table-cell>
          <table:table-cell office:value-type="string">
            <text:p>2013-03-02 23:09:33</text:p>
          </table:table-cell>
          <table:table-cell office:value-type="string">
            <text:p>b214f53e41a41ebdba39c5c592ab2ac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023">
            <text:p>1023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7.281">
            <text:p>7.281</text:p>
          </table:table-cell>
          <table:table-cell office:value-type="float" office:value="869550">
            <text:p>869550</text:p>
          </table:table-cell>
          <table:table-cell office:value-type="float" office:value="0.156372">
            <text:p>0.156372</text:p>
          </table:table-cell>
          <table:table-cell office:value-type="string">
            <text:p>2013-03-02 22:01:23</text:p>
          </table:table-cell>
          <table:table-cell office:value-type="string">
            <text:p>b214f53e41a41ebdba39c5c592d590c5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887">
            <text:p>887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6.457">
            <text:p>6.457</text:p>
          </table:table-cell>
          <table:table-cell office:value-type="float" office:value="872808">
            <text:p>872808</text:p>
          </table:table-cell>
          <table:table-cell office:value-type="float" office:value="8.46405">
            <text:p>8.46405</text:p>
          </table:table-cell>
          <table:table-cell office:value-type="string">
            <text:p>2013-03-02 21:42:37</text:p>
          </table:table-cell>
          <table:table-cell office:value-type="string">
            <text:p>b3058c6f8db678a33f36f6d1ef37603b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882">
            <text:p>88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9.225">
            <text:p>19.225</text:p>
          </table:table-cell>
          <table:table-cell office:value-type="float" office:value="873180">
            <text:p>873180</text:p>
          </table:table-cell>
          <table:table-cell office:value-type="float" office:value="33.2578">
            <text:p>33.2578</text:p>
          </table:table-cell>
          <table:table-cell office:value-type="string">
            <text:p>2013-03-03 11:48:46</text:p>
          </table:table-cell>
          <table:table-cell office:value-type="string">
            <text:p>b214f53e41a41ebdba39c5c5929d550f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908">
            <text:p>908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6.457">
            <text:p>6.457</text:p>
          </table:table-cell>
          <table:table-cell office:value-type="float" office:value="892564">
            <text:p>892564</text:p>
          </table:table-cell>
          <table:table-cell office:value-type="float" office:value="8.35454">
            <text:p>8.35454</text:p>
          </table:table-cell>
          <table:table-cell office:value-type="string">
            <text:p>2013-03-02 22:24:03</text:p>
          </table:table-cell>
          <table:table-cell office:value-type="string">
            <text:p>b3058c6f8db678a33f36f6d1ef30190b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942">
            <text:p>942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5.994">
            <text:p>15.994</text:p>
          </table:table-cell>
          <table:table-cell office:value-type="float" office:value="894900">
            <text:p>894900</text:p>
          </table:table-cell>
          <table:table-cell office:value-type="float" office:value="60.6235">
            <text:p>60.6235</text:p>
          </table:table-cell>
          <table:table-cell office:value-type="string">
            <text:p>2013-03-03 08:33:02</text:p>
          </table:table-cell>
          <table:table-cell office:value-type="string">
            <text:p>b214f53e41a41ebdba39c5c592b881ff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024">
            <text:p>1024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9.558">
            <text:p>9.558</text:p>
          </table:table-cell>
          <table:table-cell office:value-type="float" office:value="899072">
            <text:p>899072</text:p>
          </table:table-cell>
          <table:table-cell office:value-type="float" office:value="1.81204">
            <text:p>1.81204</text:p>
          </table:table-cell>
          <table:table-cell office:value-type="string">
            <text:p>2013-03-02 22:50:45</text:p>
          </table:table-cell>
          <table:table-cell office:value-type="string">
            <text:p>b214f53e41a41ebdba39c5c592d2992b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901">
            <text:p>901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6.457">
            <text:p>6.457</text:p>
          </table:table-cell>
          <table:table-cell office:value-type="float" office:value="908208">
            <text:p>908208</text:p>
          </table:table-cell>
          <table:table-cell office:value-type="float" office:value="8.95171">
            <text:p>8.95171</text:p>
          </table:table-cell>
          <table:table-cell office:value-type="string">
            <text:p>2013-03-02 21:56:45</text:p>
          </table:table-cell>
          <table:table-cell office:value-type="string">
            <text:p>b3058c6f8db678a33f36f6d1ef34f1bc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953">
            <text:p>953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1.98">
            <text:p>11.98</text:p>
          </table:table-cell>
          <table:table-cell office:value-type="float" office:value="912021">
            <text:p>912021</text:p>
          </table:table-cell>
          <table:table-cell office:value-type="float" office:value="37.5763">
            <text:p>37.5763</text:p>
          </table:table-cell>
          <table:table-cell office:value-type="string">
            <text:p>2013-03-02 22:28:19</text:p>
          </table:table-cell>
          <table:table-cell office:value-type="string">
            <text:p>b214f53e41a41ebdba39c5c592af1e52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951">
            <text:p>951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5.7">
            <text:p>15.7</text:p>
          </table:table-cell>
          <table:table-cell office:value-type="float" office:value="917715">
            <text:p>917715</text:p>
          </table:table-cell>
          <table:table-cell office:value-type="float" office:value="29.769">
            <text:p>29.769</text:p>
          </table:table-cell>
          <table:table-cell office:value-type="string">
            <text:p>2013-03-02 21:31:26</text:p>
          </table:table-cell>
          <table:table-cell office:value-type="string">
            <text:p>b214f53e41a41ebdba39c5c592b64bfb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940">
            <text:p>940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20.562">
            <text:p>20.562</text:p>
          </table:table-cell>
          <table:table-cell office:value-type="float" office:value="920260">
            <text:p>920260</text:p>
          </table:table-cell>
          <table:table-cell office:value-type="float" office:value="27.8935">
            <text:p>27.8935</text:p>
          </table:table-cell>
          <table:table-cell office:value-type="string">
            <text:p>2013-03-03 01:51:50</text:p>
          </table:table-cell>
          <table:table-cell office:value-type="string">
            <text:p>b214f53e41a41ebdba39c5c592ca6a65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919">
            <text:p>91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6.457">
            <text:p>6.457</text:p>
          </table:table-cell>
          <table:table-cell office:value-type="float" office:value="936461">
            <text:p>936461</text:p>
          </table:table-cell>
          <table:table-cell office:value-type="float" office:value="9.40674">
            <text:p>9.40674</text:p>
          </table:table-cell>
          <table:table-cell office:value-type="string">
            <text:p>2013-03-02 23:18:11</text:p>
          </table:table-cell>
          <table:table-cell office:value-type="string">
            <text:p>b3058c6f8db678a33f36f6d1ef25bd4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957">
            <text:p>957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20.114">
            <text:p>20.114</text:p>
          </table:table-cell>
          <table:table-cell office:value-type="float" office:value="936903">
            <text:p>936903</text:p>
          </table:table-cell>
          <table:table-cell office:value-type="float" office:value="37.1012">
            <text:p>37.1012</text:p>
          </table:table-cell>
          <table:table-cell office:value-type="string">
            <text:p>2013-03-02 22:38:48</text:p>
          </table:table-cell>
          <table:table-cell office:value-type="string">
            <text:p>b214f53e41a41ebdba39c5c592ae6fff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965">
            <text:p>965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9.229">
            <text:p>19.229</text:p>
          </table:table-cell>
          <table:table-cell office:value-type="float" office:value="964035">
            <text:p>964035</text:p>
          </table:table-cell>
          <table:table-cell office:value-type="float" office:value="45.0726">
            <text:p>45.0726</text:p>
          </table:table-cell>
          <table:table-cell office:value-type="string">
            <text:p>2013-03-03 06:02:39</text:p>
          </table:table-cell>
          <table:table-cell office:value-type="string">
            <text:p>b214f53e41a41ebdba39c5c592c00e29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955">
            <text:p>955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6.457">
            <text:p>6.457</text:p>
          </table:table-cell>
          <table:table-cell office:value-type="float" office:value="965505">
            <text:p>965505</text:p>
          </table:table-cell>
          <table:table-cell office:value-type="float" office:value="10.1375">
            <text:p>10.1375</text:p>
          </table:table-cell>
          <table:table-cell office:value-type="string">
            <text:p>2013-03-03 00:05:52</text:p>
          </table:table-cell>
          <table:table-cell office:value-type="string">
            <text:p>b3058c6f8db678a33f36f6d1ef1c419a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969">
            <text:p>969</text:p>
          </table:table-cell>
          <table:table-cell office:value-type="float" office:value="2333.359">
            <text:p>2333.359</text:p>
          </table:table-cell>
          <table:table-cell office:value-type="float" office:value="2048">
            <text:p>2048</text:p>
          </table:table-cell>
          <table:table-cell office:value-type="float" office:value="5.851">
            <text:p>5.851</text:p>
          </table:table-cell>
          <table:table-cell office:value-type="float" office:value="987411">
            <text:p>987411</text:p>
          </table:table-cell>
          <table:table-cell office:value-type="float" office:value="10.568">
            <text:p>10.568</text:p>
          </table:table-cell>
          <table:table-cell office:value-type="string">
            <text:p>2013-03-02 22:20:51</text:p>
          </table:table-cell>
          <table:table-cell office:value-type="string">
            <text:p>b3058c6f8db678a33f36f6d1ef30a655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977">
            <text:p>977</text:p>
          </table:table-cell>
          <table:table-cell office:value-type="float" office:value="2660.026">
            <text:p>2660.026</text:p>
          </table:table-cell>
          <table:table-cell office:value-type="float" office:value="6144">
            <text:p>6144</text:p>
          </table:table-cell>
          <table:table-cell office:value-type="float" office:value="14.003">
            <text:p>14.003</text:p>
          </table:table-cell>
          <table:table-cell office:value-type="float" office:value="987747">
            <text:p>987747</text:p>
          </table:table-cell>
          <table:table-cell office:value-type="float" office:value="19.6949">
            <text:p>19.6949</text:p>
          </table:table-cell>
          <table:table-cell office:value-type="string">
            <text:p>2013-03-03 02:10:09</text:p>
          </table:table-cell>
          <table:table-cell office:value-type="string">
            <text:p>b214f53e41a41ebdba39c5c592c9ad6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002">
            <text:p>1002</text:p>
          </table:table-cell>
          <table:table-cell office:value-type="float" office:value="2527.06">
            <text:p>2527.06</text:p>
          </table:table-cell>
          <table:table-cell office:value-type="float" office:value="3072">
            <text:p>3072</text:p>
          </table:table-cell>
          <table:table-cell office:value-type="float" office:value="16.347">
            <text:p>16.347</text:p>
          </table:table-cell>
          <table:table-cell office:value-type="float" office:value="1015026">
            <text:p>1015026</text:p>
          </table:table-cell>
          <table:table-cell office:value-type="float" office:value="34.8299">
            <text:p>34.8299</text:p>
          </table:table-cell>
          <table:table-cell office:value-type="string">
            <text:p>2013-03-02 21:28:55</text:p>
          </table:table-cell>
          <table:table-cell office:value-type="string">
            <text:p>b214f53e41a41ebdba39c5c592b675a4</text:p>
          </table:table-cell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2T22:04:44</dc:date>
    <meta:document-statistic meta:table-count="1" meta:cell-count="8109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21cm" svg:height="16.595cm" xlink:href=".." xlink:type="simple" chart:class="chart:line" chart:style-name="ch1">
        <chart:legend chart:legend-position="end" svg:x="22.511cm" svg:y="7.749cm" style:legend-expansion="high" chart:style-name="ch2"/>
        <chart:plot-area chart:style-name="ch3" table:cell-range-address="Sheet1.E1:Sheet1.E901 Sheet1.G1:Sheet1.G901" chart:data-source-has-labels="row" svg:x="0.962cm" svg:y="1.459cm" svg:width="20.525cm" svg:height="14.385cm">
          <chartooo:coordinate-region svg:x="1.689cm" svg:y="1.659cm" svg:width="19.562cm" svg:height="13.9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901" chart:label-cell-address="Sheet1.E1:Sheet1.E1" chart:class="chart:line">
            <chart:data-point chart:repeated="900"/>
          </chart:series>
          <chart:series chart:style-name="ch7" chart:values-cell-range-address="Sheet1.G2:Sheet1.G901" chart:label-cell-address="Sheet1.G1:Sheet1.G1" chart:class="chart:line">
            <chart:data-point chart:repeated="9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orest</text:p>
                <draw:g>
                  <svg:desc>Sheet1.E1:Sheet1.E1</svg:desc>
                </draw:g>
              </table:table-cell>
              <table:table-cell office:value-type="string">
                <text:p>c#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83">
                <text:p>1.283</text:p>
                <draw:g>
                  <svg:desc>Sheet1.E2:Sheet1.E901</svg:desc>
                </draw:g>
              </table:table-cell>
              <table:table-cell office:value-type="float" office:value="1.01883">
                <text:p>1.01883</text:p>
                <draw:g>
                  <svg:desc>Sheet1.G2:Sheet1.G9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6">
                <text:p>0.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7">
                <text:p>0.647</text:p>
              </table:table-cell>
              <table:table-cell office:value-type="float" office:value="0.146193">
                <text:p>0.146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1">
                <text:p>0.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5">
                <text:p>1.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3">
                <text:p>2.633</text:p>
              </table:table-cell>
              <table:table-cell office:value-type="float" office:value="1.04046">
                <text:p>1.04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6">
                <text:p>0.576</text:p>
              </table:table-cell>
              <table:table-cell office:value-type="float" office:value="0.000101974">
                <text:p>0.000101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-0.0038692">
                <text:p>-0.0038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7">
                <text:p>1.247</text:p>
              </table:table-cell>
              <table:table-cell office:value-type="float" office:value="0.149141">
                <text:p>0.149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7">
                <text:p>0.647</text:p>
              </table:table-cell>
              <table:table-cell office:value-type="float" office:value="0.149123">
                <text:p>0.149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9">
                <text:p>0.699</text:p>
              </table:table-cell>
              <table:table-cell office:value-type="float" office:value="0.151525">
                <text:p>0.151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2">
                <text:p>0.682</text:p>
              </table:table-cell>
              <table:table-cell office:value-type="float" office:value="0.159908">
                <text:p>0.159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3">
                <text:p>2.633</text:p>
              </table:table-cell>
              <table:table-cell office:value-type="float" office:value="1.11011">
                <text:p>1.11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2">
                <text:p>0.572</text:p>
              </table:table-cell>
              <table:table-cell office:value-type="float" office:value="-0.00035697">
                <text:p>-0.00035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1">
                <text:p>1.301</text:p>
              </table:table-cell>
              <table:table-cell office:value-type="float" office:value="-0.000747395">
                <text:p>-0.000747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51">
                <text:p>2.651</text:p>
              </table:table-cell>
              <table:table-cell office:value-type="float" office:value="1.13462">
                <text:p>1.13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2">
                <text:p>0.602</text:p>
              </table:table-cell>
              <table:table-cell office:value-type="float" office:value="0.000872824">
                <text:p>0.000872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1">
                <text:p>0.601</text:p>
              </table:table-cell>
              <table:table-cell office:value-type="float" office:value="0.000418997">
                <text:p>0.000418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2">
                <text:p>0.602</text:p>
              </table:table-cell>
              <table:table-cell office:value-type="float" office:value="0.000967312">
                <text:p>0.000967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1">
                <text:p>0.751</text:p>
              </table:table-cell>
              <table:table-cell office:value-type="float" office:value="0.000251899">
                <text:p>0.000251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56">
                <text:p>0.756</text:p>
              </table:table-cell>
              <table:table-cell office:value-type="float" office:value="0.000751495">
                <text:p>0.000751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2">
                <text:p>0.572</text:p>
              </table:table-cell>
              <table:table-cell office:value-type="float" office:value="0.000215176">
                <text:p>0.000215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83">
                <text:p>0.683</text:p>
              </table:table-cell>
              <table:table-cell office:value-type="float" office:value="0.169692">
                <text:p>0.169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36">
                <text:p>1.436</text:p>
              </table:table-cell>
              <table:table-cell office:value-type="float" office:value="0.102435">
                <text:p>0.102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8">
                <text:p>0.788</text:p>
              </table:table-cell>
              <table:table-cell office:value-type="float" office:value="0.000766397">
                <text:p>0.000766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1">
                <text:p>0.601</text:p>
              </table:table-cell>
              <table:table-cell office:value-type="float" office:value="0.00132201">
                <text:p>0.00132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1">
                <text:p>0.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8">
                <text:p>0.708</text:p>
              </table:table-cell>
              <table:table-cell office:value-type="float" office:value="0.149735">
                <text:p>0.149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7">
                <text:p>0.647</text:p>
              </table:table-cell>
              <table:table-cell office:value-type="float" office:value="0.148287">
                <text:p>0.148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1">
                <text:p>1.581</text:p>
              </table:table-cell>
              <table:table-cell office:value-type="float" office:value="0.00181212">
                <text:p>0.00181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6">
                <text:p>0.646</text:p>
              </table:table-cell>
              <table:table-cell office:value-type="float" office:value="0.14704">
                <text:p>0.14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">
                <text:p>0.61</text:p>
              </table:table-cell>
              <table:table-cell office:value-type="float" office:value="0.146397">
                <text:p>0.146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38">
                <text:p>1.338</text:p>
              </table:table-cell>
              <table:table-cell office:value-type="float" office:value="0.0231931">
                <text:p>0.0231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2">
                <text:p>0.652</text:p>
              </table:table-cell>
              <table:table-cell office:value-type="float" office:value="0.145618">
                <text:p>0.145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6">
                <text:p>0.616</text:p>
              </table:table-cell>
              <table:table-cell office:value-type="float" office:value="0.00208428">
                <text:p>0.002084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1">
                <text:p>0.601</text:p>
              </table:table-cell>
              <table:table-cell office:value-type="float" office:value="0.0016763">
                <text:p>0.0016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8">
                <text:p>0.708</text:p>
              </table:table-cell>
              <table:table-cell office:value-type="float" office:value="0.148481">
                <text:p>0.14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">
                <text:p>0.571</text:p>
              </table:table-cell>
              <table:table-cell office:value-type="float" office:value="0.000238214">
                <text:p>0.000238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7">
                <text:p>0.707</text:p>
              </table:table-cell>
              <table:table-cell office:value-type="float" office:value="0.000630903">
                <text:p>0.000630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33">
                <text:p>2.633</text:p>
              </table:table-cell>
              <table:table-cell office:value-type="float" office:value="0.111814">
                <text:p>0.111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">
                <text:p>1.25</text:p>
              </table:table-cell>
              <table:table-cell office:value-type="float" office:value="0.16101">
                <text:p>0.16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21">
                <text:p>1.621</text:p>
              </table:table-cell>
              <table:table-cell office:value-type="float" office:value="0.00276992">
                <text:p>0.00276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1">
                <text:p>0.571</text:p>
              </table:table-cell>
              <table:table-cell office:value-type="float" office:value="0.00106387">
                <text:p>0.00106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5">
                <text:p>1.25</text:p>
              </table:table-cell>
              <table:table-cell office:value-type="float" office:value="-0.000455692">
                <text:p>-0.000455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">
                <text:p>0.68</text:p>
              </table:table-cell>
              <table:table-cell office:value-type="float" office:value="0.162126">
                <text:p>0.162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2">
                <text:p>0.652</text:p>
              </table:table-cell>
              <table:table-cell office:value-type="float" office:value="0.147509">
                <text:p>0.1475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01">
                <text:p>1.301</text:p>
              </table:table-cell>
              <table:table-cell office:value-type="float" office:value="0.000765851">
                <text:p>0.000765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2">
                <text:p>0.602</text:p>
              </table:table-cell>
              <table:table-cell office:value-type="float" office:value="0.0020952">
                <text:p>0.0020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7">
                <text:p>0.647</text:p>
              </table:table-cell>
              <table:table-cell office:value-type="float" office:value="0.149189">
                <text:p>0.149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2">
                <text:p>0.632</text:p>
              </table:table-cell>
              <table:table-cell office:value-type="float" office:value="0.00283746">
                <text:p>0.00283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3">
                <text:p>0.593</text:p>
              </table:table-cell>
              <table:table-cell office:value-type="float" office:value="0.000966336">
                <text:p>0.000966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47">
                <text:p>1.247</text:p>
              </table:table-cell>
              <table:table-cell office:value-type="float" office:value="0.148564">
                <text:p>0.148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6">
                <text:p>0.616</text:p>
              </table:table-cell>
              <table:table-cell office:value-type="float" office:value="0.00258516">
                <text:p>0.00258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49">
                <text:p>1.249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5">
                <text:p>1.25</text:p>
              </table:table-cell>
              <table:table-cell office:value-type="float" office:value="0.0043637">
                <text:p>0.0043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18">
                <text:p>1.418</text:p>
              </table:table-cell>
              <table:table-cell office:value-type="float" office:value="0.0224981">
                <text:p>0.0224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88">
                <text:p>0.688</text:p>
              </table:table-cell>
              <table:table-cell office:value-type="float" office:value="0.184914">
                <text:p>0.1849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8">
                <text:p>1.418</text:p>
              </table:table-cell>
              <table:table-cell office:value-type="float" office:value="0.0112972">
                <text:p>0.01129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9">
                <text:p>0.779</text:p>
              </table:table-cell>
              <table:table-cell office:value-type="float" office:value="0.159864">
                <text:p>0.159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5">
                <text:p>1.25</text:p>
              </table:table-cell>
              <table:table-cell office:value-type="float" office:value="0.0146795">
                <text:p>0.0146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33">
                <text:p>2.633</text:p>
              </table:table-cell>
              <table:table-cell office:value-type="float" office:value="1.14627">
                <text:p>1.14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44">
                <text:p>1.644</text:p>
              </table:table-cell>
              <table:table-cell office:value-type="float" office:value="-0.0325596">
                <text:p>-0.0325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51">
                <text:p>0.751</text:p>
              </table:table-cell>
              <table:table-cell office:value-type="float" office:value="0.00165206">
                <text:p>0.00165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3">
                <text:p>2.633</text:p>
              </table:table-cell>
              <table:table-cell office:value-type="float" office:value="1.22692">
                <text:p>1.22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0462418">
                <text:p>0.0462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36">
                <text:p>1.436</text:p>
              </table:table-cell>
              <table:table-cell office:value-type="float" office:value="1.13749">
                <text:p>1.137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4">
                <text:p>0.624</text:p>
              </table:table-cell>
              <table:table-cell office:value-type="float" office:value="0.147486">
                <text:p>0.147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04">
                <text:p>1.404</text:p>
              </table:table-cell>
              <table:table-cell office:value-type="float" office:value="1.07934">
                <text:p>1.079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7">
                <text:p>0.667</text:p>
              </table:table-cell>
              <table:table-cell office:value-type="float" office:value="-0.0137296">
                <text:p>-0.0137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21">
                <text:p>0.621</text:p>
              </table:table-cell>
              <table:table-cell office:value-type="float" office:value="0.0120324">
                <text:p>0.0120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6">
                <text:p>0.646</text:p>
              </table:table-cell>
              <table:table-cell office:value-type="float" office:value="0.147255">
                <text:p>0.147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81">
                <text:p>0.681</text:p>
              </table:table-cell>
              <table:table-cell office:value-type="float" office:value="0.155238">
                <text:p>0.1552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8">
                <text:p>0.588</text:p>
              </table:table-cell>
              <table:table-cell office:value-type="float" office:value="0.00790039">
                <text:p>0.00790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9">
                <text:p>0.979</text:p>
              </table:table-cell>
              <table:table-cell office:value-type="float" office:value="0.149814">
                <text:p>0.1498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33">
                <text:p>2.633</text:p>
              </table:table-cell>
              <table:table-cell office:value-type="float" office:value="1.03963">
                <text:p>1.03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18">
                <text:p>1.418</text:p>
              </table:table-cell>
              <table:table-cell office:value-type="float" office:value="1.13232">
                <text:p>1.13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14">
                <text:p>0.714</text:p>
              </table:table-cell>
              <table:table-cell office:value-type="float" office:value="0.147784">
                <text:p>0.147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7">
                <text:p>0.617</text:p>
              </table:table-cell>
              <table:table-cell office:value-type="float" office:value="0.148137">
                <text:p>0.1481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5">
                <text:p>0.675</text:p>
              </table:table-cell>
              <table:table-cell office:value-type="float" office:value="0.147796">
                <text:p>0.147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6">
                <text:p>1.26</text:p>
              </table:table-cell>
              <table:table-cell office:value-type="float" office:value="0.168409">
                <text:p>0.168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3">
                <text:p>0.703</text:p>
              </table:table-cell>
              <table:table-cell office:value-type="float" office:value="0.14549">
                <text:p>0.145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88">
                <text:p>0.588</text:p>
              </table:table-cell>
              <table:table-cell office:value-type="float" office:value="0.00643596">
                <text:p>0.006435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4">
                <text:p>0.654</text:p>
              </table:table-cell>
              <table:table-cell office:value-type="float" office:value="0.148981">
                <text:p>0.148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45">
                <text:p>1.345</text:p>
              </table:table-cell>
              <table:table-cell office:value-type="float" office:value="1.04379">
                <text:p>1.043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9">
                <text:p>1.509</text:p>
              </table:table-cell>
              <table:table-cell office:value-type="float" office:value="1.02482">
                <text:p>1.02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8">
                <text:p>1.338</text:p>
              </table:table-cell>
              <table:table-cell office:value-type="float" office:value="1.02766">
                <text:p>1.02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75">
                <text:p>1.375</text:p>
              </table:table-cell>
              <table:table-cell office:value-type="float" office:value="1.03793">
                <text:p>1.03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1">
                <text:p>0.621</text:p>
              </table:table-cell>
              <table:table-cell office:value-type="float" office:value="0.016433">
                <text:p>0.016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74">
                <text:p>1.374</text:p>
              </table:table-cell>
              <table:table-cell office:value-type="float" office:value="0.150163">
                <text:p>0.1501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9">
                <text:p>0.649</text:p>
              </table:table-cell>
              <table:table-cell office:value-type="float" office:value="0.147864">
                <text:p>0.147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9">
                <text:p>0.779</text:p>
              </table:table-cell>
              <table:table-cell office:value-type="float" office:value="0.161612">
                <text:p>0.1616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">
                <text:p>0.63</text:p>
              </table:table-cell>
              <table:table-cell office:value-type="float" office:value="0.152886">
                <text:p>0.15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4">
                <text:p>2.64</text:p>
              </table:table-cell>
              <table:table-cell office:value-type="float" office:value="1.02924">
                <text:p>1.02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81">
                <text:p>1.581</text:p>
              </table:table-cell>
              <table:table-cell office:value-type="float" office:value="1.15064">
                <text:p>1.15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47">
                <text:p>1.247</text:p>
              </table:table-cell>
              <table:table-cell office:value-type="float" office:value="0.152189">
                <text:p>0.1521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81">
                <text:p>1.581</text:p>
              </table:table-cell>
              <table:table-cell office:value-type="float" office:value="1.03801">
                <text:p>1.038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69">
                <text:p>1.369</text:p>
              </table:table-cell>
              <table:table-cell office:value-type="float" office:value="1.12844">
                <text:p>1.128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4">
                <text:p>0.634</text:p>
              </table:table-cell>
              <table:table-cell office:value-type="float" office:value="0.153811">
                <text:p>0.153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9">
                <text:p>0.739</text:p>
              </table:table-cell>
              <table:table-cell office:value-type="float" office:value="0.153419">
                <text:p>0.1534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4">
                <text:p>2.64</text:p>
              </table:table-cell>
              <table:table-cell office:value-type="float" office:value="1.13543">
                <text:p>1.13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1">
                <text:p>0.601</text:p>
              </table:table-cell>
              <table:table-cell office:value-type="float" office:value="0.0115119">
                <text:p>0.0115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5">
                <text:p>0.685</text:p>
              </table:table-cell>
              <table:table-cell office:value-type="float" office:value="0.179557">
                <text:p>0.1795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36">
                <text:p>0.636</text:p>
              </table:table-cell>
              <table:table-cell office:value-type="float" office:value="0.0232395">
                <text:p>0.0232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">
                <text:p>0.66</text:p>
              </table:table-cell>
              <table:table-cell office:value-type="float" office:value="0.155283">
                <text:p>0.1552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53">
                <text:p>1.353</text:p>
              </table:table-cell>
              <table:table-cell office:value-type="float" office:value="0.222799">
                <text:p>0.2227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12">
                <text:p>0.712</text:p>
              </table:table-cell>
              <table:table-cell office:value-type="float" office:value="0.149098">
                <text:p>0.149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4">
                <text:p>0.644</text:p>
              </table:table-cell>
              <table:table-cell office:value-type="float" office:value="0.0257942">
                <text:p>0.0257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3">
                <text:p>0.753</text:p>
              </table:table-cell>
              <table:table-cell office:value-type="float" office:value="0.153511">
                <text:p>0.1535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4">
                <text:p>0.614</text:p>
              </table:table-cell>
              <table:table-cell office:value-type="float" office:value="0.00810768">
                <text:p>0.008107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49">
                <text:p>0.649</text:p>
              </table:table-cell>
              <table:table-cell office:value-type="float" office:value="0.150512">
                <text:p>0.150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94">
                <text:p>0.694</text:p>
              </table:table-cell>
              <table:table-cell office:value-type="float" office:value="0.150135">
                <text:p>0.1501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1">
                <text:p>2.651</text:p>
              </table:table-cell>
              <table:table-cell office:value-type="float" office:value="1.14605">
                <text:p>1.146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36">
                <text:p>0.636</text:p>
              </table:table-cell>
              <table:table-cell office:value-type="float" office:value="0.160536">
                <text:p>0.1605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4">
                <text:p>2.64</text:p>
              </table:table-cell>
              <table:table-cell office:value-type="float" office:value="1.13128">
                <text:p>1.13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7">
                <text:p>0.697</text:p>
              </table:table-cell>
              <table:table-cell office:value-type="float" office:value="0.155667">
                <text:p>0.155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6">
                <text:p>1.26</text:p>
              </table:table-cell>
              <table:table-cell office:value-type="float" office:value="0.211009">
                <text:p>0.211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44">
                <text:p>1.644</text:p>
              </table:table-cell>
              <table:table-cell office:value-type="float" office:value="1.04011">
                <text:p>1.040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">
                <text:p>1.26</text:p>
              </table:table-cell>
              <table:table-cell office:value-type="float" office:value="0.221085">
                <text:p>0.221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5">
                <text:p>0.65</text:p>
              </table:table-cell>
              <table:table-cell office:value-type="float" office:value="0.0335011">
                <text:p>0.0335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44">
                <text:p>1.644</text:p>
              </table:table-cell>
              <table:table-cell office:value-type="float" office:value="1.11516">
                <text:p>1.11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6">
                <text:p>0.66</text:p>
              </table:table-cell>
              <table:table-cell office:value-type="float" office:value="0.156842">
                <text:p>0.156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28">
                <text:p>1.328</text:p>
              </table:table-cell>
              <table:table-cell office:value-type="float" office:value="0.0266089">
                <text:p>0.02660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69">
                <text:p>1.369</text:p>
              </table:table-cell>
              <table:table-cell office:value-type="float" office:value="1.13641">
                <text:p>1.136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85">
                <text:p>0.685</text:p>
              </table:table-cell>
              <table:table-cell office:value-type="float" office:value="0.211244">
                <text:p>0.211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57">
                <text:p>0.657</text:p>
              </table:table-cell>
              <table:table-cell office:value-type="float" office:value="0.146587">
                <text:p>0.1465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28">
                <text:p>1.328</text:p>
              </table:table-cell>
              <table:table-cell office:value-type="float" office:value="0.281836">
                <text:p>0.2818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69">
                <text:p>1.369</text:p>
              </table:table-cell>
              <table:table-cell office:value-type="float" office:value="1.19382">
                <text:p>1.193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47">
                <text:p>1.247</text:p>
              </table:table-cell>
              <table:table-cell office:value-type="float" office:value="0.0975614">
                <text:p>0.09756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51">
                <text:p>2.651</text:p>
              </table:table-cell>
              <table:table-cell office:value-type="float" office:value="1.25582">
                <text:p>1.25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2">
                <text:p>0.692</text:p>
              </table:table-cell>
              <table:table-cell office:value-type="float" office:value="0.15153">
                <text:p>0.151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78">
                <text:p>0.778</text:p>
              </table:table-cell>
              <table:table-cell office:value-type="float" office:value="0.163173">
                <text:p>0.163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74">
                <text:p>1.374</text:p>
              </table:table-cell>
              <table:table-cell office:value-type="float" office:value="0.0972825">
                <text:p>0.09728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9">
                <text:p>1.369</text:p>
              </table:table-cell>
              <table:table-cell office:value-type="float" office:value="1.1346">
                <text:p>1.13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8">
                <text:p>0.638</text:p>
              </table:table-cell>
              <table:table-cell office:value-type="float" office:value="0.0237966">
                <text:p>0.02379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43">
                <text:p>0.643</text:p>
              </table:table-cell>
              <table:table-cell office:value-type="float" office:value="0.099181">
                <text:p>0.0991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47">
                <text:p>1.247</text:p>
              </table:table-cell>
              <table:table-cell office:value-type="float" office:value="0.149462">
                <text:p>0.149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8">
                <text:p>0.778</text:p>
              </table:table-cell>
              <table:table-cell office:value-type="float" office:value="0.106082">
                <text:p>0.1060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7">
                <text:p>0.777</text:p>
              </table:table-cell>
              <table:table-cell office:value-type="float" office:value="0.15813">
                <text:p>0.158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49">
                <text:p>1.249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">
                <text:p>0.6</text:p>
              </table:table-cell>
              <table:table-cell office:value-type="float" office:value="0.0216532">
                <text:p>0.02165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03">
                <text:p>0.603</text:p>
              </table:table-cell>
              <table:table-cell office:value-type="float" office:value="0.160501">
                <text:p>0.160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21">
                <text:p>1.621</text:p>
              </table:table-cell>
              <table:table-cell office:value-type="float" office:value="1.10003">
                <text:p>1.100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5">
                <text:p>1.345</text:p>
              </table:table-cell>
              <table:table-cell office:value-type="float" office:value="1.03395">
                <text:p>1.03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">
                <text:p>0.69</text:p>
              </table:table-cell>
              <table:table-cell office:value-type="float" office:value="0.160393">
                <text:p>0.160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2">
                <text:p>0.602</text:p>
              </table:table-cell>
              <table:table-cell office:value-type="float" office:value="0.156456">
                <text:p>0.156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93">
                <text:p>1.393</text:p>
              </table:table-cell>
              <table:table-cell office:value-type="float" office:value="0.375314">
                <text:p>0.3753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5">
                <text:p>0.785</text:p>
              </table:table-cell>
              <table:table-cell office:value-type="float" office:value="0.0969836">
                <text:p>0.0969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6">
                <text:p>2.606</text:p>
              </table:table-cell>
              <table:table-cell office:value-type="float" office:value="1.24043">
                <text:p>1.240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86">
                <text:p>0.786</text:p>
              </table:table-cell>
              <table:table-cell office:value-type="float" office:value="0.151763">
                <text:p>0.1517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3">
                <text:p>1.43</text:p>
              </table:table-cell>
              <table:table-cell office:value-type="float" office:value="1.00902">
                <text:p>1.00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9">
                <text:p>0.679</text:p>
              </table:table-cell>
              <table:table-cell office:value-type="float" office:value="0.153853">
                <text:p>0.1538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3">
                <text:p>1.43</text:p>
              </table:table-cell>
              <table:table-cell office:value-type="float" office:value="1.00781">
                <text:p>1.00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8">
                <text:p>0.628</text:p>
              </table:table-cell>
              <table:table-cell office:value-type="float" office:value="0.0192276">
                <text:p>0.01922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51">
                <text:p>2.651</text:p>
              </table:table-cell>
              <table:table-cell office:value-type="float" office:value="3.41575">
                <text:p>3.41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49">
                <text:p>1.249</text:p>
              </table:table-cell>
              <table:table-cell office:value-type="float" office:value="0.152616">
                <text:p>0.152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1">
                <text:p>0.781</text:p>
              </table:table-cell>
              <table:table-cell office:value-type="float" office:value="0.159031">
                <text:p>0.159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01">
                <text:p>0.701</text:p>
              </table:table-cell>
              <table:table-cell office:value-type="float" office:value="0.152006">
                <text:p>0.152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1">
                <text:p>1.581</text:p>
              </table:table-cell>
              <table:table-cell office:value-type="float" office:value="0.108997">
                <text:p>0.1089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48">
                <text:p>0.748</text:p>
              </table:table-cell>
              <table:table-cell office:value-type="float" office:value="0.157193">
                <text:p>0.1571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33">
                <text:p>2.633</text:p>
              </table:table-cell>
              <table:table-cell office:value-type="float" office:value="1.14305">
                <text:p>1.143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1">
                <text:p>0.681</text:p>
              </table:table-cell>
              <table:table-cell office:value-type="float" office:value="0.162885">
                <text:p>0.1628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7">
                <text:p>0.627</text:p>
              </table:table-cell>
              <table:table-cell office:value-type="float" office:value="0.0367116">
                <text:p>0.0367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28">
                <text:p>1.328</text:p>
              </table:table-cell>
              <table:table-cell office:value-type="float" office:value="0.0401599">
                <text:p>0.04015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09">
                <text:p>1.009</text:p>
              </table:table-cell>
              <table:table-cell office:value-type="float" office:value="0.149952">
                <text:p>0.149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4">
                <text:p>0.654</text:p>
              </table:table-cell>
              <table:table-cell office:value-type="float" office:value="0.149416">
                <text:p>0.149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86">
                <text:p>0.786</text:p>
              </table:table-cell>
              <table:table-cell office:value-type="float" office:value="0.0996238">
                <text:p>0.09962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1">
                <text:p>0.631</text:p>
              </table:table-cell>
              <table:table-cell office:value-type="float" office:value="0.0555836">
                <text:p>0.05558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6">
                <text:p>0.656</text:p>
              </table:table-cell>
              <table:table-cell office:value-type="float" office:value="0.163339">
                <text:p>0.1633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52">
                <text:p>0.652</text:p>
              </table:table-cell>
              <table:table-cell office:value-type="float" office:value="0.149906">
                <text:p>0.149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5">
                <text:p>1.25</text:p>
              </table:table-cell>
              <table:table-cell office:value-type="float" office:value="0.162643">
                <text:p>0.1626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1">
                <text:p>0.821</text:p>
              </table:table-cell>
              <table:table-cell office:value-type="float" office:value="0.160158">
                <text:p>0.160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9">
                <text:p>0.69</text:p>
              </table:table-cell>
              <table:table-cell office:value-type="float" office:value="0.157397">
                <text:p>0.157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78">
                <text:p>1.678</text:p>
              </table:table-cell>
              <table:table-cell office:value-type="float" office:value="1.12525">
                <text:p>1.125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3">
                <text:p>0.643</text:p>
              </table:table-cell>
              <table:table-cell office:value-type="float" office:value="0.0671865">
                <text:p>0.06718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5">
                <text:p>0.655</text:p>
              </table:table-cell>
              <table:table-cell office:value-type="float" office:value="0.150798">
                <text:p>0.150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8">
                <text:p>0.788</text:p>
              </table:table-cell>
              <table:table-cell office:value-type="float" office:value="0.153238">
                <text:p>0.1532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7">
                <text:p>0.777</text:p>
              </table:table-cell>
              <table:table-cell office:value-type="float" office:value="0.16319">
                <text:p>0.163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71">
                <text:p>1.071</text:p>
              </table:table-cell>
              <table:table-cell office:value-type="float" office:value="1.13263">
                <text:p>1.132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93">
                <text:p>0.693</text:p>
              </table:table-cell>
              <table:table-cell office:value-type="float" office:value="0.15731">
                <text:p>0.157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9">
                <text:p>0.629</text:p>
              </table:table-cell>
              <table:table-cell office:value-type="float" office:value="0.0465171">
                <text:p>0.04651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651">
                <text:p>2.651</text:p>
              </table:table-cell>
              <table:table-cell office:value-type="float" office:value="1.13141">
                <text:p>1.131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43">
                <text:p>0.643</text:p>
              </table:table-cell>
              <table:table-cell office:value-type="float" office:value="0.0704591">
                <text:p>0.0704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93">
                <text:p>1.393</text:p>
              </table:table-cell>
              <table:table-cell office:value-type="float" office:value="0.537343">
                <text:p>0.5373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81">
                <text:p>1.581</text:p>
              </table:table-cell>
              <table:table-cell office:value-type="float" office:value="-0.0229312">
                <text:p>-0.0229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21">
                <text:p>1.621</text:p>
              </table:table-cell>
              <table:table-cell office:value-type="float" office:value="1.14217">
                <text:p>1.142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8">
                <text:p>0.778</text:p>
              </table:table-cell>
              <table:table-cell office:value-type="float" office:value="0.16242">
                <text:p>0.162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33">
                <text:p>0.633</text:p>
              </table:table-cell>
              <table:table-cell office:value-type="float" office:value="0.0577229">
                <text:p>0.05772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47">
                <text:p>1.247</text:p>
              </table:table-cell>
              <table:table-cell office:value-type="float" office:value="0.149057">
                <text:p>0.149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84">
                <text:p>0.684</text:p>
              </table:table-cell>
              <table:table-cell office:value-type="float" office:value="0.172598">
                <text:p>0.172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65">
                <text:p>1.365</text:p>
              </table:table-cell>
              <table:table-cell office:value-type="float" office:value="0.493958">
                <text:p>0.4939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2">
                <text:p>0.62</text:p>
              </table:table-cell>
              <table:table-cell office:value-type="float" office:value="0.0226284">
                <text:p>0.02262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9">
                <text:p>0.69</text:p>
              </table:table-cell>
              <table:table-cell office:value-type="float" office:value="0.172555">
                <text:p>0.1725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93">
                <text:p>0.693</text:p>
              </table:table-cell>
              <table:table-cell office:value-type="float" office:value="0.158999">
                <text:p>0.158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98">
                <text:p>0.698</text:p>
              </table:table-cell>
              <table:table-cell office:value-type="float" office:value="0.163636">
                <text:p>0.163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12">
                <text:p>1.412</text:p>
              </table:table-cell>
              <table:table-cell office:value-type="float" office:value="1.0194">
                <text:p>1.01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39">
                <text:p>0.739</text:p>
              </table:table-cell>
              <table:table-cell office:value-type="float" office:value="0.155479">
                <text:p>0.1554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28">
                <text:p>1.228</text:p>
              </table:table-cell>
              <table:table-cell office:value-type="float" office:value="1.12784">
                <text:p>1.127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65">
                <text:p>1.365</text:p>
              </table:table-cell>
              <table:table-cell office:value-type="float" office:value="0.791721">
                <text:p>0.791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49">
                <text:p>1.249</text:p>
              </table:table-cell>
              <table:table-cell office:value-type="float" office:value="0.154237">
                <text:p>0.154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95">
                <text:p>0.795</text:p>
              </table:table-cell>
              <table:table-cell office:value-type="float" office:value="0.153037">
                <text:p>0.1530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5">
                <text:p>1.15</text:p>
              </table:table-cell>
              <table:table-cell office:value-type="float" office:value="1.13798">
                <text:p>1.137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9">
                <text:p>0.69</text:p>
              </table:table-cell>
              <table:table-cell office:value-type="float" office:value="0.163542">
                <text:p>0.1635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9">
                <text:p>0.69</text:p>
              </table:table-cell>
              <table:table-cell office:value-type="float" office:value="0.157931">
                <text:p>0.1579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76">
                <text:p>1.376</text:p>
              </table:table-cell>
              <table:table-cell office:value-type="float" office:value="0.150951">
                <text:p>0.150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4">
                <text:p>0.634</text:p>
              </table:table-cell>
              <table:table-cell office:value-type="float" office:value="0.0821824">
                <text:p>0.08218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44">
                <text:p>1.644</text:p>
              </table:table-cell>
              <table:table-cell office:value-type="float" office:value="1.12645">
                <text:p>1.126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97">
                <text:p>0.697</text:p>
              </table:table-cell>
              <table:table-cell office:value-type="float" office:value="0.156346">
                <text:p>0.156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33">
                <text:p>2.633</text:p>
              </table:table-cell>
              <table:table-cell office:value-type="float" office:value="1.13909">
                <text:p>1.139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651">
                <text:p>2.651</text:p>
              </table:table-cell>
              <table:table-cell office:value-type="float" office:value="1.23136">
                <text:p>1.23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44">
                <text:p>1.644</text:p>
              </table:table-cell>
              <table:table-cell office:value-type="float" office:value="1.0387">
                <text:p>1.0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63">
                <text:p>1.163</text:p>
              </table:table-cell>
              <table:table-cell office:value-type="float" office:value="0.150316">
                <text:p>0.1503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5">
                <text:p>0.65</text:p>
              </table:table-cell>
              <table:table-cell office:value-type="float" office:value="0.148338">
                <text:p>0.1483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52">
                <text:p>1.352</text:p>
              </table:table-cell>
              <table:table-cell office:value-type="float" office:value="0.577336">
                <text:p>0.577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44">
                <text:p>0.644</text:p>
              </table:table-cell>
              <table:table-cell office:value-type="float" office:value="0.0917587">
                <text:p>0.09175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04">
                <text:p>0.704</text:p>
              </table:table-cell>
              <table:table-cell office:value-type="float" office:value="0.16154">
                <text:p>0.161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862">
                <text:p>1.862</text:p>
              </table:table-cell>
              <table:table-cell office:value-type="float" office:value="0.427791">
                <text:p>0.4277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81">
                <text:p>0.681</text:p>
              </table:table-cell>
              <table:table-cell office:value-type="float" office:value="0.166827">
                <text:p>0.1668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85">
                <text:p>0.685</text:p>
              </table:table-cell>
              <table:table-cell office:value-type="float" office:value="0.161309">
                <text:p>0.1613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5">
                <text:p>0.65</text:p>
              </table:table-cell>
              <table:table-cell office:value-type="float" office:value="0.0715597">
                <text:p>0.07155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34">
                <text:p>1.334</text:p>
              </table:table-cell>
              <table:table-cell office:value-type="float" office:value="0.542189">
                <text:p>0.5421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72">
                <text:p>1.172</text:p>
              </table:table-cell>
              <table:table-cell office:value-type="float" office:value="0.149746">
                <text:p>0.1497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09">
                <text:p>0.709</text:p>
              </table:table-cell>
              <table:table-cell office:value-type="float" office:value="0.150968">
                <text:p>0.1509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5">
                <text:p>1.25</text:p>
              </table:table-cell>
              <table:table-cell office:value-type="float" office:value="0.1558">
                <text:p>0.15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02">
                <text:p>0.702</text:p>
              </table:table-cell>
              <table:table-cell office:value-type="float" office:value="0.154122">
                <text:p>0.1541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49">
                <text:p>1.249</text:p>
              </table:table-cell>
              <table:table-cell office:value-type="float" office:value="0.152743">
                <text:p>0.1527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93">
                <text:p>0.793</text:p>
              </table:table-cell>
              <table:table-cell office:value-type="float" office:value="0.0979756">
                <text:p>0.09797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16">
                <text:p>1.516</text:p>
              </table:table-cell>
              <table:table-cell office:value-type="float" office:value="1.13756">
                <text:p>1.137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91">
                <text:p>0.691</text:p>
              </table:table-cell>
              <table:table-cell office:value-type="float" office:value="0.156293">
                <text:p>0.1562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22">
                <text:p>1.322</text:p>
              </table:table-cell>
              <table:table-cell office:value-type="float" office:value="0.900885">
                <text:p>0.9008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84">
                <text:p>0.684</text:p>
              </table:table-cell>
              <table:table-cell office:value-type="float" office:value="0.176993">
                <text:p>0.1769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3">
                <text:p>0.633</text:p>
              </table:table-cell>
              <table:table-cell office:value-type="float" office:value="0.0610404">
                <text:p>0.06104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71">
                <text:p>0.771</text:p>
              </table:table-cell>
              <table:table-cell office:value-type="float" office:value="0.0602858">
                <text:p>0.06028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22">
                <text:p>1.322</text:p>
              </table:table-cell>
              <table:table-cell office:value-type="float" office:value="0.905451">
                <text:p>0.905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42">
                <text:p>1.442</text:p>
              </table:table-cell>
              <table:table-cell office:value-type="float" office:value="1.12799">
                <text:p>1.127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65">
                <text:p>0.665</text:p>
              </table:table-cell>
              <table:table-cell office:value-type="float" office:value="0.151184">
                <text:p>0.151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5">
                <text:p>1.25</text:p>
              </table:table-cell>
              <table:table-cell office:value-type="float" office:value="0.156887">
                <text:p>0.1568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4">
                <text:p>0.774</text:p>
              </table:table-cell>
              <table:table-cell office:value-type="float" office:value="0.0603614">
                <text:p>0.06036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9">
                <text:p>0.69</text:p>
              </table:table-cell>
              <table:table-cell office:value-type="float" office:value="0.15987">
                <text:p>0.159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81">
                <text:p>1.581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09">
                <text:p>1.009</text:p>
              </table:table-cell>
              <table:table-cell office:value-type="float" office:value="0.156905">
                <text:p>0.1569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17">
                <text:p>1.417</text:p>
              </table:table-cell>
              <table:table-cell office:value-type="float" office:value="0.810989">
                <text:p>0.8109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42">
                <text:p>0.642</text:p>
              </table:table-cell>
              <table:table-cell office:value-type="float" office:value="0.0976901">
                <text:p>0.0976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77">
                <text:p>0.677</text:p>
              </table:table-cell>
              <table:table-cell office:value-type="float" office:value="0.168898">
                <text:p>0.1688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01">
                <text:p>0.701</text:p>
              </table:table-cell>
              <table:table-cell office:value-type="float" office:value="0.15476">
                <text:p>0.154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51">
                <text:p>1.251</text:p>
              </table:table-cell>
              <table:table-cell office:value-type="float" office:value="0.162233">
                <text:p>0.162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51">
                <text:p>0.651</text:p>
              </table:table-cell>
              <table:table-cell office:value-type="float" office:value="0.113593">
                <text:p>0.1135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82">
                <text:p>0.682</text:p>
              </table:table-cell>
              <table:table-cell office:value-type="float" office:value="0.168247">
                <text:p>0.1682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89">
                <text:p>0.689</text:p>
              </table:table-cell>
              <table:table-cell office:value-type="float" office:value="0.153509">
                <text:p>0.1535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2">
                <text:p>1.62</text:p>
              </table:table-cell>
              <table:table-cell office:value-type="float" office:value="1.01534">
                <text:p>1.015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35">
                <text:p>0.635</text:p>
              </table:table-cell>
              <table:table-cell office:value-type="float" office:value="0.0724459">
                <text:p>0.07244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3">
                <text:p>0.753</text:p>
              </table:table-cell>
              <table:table-cell office:value-type="float" office:value="0.154981">
                <text:p>0.1549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06">
                <text:p>2.606</text:p>
              </table:table-cell>
              <table:table-cell office:value-type="float" office:value="1.29206">
                <text:p>1.292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81">
                <text:p>1.581</text:p>
              </table:table-cell>
              <table:table-cell office:value-type="float" office:value="1.0734">
                <text:p>1.07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51">
                <text:p>2.651</text:p>
              </table:table-cell>
              <table:table-cell office:value-type="float" office:value="1.24281">
                <text:p>1.242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53">
                <text:p>0.753</text:p>
              </table:table-cell>
              <table:table-cell office:value-type="float" office:value="0.158591">
                <text:p>0.1585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75">
                <text:p>0.775</text:p>
              </table:table-cell>
              <table:table-cell office:value-type="float" office:value="0.0670135">
                <text:p>0.06701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9">
                <text:p>0.69</text:p>
              </table:table-cell>
              <table:table-cell office:value-type="float" office:value="0.160521">
                <text:p>0.1605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3">
                <text:p>0.753</text:p>
              </table:table-cell>
              <table:table-cell office:value-type="float" office:value="0.158506">
                <text:p>0.1585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45">
                <text:p>1.645</text:p>
              </table:table-cell>
              <table:table-cell office:value-type="float" office:value="1.04438">
                <text:p>1.044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88">
                <text:p>0.688</text:p>
              </table:table-cell>
              <table:table-cell office:value-type="float" office:value="0.0613166">
                <text:p>0.06131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49">
                <text:p>1.249</text:p>
              </table:table-cell>
              <table:table-cell office:value-type="float" office:value="0.100771">
                <text:p>0.1007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24">
                <text:p>1.224</text:p>
              </table:table-cell>
              <table:table-cell office:value-type="float" office:value="0.153644">
                <text:p>0.1536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28">
                <text:p>0.728</text:p>
              </table:table-cell>
              <table:table-cell office:value-type="float" office:value="0.161615">
                <text:p>0.161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14">
                <text:p>1.014</text:p>
              </table:table-cell>
              <table:table-cell office:value-type="float" office:value="0.0995698">
                <text:p>0.09956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83">
                <text:p>0.683</text:p>
              </table:table-cell>
              <table:table-cell office:value-type="float" office:value="0.17337">
                <text:p>0.173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78">
                <text:p>0.678</text:p>
              </table:table-cell>
              <table:table-cell office:value-type="float" office:value="0.153835">
                <text:p>0.1538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28">
                <text:p>1.228</text:p>
              </table:table-cell>
              <table:table-cell office:value-type="float" office:value="1.11878">
                <text:p>1.118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24">
                <text:p>0.624</text:p>
              </table:table-cell>
              <table:table-cell office:value-type="float" office:value="1.54447">
                <text:p>1.544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68">
                <text:p>1.368</text:p>
              </table:table-cell>
              <table:table-cell office:value-type="float" office:value="1.02406">
                <text:p>1.024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52">
                <text:p>0.652</text:p>
              </table:table-cell>
              <table:table-cell office:value-type="float" office:value="0.133459">
                <text:p>0.1334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4">
                <text:p>0.74</text:p>
              </table:table-cell>
              <table:table-cell office:value-type="float" office:value="0.154757">
                <text:p>0.1547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69">
                <text:p>2.69</text:p>
              </table:table-cell>
              <table:table-cell office:value-type="float" office:value="1.13587">
                <text:p>1.135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16">
                <text:p>1.516</text:p>
              </table:table-cell>
              <table:table-cell office:value-type="float" office:value="0.614404">
                <text:p>0.6144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28">
                <text:p>0.728</text:p>
              </table:table-cell>
              <table:table-cell office:value-type="float" office:value="0.159048">
                <text:p>0.1590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49">
                <text:p>1.249</text:p>
              </table:table-cell>
              <table:table-cell office:value-type="float" office:value="0.152294">
                <text:p>0.1522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5">
                <text:p>1.25</text:p>
              </table:table-cell>
              <table:table-cell office:value-type="float" office:value="0.15367">
                <text:p>0.153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87">
                <text:p>0.687</text:p>
              </table:table-cell>
              <table:table-cell office:value-type="float" office:value="0.18576">
                <text:p>0.185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84">
                <text:p>0.684</text:p>
              </table:table-cell>
              <table:table-cell office:value-type="float" office:value="0.0656527">
                <text:p>0.06565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75">
                <text:p>1.575</text:p>
              </table:table-cell>
              <table:table-cell office:value-type="float" office:value="0.15514">
                <text:p>0.15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94">
                <text:p>1.394</text:p>
              </table:table-cell>
              <table:table-cell office:value-type="float" office:value="0.746393">
                <text:p>0.7463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42">
                <text:p>0.642</text:p>
              </table:table-cell>
              <table:table-cell office:value-type="float" office:value="0.113143">
                <text:p>0.1131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606">
                <text:p>2.606</text:p>
              </table:table-cell>
              <table:table-cell office:value-type="float" office:value="1.14287">
                <text:p>1.142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28">
                <text:p>1.228</text:p>
              </table:table-cell>
              <table:table-cell office:value-type="float" office:value="1.14235">
                <text:p>1.142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22">
                <text:p>1.522</text:p>
              </table:table-cell>
              <table:table-cell office:value-type="float" office:value="1.24989">
                <text:p>1.249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87">
                <text:p>0.687</text:p>
              </table:table-cell>
              <table:table-cell office:value-type="float" office:value="0.189442">
                <text:p>0.1894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51">
                <text:p>0.651</text:p>
              </table:table-cell>
              <table:table-cell office:value-type="float" office:value="0.127995">
                <text:p>0.1279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93">
                <text:p>0.693</text:p>
              </table:table-cell>
              <table:table-cell office:value-type="float" office:value="0.157329">
                <text:p>0.1573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84">
                <text:p>0.684</text:p>
              </table:table-cell>
              <table:table-cell office:value-type="float" office:value="0.176206">
                <text:p>0.1762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621">
                <text:p>1.621</text:p>
              </table:table-cell>
              <table:table-cell office:value-type="float" office:value="0.668313">
                <text:p>0.6683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88">
                <text:p>0.688</text:p>
              </table:table-cell>
              <table:table-cell office:value-type="float" office:value="0.156454">
                <text:p>0.1564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066">
                <text:p>2.066</text:p>
              </table:table-cell>
              <table:table-cell office:value-type="float" office:value="1.13127">
                <text:p>1.131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18">
                <text:p>0.718</text:p>
              </table:table-cell>
              <table:table-cell office:value-type="float" office:value="0.0806971">
                <text:p>0.08069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21">
                <text:p>1.621</text:p>
              </table:table-cell>
              <table:table-cell office:value-type="float" office:value="0.723243">
                <text:p>0.7232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62">
                <text:p>0.662</text:p>
              </table:table-cell>
              <table:table-cell office:value-type="float" office:value="0.121937">
                <text:p>0.1219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5">
                <text:p>0.895</text:p>
              </table:table-cell>
              <table:table-cell office:value-type="float" office:value="0.160019">
                <text:p>0.1600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62">
                <text:p>1.62</text:p>
              </table:table-cell>
              <table:table-cell office:value-type="float" office:value="0.154465">
                <text:p>0.1544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85">
                <text:p>1.485</text:p>
              </table:table-cell>
              <table:table-cell office:value-type="float" office:value="0.693857">
                <text:p>0.6938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79">
                <text:p>0.779</text:p>
              </table:table-cell>
              <table:table-cell office:value-type="float" office:value="0.166301">
                <text:p>0.1663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633">
                <text:p>2.633</text:p>
              </table:table-cell>
              <table:table-cell office:value-type="float" office:value="1.10688">
                <text:p>1.106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54">
                <text:p>0.754</text:p>
              </table:table-cell>
              <table:table-cell office:value-type="float" office:value="0.158486">
                <text:p>0.1584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49">
                <text:p>1.249</text:p>
              </table:table-cell>
              <table:table-cell office:value-type="float" office:value="0.15569">
                <text:p>0.155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9">
                <text:p>0.69</text:p>
              </table:table-cell>
              <table:table-cell office:value-type="float" office:value="0.169444">
                <text:p>0.1694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82">
                <text:p>0.682</text:p>
              </table:table-cell>
              <table:table-cell office:value-type="float" office:value="0.168727">
                <text:p>0.1687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57">
                <text:p>0.657</text:p>
              </table:table-cell>
              <table:table-cell office:value-type="float" office:value="0.179524">
                <text:p>0.1795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1">
                <text:p>2.651</text:p>
              </table:table-cell>
              <table:table-cell office:value-type="float" office:value="1.13137">
                <text:p>1.131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46">
                <text:p>0.646</text:p>
              </table:table-cell>
              <table:table-cell office:value-type="float" office:value="0.105815">
                <text:p>0.1058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6">
                <text:p>0.776</text:p>
              </table:table-cell>
              <table:table-cell office:value-type="float" office:value="0.0895114">
                <text:p>0.08951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48">
                <text:p>1.248</text:p>
              </table:table-cell>
              <table:table-cell office:value-type="float" office:value="0.154561">
                <text:p>0.1545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7">
                <text:p>1.07</text:p>
              </table:table-cell>
              <table:table-cell office:value-type="float" office:value="1.25437">
                <text:p>1.254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84">
                <text:p>0.684</text:p>
              </table:table-cell>
              <table:table-cell office:value-type="float" office:value="0.0907417">
                <text:p>0.09074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79">
                <text:p>0.779</text:p>
              </table:table-cell>
              <table:table-cell office:value-type="float" office:value="0.161957">
                <text:p>0.1619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64">
                <text:p>0.664</text:p>
              </table:table-cell>
              <table:table-cell office:value-type="float" office:value="0.156916">
                <text:p>0.1569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69">
                <text:p>0.669</text:p>
              </table:table-cell>
              <table:table-cell office:value-type="float" office:value="0.117675">
                <text:p>0.1176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01">
                <text:p>0.701</text:p>
              </table:table-cell>
              <table:table-cell office:value-type="float" office:value="0.0475344">
                <text:p>0.04753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78">
                <text:p>0.778</text:p>
              </table:table-cell>
              <table:table-cell office:value-type="float" office:value="0.0832698">
                <text:p>0.08326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81">
                <text:p>1.581</text:p>
              </table:table-cell>
              <table:table-cell office:value-type="float" office:value="1.0326">
                <text:p>1.03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71">
                <text:p>0.671</text:p>
              </table:table-cell>
              <table:table-cell office:value-type="float" office:value="0.0960784">
                <text:p>0.09607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51">
                <text:p>2.651</text:p>
              </table:table-cell>
              <table:table-cell office:value-type="float" office:value="1.15834">
                <text:p>1.158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606">
                <text:p>2.606</text:p>
              </table:table-cell>
              <table:table-cell office:value-type="float" office:value="1.29859">
                <text:p>1.298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79">
                <text:p>0.779</text:p>
              </table:table-cell>
              <table:table-cell office:value-type="float" office:value="0.163358">
                <text:p>0.1633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84">
                <text:p>0.684</text:p>
              </table:table-cell>
              <table:table-cell office:value-type="float" office:value="0.180873">
                <text:p>0.1808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12">
                <text:p>0.712</text:p>
              </table:table-cell>
              <table:table-cell office:value-type="float" office:value="0.169752">
                <text:p>0.169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69">
                <text:p>0.669</text:p>
              </table:table-cell>
              <table:table-cell office:value-type="float" office:value="0.134003">
                <text:p>0.1340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">
                <text:p>0.7</text:p>
              </table:table-cell>
              <table:table-cell office:value-type="float" office:value="0.159966">
                <text:p>0.1599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9">
                <text:p>0.819</text:p>
              </table:table-cell>
              <table:table-cell office:value-type="float" office:value="0.112314">
                <text:p>0.1123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64">
                <text:p>0.664</text:p>
              </table:table-cell>
              <table:table-cell office:value-type="float" office:value="0.0515681">
                <text:p>0.05156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86">
                <text:p>0.686</text:p>
              </table:table-cell>
              <table:table-cell office:value-type="float" office:value="0.188596">
                <text:p>0.1885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651">
                <text:p>2.651</text:p>
              </table:table-cell>
              <table:table-cell office:value-type="float" office:value="1.23714">
                <text:p>1.237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633">
                <text:p>2.633</text:p>
              </table:table-cell>
              <table:table-cell office:value-type="float" office:value="1.14442">
                <text:p>1.144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41">
                <text:p>0.741</text:p>
              </table:table-cell>
              <table:table-cell office:value-type="float" office:value="0.158202">
                <text:p>0.1582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92">
                <text:p>0.692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616">
                <text:p>2.616</text:p>
              </table:table-cell>
              <table:table-cell office:value-type="float" office:value="1.13898">
                <text:p>1.138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84">
                <text:p>0.684</text:p>
              </table:table-cell>
              <table:table-cell office:value-type="float" office:value="0.255159">
                <text:p>0.2551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01">
                <text:p>0.701</text:p>
              </table:table-cell>
              <table:table-cell office:value-type="float" office:value="0.100955">
                <text:p>0.1009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91">
                <text:p>1.491</text:p>
              </table:table-cell>
              <table:table-cell office:value-type="float" office:value="0.920355">
                <text:p>0.9203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5">
                <text:p>0.75</text:p>
              </table:table-cell>
              <table:table-cell office:value-type="float" office:value="0.161878">
                <text:p>0.1618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5">
                <text:p>0.75</text:p>
              </table:table-cell>
              <table:table-cell office:value-type="float" office:value="0.162381">
                <text:p>0.16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27">
                <text:p>1.027</text:p>
              </table:table-cell>
              <table:table-cell office:value-type="float" office:value="0.0539201">
                <text:p>0.05392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52">
                <text:p>0.752</text:p>
              </table:table-cell>
              <table:table-cell office:value-type="float" office:value="0.170006">
                <text:p>0.1700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28">
                <text:p>0.728</text:p>
              </table:table-cell>
              <table:table-cell office:value-type="float" office:value="0.0756105">
                <text:p>0.07561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8">
                <text:p>1.78</text:p>
              </table:table-cell>
              <table:table-cell office:value-type="float" office:value="2.90165">
                <text:p>2.901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658">
                <text:p>2.658</text:p>
              </table:table-cell>
              <table:table-cell office:value-type="float" office:value="1.13569">
                <text:p>1.135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46">
                <text:p>0.646</text:p>
              </table:table-cell>
              <table:table-cell office:value-type="float" office:value="0.106596">
                <text:p>0.1065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84">
                <text:p>0.784</text:p>
              </table:table-cell>
              <table:table-cell office:value-type="float" office:value="0.22274">
                <text:p>0.222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5">
                <text:p>0.75</text:p>
              </table:table-cell>
              <table:table-cell office:value-type="float" office:value="0.163457">
                <text:p>0.1634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55">
                <text:p>0.755</text:p>
              </table:table-cell>
              <table:table-cell office:value-type="float" office:value="0.159379">
                <text:p>0.159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39">
                <text:p>0.739</text:p>
              </table:table-cell>
              <table:table-cell office:value-type="float" office:value="0.159254">
                <text:p>0.159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17">
                <text:p>0.717</text:p>
              </table:table-cell>
              <table:table-cell office:value-type="float" office:value="0.276989">
                <text:p>0.2769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608">
                <text:p>2.608</text:p>
              </table:table-cell>
              <table:table-cell office:value-type="float" office:value="1.05609">
                <text:p>1.056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8">
                <text:p>1.78</text:p>
              </table:table-cell>
              <table:table-cell office:value-type="float" office:value="2.74397">
                <text:p>2.743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26">
                <text:p>0.726</text:p>
              </table:table-cell>
              <table:table-cell office:value-type="float" office:value="0.464861">
                <text:p>0.4648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81">
                <text:p>1.581</text:p>
              </table:table-cell>
              <table:table-cell office:value-type="float" office:value="1.60039">
                <text:p>1.600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">
                <text:p>0.7</text:p>
              </table:table-cell>
              <table:table-cell office:value-type="float" office:value="0.154512">
                <text:p>0.1545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81">
                <text:p>1.581</text:p>
              </table:table-cell>
              <table:table-cell office:value-type="float" office:value="1.75562">
                <text:p>1.755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48">
                <text:p>1.248</text:p>
              </table:table-cell>
              <table:table-cell office:value-type="float" office:value="0.155084">
                <text:p>0.155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75">
                <text:p>0.775</text:p>
              </table:table-cell>
              <table:table-cell office:value-type="float" office:value="0.115244">
                <text:p>0.1152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92">
                <text:p>0.692</text:p>
              </table:table-cell>
              <table:table-cell office:value-type="float" office:value="0.165342">
                <text:p>0.1653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39">
                <text:p>0.739</text:p>
              </table:table-cell>
              <table:table-cell office:value-type="float" office:value="0.276467">
                <text:p>0.2764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14">
                <text:p>1.514</text:p>
              </table:table-cell>
              <table:table-cell office:value-type="float" office:value="1.03168">
                <text:p>1.031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78">
                <text:p>1.78</text:p>
              </table:table-cell>
              <table:table-cell office:value-type="float" office:value="2.92109">
                <text:p>2.921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608">
                <text:p>2.608</text:p>
              </table:table-cell>
              <table:table-cell office:value-type="float" office:value="1.20407">
                <text:p>1.204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33">
                <text:p>2.633</text:p>
              </table:table-cell>
              <table:table-cell office:value-type="float" office:value="1.08122">
                <text:p>1.081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28">
                <text:p>0.728</text:p>
              </table:table-cell>
              <table:table-cell office:value-type="float" office:value="0.052256">
                <text:p>0.052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658">
                <text:p>2.658</text:p>
              </table:table-cell>
              <table:table-cell office:value-type="float" office:value="1.13371">
                <text:p>1.133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84">
                <text:p>0.684</text:p>
              </table:table-cell>
              <table:table-cell office:value-type="float" office:value="0.176191">
                <text:p>0.1761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84">
                <text:p>0.684</text:p>
              </table:table-cell>
              <table:table-cell office:value-type="float" office:value="0.179533">
                <text:p>0.1795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26">
                <text:p>0.726</text:p>
              </table:table-cell>
              <table:table-cell office:value-type="float" office:value="0.642178">
                <text:p>0.6421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92">
                <text:p>0.692</text:p>
              </table:table-cell>
              <table:table-cell office:value-type="float" office:value="0.167164">
                <text:p>0.1671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25">
                <text:p>1.25</text:p>
              </table:table-cell>
              <table:table-cell office:value-type="float" office:value="0.16041">
                <text:p>0.160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608">
                <text:p>2.608</text:p>
              </table:table-cell>
              <table:table-cell office:value-type="float" office:value="1.23987">
                <text:p>1.239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89">
                <text:p>0.689</text:p>
              </table:table-cell>
              <table:table-cell office:value-type="float" office:value="0.144886">
                <text:p>0.1448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97">
                <text:p>0.697</text:p>
              </table:table-cell>
              <table:table-cell office:value-type="float" office:value="0.104281">
                <text:p>0.1042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91">
                <text:p>1.491</text:p>
              </table:table-cell>
              <table:table-cell office:value-type="float" office:value="0.119248">
                <text:p>0.119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13">
                <text:p>0.813</text:p>
              </table:table-cell>
              <table:table-cell office:value-type="float" office:value="0.140627">
                <text:p>0.1406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08">
                <text:p>1.308</text:p>
              </table:table-cell>
              <table:table-cell office:value-type="float" office:value="0.913212">
                <text:p>0.9132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51">
                <text:p>2.651</text:p>
              </table:table-cell>
              <table:table-cell office:value-type="float" office:value="0.13399">
                <text:p>0.133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42">
                <text:p>1.642</text:p>
              </table:table-cell>
              <table:table-cell office:value-type="float" office:value="1.66923">
                <text:p>1.669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36">
                <text:p>0.836</text:p>
              </table:table-cell>
              <table:table-cell office:value-type="float" office:value="0.172979">
                <text:p>0.1729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837">
                <text:p>2.837</text:p>
              </table:table-cell>
              <table:table-cell office:value-type="float" office:value="1.11003">
                <text:p>1.110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79">
                <text:p>0.779</text:p>
              </table:table-cell>
              <table:table-cell office:value-type="float" office:value="0.163265">
                <text:p>0.1632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48">
                <text:p>1.248</text:p>
              </table:table-cell>
              <table:table-cell office:value-type="float" office:value="4.99703">
                <text:p>4.997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13">
                <text:p>0.713</text:p>
              </table:table-cell>
              <table:table-cell office:value-type="float" office:value="0.118915">
                <text:p>0.1189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98">
                <text:p>1.198</text:p>
              </table:table-cell>
              <table:table-cell office:value-type="float" office:value="1.1181">
                <text:p>1.11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97">
                <text:p>0.697</text:p>
              </table:table-cell>
              <table:table-cell office:value-type="float" office:value="0.0666773">
                <text:p>0.06667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75">
                <text:p>1.575</text:p>
              </table:table-cell>
              <table:table-cell office:value-type="float" office:value="0.0700581">
                <text:p>0.07005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93">
                <text:p>0.693</text:p>
              </table:table-cell>
              <table:table-cell office:value-type="float" office:value="0.138946">
                <text:p>0.1389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25">
                <text:p>1.25</text:p>
              </table:table-cell>
              <table:table-cell office:value-type="float" office:value="0.103757">
                <text:p>0.1037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14">
                <text:p>0.714</text:p>
              </table:table-cell>
              <table:table-cell office:value-type="float" office:value="0.100668">
                <text:p>0.1006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41">
                <text:p>0.841</text:p>
              </table:table-cell>
              <table:table-cell office:value-type="float" office:value="0.186158">
                <text:p>0.1861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12">
                <text:p>0.712</text:p>
              </table:table-cell>
              <table:table-cell office:value-type="float" office:value="0.121475">
                <text:p>0.1214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94">
                <text:p>0.594</text:p>
              </table:table-cell>
              <table:table-cell office:value-type="float" office:value="0.143012">
                <text:p>0.1430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651">
                <text:p>2.651</text:p>
              </table:table-cell>
              <table:table-cell office:value-type="float" office:value="1.1502">
                <text:p>1.15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226">
                <text:p>2.226</text:p>
              </table:table-cell>
              <table:table-cell office:value-type="float" office:value="0.510383">
                <text:p>0.5103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8">
                <text:p>0.88</text:p>
              </table:table-cell>
              <table:table-cell office:value-type="float" office:value="0.304818">
                <text:p>0.3048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42">
                <text:p>1.642</text:p>
              </table:table-cell>
              <table:table-cell office:value-type="float" office:value="2.45031">
                <text:p>2.450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86">
                <text:p>0.986</text:p>
              </table:table-cell>
              <table:table-cell office:value-type="float" office:value="0.38444">
                <text:p>0.384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8">
                <text:p>1.78</text:p>
              </table:table-cell>
              <table:table-cell office:value-type="float" office:value="4.11069">
                <text:p>4.110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67">
                <text:p>0.767</text:p>
              </table:table-cell>
              <table:table-cell office:value-type="float" office:value="0.665781">
                <text:p>0.6657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212">
                <text:p>2.212</text:p>
              </table:table-cell>
              <table:table-cell office:value-type="float" office:value="1.02859">
                <text:p>1.028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49">
                <text:p>0.749</text:p>
              </table:table-cell>
              <table:table-cell office:value-type="float" office:value="0.484773">
                <text:p>0.4847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86">
                <text:p>0.986</text:p>
              </table:table-cell>
              <table:table-cell office:value-type="float" office:value="0.560994">
                <text:p>0.5609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2">
                <text:p>1.62</text:p>
              </table:table-cell>
              <table:table-cell office:value-type="float" office:value="0.084723">
                <text:p>0.0847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28">
                <text:p>0.728</text:p>
              </table:table-cell>
              <table:table-cell office:value-type="float" office:value="0.125475">
                <text:p>0.1254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85">
                <text:p>0.685</text:p>
              </table:table-cell>
              <table:table-cell office:value-type="float" office:value="0.189239">
                <text:p>0.1892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829">
                <text:p>1.829</text:p>
              </table:table-cell>
              <table:table-cell office:value-type="float" office:value="3.37668">
                <text:p>3.376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829">
                <text:p>1.829</text:p>
              </table:table-cell>
              <table:table-cell office:value-type="float" office:value="3.36862">
                <text:p>3.368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35">
                <text:p>1.635</text:p>
              </table:table-cell>
              <table:table-cell office:value-type="float" office:value="0.155807">
                <text:p>0.1558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92">
                <text:p>0.692</text:p>
              </table:table-cell>
              <table:table-cell office:value-type="float" office:value="0.168594">
                <text:p>0.1685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01">
                <text:p>0.901</text:p>
              </table:table-cell>
              <table:table-cell office:value-type="float" office:value="0.28457">
                <text:p>0.284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33">
                <text:p>1.033</text:p>
              </table:table-cell>
              <table:table-cell office:value-type="float" office:value="0.0628551">
                <text:p>0.06285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04">
                <text:p>0.704</text:p>
              </table:table-cell>
              <table:table-cell office:value-type="float" office:value="0.160242">
                <text:p>0.1602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83">
                <text:p>0.683</text:p>
              </table:table-cell>
              <table:table-cell office:value-type="float" office:value="0.178068">
                <text:p>0.1780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49">
                <text:p>0.649</text:p>
              </table:table-cell>
              <table:table-cell office:value-type="float" office:value="0.114647">
                <text:p>0.1146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46">
                <text:p>1.246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58">
                <text:p>2.658</text:p>
              </table:table-cell>
              <table:table-cell office:value-type="float" office:value="1.04106">
                <text:p>1.041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14">
                <text:p>0.814</text:p>
              </table:table-cell>
              <table:table-cell office:value-type="float" office:value="0.15659">
                <text:p>0.156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13">
                <text:p>1.913</text:p>
              </table:table-cell>
              <table:table-cell office:value-type="float" office:value="1.41854">
                <text:p>1.418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651">
                <text:p>2.651</text:p>
              </table:table-cell>
              <table:table-cell office:value-type="float" office:value="0.121725">
                <text:p>0.1217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582">
                <text:p>2.582</text:p>
              </table:table-cell>
              <table:table-cell office:value-type="float" office:value="1.12391">
                <text:p>1.123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12">
                <text:p>0.712</text:p>
              </table:table-cell>
              <table:table-cell office:value-type="float" office:value="0.184782">
                <text:p>0.1847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65">
                <text:p>0.765</text:p>
              </table:table-cell>
              <table:table-cell office:value-type="float" office:value="0.564705">
                <text:p>0.5647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79">
                <text:p>0.779</text:p>
              </table:table-cell>
              <table:table-cell office:value-type="float" office:value="0.280913">
                <text:p>0.2809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608">
                <text:p>2.608</text:p>
              </table:table-cell>
              <table:table-cell office:value-type="float" office:value="1.20804">
                <text:p>1.208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49">
                <text:p>1.249</text:p>
              </table:table-cell>
              <table:table-cell office:value-type="float" office:value="0.162179">
                <text:p>0.1621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018">
                <text:p>2.018</text:p>
              </table:table-cell>
              <table:table-cell office:value-type="float" office:value="2.90455">
                <text:p>2.904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04">
                <text:p>0.704</text:p>
              </table:table-cell>
              <table:table-cell office:value-type="float" office:value="0.127951">
                <text:p>0.1279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98">
                <text:p>0.698</text:p>
              </table:table-cell>
              <table:table-cell office:value-type="float" office:value="0.164799">
                <text:p>0.1647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651">
                <text:p>2.651</text:p>
              </table:table-cell>
              <table:table-cell office:value-type="float" office:value="1.38944">
                <text:p>1.389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9">
                <text:p>0.89</text:p>
              </table:table-cell>
              <table:table-cell office:value-type="float" office:value="0.813204">
                <text:p>0.8132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5">
                <text:p>1.25</text:p>
              </table:table-cell>
              <table:table-cell office:value-type="float" office:value="0.163306">
                <text:p>0.1633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83">
                <text:p>0.683</text:p>
              </table:table-cell>
              <table:table-cell office:value-type="float" office:value="0.175461">
                <text:p>0.1754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558">
                <text:p>2.558</text:p>
              </table:table-cell>
              <table:table-cell office:value-type="float" office:value="1.14494">
                <text:p>1.144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28">
                <text:p>1.328</text:p>
              </table:table-cell>
              <table:table-cell office:value-type="float" office:value="0.157644">
                <text:p>0.1576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018">
                <text:p>2.018</text:p>
              </table:table-cell>
              <table:table-cell office:value-type="float" office:value="3.35377">
                <text:p>3.353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651">
                <text:p>2.651</text:p>
              </table:table-cell>
              <table:table-cell office:value-type="float" office:value="1.21988">
                <text:p>1.219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64">
                <text:p>0.664</text:p>
              </table:table-cell>
              <table:table-cell office:value-type="float" office:value="0.13694">
                <text:p>0.136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48">
                <text:p>1.248</text:p>
              </table:table-cell>
              <table:table-cell office:value-type="float" office:value="0.15973">
                <text:p>0.159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83">
                <text:p>0.683</text:p>
              </table:table-cell>
              <table:table-cell office:value-type="float" office:value="0.179132">
                <text:p>0.1791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93">
                <text:p>0.693</text:p>
              </table:table-cell>
              <table:table-cell office:value-type="float" office:value="0.167407">
                <text:p>0.1674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19">
                <text:p>0.919</text:p>
              </table:table-cell>
              <table:table-cell office:value-type="float" office:value="1.10817">
                <text:p>1.108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93">
                <text:p>0.693</text:p>
              </table:table-cell>
              <table:table-cell office:value-type="float" office:value="0.168626">
                <text:p>0.1686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07">
                <text:p>0.707</text:p>
              </table:table-cell>
              <table:table-cell office:value-type="float" office:value="0.103265">
                <text:p>0.1032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28">
                <text:p>1.328</text:p>
              </table:table-cell>
              <table:table-cell office:value-type="float" office:value="0.159347">
                <text:p>0.1593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98">
                <text:p>0.798</text:p>
              </table:table-cell>
              <table:table-cell office:value-type="float" office:value="0.284136">
                <text:p>0.2841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88">
                <text:p>0.888</text:p>
              </table:table-cell>
              <table:table-cell office:value-type="float" office:value="0.466262">
                <text:p>0.4662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92">
                <text:p>0.692</text:p>
              </table:table-cell>
              <table:table-cell office:value-type="float" office:value="0.171214">
                <text:p>0.1712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53">
                <text:p>1.953</text:p>
              </table:table-cell>
              <table:table-cell office:value-type="float" office:value="2.77941">
                <text:p>2.779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3">
                <text:p>1.33</text:p>
              </table:table-cell>
              <table:table-cell office:value-type="float" office:value="1.73208">
                <text:p>1.732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22">
                <text:p>0.922</text:p>
              </table:table-cell>
              <table:table-cell office:value-type="float" office:value="0.398462">
                <text:p>0.3984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627">
                <text:p>2.627</text:p>
              </table:table-cell>
              <table:table-cell office:value-type="float" office:value="1.26337">
                <text:p>1.263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76">
                <text:p>0.776</text:p>
              </table:table-cell>
              <table:table-cell office:value-type="float" office:value="0.106728">
                <text:p>0.1067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22">
                <text:p>0.922</text:p>
              </table:table-cell>
              <table:table-cell office:value-type="float" office:value="0.544016">
                <text:p>0.5440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25">
                <text:p>0.925</text:p>
              </table:table-cell>
              <table:table-cell office:value-type="float" office:value="0.908137">
                <text:p>0.9081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86">
                <text:p>1.786</text:p>
              </table:table-cell>
              <table:table-cell office:value-type="float" office:value="4.10275">
                <text:p>4.102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93">
                <text:p>0.693</text:p>
              </table:table-cell>
              <table:table-cell office:value-type="float" office:value="0.172571">
                <text:p>0.1725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74">
                <text:p>0.974</text:p>
              </table:table-cell>
              <table:table-cell office:value-type="float" office:value="0.73467">
                <text:p>0.734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7">
                <text:p>0.787</text:p>
              </table:table-cell>
              <table:table-cell office:value-type="float" office:value="0.28997">
                <text:p>0.28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36">
                <text:p>0.736</text:p>
              </table:table-cell>
              <table:table-cell office:value-type="float" office:value="0.273003">
                <text:p>0.2730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36">
                <text:p>0.736</text:p>
              </table:table-cell>
              <table:table-cell office:value-type="float" office:value="0.283775">
                <text:p>0.2837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029">
                <text:p>1.029</text:p>
              </table:table-cell>
              <table:table-cell office:value-type="float" office:value="0.153811">
                <text:p>0.1538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08">
                <text:p>0.808</text:p>
              </table:table-cell>
              <table:table-cell office:value-type="float" office:value="0.166697">
                <text:p>0.1666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14">
                <text:p>0.714</text:p>
              </table:table-cell>
              <table:table-cell office:value-type="float" office:value="0.199287">
                <text:p>0.1992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651">
                <text:p>2.651</text:p>
              </table:table-cell>
              <table:table-cell office:value-type="float" office:value="1.15315">
                <text:p>1.153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627">
                <text:p>2.627</text:p>
              </table:table-cell>
              <table:table-cell office:value-type="float" office:value="0.122472">
                <text:p>0.1224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01">
                <text:p>1.601</text:p>
              </table:table-cell>
              <table:table-cell office:value-type="float" office:value="0.152066">
                <text:p>0.1520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93">
                <text:p>0.693</text:p>
              </table:table-cell>
              <table:table-cell office:value-type="float" office:value="0.174307">
                <text:p>0.1743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85">
                <text:p>0.685</text:p>
              </table:table-cell>
              <table:table-cell office:value-type="float" office:value="0.187486">
                <text:p>0.1874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52">
                <text:p>1.252</text:p>
              </table:table-cell>
              <table:table-cell office:value-type="float" office:value="0.161268">
                <text:p>0.1612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48">
                <text:p>1.248</text:p>
              </table:table-cell>
              <table:table-cell office:value-type="float" office:value="0.165024">
                <text:p>0.1650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93">
                <text:p>0.693</text:p>
              </table:table-cell>
              <table:table-cell office:value-type="float" office:value="0.170781">
                <text:p>0.1707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17">
                <text:p>0.817</text:p>
              </table:table-cell>
              <table:table-cell office:value-type="float" office:value="0.355511">
                <text:p>0.3555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05">
                <text:p>0.905</text:p>
              </table:table-cell>
              <table:table-cell office:value-type="float" office:value="0.727855">
                <text:p>0.7278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786">
                <text:p>1.786</text:p>
              </table:table-cell>
              <table:table-cell office:value-type="float" office:value="0.330378">
                <text:p>0.3303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46">
                <text:p>0.946</text:p>
              </table:table-cell>
              <table:table-cell office:value-type="float" office:value="0.473769">
                <text:p>0.473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378">
                <text:p>3.378</text:p>
              </table:table-cell>
              <table:table-cell office:value-type="float" office:value="1.10207">
                <text:p>1.102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41">
                <text:p>1.741</text:p>
              </table:table-cell>
              <table:table-cell office:value-type="float" office:value="5.36177">
                <text:p>5.361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018">
                <text:p>2.018</text:p>
              </table:table-cell>
              <table:table-cell office:value-type="float" office:value="4.15265">
                <text:p>4.15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651">
                <text:p>2.651</text:p>
              </table:table-cell>
              <table:table-cell office:value-type="float" office:value="1.14439">
                <text:p>1.144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17">
                <text:p>0.817</text:p>
              </table:table-cell>
              <table:table-cell office:value-type="float" office:value="0.377104">
                <text:p>0.3771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627">
                <text:p>2.627</text:p>
              </table:table-cell>
              <table:table-cell office:value-type="float" office:value="0.144908">
                <text:p>0.1449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59">
                <text:p>0.959</text:p>
              </table:table-cell>
              <table:table-cell office:value-type="float" office:value="0.722849">
                <text:p>0.7228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23">
                <text:p>0.723</text:p>
              </table:table-cell>
              <table:table-cell office:value-type="float" office:value="0.238367">
                <text:p>0.2383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46">
                <text:p>0.946</text:p>
              </table:table-cell>
              <table:table-cell office:value-type="float" office:value="0.501764">
                <text:p>0.5017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233">
                <text:p>2.233</text:p>
              </table:table-cell>
              <table:table-cell office:value-type="float" office:value="3.20239">
                <text:p>3.202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18">
                <text:p>0.618</text:p>
              </table:table-cell>
              <table:table-cell office:value-type="float" office:value="0.21201">
                <text:p>0.212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79">
                <text:p>1.779</text:p>
              </table:table-cell>
              <table:table-cell office:value-type="float" office:value="2.75683">
                <text:p>2.756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779">
                <text:p>1.779</text:p>
              </table:table-cell>
              <table:table-cell office:value-type="float" office:value="2.88461">
                <text:p>2.884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85">
                <text:p>0.685</text:p>
              </table:table-cell>
              <table:table-cell office:value-type="float" office:value="0.195686">
                <text:p>0.1956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87">
                <text:p>0.687</text:p>
              </table:table-cell>
              <table:table-cell office:value-type="float" office:value="0.181835">
                <text:p>0.1818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26">
                <text:p>1.326</text:p>
              </table:table-cell>
              <table:table-cell office:value-type="float" office:value="0.105455">
                <text:p>0.1054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651">
                <text:p>2.651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64">
                <text:p>2.64</text:p>
              </table:table-cell>
              <table:table-cell office:value-type="float" office:value="1.24759">
                <text:p>1.247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87">
                <text:p>0.687</text:p>
              </table:table-cell>
              <table:table-cell office:value-type="float" office:value="0.181957">
                <text:p>0.1819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772">
                <text:p>1.772</text:p>
              </table:table-cell>
              <table:table-cell office:value-type="float" office:value="0.166436">
                <text:p>0.1664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651">
                <text:p>2.651</text:p>
              </table:table-cell>
              <table:table-cell office:value-type="float" office:value="0.118497">
                <text:p>0.1184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149">
                <text:p>2.149</text:p>
              </table:table-cell>
              <table:table-cell office:value-type="float" office:value="3.61527">
                <text:p>3.615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18">
                <text:p>0.718</text:p>
              </table:table-cell>
              <table:table-cell office:value-type="float" office:value="0.259728">
                <text:p>0.2597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233">
                <text:p>2.233</text:p>
              </table:table-cell>
              <table:table-cell office:value-type="float" office:value="6.81941">
                <text:p>6.819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19">
                <text:p>0.719</text:p>
              </table:table-cell>
              <table:table-cell office:value-type="float" office:value="0.343117">
                <text:p>0.3431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857">
                <text:p>2.857</text:p>
              </table:table-cell>
              <table:table-cell office:value-type="float" office:value="6.57215">
                <text:p>6.572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98">
                <text:p>0.798</text:p>
              </table:table-cell>
              <table:table-cell office:value-type="float" office:value="0.170283">
                <text:p>0.1702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327">
                <text:p>1.327</text:p>
              </table:table-cell>
              <table:table-cell office:value-type="float" office:value="0.159404">
                <text:p>0.1594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646">
                <text:p>1.646</text:p>
              </table:table-cell>
              <table:table-cell office:value-type="float" office:value="0.19343">
                <text:p>0.193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41">
                <text:p>0.741</text:p>
              </table:table-cell>
              <table:table-cell office:value-type="float" office:value="0.43018">
                <text:p>0.430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43">
                <text:p>0.843</text:p>
              </table:table-cell>
              <table:table-cell office:value-type="float" office:value="0.360069">
                <text:p>0.3600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43">
                <text:p>1.043</text:p>
              </table:table-cell>
              <table:table-cell office:value-type="float" office:value="1.51628">
                <text:p>1.516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38">
                <text:p>0.738</text:p>
              </table:table-cell>
              <table:table-cell office:value-type="float" office:value="0.279706">
                <text:p>0.2797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09">
                <text:p>0.909</text:p>
              </table:table-cell>
              <table:table-cell office:value-type="float" office:value="0.854547">
                <text:p>0.8545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87">
                <text:p>1.487</text:p>
              </table:table-cell>
              <table:table-cell office:value-type="float" office:value="3.03533">
                <text:p>3.035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89">
                <text:p>1.889</text:p>
              </table:table-cell>
              <table:table-cell office:value-type="float" office:value="2.81748">
                <text:p>2.817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58">
                <text:p>0.958</text:p>
              </table:table-cell>
              <table:table-cell office:value-type="float" office:value="0.895037">
                <text:p>0.8950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627">
                <text:p>2.627</text:p>
              </table:table-cell>
              <table:table-cell office:value-type="float" office:value="1.26426">
                <text:p>1.264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601">
                <text:p>2.601</text:p>
              </table:table-cell>
              <table:table-cell office:value-type="float" office:value="1.1619">
                <text:p>1.16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9">
                <text:p>0.69</text:p>
              </table:table-cell>
              <table:table-cell office:value-type="float" office:value="0.177551">
                <text:p>0.1775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59">
                <text:p>0.759</text:p>
              </table:table-cell>
              <table:table-cell office:value-type="float" office:value="0.482271">
                <text:p>0.4822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77">
                <text:p>0.977</text:p>
              </table:table-cell>
              <table:table-cell office:value-type="float" office:value="1.13903">
                <text:p>1.139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8">
                <text:p>0.98</text:p>
              </table:table-cell>
              <table:table-cell office:value-type="float" office:value="0.180337">
                <text:p>0.1803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43">
                <text:p>1.043</text:p>
              </table:table-cell>
              <table:table-cell office:value-type="float" office:value="1.77352">
                <text:p>1.773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73">
                <text:p>0.973</text:p>
              </table:table-cell>
              <table:table-cell office:value-type="float" office:value="0.603023">
                <text:p>0.6030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93">
                <text:p>0.693</text:p>
              </table:table-cell>
              <table:table-cell office:value-type="float" office:value="0.171624">
                <text:p>0.1716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93">
                <text:p>0.693</text:p>
              </table:table-cell>
              <table:table-cell office:value-type="float" office:value="0.176059">
                <text:p>0.1760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857">
                <text:p>2.857</text:p>
              </table:table-cell>
              <table:table-cell office:value-type="float" office:value="7.40333">
                <text:p>7.40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18">
                <text:p>1.318</text:p>
              </table:table-cell>
              <table:table-cell office:value-type="float" office:value="2.27145">
                <text:p>2.271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63">
                <text:p>1.263</text:p>
              </table:table-cell>
              <table:table-cell office:value-type="float" office:value="1.74458">
                <text:p>1.744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72">
                <text:p>0.772</text:p>
              </table:table-cell>
              <table:table-cell office:value-type="float" office:value="0.553198">
                <text:p>0.5531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33">
                <text:p>0.833</text:p>
              </table:table-cell>
              <table:table-cell office:value-type="float" office:value="0.528014">
                <text:p>0.5280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53">
                <text:p>1.653</text:p>
              </table:table-cell>
              <table:table-cell office:value-type="float" office:value="0.233646">
                <text:p>0.2336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15">
                <text:p>2.115</text:p>
              </table:table-cell>
              <table:table-cell office:value-type="float" office:value="5.08681">
                <text:p>5.086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">
                <text:p>1.3</text:p>
              </table:table-cell>
              <table:table-cell office:value-type="float" office:value="0.165441">
                <text:p>0.1654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85">
                <text:p>0.685</text:p>
              </table:table-cell>
              <table:table-cell office:value-type="float" office:value="0.193778">
                <text:p>0.1937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156">
                <text:p>1.156</text:p>
              </table:table-cell>
              <table:table-cell office:value-type="float" office:value="1.71944">
                <text:p>1.719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452">
                <text:p>1.452</text:p>
              </table:table-cell>
              <table:table-cell office:value-type="float" office:value="0.111975">
                <text:p>0.1119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88">
                <text:p>2.188</text:p>
              </table:table-cell>
              <table:table-cell office:value-type="float" office:value="2.52671">
                <text:p>2.526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7">
                <text:p>0.77</text:p>
              </table:table-cell>
              <table:table-cell office:value-type="float" office:value="0.50266">
                <text:p>0.502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56">
                <text:p>3.056</text:p>
              </table:table-cell>
              <table:table-cell office:value-type="float" office:value="1.13916">
                <text:p>1.139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233">
                <text:p>2.233</text:p>
              </table:table-cell>
              <table:table-cell office:value-type="float" office:value="6.08366">
                <text:p>6.083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669">
                <text:p>2.669</text:p>
              </table:table-cell>
              <table:table-cell office:value-type="float" office:value="1.28903">
                <text:p>1.289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401">
                <text:p>1.401</text:p>
              </table:table-cell>
              <table:table-cell office:value-type="float" office:value="0.165327">
                <text:p>0.1653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973">
                <text:p>2.973</text:p>
              </table:table-cell>
              <table:table-cell office:value-type="float" office:value="2.91188">
                <text:p>2.911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9">
                <text:p>0.69</text:p>
              </table:table-cell>
              <table:table-cell office:value-type="float" office:value="0.17922">
                <text:p>0.179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544">
                <text:p>2.544</text:p>
              </table:table-cell>
              <table:table-cell office:value-type="float" office:value="2.21004">
                <text:p>2.210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37">
                <text:p>0.837</text:p>
              </table:table-cell>
              <table:table-cell office:value-type="float" office:value="0.469059">
                <text:p>0.4690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93">
                <text:p>0.693</text:p>
              </table:table-cell>
              <table:table-cell office:value-type="float" office:value="0.178177">
                <text:p>0.1781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37">
                <text:p>0.937</text:p>
              </table:table-cell>
              <table:table-cell office:value-type="float" office:value="0.655761">
                <text:p>0.6557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53">
                <text:p>1.053</text:p>
              </table:table-cell>
              <table:table-cell office:value-type="float" office:value="0.193235">
                <text:p>0.1932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653">
                <text:p>1.653</text:p>
              </table:table-cell>
              <table:table-cell office:value-type="float" office:value="0.271606">
                <text:p>0.2716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16">
                <text:p>0.816</text:p>
              </table:table-cell>
              <table:table-cell office:value-type="float" office:value="1.2703">
                <text:p>1.27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522">
                <text:p>1.522</text:p>
              </table:table-cell>
              <table:table-cell office:value-type="float" office:value="3.75825">
                <text:p>3.758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">
                <text:p>0.995</text:p>
              </table:table-cell>
              <table:table-cell office:value-type="float" office:value="-0.0350044">
                <text:p>-0.03500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93">
                <text:p>0.893</text:p>
              </table:table-cell>
              <table:table-cell office:value-type="float" office:value="0.17431">
                <text:p>0.174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8">
                <text:p>0.78</text:p>
              </table:table-cell>
              <table:table-cell office:value-type="float" office:value="0.167263">
                <text:p>0.1672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4">
                <text:p>1.4</text:p>
              </table:table-cell>
              <table:table-cell office:value-type="float" office:value="0.160692">
                <text:p>0.160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775">
                <text:p>2.775</text:p>
              </table:table-cell>
              <table:table-cell office:value-type="float" office:value="0.471677">
                <text:p>0.4716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703">
                <text:p>2.703</text:p>
              </table:table-cell>
              <table:table-cell office:value-type="float" office:value="1.24738">
                <text:p>1.247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85">
                <text:p>0.785</text:p>
              </table:table-cell>
              <table:table-cell office:value-type="float" office:value="0.195922">
                <text:p>0.1959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89">
                <text:p>0.689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338">
                <text:p>1.338</text:p>
              </table:table-cell>
              <table:table-cell office:value-type="float" office:value="1.95601">
                <text:p>1.956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669">
                <text:p>2.669</text:p>
              </table:table-cell>
              <table:table-cell office:value-type="float" office:value="1.28182">
                <text:p>1.281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669">
                <text:p>2.669</text:p>
              </table:table-cell>
              <table:table-cell office:value-type="float" office:value="1.27738">
                <text:p>1.277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">
                <text:p>1.3</text:p>
              </table:table-cell>
              <table:table-cell office:value-type="float" office:value="0.170009">
                <text:p>0.1700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47">
                <text:p>0.947</text:p>
              </table:table-cell>
              <table:table-cell office:value-type="float" office:value="1.15786">
                <text:p>1.157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23">
                <text:p>2.23</text:p>
              </table:table-cell>
              <table:table-cell office:value-type="float" office:value="4.47276">
                <text:p>4.472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721">
                <text:p>1.721</text:p>
              </table:table-cell>
              <table:table-cell office:value-type="float" office:value="0.357134">
                <text:p>0.3571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376">
                <text:p>1.376</text:p>
              </table:table-cell>
              <table:table-cell office:value-type="float" office:value="0.163502">
                <text:p>0.1635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64">
                <text:p>2.64</text:p>
              </table:table-cell>
              <table:table-cell office:value-type="float" office:value="1.2433">
                <text:p>1.24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27">
                <text:p>2.27</text:p>
              </table:table-cell>
              <table:table-cell office:value-type="float" office:value="3.81262">
                <text:p>3.812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703">
                <text:p>2.703</text:p>
              </table:table-cell>
              <table:table-cell office:value-type="float" office:value="-0.0212559">
                <text:p>-0.02125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52">
                <text:p>1.252</text:p>
              </table:table-cell>
              <table:table-cell office:value-type="float" office:value="0.1645">
                <text:p>0.16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377">
                <text:p>1.377</text:p>
              </table:table-cell>
              <table:table-cell office:value-type="float" office:value="0.161706">
                <text:p>0.1617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16">
                <text:p>0.816</text:p>
              </table:table-cell>
              <table:table-cell office:value-type="float" office:value="0.179017">
                <text:p>0.1790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96">
                <text:p>0.696</text:p>
              </table:table-cell>
              <table:table-cell office:value-type="float" office:value="0.179841">
                <text:p>0.1798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973">
                <text:p>2.973</text:p>
              </table:table-cell>
              <table:table-cell office:value-type="float" office:value="6.34763">
                <text:p>6.347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631">
                <text:p>2.631</text:p>
              </table:table-cell>
              <table:table-cell office:value-type="float" office:value="1.25825">
                <text:p>1.258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252">
                <text:p>1.252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631">
                <text:p>2.631</text:p>
              </table:table-cell>
              <table:table-cell office:value-type="float" office:value="1.26754">
                <text:p>1.267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197">
                <text:p>3.197</text:p>
              </table:table-cell>
              <table:table-cell office:value-type="float" office:value="8.71278">
                <text:p>8.712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91">
                <text:p>0.691</text:p>
              </table:table-cell>
              <table:table-cell office:value-type="float" office:value="0.185295">
                <text:p>0.1852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458">
                <text:p>2.458</text:p>
              </table:table-cell>
              <table:table-cell office:value-type="float" office:value="5.00292">
                <text:p>5.00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65">
                <text:p>3.65</text:p>
              </table:table-cell>
              <table:table-cell office:value-type="float" office:value="5.18134">
                <text:p>5.181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47">
                <text:p>1.247</text:p>
              </table:table-cell>
              <table:table-cell office:value-type="float" office:value="0.16636">
                <text:p>0.166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97">
                <text:p>0.897</text:p>
              </table:table-cell>
              <table:table-cell office:value-type="float" office:value="0.11393">
                <text:p>0.113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65">
                <text:p>3.65</text:p>
              </table:table-cell>
              <table:table-cell office:value-type="float" office:value="5.28259">
                <text:p>5.282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27">
                <text:p>2.27</text:p>
              </table:table-cell>
              <table:table-cell office:value-type="float" office:value="5.34651">
                <text:p>5.346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669">
                <text:p>2.669</text:p>
              </table:table-cell>
              <table:table-cell office:value-type="float" office:value="1.27203">
                <text:p>1.272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605">
                <text:p>4.605</text:p>
              </table:table-cell>
              <table:table-cell office:value-type="float" office:value="1.10796">
                <text:p>1.107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3">
                <text:p>1.3</text:p>
              </table:table-cell>
              <table:table-cell office:value-type="float" office:value="2.40821">
                <text:p>2.408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669">
                <text:p>2.669</text:p>
              </table:table-cell>
              <table:table-cell office:value-type="float" office:value="1.24716">
                <text:p>1.247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703">
                <text:p>2.703</text:p>
              </table:table-cell>
              <table:table-cell office:value-type="float" office:value="0.218173">
                <text:p>0.2181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94">
                <text:p>1.194</text:p>
              </table:table-cell>
              <table:table-cell office:value-type="float" office:value="1.95413">
                <text:p>1.95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016">
                <text:p>3.016</text:p>
              </table:table-cell>
              <table:table-cell office:value-type="float" office:value="3.85561">
                <text:p>3.855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12">
                <text:p>1.112</text:p>
              </table:table-cell>
              <table:table-cell office:value-type="float" office:value="0.170834">
                <text:p>0.1708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325">
                <text:p>3.325</text:p>
              </table:table-cell>
              <table:table-cell office:value-type="float" office:value="3.43412">
                <text:p>3.434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54">
                <text:p>1.254</text:p>
              </table:table-cell>
              <table:table-cell office:value-type="float" office:value="0.113758">
                <text:p>0.1137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16">
                <text:p>1.016</text:p>
              </table:table-cell>
              <table:table-cell office:value-type="float" office:value="1.06758">
                <text:p>1.067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52">
                <text:p>1.252</text:p>
              </table:table-cell>
              <table:table-cell office:value-type="float" office:value="0.166272">
                <text:p>0.1662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86">
                <text:p>1.086</text:p>
              </table:table-cell>
              <table:table-cell office:value-type="float" office:value="0.725389">
                <text:p>0.7253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196">
                <text:p>2.196</text:p>
              </table:table-cell>
              <table:table-cell office:value-type="float" office:value="5.50439">
                <text:p>5.504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91">
                <text:p>0.691</text:p>
              </table:table-cell>
              <table:table-cell office:value-type="float" office:value="0.187939">
                <text:p>0.1879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63">
                <text:p>1.663</text:p>
              </table:table-cell>
              <table:table-cell office:value-type="float" office:value="1.50735">
                <text:p>1.507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037">
                <text:p>1.037</text:p>
              </table:table-cell>
              <table:table-cell office:value-type="float" office:value="0.833412">
                <text:p>0.8334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93">
                <text:p>0.693</text:p>
              </table:table-cell>
              <table:table-cell office:value-type="float" office:value="0.196183">
                <text:p>0.1961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775">
                <text:p>2.775</text:p>
              </table:table-cell>
              <table:table-cell office:value-type="float" office:value="1.3902">
                <text:p>1.39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17">
                <text:p>0.817</text:p>
              </table:table-cell>
              <table:table-cell office:value-type="float" office:value="0.181193">
                <text:p>0.1811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325">
                <text:p>4.325</text:p>
              </table:table-cell>
              <table:table-cell office:value-type="float" office:value="1.06124">
                <text:p>1.061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63">
                <text:p>2.63</text:p>
              </table:table-cell>
              <table:table-cell office:value-type="float" office:value="1.23159">
                <text:p>1.231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32">
                <text:p>0.832</text:p>
              </table:table-cell>
              <table:table-cell office:value-type="float" office:value="0.182586">
                <text:p>0.1825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86">
                <text:p>1.086</text:p>
              </table:table-cell>
              <table:table-cell office:value-type="float" office:value="0.7066">
                <text:p>0.70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809">
                <text:p>2.809</text:p>
              </table:table-cell>
              <table:table-cell office:value-type="float" office:value="1.19736">
                <text:p>1.197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9">
                <text:p>0.79</text:p>
              </table:table-cell>
              <table:table-cell office:value-type="float" office:value="0.200811">
                <text:p>0.2008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555">
                <text:p>4.555</text:p>
              </table:table-cell>
              <table:table-cell office:value-type="float" office:value="6.47008">
                <text:p>6.470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63">
                <text:p>2.63</text:p>
              </table:table-cell>
              <table:table-cell office:value-type="float" office:value="0.158946">
                <text:p>0.1589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663">
                <text:p>1.663</text:p>
              </table:table-cell>
              <table:table-cell office:value-type="float" office:value="1.71791">
                <text:p>1.717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526">
                <text:p>4.526</text:p>
              </table:table-cell>
              <table:table-cell office:value-type="float" office:value="7.45811">
                <text:p>7.458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555">
                <text:p>4.555</text:p>
              </table:table-cell>
              <table:table-cell office:value-type="float" office:value="5.32824">
                <text:p>5.328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077">
                <text:p>1.077</text:p>
              </table:table-cell>
              <table:table-cell office:value-type="float" office:value="1.09876">
                <text:p>1.098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618">
                <text:p>4.618</text:p>
              </table:table-cell>
              <table:table-cell office:value-type="float" office:value="1.2026">
                <text:p>1.20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135">
                <text:p>4.135</text:p>
              </table:table-cell>
              <table:table-cell office:value-type="float" office:value="7.07838">
                <text:p>7.078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52">
                <text:p>1.252</text:p>
              </table:table-cell>
              <table:table-cell office:value-type="float" office:value="0.173352">
                <text:p>0.1733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48">
                <text:p>1.948</text:p>
              </table:table-cell>
              <table:table-cell office:value-type="float" office:value="1.1702">
                <text:p>1.17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36">
                <text:p>1.936</text:p>
              </table:table-cell>
              <table:table-cell office:value-type="float" office:value="1.48737">
                <text:p>1.48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196">
                <text:p>2.196</text:p>
              </table:table-cell>
              <table:table-cell office:value-type="float" office:value="5.61015">
                <text:p>5.610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004">
                <text:p>1.004</text:p>
              </table:table-cell>
              <table:table-cell office:value-type="float" office:value="0.745686">
                <text:p>0.7456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12">
                <text:p>0.812</text:p>
              </table:table-cell>
              <table:table-cell office:value-type="float" office:value="0.186837">
                <text:p>0.1868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669">
                <text:p>2.669</text:p>
              </table:table-cell>
              <table:table-cell office:value-type="float" office:value="1.25922">
                <text:p>1.259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196">
                <text:p>2.196</text:p>
              </table:table-cell>
              <table:table-cell office:value-type="float" office:value="0.172651">
                <text:p>0.1726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94">
                <text:p>0.694</text:p>
              </table:table-cell>
              <table:table-cell office:value-type="float" office:value="0.202376">
                <text:p>0.2023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429">
                <text:p>2.429</text:p>
              </table:table-cell>
              <table:table-cell office:value-type="float" office:value="2.10555">
                <text:p>2.105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75">
                <text:p>1.075</text:p>
              </table:table-cell>
              <table:table-cell office:value-type="float" office:value="0.801291">
                <text:p>0.8012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79">
                <text:p>5.79</text:p>
              </table:table-cell>
              <table:table-cell office:value-type="float" office:value="15.6492">
                <text:p>15.64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268">
                <text:p>4.268</text:p>
              </table:table-cell>
              <table:table-cell office:value-type="float" office:value="4.55968">
                <text:p>4.559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463">
                <text:p>2.463</text:p>
              </table:table-cell>
              <table:table-cell office:value-type="float" office:value="6.17143">
                <text:p>6.171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81">
                <text:p>0.781</text:p>
              </table:table-cell>
              <table:table-cell office:value-type="float" office:value="0.16899">
                <text:p>0.168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88">
                <text:p>1.388</text:p>
              </table:table-cell>
              <table:table-cell office:value-type="float" office:value="0.165775">
                <text:p>0.1657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17">
                <text:p>0.817</text:p>
              </table:table-cell>
              <table:table-cell office:value-type="float" office:value="0.186128">
                <text:p>0.1861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93">
                <text:p>0.693</text:p>
              </table:table-cell>
              <table:table-cell office:value-type="float" office:value="0.196365">
                <text:p>0.1963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663">
                <text:p>1.663</text:p>
              </table:table-cell>
              <table:table-cell office:value-type="float" office:value="1.99471">
                <text:p>1.994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696">
                <text:p>1.696</text:p>
              </table:table-cell>
              <table:table-cell office:value-type="float" office:value="0.116243">
                <text:p>0.1162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64">
                <text:p>2.64</text:p>
              </table:table-cell>
              <table:table-cell office:value-type="float" office:value="1.26243">
                <text:p>1.262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93">
                <text:p>0.693</text:p>
              </table:table-cell>
              <table:table-cell office:value-type="float" office:value="0.198678">
                <text:p>0.1986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.267">
                <text:p>8.267</text:p>
              </table:table-cell>
              <table:table-cell office:value-type="float" office:value="16.4646">
                <text:p>16.46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63">
                <text:p>2.63</text:p>
              </table:table-cell>
              <table:table-cell office:value-type="float" office:value="1.26803">
                <text:p>1.268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765">
                <text:p>2.765</text:p>
              </table:table-cell>
              <table:table-cell office:value-type="float" office:value="1.29375">
                <text:p>1.293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378">
                <text:p>1.378</text:p>
              </table:table-cell>
              <table:table-cell office:value-type="float" office:value="0.168351">
                <text:p>0.1683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889">
                <text:p>6.889</text:p>
              </table:table-cell>
              <table:table-cell office:value-type="float" office:value="9.12371">
                <text:p>9.123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85">
                <text:p>1.285</text:p>
              </table:table-cell>
              <table:table-cell office:value-type="float" office:value="0.883028">
                <text:p>0.8830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8">
                <text:p>0.998</text:p>
              </table:table-cell>
              <table:table-cell office:value-type="float" office:value="0.169005">
                <text:p>0.1690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63">
                <text:p>2.63</text:p>
              </table:table-cell>
              <table:table-cell office:value-type="float" office:value="1.23866">
                <text:p>1.238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378">
                <text:p>1.378</text:p>
              </table:table-cell>
              <table:table-cell office:value-type="float" office:value="0.173475">
                <text:p>0.1734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94">
                <text:p>0.694</text:p>
              </table:table-cell>
              <table:table-cell office:value-type="float" office:value="0.196262">
                <text:p>0.1962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809">
                <text:p>2.809</text:p>
              </table:table-cell>
              <table:table-cell office:value-type="float" office:value="1.2568">
                <text:p>1.25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561">
                <text:p>3.561</text:p>
              </table:table-cell>
              <table:table-cell office:value-type="float" office:value="6.44954">
                <text:p>6.449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595">
                <text:p>2.595</text:p>
              </table:table-cell>
              <table:table-cell office:value-type="float" office:value="3.43782">
                <text:p>3.437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741">
                <text:p>1.741</text:p>
              </table:table-cell>
              <table:table-cell office:value-type="float" office:value="1.40406">
                <text:p>1.404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79">
                <text:p>5.79</text:p>
              </table:table-cell>
              <table:table-cell office:value-type="float" office:value="1.60128">
                <text:p>1.601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393">
                <text:p>1.393</text:p>
              </table:table-cell>
              <table:table-cell office:value-type="float" office:value="0.171339">
                <text:p>0.1713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54">
                <text:p>1.254</text:p>
              </table:table-cell>
              <table:table-cell office:value-type="float" office:value="0.176219">
                <text:p>0.1762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809">
                <text:p>2.809</text:p>
              </table:table-cell>
              <table:table-cell office:value-type="float" office:value="1.36701">
                <text:p>1.367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356">
                <text:p>2.356</text:p>
              </table:table-cell>
              <table:table-cell office:value-type="float" office:value="1.87449">
                <text:p>1.874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755">
                <text:p>2.755</text:p>
              </table:table-cell>
              <table:table-cell office:value-type="float" office:value="1.27464">
                <text:p>1.274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63">
                <text:p>2.63</text:p>
              </table:table-cell>
              <table:table-cell office:value-type="float" office:value="1.35785">
                <text:p>1.357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93">
                <text:p>2.193</text:p>
              </table:table-cell>
              <table:table-cell office:value-type="float" office:value="1.80453">
                <text:p>1.804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076">
                <text:p>2.076</text:p>
              </table:table-cell>
              <table:table-cell office:value-type="float" office:value="1.63216">
                <text:p>1.632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.79">
                <text:p>5.79</text:p>
              </table:table-cell>
              <table:table-cell office:value-type="float" office:value="20.311">
                <text:p>20.3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643">
                <text:p>7.643</text:p>
              </table:table-cell>
              <table:table-cell office:value-type="float" office:value="11.8757">
                <text:p>11.875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889">
                <text:p>6.889</text:p>
              </table:table-cell>
              <table:table-cell office:value-type="float" office:value="0.942932">
                <text:p>0.9429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628">
                <text:p>4.628</text:p>
              </table:table-cell>
              <table:table-cell office:value-type="float" office:value="15.4312">
                <text:p>15.43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561">
                <text:p>3.561</text:p>
              </table:table-cell>
              <table:table-cell office:value-type="float" office:value="7.36863">
                <text:p>7.368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529">
                <text:p>1.529</text:p>
              </table:table-cell>
              <table:table-cell office:value-type="float" office:value="0.175604">
                <text:p>0.1756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257">
                <text:p>1.257</text:p>
              </table:table-cell>
              <table:table-cell office:value-type="float" office:value="0.173887">
                <text:p>0.1738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713">
                <text:p>4.713</text:p>
              </table:table-cell>
              <table:table-cell office:value-type="float" office:value="7.40196">
                <text:p>7.401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.424">
                <text:p>5.424</text:p>
              </table:table-cell>
              <table:table-cell office:value-type="float" office:value="1.65988">
                <text:p>1.659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77">
                <text:p>0.977</text:p>
              </table:table-cell>
              <table:table-cell office:value-type="float" office:value="0.188597">
                <text:p>0.1885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755">
                <text:p>2.755</text:p>
              </table:table-cell>
              <table:table-cell office:value-type="float" office:value="1.27156">
                <text:p>1.271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808">
                <text:p>2.808</text:p>
              </table:table-cell>
              <table:table-cell office:value-type="float" office:value="1.27827">
                <text:p>1.278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29">
                <text:p>1.529</text:p>
              </table:table-cell>
              <table:table-cell office:value-type="float" office:value="0.178728">
                <text:p>0.1787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.944">
                <text:p>7.944</text:p>
              </table:table-cell>
              <table:table-cell office:value-type="float" office:value="14.9578">
                <text:p>14.95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63">
                <text:p>2.63</text:p>
              </table:table-cell>
              <table:table-cell office:value-type="float" office:value="1.24956">
                <text:p>1.249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.171">
                <text:p>8.171</text:p>
              </table:table-cell>
              <table:table-cell office:value-type="float" office:value="17.0029">
                <text:p>17.00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13">
                <text:p>0.813</text:p>
              </table:table-cell>
              <table:table-cell office:value-type="float" office:value="0.194364">
                <text:p>0.1943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301">
                <text:p>5.301</text:p>
              </table:table-cell>
              <table:table-cell office:value-type="float" office:value="5.14797">
                <text:p>5.147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77">
                <text:p>0.977</text:p>
              </table:table-cell>
              <table:table-cell office:value-type="float" office:value="0.192093">
                <text:p>0.1920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233">
                <text:p>2.233</text:p>
              </table:table-cell>
              <table:table-cell office:value-type="float" office:value="1.77937">
                <text:p>1.779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13">
                <text:p>0.813</text:p>
              </table:table-cell>
              <table:table-cell office:value-type="float" office:value="0.200033">
                <text:p>0.2000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808">
                <text:p>2.808</text:p>
              </table:table-cell>
              <table:table-cell office:value-type="float" office:value="-0.0134008">
                <text:p>-0.01340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416">
                <text:p>2.416</text:p>
              </table:table-cell>
              <table:table-cell office:value-type="float" office:value="2.31073">
                <text:p>2.310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95">
                <text:p>0.695</text:p>
              </table:table-cell>
              <table:table-cell office:value-type="float" office:value="0.211456">
                <text:p>0.2114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95">
                <text:p>0.695</text:p>
              </table:table-cell>
              <table:table-cell office:value-type="float" office:value="0.20448">
                <text:p>0.204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516">
                <text:p>1.516</text:p>
              </table:table-cell>
              <table:table-cell office:value-type="float" office:value="1.46769">
                <text:p>1.467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78">
                <text:p>1.378</text:p>
              </table:table-cell>
              <table:table-cell office:value-type="float" office:value="0.176943">
                <text:p>0.1769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713">
                <text:p>4.713</text:p>
              </table:table-cell>
              <table:table-cell office:value-type="float" office:value="8.37016">
                <text:p>8.370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679">
                <text:p>2.679</text:p>
              </table:table-cell>
              <table:table-cell office:value-type="float" office:value="1.28346">
                <text:p>1.283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26">
                <text:p>1.326</text:p>
              </table:table-cell>
              <table:table-cell office:value-type="float" office:value="0.19276">
                <text:p>0.192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457">
                <text:p>1.457</text:p>
              </table:table-cell>
              <table:table-cell office:value-type="float" office:value="1.34681">
                <text:p>1.346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047">
                <text:p>2.047</text:p>
              </table:table-cell>
              <table:table-cell office:value-type="float" office:value="3.98233">
                <text:p>3.982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618">
                <text:p>4.618</text:p>
              </table:table-cell>
              <table:table-cell office:value-type="float" office:value="22.1531">
                <text:p>22.15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67">
                <text:p>0.867</text:p>
              </table:table-cell>
              <table:table-cell office:value-type="float" office:value="0.194573">
                <text:p>0.1945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487">
                <text:p>5.487</text:p>
              </table:table-cell>
              <table:table-cell office:value-type="float" office:value="6.03975">
                <text:p>6.039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808">
                <text:p>2.808</text:p>
              </table:table-cell>
              <table:table-cell office:value-type="float" office:value="1.26784">
                <text:p>1.267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63">
                <text:p>2.63</text:p>
              </table:table-cell>
              <table:table-cell office:value-type="float" office:value="1.37257">
                <text:p>1.3725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15">
                <text:p>0.815</text:p>
              </table:table-cell>
              <table:table-cell office:value-type="float" office:value="0.199173">
                <text:p>0.1991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175">
                <text:p>5.175</text:p>
              </table:table-cell>
              <table:table-cell office:value-type="float" office:value="5.16767">
                <text:p>5.167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.993">
                <text:p>9.993</text:p>
              </table:table-cell>
              <table:table-cell office:value-type="float" office:value="15.0253">
                <text:p>15.02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416">
                <text:p>2.416</text:p>
              </table:table-cell>
              <table:table-cell office:value-type="float" office:value="2.3103">
                <text:p>2.31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945">
                <text:p>6.945</text:p>
              </table:table-cell>
              <table:table-cell office:value-type="float" office:value="7.72066">
                <text:p>7.720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44">
                <text:p>3.944</text:p>
              </table:table-cell>
              <table:table-cell office:value-type="float" office:value="2.66217">
                <text:p>2.662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615">
                <text:p>2.615</text:p>
              </table:table-cell>
              <table:table-cell office:value-type="float" office:value="0.180501">
                <text:p>0.1805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91">
                <text:p>0.691</text:p>
              </table:table-cell>
              <table:table-cell office:value-type="float" office:value="0.219805">
                <text:p>0.2198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.628">
                <text:p>9.628</text:p>
              </table:table-cell>
              <table:table-cell office:value-type="float" office:value="12.9575">
                <text:p>12.95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226">
                <text:p>3.226</text:p>
              </table:table-cell>
              <table:table-cell office:value-type="float" office:value="5.03488">
                <text:p>5.034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46">
                <text:p>1.546</text:p>
              </table:table-cell>
              <table:table-cell office:value-type="float" office:value="1.7444">
                <text:p>1.74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3">
                <text:p>1.23</text:p>
              </table:table-cell>
              <table:table-cell office:value-type="float" office:value="0.178592">
                <text:p>0.1785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794">
                <text:p>2.794</text:p>
              </table:table-cell>
              <table:table-cell office:value-type="float" office:value="0.132025">
                <text:p>0.1320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95">
                <text:p>0.695</text:p>
              </table:table-cell>
              <table:table-cell office:value-type="float" office:value="0.210066">
                <text:p>0.2100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05">
                <text:p>0.905</text:p>
              </table:table-cell>
              <table:table-cell office:value-type="float" office:value="0.180603">
                <text:p>0.1806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13">
                <text:p>0.813</text:p>
              </table:table-cell>
              <table:table-cell office:value-type="float" office:value="0.203412">
                <text:p>0.2034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794">
                <text:p>2.794</text:p>
              </table:table-cell>
              <table:table-cell office:value-type="float" office:value="1.26495">
                <text:p>1.264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808">
                <text:p>2.808</text:p>
              </table:table-cell>
              <table:table-cell office:value-type="float" office:value="0.128336">
                <text:p>0.1283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007">
                <text:p>2.007</text:p>
              </table:table-cell>
              <table:table-cell office:value-type="float" office:value="0.123463">
                <text:p>0.1234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794">
                <text:p>2.794</text:p>
              </table:table-cell>
              <table:table-cell office:value-type="float" office:value="1.73999">
                <text:p>1.739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15">
                <text:p>0.815</text:p>
              </table:table-cell>
              <table:table-cell office:value-type="float" office:value="0.202974">
                <text:p>0.2029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253">
                <text:p>5.253</text:p>
              </table:table-cell>
              <table:table-cell office:value-type="float" office:value="9.81402">
                <text:p>9.814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615">
                <text:p>2.615</text:p>
              </table:table-cell>
              <table:table-cell office:value-type="float" office:value="0.123094">
                <text:p>0.1230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.116">
                <text:p>12.116</text:p>
              </table:table-cell>
              <table:table-cell office:value-type="float" office:value="1.74177">
                <text:p>1.741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479">
                <text:p>2.479</text:p>
              </table:table-cell>
              <table:table-cell office:value-type="float" office:value="3.02567">
                <text:p>3.025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34">
                <text:p>1.134</text:p>
              </table:table-cell>
              <table:table-cell office:value-type="float" office:value="0.174091">
                <text:p>0.1740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98">
                <text:p>0.898</text:p>
              </table:table-cell>
              <table:table-cell office:value-type="float" office:value="0.187167">
                <text:p>0.1871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63">
                <text:p>2.63</text:p>
              </table:table-cell>
              <table:table-cell office:value-type="float" office:value="1.48356">
                <text:p>1.483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794">
                <text:p>2.794</text:p>
              </table:table-cell>
              <table:table-cell office:value-type="float" office:value="1.37766">
                <text:p>1.377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577">
                <text:p>11.577</text:p>
              </table:table-cell>
              <table:table-cell office:value-type="float" office:value="1.98397">
                <text:p>1.983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.454">
                <text:p>12.454</text:p>
              </table:table-cell>
              <table:table-cell office:value-type="float" office:value="19.3528">
                <text:p>19.35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.043">
                <text:p>8.043</text:p>
              </table:table-cell>
              <table:table-cell office:value-type="float" office:value="7.25467">
                <text:p>7.254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14">
                <text:p>0.814</text:p>
              </table:table-cell>
              <table:table-cell office:value-type="float" office:value="0.206798">
                <text:p>0.2067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94">
                <text:p>2.794</text:p>
              </table:table-cell>
              <table:table-cell office:value-type="float" office:value="1.37908">
                <text:p>1.379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983">
                <text:p>3.983</text:p>
              </table:table-cell>
              <table:table-cell office:value-type="float" office:value="10.2837">
                <text:p>10.28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11">
                <text:p>0.811</text:p>
              </table:table-cell>
              <table:table-cell office:value-type="float" office:value="0.200528">
                <text:p>0.2005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14">
                <text:p>0.814</text:p>
              </table:table-cell>
              <table:table-cell office:value-type="float" office:value="0.222017">
                <text:p>0.2220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585">
                <text:p>1.585</text:p>
              </table:table-cell>
              <table:table-cell office:value-type="float" office:value="0.197066">
                <text:p>0.1970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106">
                <text:p>6.106</text:p>
              </table:table-cell>
              <table:table-cell office:value-type="float" office:value="1.37738">
                <text:p>1.377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808">
                <text:p>2.808</text:p>
              </table:table-cell>
              <table:table-cell office:value-type="float" office:value="1.2691">
                <text:p>1.26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488">
                <text:p>2.488</text:p>
              </table:table-cell>
              <table:table-cell office:value-type="float" office:value="2.67149">
                <text:p>2.671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399">
                <text:p>3.399</text:p>
              </table:table-cell>
              <table:table-cell office:value-type="float" office:value="2.08137">
                <text:p>2.081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422">
                <text:p>1.422</text:p>
              </table:table-cell>
              <table:table-cell office:value-type="float" office:value="0.184023">
                <text:p>0.1840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795">
                <text:p>6.795</text:p>
              </table:table-cell>
              <table:table-cell office:value-type="float" office:value="3.72466">
                <text:p>3.724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.046">
                <text:p>8.046</text:p>
              </table:table-cell>
              <table:table-cell office:value-type="float" office:value="5.13338">
                <text:p>5.133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15">
                <text:p>0.815</text:p>
              </table:table-cell>
              <table:table-cell office:value-type="float" office:value="0.20455">
                <text:p>0.20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.454">
                <text:p>12.454</text:p>
              </table:table-cell>
              <table:table-cell office:value-type="float" office:value="23.6577">
                <text:p>23.65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365">
                <text:p>1.365</text:p>
              </table:table-cell>
              <table:table-cell office:value-type="float" office:value="0.184353">
                <text:p>0.1843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11">
                <text:p>6.11</text:p>
              </table:table-cell>
              <table:table-cell office:value-type="float" office:value="1.32581">
                <text:p>1.325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543">
                <text:p>3.543</text:p>
              </table:table-cell>
              <table:table-cell office:value-type="float" office:value="2.31459">
                <text:p>2.314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255">
                <text:p>1.255</text:p>
              </table:table-cell>
              <table:table-cell office:value-type="float" office:value="0.175586">
                <text:p>0.1755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255">
                <text:p>1.255</text:p>
              </table:table-cell>
              <table:table-cell office:value-type="float" office:value="0.180776">
                <text:p>0.1807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422">
                <text:p>1.422</text:p>
              </table:table-cell>
              <table:table-cell office:value-type="float" office:value="0.123497">
                <text:p>0.1234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488">
                <text:p>2.488</text:p>
              </table:table-cell>
              <table:table-cell office:value-type="float" office:value="3.31099">
                <text:p>3.310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32">
                <text:p>7.532</text:p>
              </table:table-cell>
              <table:table-cell office:value-type="float" office:value="6.53549">
                <text:p>6.535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06">
                <text:p>0.906</text:p>
              </table:table-cell>
              <table:table-cell office:value-type="float" office:value="0.123551">
                <text:p>0.1235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179">
                <text:p>6.179</text:p>
              </table:table-cell>
              <table:table-cell office:value-type="float" office:value="1.27963">
                <text:p>1.279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171">
                <text:p>3.171</text:p>
              </table:table-cell>
              <table:table-cell office:value-type="float" office:value="2.57243">
                <text:p>2.572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761">
                <text:p>7.761</text:p>
              </table:table-cell>
              <table:table-cell office:value-type="float" office:value="7.41311">
                <text:p>7.413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338">
                <text:p>1.338</text:p>
              </table:table-cell>
              <table:table-cell office:value-type="float" office:value="0.200884">
                <text:p>0.2008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06">
                <text:p>0.906</text:p>
              </table:table-cell>
              <table:table-cell office:value-type="float" office:value="0.122662">
                <text:p>0.1226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.454">
                <text:p>13.454</text:p>
              </table:table-cell>
              <table:table-cell office:value-type="float" office:value="27.6561">
                <text:p>27.65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55">
                <text:p>1.255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19">
                <text:p>0.819</text:p>
              </table:table-cell>
              <table:table-cell office:value-type="float" office:value="0.215938">
                <text:p>0.2159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007">
                <text:p>2.007</text:p>
              </table:table-cell>
              <table:table-cell office:value-type="float" office:value="0.185101">
                <text:p>0.1851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29">
                <text:p>1.529</text:p>
              </table:table-cell>
              <table:table-cell office:value-type="float" office:value="0.187833">
                <text:p>0.1878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73">
                <text:p>1.173</text:p>
              </table:table-cell>
              <table:table-cell office:value-type="float" office:value="0.204563">
                <text:p>0.2045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.596">
                <text:p>13.596</text:p>
              </table:table-cell>
              <table:table-cell office:value-type="float" office:value="2.35024">
                <text:p>2.350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.556">
                <text:p>14.556</text:p>
              </table:table-cell>
              <table:table-cell office:value-type="float" office:value="2.30219">
                <text:p>2.302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921">
                <text:p>3.921</text:p>
              </table:table-cell>
              <table:table-cell office:value-type="float" office:value="0.108726">
                <text:p>0.1087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678">
                <text:p>7.678</text:p>
              </table:table-cell>
              <table:table-cell office:value-type="float" office:value="7.85019">
                <text:p>7.850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15">
                <text:p>0.815</text:p>
              </table:table-cell>
              <table:table-cell office:value-type="float" office:value="0.21679">
                <text:p>0.216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476">
                <text:p>1.476</text:p>
              </table:table-cell>
              <table:table-cell office:value-type="float" office:value="0.205033">
                <text:p>0.2050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963">
                <text:p>7.963</text:p>
              </table:table-cell>
              <table:table-cell office:value-type="float" office:value="9.67728">
                <text:p>9.677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55">
                <text:p>1.255</text:p>
              </table:table-cell>
              <table:table-cell office:value-type="float" office:value="0.182082">
                <text:p>0.1820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869">
                <text:p>0.869</text:p>
              </table:table-cell>
              <table:table-cell office:value-type="float" office:value="0.210639">
                <text:p>0.2106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.049">
                <text:p>5.049</text:p>
              </table:table-cell>
              <table:table-cell office:value-type="float" office:value="0.194642">
                <text:p>0.19464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997">
                <text:p>2.997</text:p>
              </table:table-cell>
              <table:table-cell office:value-type="float" office:value="1.25877">
                <text:p>1.258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16">
                <text:p>0.816</text:p>
              </table:table-cell>
              <table:table-cell office:value-type="float" office:value="0.214424">
                <text:p>0.2144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72">
                <text:p>1.072</text:p>
              </table:table-cell>
              <table:table-cell office:value-type="float" office:value="0.207054">
                <text:p>0.20705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53">
                <text:p>2.553</text:p>
              </table:table-cell>
              <table:table-cell office:value-type="float" office:value="3.99332">
                <text:p>3.993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.389">
                <text:p>9.389</text:p>
              </table:table-cell>
              <table:table-cell office:value-type="float" office:value="7.40009">
                <text:p>7.400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529">
                <text:p>1.529</text:p>
              </table:table-cell>
              <table:table-cell office:value-type="float" office:value="0.18791">
                <text:p>0.187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794">
                <text:p>2.794</text:p>
              </table:table-cell>
              <table:table-cell office:value-type="float" office:value="1.38815">
                <text:p>1.388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6">
                <text:p>2.16</text:p>
              </table:table-cell>
              <table:table-cell office:value-type="float" office:value="0.190869">
                <text:p>0.1908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.739">
                <text:p>8.739</text:p>
              </table:table-cell>
              <table:table-cell office:value-type="float" office:value="9.94411">
                <text:p>9.944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68">
                <text:p>0.868</text:p>
              </table:table-cell>
              <table:table-cell office:value-type="float" office:value="0.234267">
                <text:p>0.2342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006">
                <text:p>5.006</text:p>
              </table:table-cell>
              <table:table-cell office:value-type="float" office:value="12.9595">
                <text:p>12.95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433">
                <text:p>2.433</text:p>
              </table:table-cell>
              <table:table-cell office:value-type="float" office:value="0.188491">
                <text:p>0.1884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69">
                <text:p>0.869</text:p>
              </table:table-cell>
              <table:table-cell office:value-type="float" office:value="0.213821">
                <text:p>0.2138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03">
                <text:p>1.03</text:p>
              </table:table-cell>
              <table:table-cell office:value-type="float" office:value="0.187053">
                <text:p>0.18705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.6">
                <text:p>17.6</text:p>
              </table:table-cell>
              <table:table-cell office:value-type="float" office:value="28.9873">
                <text:p>28.98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.216">
                <text:p>15.216</text:p>
              </table:table-cell>
              <table:table-cell office:value-type="float" office:value="2.56043">
                <text:p>2.560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55">
                <text:p>1.255</text:p>
              </table:table-cell>
              <table:table-cell office:value-type="float" office:value="0.191101">
                <text:p>0.1911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735">
                <text:p>2.735</text:p>
              </table:table-cell>
              <table:table-cell office:value-type="float" office:value="3.84273">
                <text:p>3.8427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.176">
                <text:p>9.176</text:p>
              </table:table-cell>
              <table:table-cell office:value-type="float" office:value="9.95596">
                <text:p>9.955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.216">
                <text:p>15.216</text:p>
              </table:table-cell>
              <table:table-cell office:value-type="float" office:value="2.5742">
                <text:p>2.57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635">
                <text:p>8.635</text:p>
              </table:table-cell>
              <table:table-cell office:value-type="float" office:value="12.9179">
                <text:p>12.91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006">
                <text:p>5.006</text:p>
              </table:table-cell>
              <table:table-cell office:value-type="float" office:value="12.9043">
                <text:p>12.90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63">
                <text:p>2.163</text:p>
              </table:table-cell>
              <table:table-cell office:value-type="float" office:value="0.191792">
                <text:p>0.1917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111">
                <text:p>1.111</text:p>
              </table:table-cell>
              <table:table-cell office:value-type="float" office:value="0.208008">
                <text:p>0.2080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072">
                <text:p>1.072</text:p>
              </table:table-cell>
              <table:table-cell office:value-type="float" office:value="0.218183">
                <text:p>0.21818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111">
                <text:p>1.111</text:p>
              </table:table-cell>
              <table:table-cell office:value-type="float" office:value="0.210819">
                <text:p>0.2108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034">
                <text:p>3.034</text:p>
              </table:table-cell>
              <table:table-cell office:value-type="float" office:value="3.75864">
                <text:p>3.758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025">
                <text:p>3.025</text:p>
              </table:table-cell>
              <table:table-cell office:value-type="float" office:value="1.36716">
                <text:p>1.367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819">
                <text:p>2.819</text:p>
              </table:table-cell>
              <table:table-cell office:value-type="float" office:value="1.37875">
                <text:p>1.378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775">
                <text:p>2.775</text:p>
              </table:table-cell>
              <table:table-cell office:value-type="float" office:value="2.85614">
                <text:p>2.856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73">
                <text:p>0.873</text:p>
              </table:table-cell>
              <table:table-cell office:value-type="float" office:value="0.225218">
                <text:p>0.2252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174">
                <text:p>1.174</text:p>
              </table:table-cell>
              <table:table-cell office:value-type="float" office:value="0.220735">
                <text:p>0.22073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77">
                <text:p>8.77</text:p>
              </table:table-cell>
              <table:table-cell office:value-type="float" office:value="13.4369">
                <text:p>13.43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72">
                <text:p>0.872</text:p>
              </table:table-cell>
              <table:table-cell office:value-type="float" office:value="0.224906">
                <text:p>0.2249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111">
                <text:p>1.111</text:p>
              </table:table-cell>
              <table:table-cell office:value-type="float" office:value="0.215135">
                <text:p>0.2151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.534">
                <text:p>18.534</text:p>
              </table:table-cell>
              <table:table-cell office:value-type="float" office:value="3.7159">
                <text:p>3.715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072">
                <text:p>1.072</text:p>
              </table:table-cell>
              <table:table-cell office:value-type="float" office:value="0.215738">
                <text:p>0.21573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.733">
                <text:p>9.733</text:p>
              </table:table-cell>
              <table:table-cell office:value-type="float" office:value="10.3536">
                <text:p>10.35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.821">
                <text:p>11.821</text:p>
              </table:table-cell>
              <table:table-cell office:value-type="float" office:value="42.3838">
                <text:p>42.38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.534">
                <text:p>18.534</text:p>
              </table:table-cell>
              <table:table-cell office:value-type="float" office:value="36.2046">
                <text:p>36.20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111">
                <text:p>1.111</text:p>
              </table:table-cell>
              <table:table-cell office:value-type="float" office:value="0.224403">
                <text:p>0.2244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72">
                <text:p>0.872</text:p>
              </table:table-cell>
              <table:table-cell office:value-type="float" office:value="0.235989">
                <text:p>0.2359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197">
                <text:p>1.197</text:p>
              </table:table-cell>
              <table:table-cell office:value-type="float" office:value="0.223793">
                <text:p>0.2237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163">
                <text:p>2.163</text:p>
              </table:table-cell>
              <table:table-cell office:value-type="float" office:value="0.202714">
                <text:p>0.2027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206">
                <text:p>2.206</text:p>
              </table:table-cell>
              <table:table-cell office:value-type="float" office:value="5.07131">
                <text:p>5.071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823">
                <text:p>2.823</text:p>
              </table:table-cell>
              <table:table-cell office:value-type="float" office:value="1.56442">
                <text:p>1.564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.059">
                <text:p>10.059</text:p>
              </table:table-cell>
              <table:table-cell office:value-type="float" office:value="16.6501">
                <text:p>16.65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.889">
                <text:p>14.889</text:p>
              </table:table-cell>
              <table:table-cell office:value-type="float" office:value="4.26074">
                <text:p>4.260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.295">
                <text:p>17.295</text:p>
              </table:table-cell>
              <table:table-cell office:value-type="float" office:value="41.8448">
                <text:p>41.84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853">
                <text:p>2.853</text:p>
              </table:table-cell>
              <table:table-cell office:value-type="float" office:value="0.137239">
                <text:p>0.1372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345">
                <text:p>1.345</text:p>
              </table:table-cell>
              <table:table-cell office:value-type="float" office:value="0.22125">
                <text:p>0.22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691">
                <text:p>1.691</text:p>
              </table:table-cell>
              <table:table-cell office:value-type="float" office:value="0.195398">
                <text:p>0.1953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206">
                <text:p>2.206</text:p>
              </table:table-cell>
              <table:table-cell office:value-type="float" office:value="5.36864">
                <text:p>5.368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729">
                <text:p>1.729</text:p>
              </table:table-cell>
              <table:table-cell office:value-type="float" office:value="0.191836">
                <text:p>0.1918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.764">
                <text:p>18.764</text:p>
              </table:table-cell>
              <table:table-cell office:value-type="float" office:value="4.7649">
                <text:p>4.76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.142">
                <text:p>12.142</text:p>
              </table:table-cell>
              <table:table-cell office:value-type="float" office:value="19.3346">
                <text:p>19.33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69">
                <text:p>2.69</text:p>
              </table:table-cell>
              <table:table-cell office:value-type="float" office:value="1.38058">
                <text:p>1.380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079">
                <text:p>2.079</text:p>
              </table:table-cell>
              <table:table-cell office:value-type="float" office:value="0.198575">
                <text:p>0.1985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111">
                <text:p>1.111</text:p>
              </table:table-cell>
              <table:table-cell office:value-type="float" office:value="0.226158">
                <text:p>0.2261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.56">
                <text:p>7.56</text:p>
              </table:table-cell>
              <table:table-cell office:value-type="float" office:value="21.4274">
                <text:p>21.42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968">
                <text:p>4.968</text:p>
              </table:table-cell>
              <table:table-cell office:value-type="float" office:value="5.56242">
                <text:p>5.562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178">
                <text:p>1.178</text:p>
              </table:table-cell>
              <table:table-cell office:value-type="float" office:value="0.228151">
                <text:p>0.2281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076">
                <text:p>1.076</text:p>
              </table:table-cell>
              <table:table-cell office:value-type="float" office:value="0.226903">
                <text:p>0.2269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355">
                <text:p>2.355</text:p>
              </table:table-cell>
              <table:table-cell office:value-type="float" office:value="22.4727">
                <text:p>22.47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079">
                <text:p>1.079</text:p>
              </table:table-cell>
              <table:table-cell office:value-type="float" office:value="0.227605">
                <text:p>0.2276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.027">
                <text:p>12.027</text:p>
              </table:table-cell>
              <table:table-cell office:value-type="float" office:value="54.507">
                <text:p>54.5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355">
                <text:p>2.355</text:p>
              </table:table-cell>
              <table:table-cell office:value-type="float" office:value="0.140759">
                <text:p>0.14075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.215">
                <text:p>12.215</text:p>
              </table:table-cell>
              <table:table-cell office:value-type="float" office:value="19.0567">
                <text:p>19.05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572">
                <text:p>4.572</text:p>
              </table:table-cell>
              <table:table-cell office:value-type="float" office:value="5.98393">
                <text:p>5.983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.546">
                <text:p>22.546</text:p>
              </table:table-cell>
              <table:table-cell office:value-type="float" office:value="5.13818">
                <text:p>5.1381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327">
                <text:p>5.327</text:p>
              </table:table-cell>
              <table:table-cell office:value-type="float" office:value="5.99318">
                <text:p>5.993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114">
                <text:p>1.114</text:p>
              </table:table-cell>
              <table:table-cell office:value-type="float" office:value="0.235961">
                <text:p>0.23596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.817">
                <text:p>11.817</text:p>
              </table:table-cell>
              <table:table-cell office:value-type="float" office:value="21.6106">
                <text:p>21.61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17">
                <text:p>2.17</text:p>
              </table:table-cell>
              <table:table-cell office:value-type="float" office:value="6.91857">
                <text:p>6.918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749">
                <text:p>1.749</text:p>
              </table:table-cell>
              <table:table-cell office:value-type="float" office:value="0.225109">
                <text:p>0.22510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.67">
                <text:p>14.67</text:p>
              </table:table-cell>
              <table:table-cell office:value-type="float" office:value="38.6808">
                <text:p>38.68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36">
                <text:p>4.36</text:p>
              </table:table-cell>
              <table:table-cell office:value-type="float" office:value="0.139532">
                <text:p>0.1395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063">
                <text:p>2.063</text:p>
              </table:table-cell>
              <table:table-cell office:value-type="float" office:value="0.228775">
                <text:p>0.2287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079">
                <text:p>1.079</text:p>
              </table:table-cell>
              <table:table-cell office:value-type="float" office:value="0.235881">
                <text:p>0.2358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079">
                <text:p>1.079</text:p>
              </table:table-cell>
              <table:table-cell office:value-type="float" office:value="0.234635">
                <text:p>0.2346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568">
                <text:p>3.568</text:p>
              </table:table-cell>
              <table:table-cell office:value-type="float" office:value="6.52752">
                <text:p>6.527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.546">
                <text:p>22.546</text:p>
              </table:table-cell>
              <table:table-cell office:value-type="float" office:value="7.23325">
                <text:p>7.233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.791">
                <text:p>11.791</text:p>
              </table:table-cell>
              <table:table-cell office:value-type="float" office:value="24.537">
                <text:p>24.5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81">
                <text:p>1.81</text:p>
              </table:table-cell>
              <table:table-cell office:value-type="float" office:value="0.201035">
                <text:p>0.2010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692">
                <text:p>1.692</text:p>
              </table:table-cell>
              <table:table-cell office:value-type="float" office:value="0.212557">
                <text:p>0.2125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68">
                <text:p>1.68</text:p>
              </table:table-cell>
              <table:table-cell office:value-type="float" office:value="0.229058">
                <text:p>0.2290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491">
                <text:p>9.491</text:p>
              </table:table-cell>
              <table:table-cell office:value-type="float" office:value="29.1463">
                <text:p>29.14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.466">
                <text:p>14.466</text:p>
              </table:table-cell>
              <table:table-cell office:value-type="float" office:value="21.0051">
                <text:p>21.00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546">
                <text:p>22.546</text:p>
              </table:table-cell>
              <table:table-cell office:value-type="float" office:value="6.15131">
                <text:p>6.151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.253">
                <text:p>9.253</text:p>
              </table:table-cell>
              <table:table-cell office:value-type="float" office:value="1.50854">
                <text:p>1.508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216">
                <text:p>17.216</text:p>
              </table:table-cell>
              <table:table-cell office:value-type="float" office:value="7.49958">
                <text:p>7.499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68">
                <text:p>1.68</text:p>
              </table:table-cell>
              <table:table-cell office:value-type="float" office:value="0.239295">
                <text:p>0.2392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.466">
                <text:p>14.466</text:p>
              </table:table-cell>
              <table:table-cell office:value-type="float" office:value="24.5947">
                <text:p>24.59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43">
                <text:p>1.43</text:p>
              </table:table-cell>
              <table:table-cell office:value-type="float" office:value="0.238846">
                <text:p>0.2388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444">
                <text:p>1.444</text:p>
              </table:table-cell>
              <table:table-cell office:value-type="float" office:value="0.242603">
                <text:p>0.2426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.241">
                <text:p>6.241</text:p>
              </table:table-cell>
              <table:table-cell office:value-type="float" office:value="1.49049">
                <text:p>1.490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.457">
                <text:p>6.457</text:p>
              </table:table-cell>
              <table:table-cell office:value-type="float" office:value="6.91375">
                <text:p>6.913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.571">
                <text:p>9.571</text:p>
              </table:table-cell>
              <table:table-cell office:value-type="float" office:value="1.69407">
                <text:p>1.694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.776">
                <text:p>13.776</text:p>
              </table:table-cell>
              <table:table-cell office:value-type="float" office:value="30.8097">
                <text:p>30.80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457">
                <text:p>6.457</text:p>
              </table:table-cell>
              <table:table-cell office:value-type="float" office:value="6.93034">
                <text:p>6.930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725">
                <text:p>3.725</text:p>
              </table:table-cell>
              <table:table-cell office:value-type="float" office:value="0.21367">
                <text:p>0.213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.281">
                <text:p>7.281</text:p>
              </table:table-cell>
              <table:table-cell office:value-type="float" office:value="1.49961">
                <text:p>1.499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43">
                <text:p>1.43</text:p>
              </table:table-cell>
              <table:table-cell office:value-type="float" office:value="0.23874">
                <text:p>0.238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841">
                <text:p>3.841</text:p>
              </table:table-cell>
              <table:table-cell office:value-type="float" office:value="0.223108">
                <text:p>0.2231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288">
                <text:p>5.288</text:p>
              </table:table-cell>
              <table:table-cell office:value-type="float" office:value="0.222704">
                <text:p>0.2227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322">
                <text:p>5.322</text:p>
              </table:table-cell>
              <table:table-cell office:value-type="float" office:value="0.202032">
                <text:p>0.2020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.281">
                <text:p>7.281</text:p>
              </table:table-cell>
              <table:table-cell office:value-type="float" office:value="0.156372">
                <text:p>0.15637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.457">
                <text:p>6.457</text:p>
              </table:table-cell>
              <table:table-cell office:value-type="float" office:value="8.46405">
                <text:p>8.464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.225">
                <text:p>19.225</text:p>
              </table:table-cell>
              <table:table-cell office:value-type="float" office:value="33.2578">
                <text:p>33.25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457">
                <text:p>6.457</text:p>
              </table:table-cell>
              <table:table-cell office:value-type="float" office:value="8.35454">
                <text:p>8.354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.994">
                <text:p>15.994</text:p>
              </table:table-cell>
              <table:table-cell office:value-type="float" office:value="60.6235">
                <text:p>60.62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.558">
                <text:p>9.558</text:p>
              </table:table-cell>
              <table:table-cell office:value-type="float" office:value="1.81204">
                <text:p>1.812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.457">
                <text:p>6.457</text:p>
              </table:table-cell>
              <table:table-cell office:value-type="float" office:value="8.95171">
                <text:p>8.951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.98">
                <text:p>11.98</text:p>
              </table:table-cell>
              <table:table-cell office:value-type="float" office:value="37.5763">
                <text:p>37.57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.7">
                <text:p>15.7</text:p>
              </table:table-cell>
              <table:table-cell office:value-type="float" office:value="29.769">
                <text:p>29.7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.562">
                <text:p>20.562</text:p>
              </table:table-cell>
              <table:table-cell office:value-type="float" office:value="27.8935">
                <text:p>27.89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457">
                <text:p>6.457</text:p>
              </table:table-cell>
              <table:table-cell office:value-type="float" office:value="9.40674">
                <text:p>9.406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.114">
                <text:p>20.114</text:p>
              </table:table-cell>
              <table:table-cell office:value-type="float" office:value="37.1012">
                <text:p>37.10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.229">
                <text:p>19.229</text:p>
              </table:table-cell>
              <table:table-cell office:value-type="float" office:value="45.0726">
                <text:p>45.07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457">
                <text:p>6.457</text:p>
              </table:table-cell>
              <table:table-cell office:value-type="float" office:value="10.1375">
                <text:p>10.13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851">
                <text:p>5.851</text:p>
              </table:table-cell>
              <table:table-cell office:value-type="float" office:value="10.568">
                <text:p>10.5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003">
                <text:p>14.003</text:p>
              </table:table-cell>
              <table:table-cell office:value-type="float" office:value="19.6949">
                <text:p>19.69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.347">
                <text:p>16.347</text:p>
              </table:table-cell>
              <table:table-cell office:value-type="float" office:value="34.8299">
                <text:p>34.8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